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9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64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65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6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6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6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6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70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71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72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73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74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75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76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77" style:family="paragraph" style:parent-style-name="Standard">
      <style:text-properties officeooo:rsid="0015f1ff" officeooo:paragraph-rsid="0015f1ff"/>
    </style:style>
    <style:style style:name="P178" style:family="paragraph" style:parent-style-name="Standard">
      <style:text-properties officeooo:rsid="0015f1ff" officeooo:paragraph-rsid="0013268f"/>
    </style:style>
    <style:style style:name="P179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82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84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86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02" style:family="paragraph" style:parent-style-name="Standard">
      <style:text-properties fo:font-style="normal" officeooo:paragraph-rsid="02be3c45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14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562b769" officeooo:paragraph-rsid="0562ba85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571649d" officeooo:paragraph-rsid="0571649d" style:font-style-asian="normal" style:font-style-complex="normal"/>
    </style:style>
    <style:style style:name="P22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6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6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6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6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6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6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6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6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7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7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7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7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7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7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76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7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8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8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8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9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19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28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3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43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38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439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440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441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42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443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444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44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44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447" style:family="paragraph" style:parent-style-name="Standard">
      <style:text-properties officeooo:rsid="0033fbdf" officeooo:paragraph-rsid="0033fbdf"/>
    </style:style>
    <style:style style:name="P448" style:family="paragraph" style:parent-style-name="Standard">
      <style:text-properties officeooo:rsid="0034ed8b" officeooo:paragraph-rsid="0106c767"/>
    </style:style>
    <style:style style:name="P449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50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51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52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53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54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55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56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5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5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59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60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61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62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63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64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65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66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67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68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69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70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71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72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73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74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75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76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77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78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79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80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81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82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83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84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85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86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87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88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89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90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91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92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93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94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95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96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97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98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99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00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01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02" style:family="paragraph" style:parent-style-name="Standard">
      <style:paragraph-properties fo:line-height="100%"/>
      <style:text-properties fo:font-weight="normal" officeooo:paragraph-rsid="04e915f4"/>
    </style:style>
    <style:style style:name="P503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04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05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06" style:family="paragraph" style:parent-style-name="Standard">
      <style:text-properties officeooo:rsid="0012a0dc" officeooo:paragraph-rsid="0012a0dc"/>
    </style:style>
    <style:style style:name="P507" style:family="paragraph" style:parent-style-name="Standard">
      <style:text-properties officeooo:paragraph-rsid="003eeb50"/>
    </style:style>
    <style:style style:name="P508" style:family="paragraph" style:parent-style-name="Standard">
      <style:text-properties officeooo:rsid="00205d85" officeooo:paragraph-rsid="005f7223"/>
    </style:style>
    <style:style style:name="P509" style:family="paragraph" style:parent-style-name="Standard">
      <style:text-properties officeooo:rsid="002436f5" officeooo:paragraph-rsid="00ed9297"/>
    </style:style>
    <style:style style:name="P510" style:family="paragraph" style:parent-style-name="Standard">
      <style:text-properties officeooo:rsid="0056d959" officeooo:paragraph-rsid="0056d959"/>
    </style:style>
    <style:style style:name="P511" style:family="paragraph" style:parent-style-name="Standard">
      <style:paragraph-properties fo:line-height="150%"/>
      <style:text-properties officeooo:paragraph-rsid="0013268f"/>
    </style:style>
    <style:style style:name="P512" style:family="paragraph" style:parent-style-name="Standard">
      <style:paragraph-properties fo:line-height="150%"/>
      <style:text-properties officeooo:paragraph-rsid="0040eb9d"/>
    </style:style>
    <style:style style:name="P513" style:family="paragraph" style:parent-style-name="Standard">
      <style:paragraph-properties fo:line-height="150%"/>
      <style:text-properties officeooo:paragraph-rsid="00c6421c"/>
    </style:style>
    <style:style style:name="P514" style:family="paragraph" style:parent-style-name="Standard">
      <style:paragraph-properties fo:line-height="150%"/>
      <style:text-properties officeooo:paragraph-rsid="0106c767"/>
    </style:style>
    <style:style style:name="P515" style:family="paragraph" style:parent-style-name="Standard">
      <style:paragraph-properties fo:line-height="150%"/>
      <style:text-properties officeooo:paragraph-rsid="01d80854"/>
    </style:style>
    <style:style style:name="P516" style:family="paragraph" style:parent-style-name="Standard">
      <style:paragraph-properties fo:line-height="150%"/>
      <style:text-properties officeooo:paragraph-rsid="020068b3"/>
    </style:style>
    <style:style style:name="P517" style:family="paragraph" style:parent-style-name="Standard">
      <style:paragraph-properties fo:line-height="150%"/>
      <style:text-properties officeooo:paragraph-rsid="0265f14b"/>
    </style:style>
    <style:style style:name="P518" style:family="paragraph" style:parent-style-name="Standard">
      <style:paragraph-properties fo:line-height="150%"/>
      <style:text-properties officeooo:paragraph-rsid="00cab904"/>
    </style:style>
    <style:style style:name="P519" style:family="paragraph" style:parent-style-name="Standard">
      <style:paragraph-properties fo:line-height="150%"/>
      <style:text-properties officeooo:paragraph-rsid="0339abb7"/>
    </style:style>
    <style:style style:name="P520" style:family="paragraph" style:parent-style-name="Standard">
      <style:paragraph-properties fo:line-height="150%"/>
      <style:text-properties officeooo:paragraph-rsid="031857c7"/>
    </style:style>
    <style:style style:name="P521" style:family="paragraph" style:parent-style-name="Standard">
      <style:paragraph-properties fo:line-height="150%"/>
      <style:text-properties officeooo:paragraph-rsid="0347bb43"/>
    </style:style>
    <style:style style:name="P522" style:family="paragraph" style:parent-style-name="Standard">
      <style:paragraph-properties fo:line-height="150%"/>
      <style:text-properties officeooo:paragraph-rsid="03af7bf7"/>
    </style:style>
    <style:style style:name="P523" style:family="paragraph" style:parent-style-name="Standard">
      <style:paragraph-properties fo:line-height="150%"/>
      <style:text-properties officeooo:paragraph-rsid="03becfb9"/>
    </style:style>
    <style:style style:name="P524" style:family="paragraph" style:parent-style-name="Standard">
      <style:paragraph-properties fo:line-height="150%"/>
      <style:text-properties officeooo:paragraph-rsid="03e90de3"/>
    </style:style>
    <style:style style:name="P525" style:family="paragraph" style:parent-style-name="Standard">
      <style:paragraph-properties fo:line-height="150%"/>
      <style:text-properties officeooo:paragraph-rsid="03ffa765"/>
    </style:style>
    <style:style style:name="P526" style:family="paragraph" style:parent-style-name="Standard">
      <style:paragraph-properties fo:line-height="150%"/>
      <style:text-properties officeooo:paragraph-rsid="04226783"/>
    </style:style>
    <style:style style:name="P527" style:family="paragraph" style:parent-style-name="Standard">
      <style:paragraph-properties fo:line-height="150%"/>
      <style:text-properties officeooo:paragraph-rsid="04ddd894"/>
    </style:style>
    <style:style style:name="P528" style:family="paragraph" style:parent-style-name="Standard">
      <style:paragraph-properties fo:line-height="150%"/>
      <style:text-properties officeooo:paragraph-rsid="05319739"/>
    </style:style>
    <style:style style:name="P529" style:family="paragraph" style:parent-style-name="Standard">
      <style:text-properties officeooo:paragraph-rsid="00883289"/>
    </style:style>
    <style:style style:name="P530" style:family="paragraph" style:parent-style-name="Standard">
      <style:text-properties officeooo:rsid="008872eb" officeooo:paragraph-rsid="008872eb"/>
    </style:style>
    <style:style style:name="P531" style:family="paragraph" style:parent-style-name="Standard">
      <style:text-properties officeooo:paragraph-rsid="00a75993"/>
    </style:style>
    <style:style style:name="P53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53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53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53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03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04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2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2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2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62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62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62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63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631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632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636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731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732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733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734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735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736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737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738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73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99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00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01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02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24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26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827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828" style:family="paragraph" style:parent-style-name="Standard">
      <style:text-properties style:use-window-font-color="true" officeooo:paragraph-rsid="02be3c45"/>
    </style:style>
    <style:style style:name="P829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83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83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83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3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41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842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84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84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845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846" style:family="paragraph" style:parent-style-name="Standard">
      <style:text-properties style:use-window-font-color="true" officeooo:paragraph-rsid="02ecf51e"/>
    </style:style>
    <style:style style:name="P847" style:family="paragraph" style:parent-style-name="Standard">
      <style:paragraph-properties fo:line-height="150%"/>
      <style:text-properties style:use-window-font-color="true" officeooo:paragraph-rsid="02edc963"/>
    </style:style>
    <style:style style:name="P848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851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52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5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5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55" style:family="paragraph" style:parent-style-name="Standard">
      <style:text-properties officeooo:paragraph-rsid="00ba4170"/>
    </style:style>
    <style:style style:name="P856" style:family="paragraph" style:parent-style-name="Standard">
      <style:text-properties officeooo:paragraph-rsid="00bbbf73"/>
    </style:style>
    <style:style style:name="P857" style:family="paragraph" style:parent-style-name="Standard">
      <style:text-properties officeooo:rsid="00beb82f" officeooo:paragraph-rsid="00beb82f"/>
    </style:style>
    <style:style style:name="P858" style:family="paragraph" style:parent-style-name="Standard">
      <style:text-properties officeooo:paragraph-rsid="00beb82f"/>
    </style:style>
    <style:style style:name="P859" style:family="paragraph" style:parent-style-name="Standard">
      <style:text-properties officeooo:rsid="00c0d7c6" officeooo:paragraph-rsid="00c0d7c6"/>
    </style:style>
    <style:style style:name="P860" style:family="paragraph" style:parent-style-name="Standard">
      <style:text-properties officeooo:rsid="005521a3" officeooo:paragraph-rsid="005521a3"/>
    </style:style>
    <style:style style:name="P861" style:family="paragraph" style:parent-style-name="Standard">
      <style:text-properties officeooo:paragraph-rsid="00d2fc06"/>
    </style:style>
    <style:style style:name="P862" style:family="paragraph" style:parent-style-name="Standard">
      <style:paragraph-properties fo:line-height="150%"/>
      <style:text-properties officeooo:rsid="00d5826a" officeooo:paragraph-rsid="00d5826a"/>
    </style:style>
    <style:style style:name="P863" style:family="paragraph" style:parent-style-name="Standard">
      <style:text-properties officeooo:paragraph-rsid="00d77d7d"/>
    </style:style>
    <style:style style:name="P864" style:family="paragraph" style:parent-style-name="Standard">
      <style:text-properties officeooo:rsid="00d9c9e4" officeooo:paragraph-rsid="00d9c9e4"/>
    </style:style>
    <style:style style:name="P865" style:family="paragraph" style:parent-style-name="Standard">
      <style:text-properties officeooo:paragraph-rsid="00e5f586"/>
    </style:style>
    <style:style style:name="P866" style:family="paragraph" style:parent-style-name="Standard">
      <style:text-properties officeooo:paragraph-rsid="00eb50e0"/>
    </style:style>
    <style:style style:name="P867" style:family="paragraph" style:parent-style-name="Standard">
      <style:paragraph-properties fo:line-height="150%"/>
      <style:text-properties officeooo:rsid="00f2503e" officeooo:paragraph-rsid="00f2503e"/>
    </style:style>
    <style:style style:name="P868" style:family="paragraph" style:parent-style-name="Standard">
      <style:text-properties officeooo:rsid="00f2503e" officeooo:paragraph-rsid="01222be5"/>
    </style:style>
    <style:style style:name="P869" style:family="paragraph" style:parent-style-name="Standard">
      <style:text-properties officeooo:rsid="00d1487d" officeooo:paragraph-rsid="00d2fc06"/>
    </style:style>
    <style:style style:name="P870" style:family="paragraph" style:parent-style-name="Standard">
      <style:text-properties officeooo:paragraph-rsid="00f5260b"/>
    </style:style>
    <style:style style:name="P871" style:family="paragraph" style:parent-style-name="Standard">
      <style:text-properties officeooo:paragraph-rsid="010c486e"/>
    </style:style>
    <style:style style:name="P872" style:family="paragraph" style:parent-style-name="Standard">
      <style:text-properties officeooo:paragraph-rsid="00367935"/>
    </style:style>
    <style:style style:name="P873" style:family="paragraph" style:parent-style-name="Standard">
      <style:text-properties officeooo:paragraph-rsid="011fc384"/>
    </style:style>
    <style:style style:name="P874" style:family="paragraph" style:parent-style-name="Standard">
      <style:text-properties officeooo:paragraph-rsid="0122678f"/>
    </style:style>
    <style:style style:name="P875" style:family="paragraph" style:parent-style-name="Standard">
      <style:text-properties officeooo:paragraph-rsid="012dfde8"/>
    </style:style>
    <style:style style:name="P876" style:family="paragraph" style:parent-style-name="Standard">
      <style:text-properties officeooo:paragraph-rsid="0130fd48"/>
    </style:style>
    <style:style style:name="P877" style:family="paragraph" style:parent-style-name="Standard">
      <style:text-properties officeooo:paragraph-rsid="013282b3"/>
    </style:style>
    <style:style style:name="P878" style:family="paragraph" style:parent-style-name="Standard">
      <style:text-properties officeooo:paragraph-rsid="013f3c54"/>
    </style:style>
    <style:style style:name="P879" style:family="paragraph" style:parent-style-name="Standard">
      <style:text-properties officeooo:paragraph-rsid="0152f194"/>
    </style:style>
    <style:style style:name="P880" style:family="paragraph" style:parent-style-name="Standard">
      <style:text-properties officeooo:paragraph-rsid="0150aafa"/>
    </style:style>
    <style:style style:name="P881" style:family="paragraph" style:parent-style-name="Standard">
      <style:paragraph-properties fo:line-height="100%"/>
      <style:text-properties officeooo:paragraph-rsid="016aa5ac"/>
    </style:style>
    <style:style style:name="P882" style:family="paragraph" style:parent-style-name="Standard">
      <style:paragraph-properties fo:line-height="100%"/>
      <style:text-properties officeooo:paragraph-rsid="016d2800"/>
    </style:style>
    <style:style style:name="P883" style:family="paragraph" style:parent-style-name="Standard">
      <style:paragraph-properties fo:line-height="100%"/>
      <style:text-properties officeooo:paragraph-rsid="0171553b"/>
    </style:style>
    <style:style style:name="P884" style:family="paragraph" style:parent-style-name="Standard">
      <style:paragraph-properties fo:line-height="100%"/>
      <style:text-properties officeooo:paragraph-rsid="0176ee1b"/>
    </style:style>
    <style:style style:name="P885" style:family="paragraph" style:parent-style-name="Standard">
      <style:paragraph-properties fo:line-height="100%"/>
      <style:text-properties officeooo:paragraph-rsid="017941db"/>
    </style:style>
    <style:style style:name="P886" style:family="paragraph" style:parent-style-name="Standard">
      <style:paragraph-properties fo:line-height="100%"/>
      <style:text-properties officeooo:paragraph-rsid="017a7161"/>
    </style:style>
    <style:style style:name="P887" style:family="paragraph" style:parent-style-name="Standard">
      <style:paragraph-properties fo:line-height="100%"/>
      <style:text-properties officeooo:paragraph-rsid="018105ab"/>
    </style:style>
    <style:style style:name="P888" style:family="paragraph" style:parent-style-name="Standard">
      <style:paragraph-properties fo:line-height="100%"/>
      <style:text-properties officeooo:paragraph-rsid="01aaba73"/>
    </style:style>
    <style:style style:name="P889" style:family="paragraph" style:parent-style-name="Standard">
      <style:paragraph-properties fo:line-height="100%"/>
      <style:text-properties officeooo:paragraph-rsid="01abda5f"/>
    </style:style>
    <style:style style:name="P890" style:family="paragraph" style:parent-style-name="Standard">
      <style:paragraph-properties fo:line-height="100%"/>
      <style:text-properties officeooo:paragraph-rsid="01d3aa7e"/>
    </style:style>
    <style:style style:name="P891" style:family="paragraph" style:parent-style-name="Standard">
      <style:paragraph-properties fo:line-height="100%"/>
      <style:text-properties officeooo:paragraph-rsid="01e2b86d"/>
    </style:style>
    <style:style style:name="P892" style:family="paragraph" style:parent-style-name="Standard">
      <style:paragraph-properties fo:line-height="100%"/>
      <style:text-properties officeooo:paragraph-rsid="01e7ea9a"/>
    </style:style>
    <style:style style:name="P893" style:family="paragraph" style:parent-style-name="Standard">
      <style:paragraph-properties fo:line-height="100%"/>
      <style:text-properties officeooo:paragraph-rsid="01f79ca2"/>
    </style:style>
    <style:style style:name="P894" style:family="paragraph" style:parent-style-name="Standard">
      <style:paragraph-properties fo:line-height="100%"/>
      <style:text-properties officeooo:paragraph-rsid="020068b3"/>
    </style:style>
    <style:style style:name="P895" style:family="paragraph" style:parent-style-name="Standard">
      <style:paragraph-properties fo:line-height="100%"/>
      <style:text-properties officeooo:paragraph-rsid="0200b58e"/>
    </style:style>
    <style:style style:name="P896" style:family="paragraph" style:parent-style-name="Standard">
      <style:paragraph-properties fo:line-height="100%"/>
      <style:text-properties officeooo:paragraph-rsid="020131ae"/>
    </style:style>
    <style:style style:name="P897" style:family="paragraph" style:parent-style-name="Standard">
      <style:paragraph-properties fo:line-height="100%"/>
      <style:text-properties officeooo:paragraph-rsid="0212a48a"/>
    </style:style>
    <style:style style:name="P898" style:family="paragraph" style:parent-style-name="Standard">
      <style:paragraph-properties fo:line-height="100%"/>
      <style:text-properties officeooo:paragraph-rsid="01d522fe"/>
    </style:style>
    <style:style style:name="P899" style:family="paragraph" style:parent-style-name="Standard">
      <style:paragraph-properties fo:line-height="100%"/>
      <style:text-properties officeooo:paragraph-rsid="021920c6"/>
    </style:style>
    <style:style style:name="P900" style:family="paragraph" style:parent-style-name="Standard">
      <style:paragraph-properties fo:line-height="100%"/>
      <style:text-properties officeooo:paragraph-rsid="021bfb0f"/>
    </style:style>
    <style:style style:name="P901" style:family="paragraph" style:parent-style-name="Standard">
      <style:paragraph-properties fo:line-height="100%"/>
      <style:text-properties officeooo:paragraph-rsid="021d76dd"/>
    </style:style>
    <style:style style:name="P902" style:family="paragraph" style:parent-style-name="Standard">
      <style:paragraph-properties fo:line-height="100%"/>
      <style:text-properties officeooo:paragraph-rsid="01ec8e18"/>
    </style:style>
    <style:style style:name="P903" style:family="paragraph" style:parent-style-name="Standard">
      <style:paragraph-properties fo:line-height="100%"/>
      <style:text-properties officeooo:paragraph-rsid="0228bd00"/>
    </style:style>
    <style:style style:name="P904" style:family="paragraph" style:parent-style-name="Standard">
      <style:paragraph-properties fo:line-height="100%"/>
      <style:text-properties officeooo:paragraph-rsid="0239e044"/>
    </style:style>
    <style:style style:name="P905" style:family="paragraph" style:parent-style-name="Standard">
      <style:paragraph-properties fo:line-height="100%"/>
      <style:text-properties officeooo:paragraph-rsid="023e217a"/>
    </style:style>
    <style:style style:name="P906" style:family="paragraph" style:parent-style-name="Standard">
      <style:paragraph-properties fo:line-height="100%"/>
      <style:text-properties officeooo:paragraph-rsid="0245c9e7"/>
    </style:style>
    <style:style style:name="P907" style:family="paragraph" style:parent-style-name="Standard">
      <style:paragraph-properties fo:line-height="100%"/>
      <style:text-properties officeooo:paragraph-rsid="0248e2f5"/>
    </style:style>
    <style:style style:name="P908" style:family="paragraph" style:parent-style-name="Standard">
      <style:paragraph-properties fo:line-height="100%"/>
      <style:text-properties officeooo:paragraph-rsid="024d9b01"/>
    </style:style>
    <style:style style:name="P909" style:family="paragraph" style:parent-style-name="Standard">
      <style:paragraph-properties fo:line-height="100%"/>
      <style:text-properties officeooo:paragraph-rsid="02540cb9"/>
    </style:style>
    <style:style style:name="P910" style:family="paragraph" style:parent-style-name="Standard">
      <style:paragraph-properties fo:line-height="100%"/>
      <style:text-properties officeooo:paragraph-rsid="02656310"/>
    </style:style>
    <style:style style:name="P911" style:family="paragraph" style:parent-style-name="Standard">
      <style:paragraph-properties fo:line-height="100%"/>
      <style:text-properties officeooo:paragraph-rsid="0265f14b"/>
    </style:style>
    <style:style style:name="P912" style:family="paragraph" style:parent-style-name="Standard">
      <style:paragraph-properties fo:line-height="100%"/>
      <style:text-properties officeooo:paragraph-rsid="02778926"/>
    </style:style>
    <style:style style:name="P913" style:family="paragraph" style:parent-style-name="Standard">
      <style:paragraph-properties fo:line-height="100%"/>
      <style:text-properties officeooo:paragraph-rsid="0279658f"/>
    </style:style>
    <style:style style:name="P914" style:family="paragraph" style:parent-style-name="Standard">
      <style:paragraph-properties fo:line-height="100%"/>
      <style:text-properties officeooo:paragraph-rsid="027b57d1"/>
    </style:style>
    <style:style style:name="P915" style:family="paragraph" style:parent-style-name="Standard">
      <style:paragraph-properties fo:line-height="100%"/>
      <style:text-properties officeooo:paragraph-rsid="02819040"/>
    </style:style>
    <style:style style:name="P916" style:family="paragraph" style:parent-style-name="Standard">
      <style:paragraph-properties fo:line-height="100%"/>
      <style:text-properties officeooo:paragraph-rsid="028add40"/>
    </style:style>
    <style:style style:name="P917" style:family="paragraph" style:parent-style-name="Standard">
      <style:paragraph-properties fo:line-height="100%"/>
      <style:text-properties officeooo:paragraph-rsid="02939b7b"/>
    </style:style>
    <style:style style:name="P918" style:family="paragraph" style:parent-style-name="Standard">
      <style:paragraph-properties fo:line-height="100%"/>
      <style:text-properties officeooo:paragraph-rsid="0293a523"/>
    </style:style>
    <style:style style:name="P919" style:family="paragraph" style:parent-style-name="Standard">
      <style:paragraph-properties fo:line-height="100%"/>
      <style:text-properties officeooo:paragraph-rsid="0297c923"/>
    </style:style>
    <style:style style:name="P920" style:family="paragraph" style:parent-style-name="Standard">
      <style:paragraph-properties fo:line-height="100%"/>
      <style:text-properties officeooo:paragraph-rsid="029bb505"/>
    </style:style>
    <style:style style:name="P921" style:family="paragraph" style:parent-style-name="Standard">
      <style:paragraph-properties fo:line-height="100%"/>
      <style:text-properties officeooo:paragraph-rsid="02a71f0b"/>
    </style:style>
    <style:style style:name="P922" style:family="paragraph" style:parent-style-name="Standard">
      <style:paragraph-properties fo:line-height="100%"/>
      <style:text-properties officeooo:paragraph-rsid="027c1b85"/>
    </style:style>
    <style:style style:name="P923" style:family="paragraph" style:parent-style-name="Standard">
      <style:paragraph-properties fo:line-height="100%"/>
      <style:text-properties officeooo:paragraph-rsid="0045286d"/>
    </style:style>
    <style:style style:name="P924" style:family="paragraph" style:parent-style-name="Standard">
      <style:paragraph-properties fo:line-height="100%"/>
      <style:text-properties officeooo:paragraph-rsid="02bd01a2"/>
    </style:style>
    <style:style style:name="P925" style:family="paragraph" style:parent-style-name="Standard">
      <style:paragraph-properties fo:line-height="100%"/>
      <style:text-properties officeooo:paragraph-rsid="02d5eaee"/>
    </style:style>
    <style:style style:name="P926" style:family="paragraph" style:parent-style-name="Standard">
      <style:paragraph-properties fo:line-height="100%"/>
      <style:text-properties officeooo:paragraph-rsid="02e4f960"/>
    </style:style>
    <style:style style:name="P927" style:family="paragraph" style:parent-style-name="Standard">
      <style:paragraph-properties fo:line-height="100%"/>
      <style:text-properties officeooo:paragraph-rsid="02eac01d"/>
    </style:style>
    <style:style style:name="P928" style:family="paragraph" style:parent-style-name="Standard">
      <style:paragraph-properties fo:line-height="100%"/>
      <style:text-properties officeooo:paragraph-rsid="02f17ec6"/>
    </style:style>
    <style:style style:name="P929" style:family="paragraph" style:parent-style-name="Standard">
      <style:paragraph-properties fo:line-height="100%"/>
      <style:text-properties officeooo:paragraph-rsid="02fda6ef"/>
    </style:style>
    <style:style style:name="P930" style:family="paragraph" style:parent-style-name="Standard">
      <style:paragraph-properties fo:line-height="100%"/>
      <style:text-properties officeooo:paragraph-rsid="03040c1c"/>
    </style:style>
    <style:style style:name="P931" style:family="paragraph" style:parent-style-name="Standard">
      <style:paragraph-properties fo:line-height="100%"/>
      <style:text-properties officeooo:paragraph-rsid="03049b98"/>
    </style:style>
    <style:style style:name="P932" style:family="paragraph" style:parent-style-name="Standard">
      <style:paragraph-properties fo:line-height="100%"/>
      <style:text-properties officeooo:paragraph-rsid="0305aebe"/>
    </style:style>
    <style:style style:name="P933" style:family="paragraph" style:parent-style-name="Standard">
      <style:paragraph-properties fo:line-height="100%"/>
      <style:text-properties officeooo:paragraph-rsid="03061f93"/>
    </style:style>
    <style:style style:name="P934" style:family="paragraph" style:parent-style-name="Standard">
      <style:paragraph-properties fo:line-height="100%"/>
      <style:text-properties officeooo:paragraph-rsid="03153caa"/>
    </style:style>
    <style:style style:name="P935" style:family="paragraph" style:parent-style-name="Standard">
      <style:paragraph-properties fo:line-height="100%"/>
      <style:text-properties officeooo:paragraph-rsid="03343ce6"/>
    </style:style>
    <style:style style:name="P936" style:family="paragraph" style:parent-style-name="Standard">
      <style:paragraph-properties fo:line-height="100%"/>
      <style:text-properties officeooo:paragraph-rsid="03349842"/>
    </style:style>
    <style:style style:name="P937" style:family="paragraph" style:parent-style-name="Standard">
      <style:paragraph-properties fo:line-height="100%"/>
      <style:text-properties officeooo:paragraph-rsid="033f17a3"/>
    </style:style>
    <style:style style:name="P938" style:family="paragraph" style:parent-style-name="Standard">
      <style:paragraph-properties fo:line-height="100%"/>
      <style:text-properties officeooo:paragraph-rsid="034172a0"/>
    </style:style>
    <style:style style:name="P939" style:family="paragraph" style:parent-style-name="Standard">
      <style:paragraph-properties fo:line-height="100%"/>
      <style:text-properties officeooo:paragraph-rsid="034adc9b"/>
    </style:style>
    <style:style style:name="P940" style:family="paragraph" style:parent-style-name="Standard">
      <style:paragraph-properties fo:line-height="100%"/>
      <style:text-properties officeooo:paragraph-rsid="034f33b6"/>
    </style:style>
    <style:style style:name="P941" style:family="paragraph" style:parent-style-name="Standard">
      <style:paragraph-properties fo:line-height="100%"/>
      <style:text-properties officeooo:paragraph-rsid="034f680a"/>
    </style:style>
    <style:style style:name="P942" style:family="paragraph" style:parent-style-name="Standard">
      <style:paragraph-properties fo:line-height="100%"/>
      <style:text-properties officeooo:paragraph-rsid="035051aa"/>
    </style:style>
    <style:style style:name="P943" style:family="paragraph" style:parent-style-name="Standard">
      <style:paragraph-properties fo:line-height="100%"/>
      <style:text-properties officeooo:paragraph-rsid="0369854f"/>
    </style:style>
    <style:style style:name="P944" style:family="paragraph" style:parent-style-name="Standard">
      <style:paragraph-properties fo:line-height="100%"/>
      <style:text-properties officeooo:paragraph-rsid="03963307"/>
    </style:style>
    <style:style style:name="P945" style:family="paragraph" style:parent-style-name="Standard">
      <style:paragraph-properties fo:line-height="100%"/>
      <style:text-properties officeooo:paragraph-rsid="039c640b"/>
    </style:style>
    <style:style style:name="P946" style:family="paragraph" style:parent-style-name="Standard">
      <style:paragraph-properties fo:line-height="100%"/>
      <style:text-properties officeooo:paragraph-rsid="039e9821"/>
    </style:style>
    <style:style style:name="P947" style:family="paragraph" style:parent-style-name="Standard">
      <style:paragraph-properties fo:line-height="100%"/>
      <style:text-properties officeooo:paragraph-rsid="03a073aa"/>
    </style:style>
    <style:style style:name="P948" style:family="paragraph" style:parent-style-name="Standard">
      <style:paragraph-properties fo:line-height="100%"/>
      <style:text-properties officeooo:paragraph-rsid="03b1fbc9"/>
    </style:style>
    <style:style style:name="P949" style:family="paragraph" style:parent-style-name="Standard">
      <style:paragraph-properties fo:line-height="100%"/>
      <style:text-properties officeooo:paragraph-rsid="03c51260"/>
    </style:style>
    <style:style style:name="P950" style:family="paragraph" style:parent-style-name="Standard">
      <style:paragraph-properties fo:line-height="100%"/>
      <style:text-properties officeooo:paragraph-rsid="03eb005c"/>
    </style:style>
    <style:style style:name="P951" style:family="paragraph" style:parent-style-name="Standard">
      <style:paragraph-properties fo:line-height="100%"/>
      <style:text-properties officeooo:paragraph-rsid="03f0c84b"/>
    </style:style>
    <style:style style:name="P952" style:family="paragraph" style:parent-style-name="Standard">
      <style:paragraph-properties fo:line-height="100%"/>
      <style:text-properties officeooo:paragraph-rsid="03e90de3"/>
    </style:style>
    <style:style style:name="P953" style:family="paragraph" style:parent-style-name="Standard">
      <style:paragraph-properties fo:line-height="100%"/>
      <style:text-properties officeooo:paragraph-rsid="03f27278"/>
    </style:style>
    <style:style style:name="P954" style:family="paragraph" style:parent-style-name="Standard">
      <style:paragraph-properties fo:line-height="100%"/>
      <style:text-properties officeooo:paragraph-rsid="03fd5e01"/>
    </style:style>
    <style:style style:name="P955" style:family="paragraph" style:parent-style-name="Standard">
      <style:paragraph-properties fo:line-height="100%"/>
      <style:text-properties officeooo:paragraph-rsid="0400a6e4"/>
    </style:style>
    <style:style style:name="P956" style:family="paragraph" style:parent-style-name="Standard">
      <style:paragraph-properties fo:line-height="100%"/>
      <style:text-properties officeooo:paragraph-rsid="0404aa05"/>
    </style:style>
    <style:style style:name="P957" style:family="paragraph" style:parent-style-name="Standard">
      <style:paragraph-properties fo:line-height="100%"/>
      <style:text-properties officeooo:paragraph-rsid="04102973"/>
    </style:style>
    <style:style style:name="P958" style:family="paragraph" style:parent-style-name="Standard">
      <style:paragraph-properties fo:line-height="100%"/>
      <style:text-properties officeooo:paragraph-rsid="041e6a3e"/>
    </style:style>
    <style:style style:name="P959" style:family="paragraph" style:parent-style-name="Standard">
      <style:paragraph-properties fo:line-height="100%"/>
      <style:text-properties officeooo:paragraph-rsid="03a31e81"/>
    </style:style>
    <style:style style:name="P960" style:family="paragraph" style:parent-style-name="Standard">
      <style:paragraph-properties fo:line-height="100%"/>
      <style:text-properties officeooo:paragraph-rsid="043fc929"/>
    </style:style>
    <style:style style:name="P961" style:family="paragraph" style:parent-style-name="Standard">
      <style:paragraph-properties fo:line-height="100%"/>
      <style:text-properties officeooo:paragraph-rsid="043a0ede"/>
    </style:style>
    <style:style style:name="P962" style:family="paragraph" style:parent-style-name="Standard">
      <style:paragraph-properties fo:line-height="100%"/>
      <style:text-properties officeooo:paragraph-rsid="04518e70"/>
    </style:style>
    <style:style style:name="P963" style:family="paragraph" style:parent-style-name="Standard">
      <style:paragraph-properties fo:line-height="100%"/>
      <style:text-properties officeooo:paragraph-rsid="04592f7c"/>
    </style:style>
    <style:style style:name="P964" style:family="paragraph" style:parent-style-name="Standard">
      <style:paragraph-properties fo:line-height="100%"/>
      <style:text-properties officeooo:paragraph-rsid="03becfb9"/>
    </style:style>
    <style:style style:name="P965" style:family="paragraph" style:parent-style-name="Standard">
      <style:paragraph-properties fo:line-height="100%"/>
      <style:text-properties officeooo:paragraph-rsid="0473548b"/>
    </style:style>
    <style:style style:name="P966" style:family="paragraph" style:parent-style-name="Standard">
      <style:paragraph-properties fo:line-height="100%"/>
      <style:text-properties officeooo:paragraph-rsid="0411d16e"/>
    </style:style>
    <style:style style:name="P967" style:family="paragraph" style:parent-style-name="Standard">
      <style:paragraph-properties fo:line-height="100%"/>
      <style:text-properties officeooo:paragraph-rsid="041746e7"/>
    </style:style>
    <style:style style:name="P968" style:family="paragraph" style:parent-style-name="Standard">
      <style:paragraph-properties fo:line-height="100%"/>
      <style:text-properties officeooo:paragraph-rsid="043c6125"/>
    </style:style>
    <style:style style:name="P969" style:family="paragraph" style:parent-style-name="Standard">
      <style:paragraph-properties fo:line-height="100%"/>
      <style:text-properties officeooo:paragraph-rsid="04472f62"/>
    </style:style>
    <style:style style:name="P970" style:family="paragraph" style:parent-style-name="Standard">
      <style:paragraph-properties fo:line-height="100%"/>
      <style:text-properties officeooo:paragraph-rsid="03fc17c3"/>
    </style:style>
    <style:style style:name="P971" style:family="paragraph" style:parent-style-name="Standard">
      <style:paragraph-properties fo:line-height="100%"/>
      <style:text-properties officeooo:paragraph-rsid="039292f6"/>
    </style:style>
    <style:style style:name="P972" style:family="paragraph" style:parent-style-name="Standard">
      <style:paragraph-properties fo:line-height="100%"/>
      <style:text-properties officeooo:paragraph-rsid="0486c03e"/>
    </style:style>
    <style:style style:name="P973" style:family="paragraph" style:parent-style-name="Standard">
      <style:paragraph-properties fo:line-height="100%"/>
      <style:text-properties officeooo:paragraph-rsid="048ffd4a"/>
    </style:style>
    <style:style style:name="P974" style:family="paragraph" style:parent-style-name="Standard">
      <style:paragraph-properties fo:line-height="100%"/>
      <style:text-properties officeooo:paragraph-rsid="04915c32"/>
    </style:style>
    <style:style style:name="P975" style:family="paragraph" style:parent-style-name="Standard">
      <style:paragraph-properties fo:line-height="100%"/>
      <style:text-properties officeooo:paragraph-rsid="0496a172"/>
    </style:style>
    <style:style style:name="P976" style:family="paragraph" style:parent-style-name="Standard">
      <style:paragraph-properties fo:line-height="100%"/>
      <style:text-properties officeooo:paragraph-rsid="04a08898"/>
    </style:style>
    <style:style style:name="P977" style:family="paragraph" style:parent-style-name="Standard">
      <style:paragraph-properties fo:line-height="100%"/>
      <style:text-properties officeooo:paragraph-rsid="04a6679a"/>
    </style:style>
    <style:style style:name="P978" style:family="paragraph" style:parent-style-name="Standard">
      <style:paragraph-properties fo:line-height="100%"/>
      <style:text-properties officeooo:paragraph-rsid="04ad05fc"/>
    </style:style>
    <style:style style:name="P979" style:family="paragraph" style:parent-style-name="Standard">
      <style:paragraph-properties fo:line-height="100%"/>
      <style:text-properties officeooo:paragraph-rsid="04b3c5c0"/>
    </style:style>
    <style:style style:name="P980" style:family="paragraph" style:parent-style-name="Standard">
      <style:paragraph-properties fo:line-height="100%"/>
      <style:text-properties officeooo:paragraph-rsid="04ba1b39"/>
    </style:style>
    <style:style style:name="P981" style:family="paragraph" style:parent-style-name="Standard">
      <style:paragraph-properties fo:line-height="100%"/>
      <style:text-properties officeooo:paragraph-rsid="04bc7059"/>
    </style:style>
    <style:style style:name="P982" style:family="paragraph" style:parent-style-name="Standard">
      <style:paragraph-properties fo:line-height="100%"/>
      <style:text-properties officeooo:paragraph-rsid="02ec4cc6"/>
    </style:style>
    <style:style style:name="P983" style:family="paragraph" style:parent-style-name="Standard">
      <style:paragraph-properties fo:line-height="100%"/>
      <style:text-properties officeooo:paragraph-rsid="04b80b14"/>
    </style:style>
    <style:style style:name="P984" style:family="paragraph" style:parent-style-name="Standard">
      <style:paragraph-properties fo:line-height="100%"/>
      <style:text-properties officeooo:paragraph-rsid="04d7b913"/>
    </style:style>
    <style:style style:name="P985" style:family="paragraph" style:parent-style-name="Standard">
      <style:paragraph-properties fo:line-height="100%"/>
      <style:text-properties officeooo:paragraph-rsid="04ddd894"/>
    </style:style>
    <style:style style:name="P986" style:family="paragraph" style:parent-style-name="Standard">
      <style:paragraph-properties fo:line-height="100%"/>
      <style:text-properties officeooo:paragraph-rsid="04deac5d"/>
    </style:style>
    <style:style style:name="P987" style:family="paragraph" style:parent-style-name="Standard">
      <style:paragraph-properties fo:line-height="100%"/>
      <style:text-properties officeooo:paragraph-rsid="04ee3d5e"/>
    </style:style>
    <style:style style:name="P988" style:family="paragraph" style:parent-style-name="Standard">
      <style:paragraph-properties fo:line-height="100%"/>
      <style:text-properties officeooo:paragraph-rsid="04ee86bb"/>
    </style:style>
    <style:style style:name="P989" style:family="paragraph" style:parent-style-name="Standard">
      <style:paragraph-properties fo:line-height="100%"/>
      <style:text-properties officeooo:paragraph-rsid="04f29906"/>
    </style:style>
    <style:style style:name="P990" style:family="paragraph" style:parent-style-name="Standard">
      <style:paragraph-properties fo:line-height="100%"/>
      <style:text-properties officeooo:paragraph-rsid="04faca3a"/>
    </style:style>
    <style:style style:name="P991" style:family="paragraph" style:parent-style-name="Standard">
      <style:paragraph-properties fo:line-height="100%"/>
      <style:text-properties officeooo:paragraph-rsid="051228a5"/>
    </style:style>
    <style:style style:name="P992" style:family="paragraph" style:parent-style-name="Standard">
      <style:paragraph-properties fo:line-height="100%"/>
      <style:text-properties officeooo:paragraph-rsid="05149db7"/>
    </style:style>
    <style:style style:name="P993" style:family="paragraph" style:parent-style-name="Standard">
      <style:paragraph-properties fo:line-height="100%"/>
      <style:text-properties officeooo:paragraph-rsid="051755b6"/>
    </style:style>
    <style:style style:name="P994" style:family="paragraph" style:parent-style-name="Standard">
      <style:paragraph-properties fo:line-height="100%"/>
      <style:text-properties officeooo:paragraph-rsid="04f1c42d"/>
    </style:style>
    <style:style style:name="P995" style:family="paragraph" style:parent-style-name="Standard">
      <style:paragraph-properties fo:line-height="100%"/>
      <style:text-properties officeooo:paragraph-rsid="052c470d"/>
    </style:style>
    <style:style style:name="P996" style:family="paragraph" style:parent-style-name="Standard">
      <style:paragraph-properties fo:line-height="100%"/>
      <style:text-properties officeooo:paragraph-rsid="052e1d4e"/>
    </style:style>
    <style:style style:name="P997" style:family="paragraph" style:parent-style-name="Standard">
      <style:paragraph-properties fo:line-height="100%"/>
      <style:text-properties officeooo:paragraph-rsid="052fd794"/>
    </style:style>
    <style:style style:name="P998" style:family="paragraph" style:parent-style-name="Standard">
      <style:paragraph-properties fo:line-height="100%"/>
      <style:text-properties officeooo:paragraph-rsid="053faa40"/>
    </style:style>
    <style:style style:name="P999" style:family="paragraph" style:parent-style-name="Standard">
      <style:paragraph-properties fo:line-height="100%"/>
      <style:text-properties officeooo:paragraph-rsid="054d7055"/>
    </style:style>
    <style:style style:name="P1000" style:family="paragraph" style:parent-style-name="Standard">
      <style:paragraph-properties fo:line-height="100%"/>
      <style:text-properties officeooo:paragraph-rsid="054f83a7"/>
    </style:style>
    <style:style style:name="P1001" style:family="paragraph" style:parent-style-name="Standard">
      <style:paragraph-properties fo:line-height="100%"/>
      <style:text-properties officeooo:paragraph-rsid="0557f31f"/>
    </style:style>
    <style:style style:name="P1002" style:family="paragraph" style:parent-style-name="Standard">
      <style:paragraph-properties fo:line-height="100%"/>
      <style:text-properties officeooo:paragraph-rsid="055a623a"/>
    </style:style>
    <style:style style:name="P1003" style:family="paragraph" style:parent-style-name="Standard">
      <style:paragraph-properties fo:line-height="100%"/>
      <style:text-properties officeooo:paragraph-rsid="0569d9ca"/>
    </style:style>
    <style:style style:name="P1004" style:family="paragraph" style:parent-style-name="Standard">
      <style:paragraph-properties fo:line-height="100%"/>
      <style:text-properties officeooo:paragraph-rsid="056d9742"/>
    </style:style>
    <style:style style:name="P100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006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07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008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09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010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01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01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1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016" style:family="paragraph" style:parent-style-name="Standard">
      <style:text-properties fo:color="#c9211e" officeooo:rsid="003eeb50" officeooo:paragraph-rsid="00ac1d69"/>
    </style:style>
    <style:style style:name="P1017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018" style:family="paragraph" style:parent-style-name="Standard">
      <style:paragraph-properties fo:line-height="100%"/>
      <style:text-properties officeooo:rsid="016b9044" officeooo:paragraph-rsid="016b9044"/>
    </style:style>
    <style:style style:name="P1019" style:family="paragraph" style:parent-style-name="Standard">
      <style:paragraph-properties fo:line-height="100%"/>
      <style:text-properties officeooo:rsid="01a2dcc2" officeooo:paragraph-rsid="01a2dcc2"/>
    </style:style>
    <style:style style:name="P1020" style:family="paragraph" style:parent-style-name="Standard">
      <style:paragraph-properties fo:line-height="100%"/>
      <style:text-properties officeooo:rsid="01a92b83" officeooo:paragraph-rsid="01abda5f"/>
    </style:style>
    <style:style style:name="P1021" style:family="paragraph" style:parent-style-name="Standard">
      <style:paragraph-properties fo:line-height="100%"/>
      <style:text-properties officeooo:rsid="01b78805" officeooo:paragraph-rsid="01b9977e"/>
    </style:style>
    <style:style style:name="P1022" style:family="paragraph" style:parent-style-name="Standard">
      <style:paragraph-properties fo:line-height="100%"/>
      <style:text-properties officeooo:rsid="01b78805" officeooo:paragraph-rsid="020d39a8"/>
    </style:style>
    <style:style style:name="P1023" style:family="paragraph" style:parent-style-name="Standard">
      <style:paragraph-properties fo:line-height="100%"/>
      <style:text-properties officeooo:rsid="01bcc73c" officeooo:paragraph-rsid="01bcc73c"/>
    </style:style>
    <style:style style:name="P1024" style:family="paragraph" style:parent-style-name="Standard">
      <style:paragraph-properties fo:line-height="100%"/>
      <style:text-properties officeooo:rsid="01cb0c6f" officeooo:paragraph-rsid="01cb0c6f"/>
    </style:style>
    <style:style style:name="P1025" style:family="paragraph" style:parent-style-name="Standard">
      <style:paragraph-properties fo:line-height="100%"/>
      <style:text-properties officeooo:rsid="01cd0839" officeooo:paragraph-rsid="01cd0839"/>
    </style:style>
    <style:style style:name="P1026" style:family="paragraph" style:parent-style-name="Standard">
      <style:paragraph-properties fo:line-height="100%"/>
      <style:text-properties officeooo:rsid="01e4a612" officeooo:paragraph-rsid="01e4a612"/>
    </style:style>
    <style:style style:name="P1027" style:family="paragraph" style:parent-style-name="Standard">
      <style:paragraph-properties fo:line-height="100%"/>
      <style:text-properties officeooo:rsid="022b7ea9" officeooo:paragraph-rsid="022b7ea9"/>
    </style:style>
    <style:style style:name="P1028" style:family="paragraph" style:parent-style-name="Standard">
      <style:paragraph-properties fo:line-height="100%"/>
      <style:text-properties officeooo:rsid="022dff2a" officeooo:paragraph-rsid="022dff2a"/>
    </style:style>
    <style:style style:name="P1029" style:family="paragraph" style:parent-style-name="Standard">
      <style:text-properties officeooo:paragraph-rsid="0275c15d"/>
    </style:style>
    <style:style style:name="P1030" style:family="paragraph" style:parent-style-name="Standard">
      <style:paragraph-properties fo:line-height="100%"/>
      <style:text-properties officeooo:rsid="02819040" officeooo:paragraph-rsid="028fc45c"/>
    </style:style>
    <style:style style:name="P1031" style:family="paragraph" style:parent-style-name="Standard">
      <style:paragraph-properties fo:line-height="100%"/>
      <style:text-properties officeooo:rsid="0285839b" officeooo:paragraph-rsid="0288fb00"/>
    </style:style>
    <style:style style:name="P1032" style:family="paragraph" style:parent-style-name="Standard">
      <style:paragraph-properties fo:line-height="100%"/>
      <style:text-properties officeooo:rsid="0297c923" officeooo:paragraph-rsid="0297c923"/>
    </style:style>
    <style:style style:name="P1033" style:family="paragraph" style:parent-style-name="Standard">
      <style:paragraph-properties fo:line-height="100%"/>
      <style:text-properties officeooo:rsid="029ac75f" officeooo:paragraph-rsid="029ac75f"/>
    </style:style>
    <style:style style:name="P1034" style:family="paragraph" style:parent-style-name="Standard">
      <style:text-properties officeooo:paragraph-rsid="00bfa17d"/>
    </style:style>
    <style:style style:name="P1035" style:family="paragraph" style:parent-style-name="Standard">
      <style:text-properties officeooo:paragraph-rsid="00bd11a0"/>
    </style:style>
    <style:style style:name="P1036" style:family="paragraph" style:parent-style-name="Standard">
      <style:paragraph-properties fo:line-height="100%"/>
      <style:text-properties officeooo:rsid="02540cb9" officeooo:paragraph-rsid="02bd01a2"/>
    </style:style>
    <style:style style:name="P103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03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0f4db" officeooo:paragraph-rsid="054d7055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23427" officeooo:paragraph-rsid="054d7055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3fd7ec" officeooo:paragraph-rsid="054d7055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3faa40" officeooo:paragraph-rsid="054d7055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046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04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04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05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1051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05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53" style:family="paragraph" style:parent-style-name="Standard">
      <style:paragraph-properties fo:line-height="100%"/>
      <style:text-properties officeooo:rsid="02da5175" officeooo:paragraph-rsid="02da5175"/>
    </style:style>
    <style:style style:name="P1054" style:family="paragraph" style:parent-style-name="Standard">
      <style:paragraph-properties fo:line-height="100%"/>
      <style:text-properties officeooo:rsid="02e4f960" officeooo:paragraph-rsid="02e4f960"/>
    </style:style>
    <style:style style:name="P1055" style:family="paragraph" style:parent-style-name="Standard">
      <style:paragraph-properties fo:line-height="100%"/>
      <style:text-properties officeooo:rsid="02eabaea" officeooo:paragraph-rsid="02eabaea"/>
    </style:style>
    <style:style style:name="P1056" style:family="paragraph" style:parent-style-name="Standard">
      <style:paragraph-properties fo:line-height="100%"/>
      <style:text-properties officeooo:rsid="02eac01d" officeooo:paragraph-rsid="02eac01d"/>
    </style:style>
    <style:style style:name="P1057" style:family="paragraph" style:parent-style-name="Standard">
      <style:paragraph-properties fo:line-height="100%"/>
      <style:text-properties officeooo:rsid="02eb27fd" officeooo:paragraph-rsid="02ec089f"/>
    </style:style>
    <style:style style:name="P1058" style:family="paragraph" style:parent-style-name="Standard">
      <style:text-properties officeooo:paragraph-rsid="02ecf51e"/>
    </style:style>
    <style:style style:name="P1059" style:family="paragraph" style:parent-style-name="Standard">
      <style:text-properties officeooo:paragraph-rsid="02f17ec6"/>
    </style:style>
    <style:style style:name="P1060" style:family="paragraph" style:parent-style-name="Standard">
      <style:paragraph-properties fo:line-height="100%"/>
      <style:text-properties officeooo:rsid="02e59398" officeooo:paragraph-rsid="03049b98"/>
    </style:style>
    <style:style style:name="P1061" style:family="paragraph" style:parent-style-name="Standard">
      <style:paragraph-properties fo:line-height="150%"/>
      <style:text-properties officeooo:rsid="02e59398" officeooo:paragraph-rsid="03049b98"/>
    </style:style>
    <style:style style:name="P1062" style:family="paragraph" style:parent-style-name="Standard">
      <style:paragraph-properties fo:line-height="100%"/>
      <style:text-properties officeooo:rsid="022ee1ec" officeooo:paragraph-rsid="022ee1ec"/>
    </style:style>
    <style:style style:name="P1063" style:family="paragraph" style:parent-style-name="Standard">
      <style:text-properties officeooo:paragraph-rsid="03061f93"/>
    </style:style>
    <style:style style:name="P1064" style:family="paragraph" style:parent-style-name="Standard">
      <style:paragraph-properties fo:line-height="100%"/>
      <style:text-properties officeooo:rsid="0346a444" officeooo:paragraph-rsid="0346a444"/>
    </style:style>
    <style:style style:name="P1065" style:family="paragraph" style:parent-style-name="Standard">
      <style:text-properties officeooo:paragraph-rsid="03733aab"/>
    </style:style>
    <style:style style:name="P1066" style:family="paragraph" style:parent-style-name="Standard">
      <style:paragraph-properties fo:line-height="100%"/>
      <style:text-properties officeooo:rsid="038a2c81" officeooo:paragraph-rsid="039e9821"/>
    </style:style>
    <style:style style:name="P1067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068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06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07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071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072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073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074" style:family="paragraph" style:parent-style-name="Standard">
      <style:paragraph-properties fo:line-height="100%"/>
      <style:text-properties fo:color="#ff0000" officeooo:paragraph-rsid="042824b8"/>
    </style:style>
    <style:style style:name="P1075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076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077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078" style:family="paragraph" style:parent-style-name="Standard">
      <style:paragraph-properties fo:line-height="100%"/>
      <style:text-properties officeooo:rsid="03a4e520" officeooo:paragraph-rsid="03a4e520"/>
    </style:style>
    <style:style style:name="P1079" style:family="paragraph" style:parent-style-name="Standard">
      <style:paragraph-properties fo:line-height="100%"/>
      <style:text-properties officeooo:rsid="03a073aa" officeooo:paragraph-rsid="03a073aa"/>
    </style:style>
    <style:style style:name="P1080" style:family="paragraph" style:parent-style-name="Standard">
      <style:text-properties officeooo:paragraph-rsid="00c0d7c6"/>
    </style:style>
    <style:style style:name="P1081" style:family="paragraph" style:parent-style-name="Standard">
      <style:text-properties officeooo:paragraph-rsid="03e93625"/>
    </style:style>
    <style:style style:name="P1082" style:family="paragraph" style:parent-style-name="Standard">
      <style:text-properties officeooo:rsid="0019f535" officeooo:paragraph-rsid="03e93625"/>
    </style:style>
    <style:style style:name="P1083" style:family="paragraph" style:parent-style-name="Standard">
      <style:paragraph-properties fo:line-height="100%"/>
      <style:text-properties officeooo:rsid="045a6b37" officeooo:paragraph-rsid="045a6b37"/>
    </style:style>
    <style:style style:name="P1084" style:family="paragraph" style:parent-style-name="Standard">
      <style:text-properties officeooo:paragraph-rsid="00118c4a"/>
    </style:style>
    <style:style style:name="P1085" style:family="paragraph" style:parent-style-name="Standard">
      <style:paragraph-properties fo:line-height="100%"/>
      <style:text-properties officeooo:rsid="048fe3f8" officeooo:paragraph-rsid="048ffd4a"/>
    </style:style>
    <style:style style:name="P1086" style:family="paragraph" style:parent-style-name="Standard">
      <style:paragraph-properties fo:line-height="100%"/>
      <style:text-properties officeooo:rsid="0494bc64" officeooo:paragraph-rsid="0494bc64"/>
    </style:style>
    <style:style style:name="P1087" style:family="paragraph" style:parent-style-name="Standard">
      <style:paragraph-properties fo:line-height="100%"/>
      <style:text-properties officeooo:rsid="0497dc28" officeooo:paragraph-rsid="0497dc28"/>
    </style:style>
    <style:style style:name="P1088" style:family="paragraph" style:parent-style-name="Standard">
      <style:paragraph-properties fo:line-height="150%"/>
      <style:text-properties officeooo:rsid="049a8a7e" officeooo:paragraph-rsid="049a8a7e"/>
    </style:style>
    <style:style style:name="P1089" style:family="paragraph" style:parent-style-name="Standard">
      <style:paragraph-properties fo:line-height="100%"/>
      <style:text-properties officeooo:rsid="049c223c" officeooo:paragraph-rsid="049c223c"/>
    </style:style>
    <style:style style:name="P1090" style:family="paragraph" style:parent-style-name="Standard">
      <style:paragraph-properties fo:line-height="100%"/>
      <style:text-properties officeooo:rsid="04a08898" officeooo:paragraph-rsid="04a08898"/>
    </style:style>
    <style:style style:name="P1091" style:family="paragraph" style:parent-style-name="Standard">
      <style:paragraph-properties fo:line-height="100%"/>
      <style:text-properties officeooo:rsid="04ad05fc" officeooo:paragraph-rsid="04b3c5c0"/>
    </style:style>
    <style:style style:name="P1092" style:family="paragraph" style:parent-style-name="Standard">
      <style:paragraph-properties fo:line-height="100%"/>
      <style:text-properties officeooo:rsid="04ba1b39" officeooo:paragraph-rsid="04ba1b39"/>
    </style:style>
    <style:style style:name="P1093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094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095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096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097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098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099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100" style:family="paragraph" style:parent-style-name="Standard">
      <style:paragraph-properties fo:line-height="100%"/>
      <style:text-properties officeooo:rsid="04bc7059" officeooo:paragraph-rsid="04bc7059"/>
    </style:style>
    <style:style style:name="P1101" style:family="paragraph" style:parent-style-name="Standard">
      <style:paragraph-properties fo:line-height="100%"/>
      <style:text-properties officeooo:rsid="04a57ad8" officeooo:paragraph-rsid="04ba1b39"/>
    </style:style>
    <style:style style:name="P1102" style:family="paragraph" style:parent-style-name="Standard">
      <style:paragraph-properties fo:line-height="100%"/>
      <style:text-properties officeooo:rsid="051228a5" officeooo:paragraph-rsid="05270c2d"/>
    </style:style>
    <style:style style:name="P1103" style:family="paragraph" style:parent-style-name="Standard">
      <style:paragraph-properties fo:line-height="100%"/>
      <style:text-properties officeooo:rsid="05149db7" officeooo:paragraph-rsid="05149db7"/>
    </style:style>
    <style:style style:name="P1104" style:family="paragraph" style:parent-style-name="Standard">
      <style:paragraph-properties fo:line-height="100%"/>
      <style:text-properties officeooo:rsid="04f29906" officeooo:paragraph-rsid="051fdc2f"/>
    </style:style>
    <style:style style:name="P1105" style:family="paragraph" style:parent-style-name="Standard">
      <style:paragraph-properties fo:line-height="100%"/>
      <style:text-properties officeooo:rsid="052fd794" officeooo:paragraph-rsid="052fd794"/>
    </style:style>
    <style:style style:name="P1106" style:family="paragraph" style:parent-style-name="Standard">
      <style:paragraph-properties fo:line-height="100%"/>
      <style:text-properties officeooo:rsid="0569d9ca" officeooo:paragraph-rsid="0569d9ca"/>
    </style:style>
    <style:style style:name="P1107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108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109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110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111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112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113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114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115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116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117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118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119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120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121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122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123" style:family="paragraph" style:parent-style-name="Table_20_Contents">
      <style:paragraph-properties fo:text-align="center" style:justify-single-word="false"/>
    </style:style>
    <style:style style:name="P1124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125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126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127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12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12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13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13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13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13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13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13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13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13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13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13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14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14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14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14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14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14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14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14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14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14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15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15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15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15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15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15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15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15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15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159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160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161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162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163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164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165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166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167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168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16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7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171" style:family="paragraph" style:parent-style-name="Standard">
      <style:paragraph-properties fo:line-height="150%" fo:break-before="page"/>
      <style:text-properties officeooo:paragraph-rsid="02d98b08"/>
    </style:style>
    <style:style style:name="P1172" style:family="paragraph" style:parent-style-name="Standard">
      <style:paragraph-properties fo:line-height="150%" fo:break-before="page"/>
      <style:text-properties officeooo:paragraph-rsid="03fd5e01"/>
    </style:style>
    <style:style style:name="P1173" style:family="paragraph" style:parent-style-name="Standard">
      <style:paragraph-properties fo:line-height="100%" fo:break-before="page"/>
      <style:text-properties officeooo:paragraph-rsid="024c0a42"/>
    </style:style>
    <style:style style:name="P1174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17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176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177" style:family="paragraph" style:parent-style-name="Standard">
      <style:paragraph-properties fo:break-before="page"/>
      <style:text-properties officeooo:paragraph-rsid="009622c6"/>
    </style:style>
    <style:style style:name="P1178" style:family="paragraph" style:parent-style-name="Standard">
      <style:paragraph-properties fo:break-before="page"/>
      <style:text-properties officeooo:paragraph-rsid="02be3c45"/>
    </style:style>
    <style:style style:name="P1179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1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8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82" style:family="paragraph" style:parent-style-name="Standard" style:list-style-name="L1">
      <style:text-properties officeooo:paragraph-rsid="0013268f"/>
    </style:style>
    <style:style style:name="P1183" style:family="paragraph" style:parent-style-name="Standard" style:list-style-name="L1">
      <style:text-properties officeooo:rsid="0013268f" officeooo:paragraph-rsid="0013268f"/>
    </style:style>
    <style:style style:name="P1184" style:family="paragraph" style:parent-style-name="Standard" style:list-style-name="L2">
      <style:text-properties style:use-window-font-color="true" officeooo:paragraph-rsid="00118c4a"/>
    </style:style>
    <style:style style:name="P1185" style:family="paragraph" style:parent-style-name="Standard" style:list-style-name="L2">
      <style:text-properties style:use-window-font-color="true" officeooo:rsid="0011b025" officeooo:paragraph-rsid="0011b025"/>
    </style:style>
    <style:style style:name="P1186" style:family="paragraph" style:parent-style-name="Standard" style:list-style-name="L4">
      <style:text-properties style:use-window-font-color="true" officeooo:rsid="00a8a4b1" officeooo:paragraph-rsid="02be3c45"/>
    </style:style>
    <style:style style:name="P118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18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18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19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19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19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19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19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19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19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19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19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19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20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20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0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0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0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0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0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0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0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0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21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1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1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1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21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21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21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21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21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21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22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22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222" style:family="paragraph" style:parent-style-name="Standard" style:list-style-name="L43">
      <style:text-properties style:use-window-font-color="true" officeooo:paragraph-rsid="02edc963"/>
    </style:style>
    <style:style style:name="P1223" style:family="paragraph" style:parent-style-name="Standard" style:list-style-name="L3">
      <style:text-properties officeooo:rsid="0012a0dc" officeooo:paragraph-rsid="0012a0dc"/>
    </style:style>
    <style:style style:name="P122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22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22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22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22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22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23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23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23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23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23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23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23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23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23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23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24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241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242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243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24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24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24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247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248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249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250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251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25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25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54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55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256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257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258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1259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1260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1261" style:family="paragraph" style:parent-style-name="Standard">
      <style:paragraph-properties fo:line-height="100%"/>
      <style:text-properties fo:font-style="normal" fo:font-weight="normal" officeooo:rsid="0562b769" officeooo:paragraph-rsid="0562ba85" style:font-style-asian="normal" style:font-weight-asian="normal" style:font-style-complex="normal" style:font-weight-complex="normal"/>
    </style:style>
    <style:style style:name="P1262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1263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1264" style:family="paragraph" style:parent-style-name="Standard">
      <style:paragraph-properties fo:line-height="100%"/>
      <style:text-properties fo:font-style="normal" fo:font-weight="normal" officeooo:rsid="0573ee33" officeooo:paragraph-rsid="0571649d" style:font-style-asian="normal" style:font-weight-asian="normal" style:font-style-complex="normal" style:font-weight-complex="normal"/>
    </style:style>
    <style:style style:name="P1265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26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6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6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6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7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7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7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7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27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27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27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27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27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27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28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28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28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283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284" style:family="paragraph" style:parent-style-name="Standard" style:list-style-name="L7">
      <style:text-properties officeooo:rsid="0033fbdf" officeooo:paragraph-rsid="0033fbdf"/>
    </style:style>
    <style:style style:name="P1285" style:family="paragraph" style:parent-style-name="Standard" style:list-style-name="L11">
      <style:text-properties officeooo:rsid="0033fbdf" officeooo:paragraph-rsid="0106c767"/>
    </style:style>
    <style:style style:name="P1286" style:family="paragraph" style:parent-style-name="Standard" style:list-style-name="L8">
      <style:text-properties officeooo:paragraph-rsid="005b5cd3"/>
    </style:style>
    <style:style style:name="P1287" style:family="paragraph" style:parent-style-name="Standard" style:list-style-name="L9">
      <style:text-properties officeooo:paragraph-rsid="00367935"/>
    </style:style>
    <style:style style:name="P1288" style:family="paragraph" style:parent-style-name="Standard" style:list-style-name="L9">
      <style:text-properties officeooo:rsid="00367935" officeooo:paragraph-rsid="00367935"/>
    </style:style>
    <style:style style:name="P1289" style:family="paragraph" style:parent-style-name="Standard" style:list-style-name="L10">
      <style:text-properties officeooo:rsid="00386ddb" officeooo:paragraph-rsid="00386ddb"/>
    </style:style>
    <style:style style:name="P1290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291" style:family="paragraph" style:parent-style-name="Standard" style:list-style-name="L20">
      <style:text-properties officeooo:paragraph-rsid="00a4ce44"/>
    </style:style>
    <style:style style:name="P1292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293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294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295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296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297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298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299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300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301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302" style:family="paragraph" style:parent-style-name="Standard" style:list-style-name="L25">
      <style:text-properties officeooo:paragraph-rsid="00beb82f"/>
    </style:style>
    <style:style style:name="P1303" style:family="paragraph" style:parent-style-name="Standard" style:list-style-name="L26">
      <style:text-properties officeooo:paragraph-rsid="00d139a0"/>
    </style:style>
    <style:style style:name="P1304" style:family="paragraph" style:parent-style-name="Standard" style:list-style-name="L29">
      <style:text-properties officeooo:paragraph-rsid="00f2503e"/>
    </style:style>
    <style:style style:name="P1305" style:family="paragraph" style:parent-style-name="Standard" style:list-style-name="L30">
      <style:text-properties officeooo:rsid="00f3f4f5" officeooo:paragraph-rsid="00f5260b"/>
    </style:style>
    <style:style style:name="P1306" style:family="paragraph" style:parent-style-name="Standard" style:list-style-name="L30">
      <style:text-properties officeooo:rsid="00f3f4f5" officeooo:paragraph-rsid="00f3f4f5"/>
    </style:style>
    <style:style style:name="P1307" style:family="paragraph" style:parent-style-name="Standard" style:list-style-name="L33">
      <style:paragraph-properties fo:line-height="100%"/>
      <style:text-properties officeooo:paragraph-rsid="01b5c969"/>
    </style:style>
    <style:style style:name="P1308" style:family="paragraph" style:parent-style-name="Standard" style:list-style-name="L58">
      <style:paragraph-properties fo:line-height="100%"/>
      <style:text-properties officeooo:paragraph-rsid="0346a444"/>
    </style:style>
    <style:style style:name="P1309" style:family="paragraph" style:parent-style-name="Standard" style:list-style-name="L63">
      <style:paragraph-properties fo:line-height="100%"/>
      <style:text-properties officeooo:paragraph-rsid="03ec3a95"/>
    </style:style>
    <style:style style:name="P1310" style:family="paragraph" style:parent-style-name="Standard" style:list-style-name="L64">
      <style:paragraph-properties fo:line-height="100%"/>
      <style:text-properties officeooo:paragraph-rsid="03ed0846"/>
    </style:style>
    <style:style style:name="P1311" style:family="paragraph" style:parent-style-name="Standard" style:list-style-name="L68">
      <style:paragraph-properties fo:line-height="100%"/>
      <style:text-properties officeooo:paragraph-rsid="04a57ad8"/>
    </style:style>
    <style:style style:name="P1312" style:family="paragraph" style:parent-style-name="Standard" style:list-style-name="L72">
      <style:paragraph-properties fo:line-height="100%"/>
      <style:text-properties officeooo:paragraph-rsid="04deac5d"/>
    </style:style>
    <style:style style:name="P131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31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315" style:family="paragraph" style:parent-style-name="Standard" style:list-style-name="L44">
      <style:paragraph-properties fo:line-height="150%"/>
      <style:text-properties officeooo:paragraph-rsid="02df5c92"/>
    </style:style>
    <style:style style:name="P1316" style:family="paragraph" style:parent-style-name="Standard" style:list-style-name="L44">
      <style:paragraph-properties fo:line-height="150%"/>
      <style:text-properties officeooo:paragraph-rsid="02e142ec"/>
    </style:style>
    <style:style style:name="P131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318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319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320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321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322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323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324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325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326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327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328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329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33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331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33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33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33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33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33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33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3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3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4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34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344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345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font-style-asian="normal" style:font-style-complex="normal"/>
    </style:style>
    <style:style style:name="T227" style:family="text">
      <style:text-properties style:use-window-font-color="true" fo:font-style="normal" officeooo:rsid="016860b9" style:font-style-asian="normal" style:font-style-complex="normal"/>
    </style:style>
    <style:style style:name="T228" style:family="text">
      <style:text-properties style:use-window-font-color="true" fo:font-style="normal" officeooo:rsid="0171553b" style:font-style-asian="normal" style:font-style-complex="normal"/>
    </style:style>
    <style:style style:name="T229" style:family="text">
      <style:text-properties style:use-window-font-color="true" fo:font-style="normal" officeooo:rsid="016c9d08" style:font-style-asian="normal" style:font-style-complex="normal"/>
    </style:style>
    <style:style style:name="T230" style:family="text">
      <style:text-properties style:use-window-font-color="true" fo:font-style="normal" officeooo:rsid="016778b3" style:font-style-asian="normal" style:font-style-complex="normal"/>
    </style:style>
    <style:style style:name="T231" style:family="text">
      <style:text-properties style:use-window-font-color="true" fo:font-style="normal" officeooo:rsid="01e2b86d" style:font-style-asian="normal" style:font-style-complex="normal"/>
    </style:style>
    <style:style style:name="T232" style:family="text">
      <style:text-properties style:use-window-font-color="true" fo:font-style="normal" officeooo:rsid="01e504ba" style:font-style-asian="normal" style:font-style-complex="normal"/>
    </style:style>
    <style:style style:name="T23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style:font-style-asian="normal" style:font-style-complex="normal"/>
    </style:style>
    <style:style style:name="T313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4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5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6" style:family="text">
      <style:text-properties style:use-window-font-color="true" fo:font-weight="normal" style:font-weight-asian="normal" style:font-weight-complex="normal"/>
    </style:style>
    <style:style style:name="T317" style:family="text">
      <style:text-properties style:use-window-font-color="true" fo:font-weight="normal" officeooo:rsid="016aa5ac" style:font-weight-asian="normal" style:font-weight-complex="normal"/>
    </style:style>
    <style:style style:name="T318" style:family="text">
      <style:text-properties style:use-window-font-color="true" fo:font-weight="normal" officeooo:rsid="016a5b23" style:font-weight-asian="normal" style:font-weight-complex="normal"/>
    </style:style>
    <style:style style:name="T319" style:family="text">
      <style:text-properties style:use-window-font-color="true" fo:font-weight="normal" officeooo:rsid="0171553b" style:font-weight-asian="normal" style:font-weight-complex="normal"/>
    </style:style>
    <style:style style:name="T320" style:family="text">
      <style:text-properties style:use-window-font-color="true" fo:font-weight="normal" officeooo:rsid="01aaba73" style:font-weight-asian="normal" style:font-weight-complex="normal"/>
    </style:style>
    <style:style style:name="T321" style:family="text">
      <style:text-properties style:use-window-font-color="true" fo:font-weight="normal" officeooo:rsid="01b08253" style:font-weight-asian="normal" style:font-weight-complex="normal"/>
    </style:style>
    <style:style style:name="T322" style:family="text">
      <style:text-properties style:use-window-font-color="true" fo:font-weight="normal" officeooo:rsid="0226d9d6" style:font-weight-asian="normal" style:font-weight-complex="normal"/>
    </style:style>
    <style:style style:name="T323" style:family="text">
      <style:text-properties style:use-window-font-color="true" fo:font-weight="normal" officeooo:rsid="022c7d02" style:font-weight-asian="normal" style:font-weight-complex="normal"/>
    </style:style>
    <style:style style:name="T324" style:family="text">
      <style:text-properties style:use-window-font-color="true" fo:font-weight="normal" officeooo:rsid="023b3a5d" style:font-weight-asian="normal" style:font-weight-complex="normal"/>
    </style:style>
    <style:style style:name="T325" style:family="text">
      <style:text-properties style:use-window-font-color="true" fo:font-weight="normal" officeooo:rsid="023ce39d" style:font-weight-asian="normal" style:font-weight-complex="normal"/>
    </style:style>
    <style:style style:name="T326" style:family="text">
      <style:text-properties style:use-window-font-color="true" officeooo:rsid="016f0506"/>
    </style:style>
    <style:style style:name="T327" style:family="text">
      <style:text-properties style:use-window-font-color="true" fo:font-weight="bold" style:font-weight-asian="bold" style:font-weight-complex="bold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5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6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8" style:family="text">
      <style:text-properties style:use-window-font-color="true" officeooo:rsid="02efc49c"/>
    </style:style>
    <style:style style:name="T349" style:family="text">
      <style:text-properties style:use-window-font-color="true" officeooo:rsid="02ce8a1b"/>
    </style:style>
    <style:style style:name="T350" style:family="text">
      <style:text-properties style:use-window-font-color="true" officeooo:rsid="02d1510f"/>
    </style:style>
    <style:style style:name="T351" style:family="text">
      <style:text-properties style:use-window-font-color="true" officeooo:rsid="02f51e47"/>
    </style:style>
    <style:style style:name="T352" style:family="text">
      <style:text-properties style:use-window-font-color="true" officeooo:rsid="0069ae25"/>
    </style:style>
    <style:style style:name="T353" style:family="text">
      <style:text-properties style:use-window-font-color="true" officeooo:rsid="02f8c777"/>
    </style:style>
    <style:style style:name="T35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5" style:family="text">
      <style:text-properties style:use-window-font-color="true" fo:background-color="transparent" loext:char-shading-value="0"/>
    </style:style>
    <style:style style:name="T356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weight="normal" style:font-weight-asian="normal" style:font-weight-complex="normal"/>
    </style:style>
    <style:style style:name="T359" style:family="text">
      <style:text-properties fo:font-weight="normal" officeooo:rsid="003c27f0" style:font-weight-asian="normal" style:font-weight-complex="normal"/>
    </style:style>
    <style:style style:name="T360" style:family="text">
      <style:text-properties fo:font-weight="normal" officeooo:rsid="003cb407" style:font-weight-asian="normal" style:font-weight-complex="normal"/>
    </style:style>
    <style:style style:name="T361" style:family="text">
      <style:text-properties fo:font-weight="normal" officeooo:rsid="00205d85" style:font-weight-asian="normal" style:font-weight-complex="normal"/>
    </style:style>
    <style:style style:name="T362" style:family="text">
      <style:text-properties fo:font-weight="normal" officeooo:rsid="00beb82f" style:font-weight-asian="normal" style:font-weight-complex="normal"/>
    </style:style>
    <style:style style:name="T363" style:family="text">
      <style:text-properties fo:font-weight="normal" officeooo:rsid="016860b9" style:font-weight-asian="normal" style:font-weight-complex="normal"/>
    </style:style>
    <style:style style:name="T364" style:family="text">
      <style:text-properties fo:font-weight="normal" officeooo:rsid="0377ec6e" style:font-weight-asian="normal" style:font-weight-complex="normal"/>
    </style:style>
    <style:style style:name="T365" style:family="text">
      <style:text-properties fo:font-weight="normal" officeooo:rsid="03778af6" style:font-weight-asian="normal" style:font-weight-complex="normal"/>
    </style:style>
    <style:style style:name="T366" style:family="text">
      <style:text-properties fo:font-weight="normal" officeooo:rsid="03886cfc" style:font-weight-asian="normal" style:font-weight-complex="normal"/>
    </style:style>
    <style:style style:name="T367" style:family="text">
      <style:text-properties fo:font-weight="normal" officeooo:rsid="038a2c81" style:font-weight-asian="normal" style:font-weight-complex="normal"/>
    </style:style>
    <style:style style:name="T368" style:family="text">
      <style:text-properties fo:font-weight="normal" officeooo:rsid="038bbdf6" style:font-weight-asian="normal" style:font-weight-complex="normal"/>
    </style:style>
    <style:style style:name="T369" style:family="text">
      <style:text-properties fo:font-weight="normal" officeooo:rsid="038d7d5e" style:font-weight-asian="normal" style:font-weight-complex="normal"/>
    </style:style>
    <style:style style:name="T370" style:family="text">
      <style:text-properties fo:font-weight="normal" officeooo:rsid="038e531a" style:font-weight-asian="normal" style:font-weight-complex="normal"/>
    </style:style>
    <style:style style:name="T371" style:family="text">
      <style:text-properties fo:font-weight="normal" officeooo:rsid="03963307" style:font-weight-asian="normal" style:font-weight-complex="normal"/>
    </style:style>
    <style:style style:name="T372" style:family="text">
      <style:text-properties fo:font-weight="normal" officeooo:rsid="039c640b" style:font-weight-asian="normal" style:font-weight-complex="normal"/>
    </style:style>
    <style:style style:name="T373" style:family="text">
      <style:text-properties fo:font-weight="normal" officeooo:rsid="039e438c" style:font-weight-asian="normal" style:font-weight-complex="normal"/>
    </style:style>
    <style:style style:name="T374" style:family="text">
      <style:text-properties fo:font-weight="normal" officeooo:rsid="03a073aa" style:font-weight-asian="normal" style:font-weight-complex="normal"/>
    </style:style>
    <style:style style:name="T375" style:family="text">
      <style:text-properties fo:font-weight="normal" officeooo:rsid="03a15cc8" style:font-weight-asian="normal" style:font-weight-complex="normal"/>
    </style:style>
    <style:style style:name="T376" style:family="text">
      <style:text-properties fo:font-weight="normal" officeooo:rsid="03a31e81" style:font-weight-asian="normal" style:font-weight-complex="normal"/>
    </style:style>
    <style:style style:name="T377" style:family="text">
      <style:text-properties fo:font-weight="normal" officeooo:rsid="03ac69a7" style:font-weight-asian="normal" style:font-weight-complex="normal"/>
    </style:style>
    <style:style style:name="T378" style:family="text">
      <style:text-properties fo:font-weight="normal" officeooo:rsid="03af7bf7" style:font-weight-asian="normal" style:font-weight-complex="normal"/>
    </style:style>
    <style:style style:name="T379" style:family="text">
      <style:text-properties fo:font-weight="normal" officeooo:rsid="03b1fbc9" style:font-weight-asian="normal" style:font-weight-complex="normal"/>
    </style:style>
    <style:style style:name="T380" style:family="text">
      <style:text-properties fo:font-weight="normal" officeooo:rsid="03becfb9" style:font-weight-asian="normal" style:font-weight-complex="normal"/>
    </style:style>
    <style:style style:name="T381" style:family="text">
      <style:text-properties fo:font-weight="normal" officeooo:rsid="03bf675e" style:font-weight-asian="normal" style:font-weight-complex="normal"/>
    </style:style>
    <style:style style:name="T382" style:family="text">
      <style:text-properties fo:font-weight="normal" officeooo:rsid="03bf92cd" style:font-weight-asian="normal" style:font-weight-complex="normal"/>
    </style:style>
    <style:style style:name="T383" style:family="text">
      <style:text-properties fo:font-weight="normal" officeooo:rsid="03c2a4d1" style:font-weight-asian="normal" style:font-weight-complex="normal"/>
    </style:style>
    <style:style style:name="T384" style:family="text">
      <style:text-properties fo:font-weight="normal" officeooo:rsid="03c34d65" style:font-weight-asian="normal" style:font-weight-complex="normal"/>
    </style:style>
    <style:style style:name="T385" style:family="text">
      <style:text-properties fo:font-weight="normal" officeooo:rsid="03c39617" style:font-weight-asian="normal" style:font-weight-complex="normal"/>
    </style:style>
    <style:style style:name="T386" style:family="text">
      <style:text-properties fo:font-weight="normal" officeooo:rsid="03c44ca6" style:font-weight-asian="normal" style:font-weight-complex="normal"/>
    </style:style>
    <style:style style:name="T387" style:family="text">
      <style:text-properties fo:font-weight="normal" officeooo:rsid="03c51260" style:font-weight-asian="normal" style:font-weight-complex="normal"/>
    </style:style>
    <style:style style:name="T388" style:family="text">
      <style:text-properties fo:font-weight="normal" officeooo:rsid="03c51463" style:font-weight-asian="normal" style:font-weight-complex="normal"/>
    </style:style>
    <style:style style:name="T389" style:family="text">
      <style:text-properties fo:font-weight="normal" officeooo:rsid="03c51c71" style:font-weight-asian="normal" style:font-weight-complex="normal"/>
    </style:style>
    <style:style style:name="T390" style:family="text">
      <style:text-properties fo:font-weight="normal" officeooo:rsid="03c6f534" style:font-weight-asian="normal" style:font-weight-complex="normal"/>
    </style:style>
    <style:style style:name="T391" style:family="text">
      <style:text-properties fo:font-weight="normal" officeooo:rsid="03cb2c07" style:font-weight-asian="normal" style:font-weight-complex="normal"/>
    </style:style>
    <style:style style:name="T392" style:family="text">
      <style:text-properties fo:font-weight="normal" officeooo:rsid="03d088e0" style:font-weight-asian="normal" style:font-weight-complex="normal"/>
    </style:style>
    <style:style style:name="T393" style:family="text">
      <style:text-properties fo:font-weight="normal" officeooo:rsid="03d7a2a4" style:font-weight-asian="normal" style:font-weight-complex="normal"/>
    </style:style>
    <style:style style:name="T394" style:family="text">
      <style:text-properties fo:font-weight="normal" officeooo:rsid="03d9bd6c" style:font-weight-asian="normal" style:font-weight-complex="normal"/>
    </style:style>
    <style:style style:name="T395" style:family="text">
      <style:text-properties fo:font-weight="normal" officeooo:rsid="03db91db" style:font-weight-asian="normal" style:font-weight-complex="normal"/>
    </style:style>
    <style:style style:name="T396" style:family="text">
      <style:text-properties fo:font-weight="normal" officeooo:rsid="03e4514e" style:font-weight-asian="normal" style:font-weight-complex="normal"/>
    </style:style>
    <style:style style:name="T397" style:family="text">
      <style:text-properties fo:font-weight="normal" officeooo:rsid="03e90de3" style:font-weight-asian="normal" style:font-weight-complex="normal"/>
    </style:style>
    <style:style style:name="T398" style:family="text">
      <style:text-properties fo:font-weight="normal" officeooo:rsid="03e93625" style:font-weight-asian="normal" style:font-weight-complex="normal"/>
    </style:style>
    <style:style style:name="T399" style:family="text">
      <style:text-properties fo:font-weight="normal" officeooo:rsid="03ea64bf" style:font-weight-asian="normal" style:font-weight-complex="normal"/>
    </style:style>
    <style:style style:name="T400" style:family="text">
      <style:text-properties fo:font-weight="normal" officeooo:rsid="03eb005c" style:font-weight-asian="normal" style:font-weight-complex="normal"/>
    </style:style>
    <style:style style:name="T401" style:family="text">
      <style:text-properties fo:font-weight="normal" officeooo:rsid="03ec3a95" style:font-weight-asian="normal" style:font-weight-complex="normal"/>
    </style:style>
    <style:style style:name="T402" style:family="text">
      <style:text-properties fo:font-weight="normal" officeooo:rsid="03ed0846" style:font-weight-asian="normal" style:font-weight-complex="normal"/>
    </style:style>
    <style:style style:name="T403" style:family="text">
      <style:text-properties fo:font-weight="normal" officeooo:rsid="03ede337" style:font-weight-asian="normal" style:font-weight-complex="normal"/>
    </style:style>
    <style:style style:name="T404" style:family="text">
      <style:text-properties fo:font-weight="normal" officeooo:rsid="03ee7eb1" style:font-weight-asian="normal" style:font-weight-complex="normal"/>
    </style:style>
    <style:style style:name="T405" style:family="text">
      <style:text-properties fo:font-weight="normal" officeooo:rsid="03de8421" style:font-weight-asian="normal" style:font-weight-complex="normal"/>
    </style:style>
    <style:style style:name="T406" style:family="text">
      <style:text-properties fo:font-weight="normal" officeooo:rsid="03f27278" style:font-weight-asian="normal" style:font-weight-complex="normal"/>
    </style:style>
    <style:style style:name="T407" style:family="text">
      <style:text-properties fo:font-weight="normal" officeooo:rsid="03f4b1ba" style:font-weight-asian="normal" style:font-weight-complex="normal"/>
    </style:style>
    <style:style style:name="T408" style:family="text">
      <style:text-properties fo:font-weight="normal" officeooo:rsid="03f501e7" style:font-weight-asian="normal" style:font-weight-complex="normal"/>
    </style:style>
    <style:style style:name="T409" style:family="text">
      <style:text-properties fo:font-weight="normal" officeooo:rsid="03f56006" style:font-weight-asian="normal" style:font-weight-complex="normal"/>
    </style:style>
    <style:style style:name="T410" style:family="text">
      <style:text-properties fo:font-weight="normal" officeooo:rsid="03f8c064" style:font-weight-asian="normal" style:font-weight-complex="normal"/>
    </style:style>
    <style:style style:name="T411" style:family="text">
      <style:text-properties fo:font-weight="normal" officeooo:rsid="03fc17c3" style:font-weight-asian="normal" style:font-weight-complex="normal"/>
    </style:style>
    <style:style style:name="T412" style:family="text">
      <style:text-properties fo:font-weight="normal" officeooo:rsid="03fc65b4" style:font-weight-asian="normal" style:font-weight-complex="normal"/>
    </style:style>
    <style:style style:name="T413" style:family="text">
      <style:text-properties fo:font-weight="normal" officeooo:rsid="03fd5e01" style:font-weight-asian="normal" style:font-weight-complex="normal"/>
    </style:style>
    <style:style style:name="T414" style:family="text">
      <style:text-properties fo:font-weight="normal" officeooo:rsid="040aae1c" style:font-weight-asian="normal" style:font-weight-complex="normal"/>
    </style:style>
    <style:style style:name="T415" style:family="text">
      <style:text-properties fo:font-weight="normal" officeooo:rsid="040ce935" style:font-weight-asian="normal" style:font-weight-complex="normal"/>
    </style:style>
    <style:style style:name="T416" style:family="text">
      <style:text-properties fo:font-weight="normal" officeooo:rsid="042824b8" style:font-weight-asian="normal" style:font-weight-complex="normal"/>
    </style:style>
    <style:style style:name="T417" style:family="text">
      <style:text-properties fo:font-weight="normal" officeooo:rsid="0427ec09" style:font-weight-asian="normal" style:font-weight-complex="normal"/>
    </style:style>
    <style:style style:name="T418" style:family="text">
      <style:text-properties fo:font-weight="normal" officeooo:rsid="0424a315" style:font-weight-asian="normal" style:font-weight-complex="normal"/>
    </style:style>
    <style:style style:name="T419" style:family="text">
      <style:text-properties fo:font-weight="normal" officeooo:rsid="03c13113" style:font-weight-asian="normal" style:font-weight-complex="normal"/>
    </style:style>
    <style:style style:name="T420" style:family="text">
      <style:text-properties fo:font-weight="normal" officeooo:rsid="0428c8e2" style:font-weight-asian="normal" style:font-weight-complex="normal"/>
    </style:style>
    <style:style style:name="T421" style:family="text">
      <style:text-properties fo:font-weight="normal" officeooo:rsid="045e6749" style:font-weight-asian="normal" style:font-weight-complex="normal"/>
    </style:style>
    <style:style style:name="T422" style:family="text">
      <style:text-properties fo:font-weight="normal" officeooo:rsid="04602400" style:font-weight-asian="normal" style:font-weight-complex="normal"/>
    </style:style>
    <style:style style:name="T423" style:family="text">
      <style:text-properties fo:font-weight="normal" officeooo:rsid="04161d3e" style:font-weight-asian="normal" style:font-weight-complex="normal"/>
    </style:style>
    <style:style style:name="T424" style:family="text">
      <style:text-properties fo:font-weight="normal" officeooo:rsid="041746e7" style:font-weight-asian="normal" style:font-weight-complex="normal"/>
    </style:style>
    <style:style style:name="T425" style:family="text">
      <style:text-properties fo:font-weight="normal" officeooo:rsid="041d4261" style:font-weight-asian="normal" style:font-weight-complex="normal"/>
    </style:style>
    <style:style style:name="T426" style:family="text">
      <style:text-properties fo:font-weight="normal" officeooo:rsid="0419037b" style:font-weight-asian="normal" style:font-weight-complex="normal"/>
    </style:style>
    <style:style style:name="T427" style:family="text">
      <style:text-properties fo:font-weight="normal" officeooo:rsid="04226783" style:font-weight-asian="normal" style:font-weight-complex="normal"/>
    </style:style>
    <style:style style:name="T428" style:family="text">
      <style:text-properties fo:font-weight="normal" officeooo:rsid="04329278" style:font-weight-asian="normal" style:font-weight-complex="normal"/>
    </style:style>
    <style:style style:name="T429" style:family="text">
      <style:text-properties fo:font-weight="normal" officeooo:rsid="042d7117" style:font-weight-asian="normal" style:font-weight-complex="normal"/>
    </style:style>
    <style:style style:name="T430" style:family="text">
      <style:text-properties fo:font-weight="normal" officeooo:rsid="04253c68" style:font-weight-asian="normal" style:font-weight-complex="normal"/>
    </style:style>
    <style:style style:name="T431" style:family="text">
      <style:text-properties fo:font-weight="normal" officeooo:rsid="043c6125" style:font-weight-asian="normal" style:font-weight-complex="normal"/>
    </style:style>
    <style:style style:name="T432" style:family="text">
      <style:text-properties fo:font-weight="normal" officeooo:rsid="044401b2" style:font-weight-asian="normal" style:font-weight-complex="normal"/>
    </style:style>
    <style:style style:name="T433" style:family="text">
      <style:text-properties fo:font-weight="normal" officeooo:rsid="043a3360" style:font-weight-asian="normal" style:font-weight-complex="normal"/>
    </style:style>
    <style:style style:name="T434" style:family="text">
      <style:text-properties fo:font-weight="normal" officeooo:rsid="04438193" style:font-weight-asian="normal" style:font-weight-complex="normal"/>
    </style:style>
    <style:style style:name="T435" style:family="text">
      <style:text-properties fo:font-weight="normal" officeooo:rsid="043fc929" style:font-weight-asian="normal" style:font-weight-complex="normal"/>
    </style:style>
    <style:style style:name="T436" style:family="text">
      <style:text-properties fo:font-weight="normal" officeooo:rsid="04496025" style:font-weight-asian="normal" style:font-weight-complex="normal"/>
    </style:style>
    <style:style style:name="T437" style:family="text">
      <style:text-properties fo:font-weight="normal" officeooo:rsid="04592f7c" style:font-weight-asian="normal" style:font-weight-complex="normal"/>
    </style:style>
    <style:style style:name="T438" style:family="text">
      <style:text-properties fo:font-weight="normal" officeooo:rsid="0480ffab" style:font-weight-asian="normal" style:font-weight-complex="normal"/>
    </style:style>
    <style:style style:name="T439" style:family="text">
      <style:text-properties fo:font-weight="normal" officeooo:rsid="04822256" style:font-weight-asian="normal" style:font-weight-complex="normal"/>
    </style:style>
    <style:style style:name="T440" style:family="text">
      <style:text-properties fo:font-weight="normal" officeooo:rsid="048ffd4a" style:font-weight-asian="normal" style:font-weight-complex="normal"/>
    </style:style>
    <style:style style:name="T441" style:family="text">
      <style:text-properties fo:font-weight="normal" officeooo:rsid="048fe3f8" style:font-weight-asian="normal" style:font-weight-complex="normal"/>
    </style:style>
    <style:style style:name="T442" style:family="text">
      <style:text-properties fo:font-weight="normal" officeooo:rsid="0494bc64" style:font-weight-asian="normal" style:font-weight-complex="normal"/>
    </style:style>
    <style:style style:name="T443" style:family="text">
      <style:text-properties fo:font-weight="normal" officeooo:rsid="049a8a7e" style:font-weight-asian="normal" style:font-weight-complex="normal"/>
    </style:style>
    <style:style style:name="T444" style:family="text">
      <style:text-properties fo:font-weight="normal" officeooo:rsid="04a57ad8" style:font-weight-asian="normal" style:font-weight-complex="normal"/>
    </style:style>
    <style:style style:name="T445" style:family="text">
      <style:text-properties fo:font-weight="normal" officeooo:rsid="04b2ffc5" style:font-weight-asian="normal" style:font-weight-complex="normal"/>
    </style:style>
    <style:style style:name="T446" style:family="text">
      <style:text-properties fo:font-weight="normal" officeooo:rsid="04ba1b39" style:font-weight-asian="normal" style:font-weight-complex="normal"/>
    </style:style>
    <style:style style:name="T447" style:family="text">
      <style:text-properties fo:font-weight="normal" officeooo:rsid="04b3c5c0" style:font-weight-asian="normal" style:font-weight-complex="normal"/>
    </style:style>
    <style:style style:name="T448" style:family="text">
      <style:text-properties fo:font-weight="normal" officeooo:rsid="04cce5bf" style:font-weight-asian="normal" style:font-weight-complex="normal"/>
    </style:style>
    <style:style style:name="T449" style:family="text">
      <style:text-properties fo:font-weight="normal" officeooo:rsid="050199cb" style:font-weight-asian="normal" style:font-weight-complex="normal"/>
    </style:style>
    <style:style style:name="T450" style:family="text">
      <style:text-properties fo:font-weight="normal" officeooo:rsid="0502c86e" style:font-weight-asian="normal" style:font-weight-complex="normal"/>
    </style:style>
    <style:style style:name="T451" style:family="text">
      <style:text-properties fo:font-weight="normal" officeooo:rsid="04f1c42d" style:font-weight-asian="normal" style:font-weight-complex="normal"/>
    </style:style>
    <style:style style:name="T452" style:family="text">
      <style:text-properties fo:font-weight="normal" officeooo:rsid="04f0bfd5" style:font-weight-asian="normal" style:font-weight-complex="normal"/>
    </style:style>
    <style:style style:name="T453" style:family="text">
      <style:text-properties fo:font-weight="normal" officeooo:rsid="05319739" style:font-weight-asian="normal" style:font-weight-complex="normal"/>
    </style:style>
    <style:style style:name="T454" style:family="text">
      <style:text-properties fo:font-weight="normal" officeooo:rsid="05604a7a" style:font-weight-asian="normal" style:font-weight-complex="normal"/>
    </style:style>
    <style:style style:name="T455" style:family="text">
      <style:text-properties fo:font-weight="normal" officeooo:rsid="0560f59c" style:font-weight-asian="normal" style:font-weight-complex="normal"/>
    </style:style>
    <style:style style:name="T456" style:family="text">
      <style:text-properties fo:font-weight="normal" officeooo:rsid="0569d9ca" style:font-weight-asian="normal" style:font-weight-complex="normal"/>
    </style:style>
    <style:style style:name="T457" style:family="text">
      <style:text-properties fo:font-weight="normal" officeooo:rsid="056aa2db" style:font-weight-asian="normal" style:font-weight-complex="normal"/>
    </style:style>
    <style:style style:name="T458" style:family="text">
      <style:text-properties fo:font-weight="normal" officeooo:rsid="0573ee33" style:font-weight-asian="normal" style:font-weight-complex="normal"/>
    </style:style>
    <style:style style:name="T459" style:family="text">
      <style:text-properties fo:font-weight="normal" officeooo:rsid="0577776f" style:font-weight-asian="normal" style:font-weight-complex="normal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officeooo:rsid="00256ecc" style:font-style-asian="italic" style:font-style-complex="italic"/>
    </style:style>
    <style:style style:name="T462" style:family="text">
      <style:text-properties fo:font-style="italic" officeooo:rsid="006c1d47" style:font-style-asian="italic" style:font-style-complex="italic"/>
    </style:style>
    <style:style style:name="T463" style:family="text">
      <style:text-properties fo:font-style="italic" officeooo:rsid="00e09913" style:font-style-asian="italic" style:font-style-complex="italic"/>
    </style:style>
    <style:style style:name="T464" style:family="text">
      <style:text-properties fo:font-style="italic" officeooo:rsid="005b5cd3" style:font-style-asian="italic" style:font-style-complex="italic"/>
    </style:style>
    <style:style style:name="T465" style:family="text">
      <style:text-properties fo:font-style="italic" officeooo:rsid="0034ed8b" style:font-style-asian="italic" style:font-style-complex="italic"/>
    </style:style>
    <style:style style:name="T466" style:family="text">
      <style:text-properties fo:font-style="italic" officeooo:rsid="00367935" style:font-style-asian="italic" style:font-style-complex="italic"/>
    </style:style>
    <style:style style:name="T467" style:family="text">
      <style:text-properties fo:font-style="italic" officeooo:rsid="003b4e50" style:font-style-asian="italic" style:font-style-complex="italic"/>
    </style:style>
    <style:style style:name="T468" style:family="text">
      <style:text-properties fo:font-style="italic" officeooo:rsid="01758a0f" style:font-style-asian="italic" style:font-style-complex="italic"/>
    </style:style>
    <style:style style:name="T469" style:family="text">
      <style:text-properties fo:font-style="italic" officeooo:rsid="0080477a" style:font-style-asian="italic" style:font-style-complex="italic"/>
    </style:style>
    <style:style style:name="T470" style:family="text">
      <style:text-properties fo:font-style="italic" officeooo:rsid="01113d34" style:font-style-asian="italic" style:font-style-complex="italic"/>
    </style:style>
    <style:style style:name="T471" style:family="text">
      <style:text-properties fo:font-style="italic" officeooo:rsid="018c0d5b" style:font-style-asian="italic" style:font-style-complex="italic"/>
    </style:style>
    <style:style style:name="T472" style:family="text">
      <style:text-properties fo:font-style="italic" officeooo:rsid="01c64853" style:font-style-asian="italic" style:font-style-complex="italic"/>
    </style:style>
    <style:style style:name="T473" style:family="text">
      <style:text-properties fo:font-style="italic" officeooo:rsid="01d9cd4e" style:font-style-asian="italic" style:font-style-complex="italic"/>
    </style:style>
    <style:style style:name="T474" style:family="text">
      <style:text-properties fo:font-style="italic" officeooo:rsid="01dc67de" style:font-style-asian="italic" style:font-style-complex="italic"/>
    </style:style>
    <style:style style:name="T475" style:family="text">
      <style:text-properties fo:font-style="italic" officeooo:rsid="01ec8e18" style:font-style-asian="italic" style:font-style-complex="italic"/>
    </style:style>
    <style:style style:name="T476" style:family="text">
      <style:text-properties fo:font-style="italic" officeooo:rsid="019e70b3" style:font-style-asian="italic" style:font-style-complex="italic"/>
    </style:style>
    <style:style style:name="T477" style:family="text">
      <style:text-properties fo:font-style="italic" officeooo:rsid="02685e01" style:font-style-asian="italic" style:font-style-complex="italic"/>
    </style:style>
    <style:style style:name="T478" style:family="text">
      <style:text-properties fo:font-style="italic" officeooo:rsid="026b5506" style:font-style-asian="italic" style:font-style-complex="italic"/>
    </style:style>
    <style:style style:name="T479" style:family="text">
      <style:text-properties fo:font-style="italic" officeooo:rsid="0288fb00" style:font-style-asian="italic" style:font-style-complex="italic"/>
    </style:style>
    <style:style style:name="T480" style:family="text">
      <style:text-properties fo:font-style="italic" officeooo:rsid="02ccc8f6" style:font-style-asian="italic" style:font-style-complex="italic"/>
    </style:style>
    <style:style style:name="T481" style:family="text">
      <style:text-properties fo:font-style="italic" officeooo:rsid="0069ae25" style:font-style-asian="italic" style:font-style-complex="italic"/>
    </style:style>
    <style:style style:name="T482" style:family="text">
      <style:text-properties fo:font-style="italic" officeooo:rsid="0022c018" style:font-style-asian="italic" style:font-style-complex="italic"/>
    </style:style>
    <style:style style:name="T483" style:family="text">
      <style:text-properties fo:font-style="italic" officeooo:rsid="02efc49c" style:font-style-asian="italic" style:font-style-complex="italic"/>
    </style:style>
    <style:style style:name="T484" style:family="text">
      <style:text-properties fo:font-style="italic" officeooo:rsid="02ec089f" style:font-style-asian="italic" style:font-style-complex="italic"/>
    </style:style>
    <style:style style:name="T485" style:family="text">
      <style:text-properties fo:font-style="italic" officeooo:rsid="032c4fdc" style:font-style-asian="italic" style:font-style-complex="italic"/>
    </style:style>
    <style:style style:name="T486" style:family="text">
      <style:text-properties fo:font-style="italic" officeooo:rsid="0335ea2c" style:font-style-asian="italic" style:font-style-complex="italic"/>
    </style:style>
    <style:style style:name="T487" style:family="text">
      <style:text-properties fo:font-style="italic" officeooo:rsid="0346a444" style:font-style-asian="italic" style:font-style-complex="italic"/>
    </style:style>
    <style:style style:name="T488" style:family="text">
      <style:text-properties fo:font-style="italic" officeooo:rsid="03a24854" style:font-style-asian="italic" style:font-style-complex="italic"/>
    </style:style>
    <style:style style:name="T489" style:family="text">
      <style:text-properties fo:font-style="italic" officeooo:rsid="03804bbd" style:font-style-asian="italic" style:font-style-complex="italic"/>
    </style:style>
    <style:style style:name="T490" style:family="text">
      <style:text-properties fo:font-style="italic" officeooo:rsid="03aaef44" style:font-style-asian="italic" style:font-style-complex="italic"/>
    </style:style>
    <style:style style:name="T491" style:family="text">
      <style:text-properties fo:font-style="italic" officeooo:rsid="04a57ad8" style:font-style-asian="italic" style:font-style-complex="italic"/>
    </style:style>
    <style:style style:name="T492" style:family="text">
      <style:text-properties fo:font-style="italic" officeooo:rsid="04ba1b39" style:font-style-asian="italic" style:font-style-complex="italic"/>
    </style:style>
    <style:style style:name="T493" style:family="text">
      <style:text-properties fo:font-style="italic" officeooo:rsid="04a08898" style:font-style-asian="italic" style:font-style-complex="italic"/>
    </style:style>
    <style:style style:name="T494" style:family="text">
      <style:text-properties fo:font-style="italic" officeooo:rsid="051c4636" style:font-style-asian="italic" style:font-style-complex="italic"/>
    </style:style>
    <style:style style:name="T495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1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19" style:family="text">
      <style:text-properties fo:font-style="italic" style:text-underline-style="none" style:font-style-asian="italic" style:font-style-complex="italic"/>
    </style:style>
    <style:style style:name="T520" style:family="text">
      <style:text-properties fo:font-style="italic" style:text-underline-style="none" officeooo:rsid="00baae4f" style:font-style-asian="italic" style:font-style-complex="italic"/>
    </style:style>
    <style:style style:name="T521" style:family="text">
      <style:text-properties fo:font-style="italic" style:text-underline-style="none" officeooo:rsid="00d708a6" style:font-style-asian="italic" style:font-style-complex="italic"/>
    </style:style>
    <style:style style:name="T522" style:family="text">
      <style:text-properties fo:font-style="italic" style:text-underline-style="none" officeooo:rsid="00beb82f" style:font-style-asian="italic" style:font-style-complex="italic"/>
    </style:style>
    <style:style style:name="T523" style:family="text">
      <style:text-properties fo:font-style="italic" style:text-underline-style="none" officeooo:rsid="00d9c9e4" style:font-style-asian="italic" style:font-style-complex="italic"/>
    </style:style>
    <style:style style:name="T524" style:family="text">
      <style:text-properties fo:font-style="italic" style:text-underline-style="none" officeooo:rsid="00f55bb2" style:font-style-asian="italic" style:font-style-complex="italic"/>
    </style:style>
    <style:style style:name="T525" style:family="text">
      <style:text-properties fo:font-style="italic" style:text-underline-style="none" officeooo:rsid="00f74e17" style:font-style-asian="italic" style:font-style-complex="italic"/>
    </style:style>
    <style:style style:name="T526" style:family="text">
      <style:text-properties fo:font-style="italic" style:text-underline-style="none" officeooo:rsid="00fde6f2" style:font-style-asian="italic" style:font-style-complex="italic"/>
    </style:style>
    <style:style style:name="T527" style:family="text">
      <style:text-properties fo:font-style="italic" style:text-underline-style="none" officeooo:rsid="0130fd48" style:font-style-asian="italic" style:font-style-complex="italic"/>
    </style:style>
    <style:style style:name="T528" style:family="text">
      <style:text-properties fo:font-style="italic" style:text-underline-style="none" officeooo:rsid="013401b3" style:font-style-asian="italic" style:font-style-complex="italic"/>
    </style:style>
    <style:style style:name="T529" style:family="text">
      <style:text-properties fo:font-style="italic" style:text-underline-style="none" officeooo:rsid="013f3c54" style:font-style-asian="italic" style:font-style-complex="italic"/>
    </style:style>
    <style:style style:name="T530" style:family="text">
      <style:text-properties fo:font-style="italic" style:text-underline-style="none" officeooo:rsid="00bfa17d" style:font-style-asian="italic" style:font-style-complex="italic"/>
    </style:style>
    <style:style style:name="T531" style:family="text">
      <style:text-properties fo:font-style="italic" style:text-underline-style="none" officeooo:rsid="02a94de9" style:font-style-asian="italic" style:font-style-complex="italic"/>
    </style:style>
    <style:style style:name="T532" style:family="text">
      <style:text-properties fo:font-style="italic" style:text-underline-style="none" officeooo:rsid="00bbbf73" style:font-style-asian="italic" style:font-style-complex="italic"/>
    </style:style>
    <style:style style:name="T533" style:family="text">
      <style:text-properties fo:font-style="italic" style:text-underline-style="none" officeooo:rsid="00a639f7" style:font-style-asian="italic" style:font-style-complex="italic"/>
    </style:style>
    <style:style style:name="T534" style:family="text">
      <style:text-properties fo:font-style="italic" style:text-underline-style="none" officeooo:rsid="00bd11a0" style:font-style-asian="italic" style:font-style-complex="italic"/>
    </style:style>
    <style:style style:name="T5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8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99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00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01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02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03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04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05" style:family="text">
      <style:text-properties officeooo:rsid="00205d85"/>
    </style:style>
    <style:style style:name="T606" style:family="text">
      <style:text-properties officeooo:rsid="0027fcfd"/>
    </style:style>
    <style:style style:name="T607" style:family="text">
      <style:text-properties officeooo:rsid="0029525d"/>
    </style:style>
    <style:style style:name="T608" style:family="text">
      <style:text-properties officeooo:rsid="0034ed8b"/>
    </style:style>
    <style:style style:name="T609" style:family="text">
      <style:text-properties officeooo:rsid="00367935"/>
    </style:style>
    <style:style style:name="T610" style:family="text">
      <style:text-properties officeooo:rsid="00398ddf"/>
    </style:style>
    <style:style style:name="T611" style:family="text">
      <style:text-properties officeooo:rsid="003b4e50"/>
    </style:style>
    <style:style style:name="T6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1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4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4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4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49" style:family="text">
      <style:text-properties fo:font-style="normal" style:text-underline-style="none" style:font-style-asian="normal" style:font-style-complex="normal"/>
    </style:style>
    <style:style style:name="T650" style:family="text">
      <style:text-properties fo:font-style="normal" style:text-underline-style="none" officeooo:rsid="00a8a4b1" style:font-style-asian="normal" style:font-style-complex="normal"/>
    </style:style>
    <style:style style:name="T651" style:family="text">
      <style:text-properties fo:font-style="normal" style:text-underline-style="none" officeooo:rsid="00ba4170" style:font-style-asian="normal" style:font-style-complex="normal"/>
    </style:style>
    <style:style style:name="T652" style:family="text">
      <style:text-properties fo:font-style="normal" style:text-underline-style="none" officeooo:rsid="00b1e303" style:font-style-asian="normal" style:font-style-complex="normal"/>
    </style:style>
    <style:style style:name="T653" style:family="text">
      <style:text-properties fo:font-style="normal" style:text-underline-style="none" officeooo:rsid="00baae4f" style:font-style-asian="normal" style:font-style-complex="normal"/>
    </style:style>
    <style:style style:name="T654" style:family="text">
      <style:text-properties fo:font-style="normal" style:text-underline-style="none" officeooo:rsid="00bbbf73" style:font-style-asian="normal" style:font-style-complex="normal"/>
    </style:style>
    <style:style style:name="T655" style:family="text">
      <style:text-properties fo:font-style="normal" style:text-underline-style="none" officeooo:rsid="00be4749" style:font-style-asian="normal" style:font-style-complex="normal"/>
    </style:style>
    <style:style style:name="T656" style:family="text">
      <style:text-properties fo:font-style="normal" style:text-underline-style="none" officeooo:rsid="00d139a0" style:font-style-asian="normal" style:font-style-complex="normal"/>
    </style:style>
    <style:style style:name="T657" style:family="text">
      <style:text-properties fo:font-style="normal" style:text-underline-style="none" officeooo:rsid="00d1487d" style:font-style-asian="normal" style:font-style-complex="normal"/>
    </style:style>
    <style:style style:name="T658" style:family="text">
      <style:text-properties fo:font-style="normal" style:text-underline-style="none" officeooo:rsid="00d2fc06" style:font-style-asian="normal" style:font-style-complex="normal"/>
    </style:style>
    <style:style style:name="T659" style:family="text">
      <style:text-properties fo:font-style="normal" style:text-underline-style="none" officeooo:rsid="00d40111" style:font-style-asian="normal" style:font-style-complex="normal"/>
    </style:style>
    <style:style style:name="T660" style:family="text">
      <style:text-properties fo:font-style="normal" style:text-underline-style="none" officeooo:rsid="00d4c5ce" style:font-style-asian="normal" style:font-style-complex="normal"/>
    </style:style>
    <style:style style:name="T661" style:family="text">
      <style:text-properties fo:font-style="normal" style:text-underline-style="none" officeooo:rsid="00d708a6" style:font-style-asian="normal" style:font-style-complex="normal"/>
    </style:style>
    <style:style style:name="T662" style:family="text">
      <style:text-properties fo:font-style="normal" style:text-underline-style="none" officeooo:rsid="00d77d7d" style:font-style-asian="normal" style:font-style-complex="normal"/>
    </style:style>
    <style:style style:name="T663" style:family="text">
      <style:text-properties fo:font-style="normal" style:text-underline-style="none" officeooo:rsid="00d83381" style:font-style-asian="normal" style:font-style-complex="normal"/>
    </style:style>
    <style:style style:name="T664" style:family="text">
      <style:text-properties fo:font-style="normal" style:text-underline-style="none" officeooo:rsid="00d75809" style:font-style-asian="normal" style:font-style-complex="normal"/>
    </style:style>
    <style:style style:name="T665" style:family="text">
      <style:text-properties fo:font-style="normal" style:text-underline-style="none" officeooo:rsid="00dd6c8d" style:font-style-asian="normal" style:font-style-complex="normal"/>
    </style:style>
    <style:style style:name="T666" style:family="text">
      <style:text-properties fo:font-style="normal" style:text-underline-style="none" officeooo:rsid="00dedcd7" style:font-style-asian="normal" style:font-style-complex="normal"/>
    </style:style>
    <style:style style:name="T667" style:family="text">
      <style:text-properties fo:font-style="normal" style:text-underline-style="none" officeooo:rsid="00beb82f" style:font-style-asian="normal" style:font-style-complex="normal"/>
    </style:style>
    <style:style style:name="T668" style:family="text">
      <style:text-properties fo:font-style="normal" style:text-underline-style="none" officeooo:rsid="00e4290b" style:font-style-asian="normal" style:font-style-complex="normal"/>
    </style:style>
    <style:style style:name="T669" style:family="text">
      <style:text-properties fo:font-style="normal" style:text-underline-style="none" officeooo:rsid="00eb50e0" style:font-style-asian="normal" style:font-style-complex="normal"/>
    </style:style>
    <style:style style:name="T670" style:family="text">
      <style:text-properties fo:font-style="normal" style:text-underline-style="none" officeooo:rsid="00d9c9e4" style:font-style-asian="normal" style:font-style-complex="normal"/>
    </style:style>
    <style:style style:name="T671" style:family="text">
      <style:text-properties fo:font-style="normal" style:text-underline-style="none" officeooo:rsid="00ec1e8c" style:font-style-asian="normal" style:font-style-complex="normal"/>
    </style:style>
    <style:style style:name="T672" style:family="text">
      <style:text-properties fo:font-style="normal" style:text-underline-style="none" officeooo:rsid="00f0f7f8" style:font-style-asian="normal" style:font-style-complex="normal"/>
    </style:style>
    <style:style style:name="T673" style:family="text">
      <style:text-properties fo:font-style="normal" style:text-underline-style="none" officeooo:rsid="00f2503e" style:font-style-asian="normal" style:font-style-complex="normal"/>
    </style:style>
    <style:style style:name="T674" style:family="text">
      <style:text-properties fo:font-style="normal" style:text-underline-style="none" officeooo:rsid="00f5260b" style:font-style-asian="normal" style:font-style-complex="normal"/>
    </style:style>
    <style:style style:name="T675" style:family="text">
      <style:text-properties fo:font-style="normal" style:text-underline-style="none" officeooo:rsid="00f55bb2" style:font-style-asian="normal" style:font-style-complex="normal"/>
    </style:style>
    <style:style style:name="T676" style:family="text">
      <style:text-properties fo:font-style="normal" style:text-underline-style="none" officeooo:rsid="00f74e17" style:font-style-asian="normal" style:font-style-complex="normal"/>
    </style:style>
    <style:style style:name="T677" style:family="text">
      <style:text-properties fo:font-style="normal" style:text-underline-style="none" officeooo:rsid="00fbef0d" style:font-style-asian="normal" style:font-style-complex="normal"/>
    </style:style>
    <style:style style:name="T678" style:family="text">
      <style:text-properties fo:font-style="normal" style:text-underline-style="none" officeooo:rsid="00fde6f2" style:font-style-asian="normal" style:font-style-complex="normal"/>
    </style:style>
    <style:style style:name="T679" style:family="text">
      <style:text-properties fo:font-style="normal" style:text-underline-style="none" officeooo:rsid="010185dc" style:font-style-asian="normal" style:font-style-complex="normal"/>
    </style:style>
    <style:style style:name="T680" style:family="text">
      <style:text-properties fo:font-style="normal" style:text-underline-style="none" officeooo:rsid="0103be48" style:font-style-asian="normal" style:font-style-complex="normal"/>
    </style:style>
    <style:style style:name="T681" style:family="text">
      <style:text-properties fo:font-style="normal" style:text-underline-style="none" officeooo:rsid="010c486e" style:font-style-asian="normal" style:font-style-complex="normal"/>
    </style:style>
    <style:style style:name="T682" style:family="text">
      <style:text-properties fo:font-style="normal" style:text-underline-style="none" officeooo:rsid="010db770" style:font-style-asian="normal" style:font-style-complex="normal"/>
    </style:style>
    <style:style style:name="T683" style:family="text">
      <style:text-properties fo:font-style="normal" style:text-underline-style="none" officeooo:rsid="011cabfd" style:font-style-asian="normal" style:font-style-complex="normal"/>
    </style:style>
    <style:style style:name="T684" style:family="text">
      <style:text-properties fo:font-style="normal" style:text-underline-style="none" officeooo:rsid="011d9595" style:font-style-asian="normal" style:font-style-complex="normal"/>
    </style:style>
    <style:style style:name="T685" style:family="text">
      <style:text-properties fo:font-style="normal" style:text-underline-style="none" officeooo:rsid="011fc384" style:font-style-asian="normal" style:font-style-complex="normal"/>
    </style:style>
    <style:style style:name="T686" style:family="text">
      <style:text-properties fo:font-style="normal" style:text-underline-style="none" officeooo:rsid="012dfde8" style:font-style-asian="normal" style:font-style-complex="normal"/>
    </style:style>
    <style:style style:name="T687" style:family="text">
      <style:text-properties fo:font-style="normal" style:text-underline-style="none" officeooo:rsid="0130fd48" style:font-style-asian="normal" style:font-style-complex="normal"/>
    </style:style>
    <style:style style:name="T688" style:family="text">
      <style:text-properties fo:font-style="normal" style:text-underline-style="none" officeooo:rsid="013282b3" style:font-style-asian="normal" style:font-style-complex="normal"/>
    </style:style>
    <style:style style:name="T689" style:family="text">
      <style:text-properties fo:font-style="normal" style:text-underline-style="none" officeooo:rsid="013401b3" style:font-style-asian="normal" style:font-style-complex="normal"/>
    </style:style>
    <style:style style:name="T690" style:family="text">
      <style:text-properties fo:font-style="normal" style:text-underline-style="none" officeooo:rsid="013a8584" style:font-style-asian="normal" style:font-style-complex="normal"/>
    </style:style>
    <style:style style:name="T691" style:family="text">
      <style:text-properties fo:font-style="normal" style:text-underline-style="none" officeooo:rsid="013f3c54" style:font-style-asian="normal" style:font-style-complex="normal"/>
    </style:style>
    <style:style style:name="T692" style:family="text">
      <style:text-properties fo:font-style="normal" style:text-underline-style="none" officeooo:rsid="013e347a" style:font-style-asian="normal" style:font-style-complex="normal"/>
    </style:style>
    <style:style style:name="T693" style:family="text">
      <style:text-properties fo:font-style="normal" style:text-underline-style="none" officeooo:rsid="01408f03" style:font-style-asian="normal" style:font-style-complex="normal"/>
    </style:style>
    <style:style style:name="T694" style:family="text">
      <style:text-properties fo:font-style="normal" style:text-underline-style="none" officeooo:rsid="013cc971" style:font-style-asian="normal" style:font-style-complex="normal"/>
    </style:style>
    <style:style style:name="T695" style:family="text">
      <style:text-properties fo:font-style="normal" style:text-underline-style="none" officeooo:rsid="0150aafa" style:font-style-asian="normal" style:font-style-complex="normal"/>
    </style:style>
    <style:style style:name="T696" style:family="text">
      <style:text-properties fo:font-style="normal" style:text-underline-style="none" officeooo:rsid="0152f194" style:font-style-asian="normal" style:font-style-complex="normal"/>
    </style:style>
    <style:style style:name="T697" style:family="text">
      <style:text-properties fo:font-style="normal" style:text-underline-style="none" officeooo:rsid="0157e2d4" style:font-style-asian="normal" style:font-style-complex="normal"/>
    </style:style>
    <style:style style:name="T698" style:family="text">
      <style:text-properties fo:font-style="normal" style:text-underline-style="none" officeooo:rsid="015c452a" style:font-style-asian="normal" style:font-style-complex="normal"/>
    </style:style>
    <style:style style:name="T699" style:family="text">
      <style:text-properties fo:font-style="normal" style:text-underline-style="none" officeooo:rsid="0176ee1b" style:font-style-asian="normal" style:font-style-complex="normal"/>
    </style:style>
    <style:style style:name="T700" style:family="text">
      <style:text-properties fo:font-style="normal" style:text-underline-style="none" officeooo:rsid="02b807dc" style:font-style-asian="normal" style:font-style-complex="normal"/>
    </style:style>
    <style:style style:name="T701" style:family="text">
      <style:text-properties fo:font-style="normal" style:text-underline-style="none" officeooo:rsid="00bd11a0" style:font-style-asian="normal" style:font-style-complex="normal"/>
    </style:style>
    <style:style style:name="T702" style:family="text">
      <style:text-properties fo:font-style="normal" style:text-underline-style="none" officeooo:rsid="02edc963" style:font-style-asian="normal" style:font-style-complex="normal"/>
    </style:style>
    <style:style style:name="T703" style:family="text">
      <style:text-properties fo:font-style="normal" style:font-style-asian="normal" style:font-style-complex="normal"/>
    </style:style>
    <style:style style:name="T704" style:family="text">
      <style:text-properties fo:font-style="normal" officeooo:rsid="00524926" style:font-style-asian="normal" style:font-style-complex="normal"/>
    </style:style>
    <style:style style:name="T705" style:family="text">
      <style:text-properties fo:font-style="normal" officeooo:rsid="0033fbdf" style:font-style-asian="normal" style:font-style-complex="normal"/>
    </style:style>
    <style:style style:name="T706" style:family="text">
      <style:text-properties fo:font-style="normal" officeooo:rsid="0034ed8b" style:font-style-asian="normal" style:font-style-complex="normal"/>
    </style:style>
    <style:style style:name="T707" style:family="text">
      <style:text-properties fo:font-style="normal" officeooo:rsid="0052a33a" style:font-style-asian="normal" style:font-style-complex="normal"/>
    </style:style>
    <style:style style:name="T708" style:family="text">
      <style:text-properties fo:font-style="normal" officeooo:rsid="0092f82d" style:font-style-asian="normal" style:font-style-complex="normal"/>
    </style:style>
    <style:style style:name="T709" style:family="text">
      <style:text-properties fo:font-style="normal" officeooo:rsid="00c6421c" style:font-style-asian="normal" style:font-style-complex="normal"/>
    </style:style>
    <style:style style:name="T710" style:family="text">
      <style:text-properties fo:font-style="normal" officeooo:rsid="00cc5bce" style:font-style-asian="normal" style:font-style-complex="normal"/>
    </style:style>
    <style:style style:name="T711" style:family="text">
      <style:text-properties fo:font-style="normal" officeooo:rsid="0106c767" style:font-style-asian="normal" style:font-style-complex="normal"/>
    </style:style>
    <style:style style:name="T712" style:family="text">
      <style:text-properties fo:font-style="normal" officeooo:rsid="0164a6ee" style:font-style-asian="normal" style:font-style-complex="normal"/>
    </style:style>
    <style:style style:name="T713" style:family="text">
      <style:text-properties fo:font-style="normal" officeooo:rsid="0168d8d5" style:font-style-asian="normal" style:font-style-complex="normal"/>
    </style:style>
    <style:style style:name="T714" style:family="text">
      <style:text-properties fo:font-style="normal" officeooo:rsid="0179221f" style:font-style-asian="normal" style:font-style-complex="normal"/>
    </style:style>
    <style:style style:name="T715" style:family="text">
      <style:text-properties fo:font-style="normal" officeooo:rsid="017941db" style:font-style-asian="normal" style:font-style-complex="normal"/>
    </style:style>
    <style:style style:name="T716" style:family="text">
      <style:text-properties fo:font-style="normal" officeooo:rsid="017a7161" style:font-style-asian="normal" style:font-style-complex="normal"/>
    </style:style>
    <style:style style:name="T717" style:family="text">
      <style:text-properties fo:font-style="normal" officeooo:rsid="0288fb00" style:font-style-asian="normal" style:font-style-complex="normal"/>
    </style:style>
    <style:style style:name="T718" style:family="text">
      <style:text-properties fo:font-style="normal" officeooo:rsid="02f2e947" style:font-style-asian="normal" style:font-style-complex="normal"/>
    </style:style>
    <style:style style:name="T719" style:family="text">
      <style:text-properties fo:font-style="normal" officeooo:rsid="02edc963" style:font-style-asian="normal" style:font-style-complex="normal"/>
    </style:style>
    <style:style style:name="T720" style:family="text">
      <style:text-properties fo:font-style="normal" officeooo:rsid="03355d74" style:font-style-asian="normal" style:font-style-complex="normal"/>
    </style:style>
    <style:style style:name="T721" style:family="text">
      <style:text-properties fo:font-style="normal" officeooo:rsid="0335ea2c" style:font-style-asian="normal" style:font-style-complex="normal"/>
    </style:style>
    <style:style style:name="T722" style:family="text">
      <style:text-properties fo:font-style="normal" officeooo:rsid="0346a444" style:font-style-asian="normal" style:font-style-complex="normal"/>
    </style:style>
    <style:style style:name="T723" style:family="text">
      <style:text-properties fo:font-style="normal" officeooo:rsid="0347bb43" style:font-style-asian="normal" style:font-style-complex="normal"/>
    </style:style>
    <style:style style:name="T724" style:family="text">
      <style:text-properties fo:font-style="normal" officeooo:rsid="03343ce6" style:font-style-asian="normal" style:font-style-complex="normal"/>
    </style:style>
    <style:style style:name="T725" style:family="text">
      <style:text-properties fo:font-style="normal" officeooo:rsid="034dbe4d" style:font-style-asian="normal" style:font-style-complex="normal"/>
    </style:style>
    <style:style style:name="T726" style:family="text">
      <style:text-properties fo:font-style="normal" officeooo:rsid="034f33b6" style:font-style-asian="normal" style:font-style-complex="normal"/>
    </style:style>
    <style:style style:name="T727" style:family="text">
      <style:text-properties fo:font-style="normal" officeooo:rsid="035051aa" style:font-style-asian="normal" style:font-style-complex="normal"/>
    </style:style>
    <style:style style:name="T728" style:family="text">
      <style:text-properties fo:font-style="normal" officeooo:rsid="035de550" style:font-style-asian="normal" style:font-style-complex="normal"/>
    </style:style>
    <style:style style:name="T729" style:family="text">
      <style:text-properties fo:font-style="normal" officeooo:rsid="0364e15d" style:font-style-asian="normal" style:font-style-complex="normal"/>
    </style:style>
    <style:style style:name="T730" style:family="text">
      <style:text-properties fo:font-style="normal" officeooo:rsid="033e56cf" style:font-style-asian="normal" style:font-style-complex="normal"/>
    </style:style>
    <style:style style:name="T731" style:family="text">
      <style:text-properties fo:font-style="normal" officeooo:rsid="0367f8e1" style:font-style-asian="normal" style:font-style-complex="normal"/>
    </style:style>
    <style:style style:name="T732" style:family="text">
      <style:text-properties fo:font-style="normal" officeooo:rsid="0369854f" style:font-style-asian="normal" style:font-style-complex="normal"/>
    </style:style>
    <style:style style:name="T733" style:family="text">
      <style:text-properties fo:font-style="normal" officeooo:rsid="040ce935" style:font-style-asian="normal" style:font-style-complex="normal"/>
    </style:style>
    <style:style style:name="T734" style:family="text">
      <style:text-properties fo:font-style="normal" officeooo:rsid="040ea9fd" style:font-style-asian="normal" style:font-style-complex="normal"/>
    </style:style>
    <style:style style:name="T735" style:family="text">
      <style:text-properties fo:font-style="normal" officeooo:rsid="041e6a3e" style:font-style-asian="normal" style:font-style-complex="normal"/>
    </style:style>
    <style:style style:name="T736" style:family="text">
      <style:text-properties fo:font-style="normal" officeooo:rsid="04a8203c" style:font-style-asian="normal" style:font-style-complex="normal"/>
    </style:style>
    <style:style style:name="T737" style:family="text">
      <style:text-properties fo:font-style="normal" officeooo:rsid="04b80b14" style:font-style-asian="normal" style:font-style-complex="normal"/>
    </style:style>
    <style:style style:name="T738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4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31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32" style:family="text">
      <style:text-properties officeooo:rsid="004d4d0b"/>
    </style:style>
    <style:style style:name="T833" style:family="text">
      <style:text-properties officeooo:rsid="0013268f"/>
    </style:style>
    <style:style style:name="T834" style:family="text">
      <style:text-properties officeooo:rsid="004f4350"/>
    </style:style>
    <style:style style:name="T835" style:family="text">
      <style:text-properties officeooo:rsid="00501b3c"/>
    </style:style>
    <style:style style:name="T836" style:family="text">
      <style:text-properties officeooo:rsid="00147dd9"/>
    </style:style>
    <style:style style:name="T837" style:family="text">
      <style:text-properties officeooo:rsid="005521a3"/>
    </style:style>
    <style:style style:name="T838" style:family="text">
      <style:text-properties fo:font-weight="bold" style:font-weight-asian="bold" style:font-weight-complex="bold"/>
    </style:style>
    <style:style style:name="T839" style:family="text">
      <style:text-properties fo:font-weight="bold" officeooo:rsid="005f7223" style:font-weight-asian="bold" style:font-weight-complex="bold"/>
    </style:style>
    <style:style style:name="T840" style:family="text">
      <style:text-properties fo:font-weight="bold" officeooo:rsid="01871851" style:font-weight-asian="bold" style:font-weight-complex="bold"/>
    </style:style>
    <style:style style:name="T841" style:family="text">
      <style:text-properties fo:font-weight="bold" officeooo:rsid="02070606" style:font-weight-asian="bold" style:font-weight-complex="bold"/>
    </style:style>
    <style:style style:name="T842" style:family="text">
      <style:text-properties fo:font-weight="bold" officeooo:rsid="0206e857" style:font-weight-asian="bold" style:font-weight-complex="bold"/>
    </style:style>
    <style:style style:name="T843" style:family="text">
      <style:text-properties fo:font-weight="bold" officeooo:rsid="03153caa" style:font-weight-asian="bold" style:font-weight-complex="bold"/>
    </style:style>
    <style:style style:name="T844" style:family="text">
      <style:text-properties fo:font-weight="bold" officeooo:rsid="03429aa5" style:font-weight-asian="bold" style:font-weight-complex="bold"/>
    </style:style>
    <style:style style:name="T845" style:family="text">
      <style:text-properties fo:font-weight="bold" officeooo:rsid="0356cf1b" style:font-weight-asian="bold" style:font-weight-complex="bold"/>
    </style:style>
    <style:style style:name="T846" style:family="text">
      <style:text-properties fo:font-weight="bold" officeooo:rsid="03c34d65" style:font-weight-asian="bold" style:font-weight-complex="bold"/>
    </style:style>
    <style:style style:name="T847" style:family="text">
      <style:text-properties fo:font-weight="bold" officeooo:rsid="03c39617" style:font-weight-asian="bold" style:font-weight-complex="bold"/>
    </style:style>
    <style:style style:name="T848" style:family="text">
      <style:text-properties fo:font-weight="bold" officeooo:rsid="03c44ca6" style:font-weight-asian="bold" style:font-weight-complex="bold"/>
    </style:style>
    <style:style style:name="T849" style:family="text">
      <style:text-properties fo:font-weight="bold" officeooo:rsid="03ea64bf" style:font-weight-asian="bold" style:font-weight-complex="bold"/>
    </style:style>
    <style:style style:name="T850" style:family="text">
      <style:text-properties fo:font-weight="bold" officeooo:rsid="03f8c064" style:font-weight-asian="bold" style:font-weight-complex="bold"/>
    </style:style>
    <style:style style:name="T851" style:family="text">
      <style:text-properties fo:font-weight="bold" officeooo:rsid="0411d16e" style:font-weight-asian="bold" style:font-weight-complex="bold"/>
    </style:style>
    <style:style style:name="T852" style:family="text">
      <style:text-properties fo:font-weight="bold" officeooo:rsid="048fe3f8" style:font-weight-asian="bold" style:font-weight-complex="bold"/>
    </style:style>
    <style:style style:name="T853" style:family="text">
      <style:text-properties fo:font-weight="bold" officeooo:rsid="048ffd4a" style:font-weight-asian="bold" style:font-weight-complex="bold"/>
    </style:style>
    <style:style style:name="T854" style:family="text">
      <style:text-properties fo:font-weight="bold" officeooo:rsid="04a08898" style:font-weight-asian="bold" style:font-weight-complex="bold"/>
    </style:style>
    <style:style style:name="T855" style:family="text">
      <style:text-properties officeooo:rsid="005b5f51"/>
    </style:style>
    <style:style style:name="T856" style:family="text">
      <style:text-properties officeooo:rsid="005d12fa"/>
    </style:style>
    <style:style style:name="T857" style:family="text">
      <style:text-properties officeooo:rsid="005f7223"/>
    </style:style>
    <style:style style:name="T858" style:family="text">
      <style:text-properties style:text-underline-style="none"/>
    </style:style>
    <style:style style:name="T859" style:family="text">
      <style:text-properties style:text-underline-style="none" fo:font-weight="normal" style:font-weight-asian="normal" style:font-weight-complex="normal"/>
    </style:style>
    <style:style style:name="T860" style:family="text">
      <style:text-properties style:text-underline-style="none" fo:font-weight="normal" officeooo:rsid="00721e09" style:font-weight-asian="normal" style:font-weight-complex="normal"/>
    </style:style>
    <style:style style:name="T861" style:family="text">
      <style:text-properties style:text-underline-style="none" fo:font-weight="normal" officeooo:rsid="00722a19" style:font-weight-asian="normal" style:font-weight-complex="normal"/>
    </style:style>
    <style:style style:name="T862" style:family="text">
      <style:text-properties style:text-underline-style="none" fo:font-weight="normal" officeooo:rsid="006a9ead" style:font-weight-asian="normal" style:font-weight-complex="normal"/>
    </style:style>
    <style:style style:name="T863" style:family="text">
      <style:text-properties style:text-underline-style="none" fo:font-weight="normal" officeooo:rsid="00a639f7" style:font-weight-asian="normal" style:font-weight-complex="normal"/>
    </style:style>
    <style:style style:name="T864" style:family="text">
      <style:text-properties style:text-underline-style="none" fo:font-weight="normal" officeooo:rsid="00a69bec" style:font-weight-asian="normal" style:font-weight-complex="normal"/>
    </style:style>
    <style:style style:name="T865" style:family="text">
      <style:text-properties style:text-underline-style="none" fo:font-weight="normal" officeooo:rsid="009e29ef" style:font-weight-asian="normal" style:font-weight-complex="normal"/>
    </style:style>
    <style:style style:name="T866" style:family="text">
      <style:text-properties style:text-underline-style="none" fo:font-weight="normal" officeooo:rsid="00a75993" style:font-weight-asian="normal" style:font-weight-complex="normal"/>
    </style:style>
    <style:style style:name="T867" style:family="text">
      <style:text-properties style:text-underline-style="none" fo:font-weight="normal" officeooo:rsid="00e7b674" style:font-weight-asian="normal" style:font-weight-complex="normal"/>
    </style:style>
    <style:style style:name="T868" style:family="text">
      <style:text-properties style:text-underline-style="none" fo:font-weight="normal" officeooo:rsid="0123bb39" style:font-weight-asian="normal" style:font-weight-complex="normal"/>
    </style:style>
    <style:style style:name="T869" style:family="text">
      <style:text-properties style:text-underline-style="none" fo:font-weight="normal" officeooo:rsid="02e59398" style:font-weight-asian="normal" style:font-weight-complex="normal"/>
    </style:style>
    <style:style style:name="T870" style:family="text">
      <style:text-properties style:text-underline-style="none" fo:font-weight="normal" officeooo:rsid="0043121f" style:font-weight-asian="normal" style:font-weight-complex="normal"/>
    </style:style>
    <style:style style:name="T871" style:family="text">
      <style:text-properties style:text-underline-style="none" fo:font-weight="normal" officeooo:rsid="04329278" style:font-weight-asian="normal" style:font-weight-complex="normal"/>
    </style:style>
    <style:style style:name="T872" style:family="text">
      <style:text-properties style:text-underline-style="none" fo:font-weight="bold" style:font-weight-asian="bold" style:font-weight-complex="bold"/>
    </style:style>
    <style:style style:name="T873" style:family="text">
      <style:text-properties style:text-underline-style="none" fo:font-weight="bold" officeooo:rsid="00a75993" style:font-weight-asian="bold" style:font-weight-complex="bold"/>
    </style:style>
    <style:style style:name="T874" style:family="text">
      <style:text-properties style:text-underline-style="none" fo:font-weight="bold" officeooo:rsid="013013d9" style:font-weight-asian="bold" style:font-weight-complex="bold"/>
    </style:style>
    <style:style style:name="T875" style:family="text">
      <style:text-properties style:text-underline-style="none" fo:font-weight="bold" officeooo:rsid="01408f03" style:font-weight-asian="bold" style:font-weight-complex="bold"/>
    </style:style>
    <style:style style:name="T876" style:family="text">
      <style:text-properties style:text-underline-style="none" officeooo:rsid="00bbbf73"/>
    </style:style>
    <style:style style:name="T877" style:family="text">
      <style:text-properties style:text-underline-style="none" officeooo:rsid="00d40111"/>
    </style:style>
    <style:style style:name="T878" style:family="text">
      <style:text-properties style:text-underline-style="none" officeooo:rsid="00d708a6"/>
    </style:style>
    <style:style style:name="T879" style:family="text">
      <style:text-properties style:text-underline-style="none" officeooo:rsid="00d5826a"/>
    </style:style>
    <style:style style:name="T880" style:family="text">
      <style:text-properties style:text-underline-style="none" officeooo:rsid="00d9c9e4"/>
    </style:style>
    <style:style style:name="T881" style:family="text">
      <style:text-properties style:text-underline-style="none" officeooo:rsid="00ec1e8c"/>
    </style:style>
    <style:style style:name="T882" style:family="text">
      <style:text-properties style:text-underline-style="none" officeooo:rsid="00fde6f2"/>
    </style:style>
    <style:style style:name="T883" style:family="text">
      <style:text-properties style:text-underline-style="none" officeooo:rsid="013013d9"/>
    </style:style>
    <style:style style:name="T884" style:family="text">
      <style:text-properties style:text-underline-style="none" officeooo:rsid="0137af9f"/>
    </style:style>
    <style:style style:name="T885" style:family="text">
      <style:text-properties style:text-underline-style="none" officeooo:rsid="013282b3"/>
    </style:style>
    <style:style style:name="T886" style:family="text">
      <style:text-properties style:text-underline-style="none" officeooo:rsid="01408f03"/>
    </style:style>
    <style:style style:name="T887" style:family="text">
      <style:text-properties style:text-underline-style="none" officeooo:rsid="01416cb6"/>
    </style:style>
    <style:style style:name="T888" style:family="text">
      <style:text-properties style:text-underline-style="none" officeooo:rsid="01435f2a"/>
    </style:style>
    <style:style style:name="T889" style:family="text">
      <style:text-properties style:text-underline-style="none" officeooo:rsid="015f15fe"/>
    </style:style>
    <style:style style:name="T890" style:family="text">
      <style:text-properties officeooo:rsid="00722a19"/>
    </style:style>
    <style:style style:name="T891" style:family="text">
      <style:text-properties officeooo:rsid="0082538a"/>
    </style:style>
    <style:style style:name="T892" style:family="text">
      <style:text-properties officeooo:rsid="008a06de"/>
    </style:style>
    <style:style style:name="T893" style:family="text">
      <style:text-properties officeooo:rsid="00937b11"/>
    </style:style>
    <style:style style:name="T894" style:family="text">
      <style:text-properties officeooo:rsid="0093b191"/>
    </style:style>
    <style:style style:name="T895" style:family="text">
      <style:text-properties officeooo:rsid="00b502cc"/>
    </style:style>
    <style:style style:name="T896" style:family="text">
      <style:text-properties officeooo:rsid="00ba4170"/>
    </style:style>
    <style:style style:name="T897" style:family="text">
      <style:text-properties officeooo:rsid="00bbbf73"/>
    </style:style>
    <style:style style:name="T898" style:family="text">
      <style:text-properties officeooo:rsid="00bd3f9d"/>
    </style:style>
    <style:style style:name="T899" style:family="text">
      <style:text-properties officeooo:rsid="00beb82f"/>
    </style:style>
    <style:style style:name="T900" style:family="text">
      <style:text-properties officeooo:rsid="00c2a166"/>
    </style:style>
    <style:style style:name="T901" style:family="text">
      <style:text-properties officeooo:rsid="00c7406f"/>
    </style:style>
    <style:style style:name="T902" style:family="text">
      <style:text-properties officeooo:rsid="00c93592"/>
    </style:style>
    <style:style style:name="T903" style:family="text">
      <style:text-properties officeooo:rsid="00d83381"/>
    </style:style>
    <style:style style:name="T904" style:family="text">
      <style:text-properties officeooo:rsid="00e09913"/>
    </style:style>
    <style:style style:name="T905" style:family="text">
      <style:text-properties officeooo:rsid="00ed9297"/>
    </style:style>
    <style:style style:name="T906" style:family="text">
      <style:text-properties officeooo:rsid="00ef4875"/>
    </style:style>
    <style:style style:name="T907" style:family="text">
      <style:text-properties officeooo:rsid="00f0f7f8"/>
    </style:style>
    <style:style style:name="T908" style:family="text">
      <style:text-properties officeooo:rsid="00f5260b"/>
    </style:style>
    <style:style style:name="T909" style:family="text">
      <style:text-properties officeooo:rsid="010185dc"/>
    </style:style>
    <style:style style:name="T910" style:family="text">
      <style:text-properties officeooo:rsid="01095847"/>
    </style:style>
    <style:style style:name="T911" style:family="text">
      <style:text-properties officeooo:rsid="010f422a"/>
    </style:style>
    <style:style style:name="T912" style:family="text">
      <style:text-properties officeooo:rsid="01113d34"/>
    </style:style>
    <style:style style:name="T913" style:family="text">
      <style:text-properties officeooo:rsid="011bd541"/>
    </style:style>
    <style:style style:name="T914" style:family="text">
      <style:text-properties style:text-line-through-style="none" style:text-line-through-type="none"/>
    </style:style>
    <style:style style:name="T91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16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17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18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19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20" style:family="text">
      <style:text-properties style:text-line-through-style="none" style:text-line-through-type="none" fo:font-style="italic" style:font-style-asian="italic" style:font-style-complex="italic"/>
    </style:style>
    <style:style style:name="T92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22" style:family="text">
      <style:text-properties style:text-line-through-style="none" style:text-line-through-type="none" style:text-underline-style="none"/>
    </style:style>
    <style:style style:name="T92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2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2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2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27" style:family="text">
      <style:text-properties style:text-line-through-style="none" style:text-line-through-type="none" officeooo:rsid="03d52c7f"/>
    </style:style>
    <style:style style:name="T928" style:family="text">
      <style:text-properties style:text-line-through-style="none" style:text-line-through-type="none" officeooo:rsid="03ef2dc7"/>
    </style:style>
    <style:style style:name="T929" style:family="text">
      <style:text-properties style:text-line-through-style="none" style:text-line-through-type="none" officeooo:rsid="03ec3a95"/>
    </style:style>
    <style:style style:name="T930" style:family="text">
      <style:text-properties style:text-line-through-style="none" style:text-line-through-type="none" officeooo:rsid="03f0c84b"/>
    </style:style>
    <style:style style:name="T931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32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933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934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935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936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937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938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939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940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941" style:family="text">
      <style:text-properties style:text-line-through-style="none" style:text-line-through-type="none" officeooo:rsid="044cd909"/>
    </style:style>
    <style:style style:name="T942" style:family="text">
      <style:text-properties style:text-line-through-style="none" style:text-line-through-type="none" officeooo:rsid="0557f31f"/>
    </style:style>
    <style:style style:name="T943" style:family="text">
      <style:text-properties officeooo:rsid="0152f194"/>
    </style:style>
    <style:style style:name="T944" style:family="text">
      <style:text-properties officeooo:rsid="016860b9"/>
    </style:style>
    <style:style style:name="T945" style:family="text">
      <style:text-properties officeooo:rsid="01758a0f"/>
    </style:style>
    <style:style style:name="T946" style:family="text">
      <style:text-properties officeooo:rsid="01871851"/>
    </style:style>
    <style:style style:name="T947" style:family="text">
      <style:text-properties officeooo:rsid="0188ed42"/>
    </style:style>
    <style:style style:name="T948" style:family="text">
      <style:text-properties officeooo:rsid="018c0d5b"/>
    </style:style>
    <style:style style:name="T949" style:family="text">
      <style:text-properties officeooo:rsid="019479eb"/>
    </style:style>
    <style:style style:name="T950" style:family="text">
      <style:text-properties officeooo:rsid="0198a2ea"/>
    </style:style>
    <style:style style:name="T951" style:family="text">
      <style:text-properties officeooo:rsid="01c64853"/>
    </style:style>
    <style:style style:name="T952" style:family="text">
      <style:text-properties officeooo:rsid="01d80854"/>
    </style:style>
    <style:style style:name="T953" style:family="text">
      <style:text-properties officeooo:rsid="01d90cf6"/>
    </style:style>
    <style:style style:name="T954" style:family="text">
      <style:text-properties officeooo:rsid="01d9cd4e"/>
    </style:style>
    <style:style style:name="T955" style:family="text">
      <style:text-properties officeooo:rsid="01dc67de"/>
    </style:style>
    <style:style style:name="T956" style:family="text">
      <style:text-properties officeooo:rsid="01df8731"/>
    </style:style>
    <style:style style:name="T957" style:family="text">
      <style:text-properties officeooo:rsid="01e917c9"/>
    </style:style>
    <style:style style:name="T958" style:family="text">
      <style:text-properties officeooo:rsid="01e5182b"/>
    </style:style>
    <style:style style:name="T959" style:family="text">
      <style:text-properties officeooo:rsid="01e966ec"/>
    </style:style>
    <style:style style:name="T960" style:family="text">
      <style:text-properties officeooo:rsid="01eb88a9"/>
    </style:style>
    <style:style style:name="T961" style:family="text">
      <style:text-properties officeooo:rsid="01ec8e18"/>
    </style:style>
    <style:style style:name="T962" style:family="text">
      <style:text-properties officeooo:rsid="01f79ca2"/>
    </style:style>
    <style:style style:name="T963" style:family="text">
      <style:text-properties officeooo:rsid="01f9794d"/>
    </style:style>
    <style:style style:name="T964" style:family="text">
      <style:text-properties officeooo:rsid="01fb1d79"/>
    </style:style>
    <style:style style:name="T965" style:family="text">
      <style:text-properties officeooo:rsid="01fde08a"/>
    </style:style>
    <style:style style:name="T966" style:family="text">
      <style:text-properties officeooo:rsid="0200b58e"/>
    </style:style>
    <style:style style:name="T967" style:family="text">
      <style:text-properties officeooo:rsid="01c48a9e"/>
    </style:style>
    <style:style style:name="T968" style:family="text">
      <style:text-properties officeooo:rsid="020294d1"/>
    </style:style>
    <style:style style:name="T969" style:family="text">
      <style:text-properties officeooo:rsid="019e70b3"/>
    </style:style>
    <style:style style:name="T970" style:family="text">
      <style:text-properties officeooo:rsid="020131ae"/>
    </style:style>
    <style:style style:name="T971" style:family="text">
      <style:text-properties officeooo:rsid="01b08253"/>
    </style:style>
    <style:style style:name="T972" style:family="text">
      <style:text-properties officeooo:rsid="01ffec25"/>
    </style:style>
    <style:style style:name="T973" style:family="text">
      <style:text-properties officeooo:rsid="0212a48a"/>
    </style:style>
    <style:style style:name="T974" style:family="text">
      <style:text-properties officeooo:rsid="021d76dd"/>
    </style:style>
    <style:style style:name="T975" style:family="text">
      <style:text-properties officeooo:rsid="022053cd"/>
    </style:style>
    <style:style style:name="T976" style:family="text">
      <style:text-properties officeooo:rsid="01e2b86d"/>
    </style:style>
    <style:style style:name="T977" style:family="text">
      <style:text-properties officeooo:rsid="022dff2a"/>
    </style:style>
    <style:style style:name="T978" style:family="text">
      <style:text-properties officeooo:rsid="02540cb9"/>
    </style:style>
    <style:style style:name="T979" style:family="text">
      <style:text-properties officeooo:rsid="025798af"/>
    </style:style>
    <style:style style:name="T980" style:family="text">
      <style:text-properties officeooo:rsid="0259f4ad"/>
    </style:style>
    <style:style style:name="T981" style:family="text">
      <style:text-properties officeooo:rsid="025b11c7"/>
    </style:style>
    <style:style style:name="T982" style:family="text">
      <style:text-properties officeooo:rsid="02685e01"/>
    </style:style>
    <style:style style:name="T983" style:family="text">
      <style:text-properties officeooo:rsid="024d9b01"/>
    </style:style>
    <style:style style:name="T984" style:family="text">
      <style:text-properties officeooo:rsid="026b5506"/>
    </style:style>
    <style:style style:name="T985" style:family="text">
      <style:text-properties officeooo:rsid="02727518"/>
    </style:style>
    <style:style style:name="T986" style:family="text">
      <style:text-properties officeooo:rsid="02743cef"/>
    </style:style>
    <style:style style:name="T987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88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89" style:family="text">
      <style:text-properties officeooo:rsid="02abf8f2"/>
    </style:style>
    <style:style style:name="T990" style:family="text">
      <style:text-properties officeooo:rsid="02ac7db0"/>
    </style:style>
    <style:style style:name="T991" style:family="text">
      <style:text-properties officeooo:rsid="02b14a1d"/>
    </style:style>
    <style:style style:name="T992" style:family="text">
      <style:text-properties officeooo:rsid="02b245f2"/>
    </style:style>
    <style:style style:name="T993" style:family="text">
      <style:text-properties officeooo:rsid="004826c4"/>
    </style:style>
    <style:style style:name="T994" style:family="text">
      <style:text-properties officeooo:rsid="02b807dc"/>
    </style:style>
    <style:style style:name="T995" style:family="text">
      <style:text-properties officeooo:rsid="0063f3c5"/>
    </style:style>
    <style:style style:name="T996" style:family="text">
      <style:text-properties officeooo:rsid="00c0d7c6"/>
    </style:style>
    <style:style style:name="T997" style:family="text">
      <style:text-properties officeooo:rsid="02bfe198"/>
    </style:style>
    <style:style style:name="T998" style:family="text">
      <style:text-properties officeooo:rsid="02ccc8f6"/>
    </style:style>
    <style:style style:name="T999" style:family="text">
      <style:text-properties officeooo:rsid="02e142ec"/>
    </style:style>
    <style:style style:name="T1000" style:family="text">
      <style:text-properties officeooo:rsid="02ec089f"/>
    </style:style>
    <style:style style:name="T1001" style:family="text">
      <style:text-properties officeooo:rsid="008d7148"/>
    </style:style>
    <style:style style:name="T1002" style:family="text">
      <style:text-properties officeooo:rsid="0069ae25"/>
    </style:style>
    <style:style style:name="T1003" style:family="text">
      <style:text-properties officeooo:rsid="02edc963"/>
    </style:style>
    <style:style style:name="T1004" style:family="text">
      <style:text-properties officeooo:rsid="03049b98"/>
    </style:style>
    <style:style style:name="T1005" style:family="text">
      <style:text-properties officeooo:rsid="0304fd19"/>
    </style:style>
    <style:style style:name="T1006" style:family="text">
      <style:text-properties officeooo:rsid="030f0c9b"/>
    </style:style>
    <style:style style:name="T1007" style:family="text">
      <style:text-properties style:text-underline-style="solid" style:text-underline-width="auto" style:text-underline-color="font-color"/>
    </style:style>
    <style:style style:name="T1008" style:family="text">
      <style:text-properties style:text-underline-style="solid" style:text-underline-width="auto" style:text-underline-color="font-color" officeooo:rsid="030f0c9b"/>
    </style:style>
    <style:style style:name="T1009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10" style:family="text">
      <style:text-properties officeooo:rsid="0329fac1"/>
    </style:style>
    <style:style style:name="T1011" style:family="text">
      <style:text-properties officeooo:rsid="032c4fdc"/>
    </style:style>
    <style:style style:name="T1012" style:family="text">
      <style:text-properties officeooo:rsid="032e6032"/>
    </style:style>
    <style:style style:name="T1013" style:family="text">
      <style:text-properties officeooo:rsid="033f17a3"/>
    </style:style>
    <style:style style:name="T1014" style:family="text">
      <style:text-properties officeooo:rsid="03182d82"/>
    </style:style>
    <style:style style:name="T1015" style:family="text">
      <style:text-properties officeooo:rsid="03153caa"/>
    </style:style>
    <style:style style:name="T1016" style:family="text">
      <style:text-properties officeooo:rsid="03429aa5"/>
    </style:style>
    <style:style style:name="T1017" style:family="text">
      <style:text-properties officeooo:rsid="0346a444"/>
    </style:style>
    <style:style style:name="T1018" style:family="text">
      <style:text-properties officeooo:rsid="034adc9b"/>
    </style:style>
    <style:style style:name="T1019" style:family="text">
      <style:text-properties officeooo:rsid="034c7df6"/>
    </style:style>
    <style:style style:name="T1020" style:family="text">
      <style:text-properties officeooo:rsid="034f33b6"/>
    </style:style>
    <style:style style:name="T1021" style:family="text">
      <style:text-properties officeooo:rsid="034f5b13"/>
    </style:style>
    <style:style style:name="T1022" style:family="text">
      <style:text-properties officeooo:rsid="034f680a"/>
    </style:style>
    <style:style style:name="T1023" style:family="text">
      <style:text-properties officeooo:rsid="031fc4b1"/>
    </style:style>
    <style:style style:name="T1024" style:family="text">
      <style:text-properties officeooo:rsid="0354d22d"/>
    </style:style>
    <style:style style:name="T1025" style:family="text">
      <style:text-properties officeooo:rsid="0356cf1b"/>
    </style:style>
    <style:style style:name="T1026" style:family="text">
      <style:text-properties officeooo:rsid="035fe67f"/>
    </style:style>
    <style:style style:name="T1027" style:family="text">
      <style:text-properties officeooo:rsid="035ffaa8"/>
    </style:style>
    <style:style style:name="T1028" style:family="text">
      <style:text-properties officeooo:rsid="036197c0"/>
    </style:style>
    <style:style style:name="T1029" style:family="text">
      <style:text-properties officeooo:rsid="037541ab"/>
    </style:style>
    <style:style style:name="T1030" style:family="text">
      <style:text-properties officeooo:rsid="037607bd"/>
    </style:style>
    <style:style style:name="T1031" style:family="text">
      <style:text-properties officeooo:rsid="03804bbd"/>
    </style:style>
    <style:style style:name="T1032" style:family="text">
      <style:text-properties officeooo:rsid="03886cfc"/>
    </style:style>
    <style:style style:name="T1033" style:family="text">
      <style:text-properties officeooo:rsid="03a24854"/>
    </style:style>
    <style:style style:name="T1034" style:family="text">
      <style:text-properties officeooo:rsid="03a27e76"/>
    </style:style>
    <style:style style:name="T1035" style:family="text">
      <style:text-properties officeooo:rsid="03a4e520"/>
    </style:style>
    <style:style style:name="T1036" style:family="text">
      <style:text-properties officeooo:rsid="03778af6"/>
    </style:style>
    <style:style style:name="T1037" style:family="text">
      <style:text-properties officeooo:rsid="03aaef44"/>
    </style:style>
    <style:style style:name="T1038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39" style:family="text">
      <style:text-properties officeooo:rsid="03bf675e"/>
    </style:style>
    <style:style style:name="T1040" style:family="text">
      <style:text-properties officeooo:rsid="03c34d65"/>
    </style:style>
    <style:style style:name="T1041" style:family="text">
      <style:text-properties officeooo:rsid="03d26e6d"/>
    </style:style>
    <style:style style:name="T1042" style:family="text">
      <style:text-properties fo:color="#008000"/>
    </style:style>
    <style:style style:name="T1043" style:family="text">
      <style:text-properties fo:color="#008000" fo:font-style="italic" style:font-style-asian="italic" style:font-style-complex="italic"/>
    </style:style>
    <style:style style:name="T1044" style:family="text">
      <style:text-properties fo:color="#008000" officeooo:rsid="03153caa" fo:background-color="transparent" loext:char-shading-value="0"/>
    </style:style>
    <style:style style:name="T1045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046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047" style:family="text">
      <style:text-properties fo:color="#008000" officeooo:rsid="03429aa5"/>
    </style:style>
    <style:style style:name="T1048" style:family="text">
      <style:text-properties fo:color="#008000" officeooo:rsid="03886cfc"/>
    </style:style>
    <style:style style:name="T1049" style:family="text">
      <style:text-properties officeooo:rsid="03e2358d"/>
    </style:style>
    <style:style style:name="T1050" style:family="text">
      <style:text-properties officeooo:rsid="03e6bad7"/>
    </style:style>
    <style:style style:name="T1051" style:family="text">
      <style:text-properties officeooo:rsid="03e718ea"/>
    </style:style>
    <style:style style:name="T1052" style:family="text">
      <style:text-properties officeooo:rsid="03e90de3"/>
    </style:style>
    <style:style style:name="T1053" style:family="text">
      <style:text-properties officeooo:rsid="0015f1ff"/>
    </style:style>
    <style:style style:name="T1054" style:family="text">
      <style:text-properties officeooo:rsid="03e93625"/>
    </style:style>
    <style:style style:name="T1055" style:family="text">
      <style:text-properties officeooo:rsid="0019f535"/>
    </style:style>
    <style:style style:name="T1056" style:family="text">
      <style:text-properties officeooo:rsid="03ec3a95"/>
    </style:style>
    <style:style style:name="T1057" style:family="text">
      <style:text-properties officeooo:rsid="03ed0846"/>
    </style:style>
    <style:style style:name="T1058" style:family="text">
      <style:text-properties officeooo:rsid="03ee7eb1"/>
    </style:style>
    <style:style style:name="T1059" style:family="text">
      <style:text-properties officeooo:rsid="03f0c84b"/>
    </style:style>
    <style:style style:name="T1060" style:family="text">
      <style:text-properties officeooo:rsid="03f27278"/>
    </style:style>
    <style:style style:name="T1061" style:family="text">
      <style:text-properties officeooo:rsid="03f7049e"/>
    </style:style>
    <style:style style:name="T1062" style:family="text">
      <style:text-properties officeooo:rsid="04045fb5"/>
    </style:style>
    <style:style style:name="T1063" style:family="text">
      <style:text-properties officeooo:rsid="0411d16e"/>
    </style:style>
    <style:style style:name="T1064" style:family="text">
      <style:text-properties officeooo:rsid="0437fd59"/>
    </style:style>
    <style:style style:name="T1065" style:family="text">
      <style:text-properties officeooo:rsid="043c6125"/>
    </style:style>
    <style:style style:name="T1066" style:family="text">
      <style:text-properties officeooo:rsid="045019c0"/>
    </style:style>
    <style:style style:name="T1067" style:family="text">
      <style:text-properties officeooo:rsid="0455d30c"/>
    </style:style>
    <style:style style:name="T1068" style:family="text">
      <style:text-properties officeooo:rsid="046a1124"/>
    </style:style>
    <style:style style:name="T1069" style:family="text">
      <style:text-properties officeooo:rsid="046a9d46"/>
    </style:style>
    <style:style style:name="T1070" style:family="text">
      <style:text-properties officeooo:rsid="046fb62d"/>
    </style:style>
    <style:style style:name="T1071" style:family="text">
      <style:text-properties officeooo:rsid="04719231"/>
    </style:style>
    <style:style style:name="T1072" style:family="text">
      <style:text-properties officeooo:rsid="040ce935"/>
    </style:style>
    <style:style style:name="T1073" style:family="text">
      <style:text-properties officeooo:rsid="048bee3c"/>
    </style:style>
    <style:style style:name="T1074" style:family="text">
      <style:text-properties officeooo:rsid="048df38c"/>
    </style:style>
    <style:style style:name="T1075" style:family="text">
      <style:text-properties officeooo:rsid="048ffd4a"/>
    </style:style>
    <style:style style:name="T1076" style:family="text">
      <style:text-properties officeooo:rsid="04915c32"/>
    </style:style>
    <style:style style:name="T1077" style:family="text">
      <style:text-properties officeooo:rsid="04a08898"/>
    </style:style>
    <style:style style:name="T1078" style:family="text">
      <style:text-properties officeooo:rsid="04a3c98b"/>
    </style:style>
    <style:style style:name="T1079" style:family="text">
      <style:text-properties officeooo:rsid="04a57ad8"/>
    </style:style>
    <style:style style:name="T1080" style:family="text">
      <style:text-properties officeooo:rsid="04a6595a"/>
    </style:style>
    <style:style style:name="T1081" style:family="text">
      <style:text-properties officeooo:rsid="04a6679a"/>
    </style:style>
    <style:style style:name="T1082" style:family="text">
      <style:text-properties officeooo:rsid="04bb11b5"/>
    </style:style>
    <style:style style:name="T108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8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85" style:family="text">
      <style:text-properties officeooo:rsid="04bc7059"/>
    </style:style>
    <style:style style:name="T1086" style:family="text">
      <style:text-properties officeooo:rsid="04c36d3f"/>
    </style:style>
    <style:style style:name="T1087" style:family="text">
      <style:text-properties officeooo:rsid="04c627f1"/>
    </style:style>
    <style:style style:name="T1088" style:family="text">
      <style:text-properties officeooo:rsid="04cce5bf"/>
    </style:style>
    <style:style style:name="T1089" style:family="text">
      <style:text-properties officeooo:rsid="04cfcb47"/>
    </style:style>
    <style:style style:name="T1090" style:family="text">
      <style:text-properties officeooo:rsid="04e24210"/>
    </style:style>
    <style:style style:name="T1091" style:family="text">
      <style:text-properties officeooo:rsid="04ec533d"/>
    </style:style>
    <style:style style:name="T1092" style:family="text">
      <style:text-properties officeooo:rsid="04ed871b"/>
    </style:style>
    <style:style style:name="T1093" style:family="text">
      <style:text-properties officeooo:rsid="0508fe4c"/>
    </style:style>
    <style:style style:name="T1094" style:family="text">
      <style:text-properties officeooo:rsid="05115d8e"/>
    </style:style>
    <style:style style:name="T1095" style:family="text">
      <style:text-properties officeooo:rsid="051c4636"/>
    </style:style>
    <style:style style:name="T1096" style:family="text">
      <style:text-properties officeooo:rsid="0524ab2e"/>
    </style:style>
    <style:style style:name="T1097" style:family="text">
      <style:text-properties officeooo:rsid="05250d74"/>
    </style:style>
    <style:style style:name="T1098" style:family="text">
      <style:text-properties officeooo:rsid="052672fc"/>
    </style:style>
    <style:style style:name="T1099" style:family="text">
      <style:text-properties officeooo:rsid="0540f4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3"><text:span text:style-name="T837">А</text:span>нглийско<text:span text:style-name="T837">е</text:span> предложени<text:span text:style-name="T837">е</text:span></text:p>
      <text:p text:style-name="P1084"/>
      <text:p text:style-name="P511"><text:span text:style-name="T833">Слова </text:span><text:span text:style-name="T834">в предложении </text:span><text:span text:style-name="T833">делятся на </text:span><text:span text:style-name="T910">две</text:span><text:span text:style-name="T833"> смысловые группы:</text:span></text:p>
      <text:list xml:id="list719086172" text:style-name="L1">
        <text:list-item>
          <text:p text:style-name="P1182"><text:span text:style-name="T833">главные члены предложения — подлежащее и сказуемое </text:span><text:span text:style-name="T1029">(</text:span><text:span text:style-name="T1054">основа</text:span><text:span text:style-name="T1029"> предложения)</text:span><text:span text:style-name="T833">;</text:span></text:p>
        </text:list-item>
        <text:list-item>
          <text:p text:style-name="P1183">второстепенные члены предложения — определение, дополнение и обстоятельтсво.</text:p>
        </text:list-item>
      </text:list>
      <text:p text:style-name="P178"/>
      <text:p text:style-name="P1080">Подлежащее — эт<text:span text:style-name="T945">о</text:span> автор действия (существительное).</text:p>
      <text:p text:style-name="P859">Сказуемое — это действие совершенное автором (глагол).</text:p>
      <text:p text:style-name="P177"/>
      <text:p text:style-name="P1081"><text:span text:style-name="T1053">Дополнение — это то, на </text:span><text:span text:style-name="T1052">кого </text:span><text:span text:style-name="T1054">или на что</text:span><text:span text:style-name="T1053"> направлено действие. </text:span><text:span text:style-name="T1054">В</text:span><text:span text:style-name="T1053">ыражено существительным, </text:span>перед которым может <text:span text:style-name="T1054">быть</text:span> предлог или глаголом <text:span text:style-name="T1054">с</text:span> частиц<text:span text:style-name="T1054">ей</text:span> <text:span text:style-name="T460">to</text:span><text:span text:style-name="T618">. </text:span>Обычно стоит <text:span text:style-name="T1041">во второй половине предложения, после </text:span><text:span text:style-name="T1054">сказуемого</text:span><text:span text:style-name="T1041">.</text:span></text:p>
      <text:p text:style-name="P177"/>
      <text:p text:style-name="P1082">Обстоятельство — это слово или группа слов, отвечающая на вопросы: как? когда? </text:p>
      <text:p text:style-name="P1081"><text:span text:style-name="T1055">каким образом? </text:span><text:span text:style-name="T1054">О</text:span><text:span text:style-name="T1055">бозначает: время, место, способ или причину действия.</text:span></text:p>
      <text:p text:style-name="P177"/>
      <text:p text:style-name="P507"><text:span text:style-name="T836">В английском </text:span><text:span text:style-name="T837">языке</text:span><text:span text:style-name="T836"> не бывает предложений без подлежащего и сказуемого.</text:span></text:p>
      <text:p text:style-name="P860">Исключение составляют разговорные фразы: <text:span text:style-name="T460">nice to meet you</text:span><text:span text:style-name="T479">, come here, have fun </text:span><text:span text:style-name="T717">и пр</text:span><text:span text:style-name="T703">.</text:span></text:p>
      <text:p text:style-name="P1"/>
      <text:p text:style-name="P179"><text:span text:style-name="T900">Порядок слов в у</text:span>тведрдительны<text:span text:style-name="T900">х</text:span> и отрицательны<text:span text:style-name="T900">х</text:span> предложения<text:span text:style-name="T900">х</text:span>:</text:p>
      <text:list xml:id="list1826882505" text:style-name="L2">
        <text:list-item>
          <text:p text:style-name="P1184"><text:span text:style-name="T14">подлежащее</text:span><text:span text:style-name="T1">;</text:span></text:p>
        </text:list-item>
        <text:list-item>
          <text:p text:style-name="P1184"><text:span text:style-name="T24">сказуемое</text:span><text:span text:style-name="T2">;</text:span></text:p>
        </text:list-item>
        <text:list-item>
          <text:p text:style-name="P1185"><text:span text:style-name="T1042">дополнение</text:span>;</text:p>
        </text:list-item>
        <text:list-item>
          <text:p text:style-name="P1185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1042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42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1042">you money</text:span> — Я дам тебе деньги.</text:p>
      <text:p text:style-name="P16"/>
      <text:p text:style-name="P190"><text:span text:style-name="T900">Порядок слов в в</text:span>опросительны<text:span text:style-name="T900">х</text:span> предложения<text:span text:style-name="T900">х</text:span>:</text:p>
      <text:list xml:id="list2371247979" text:style-name="L3">
        <text:list-item>
          <text:p text:style-name="P1223"><text:span text:style-name="T38">вопросительное слово</text:span>;</text:p>
        </text:list-item>
        <text:list-item>
          <text:p text:style-name="P1223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223"><text:span text:style-name="T13">подлежащее</text:span>;</text:p>
        </text:list-item>
        <text:list-item>
          <text:p text:style-name="P1223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223"><text:span text:style-name="T8">дополнение</text:span>;</text:p>
        </text:list-item>
        <text:list-item>
          <text:p text:style-name="P1223"><text:span text:style-name="T10">обстоятельство</text:span>.</text:p>
        </text:list-item>
      </text:list>
      <text:p text:style-name="P506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05">—</text:span> Что ты здесь делаешь?</text:p>
      <text:p text:style-name="P508"><text:span text:style-name="T4">Do</text:span><text:span text:style-name="T460"> </text:span><text:span text:style-name="T15">you</text:span><text:span text:style-name="T460"> </text:span><text:span text:style-name="T26">want</text:span><text:span text:style-name="T9"> </text:span><text:span text:style-name="T1043">to live</text:span><text:span text:style-name="T9"> </text:span><text:span text:style-name="T11">in Spain</text:span><text:span text:style-name="T460">? — Ты хочешь жить в Испании?</text:span></text:p>
      <text:p text:style-name="P1007"/>
      <text:p text:style-name="P1007">Местоимение <text:span text:style-name="T460">I</text:span> всегда пишется с большой буквы.</text:p>
      <text:p text:style-name="P1010">В английском языке всего 2 падежа: именительный и объектный. <text:s/></text:p>
      <text:p text:style-name="P1016"><text:span text:style-name="T360">В предложениях, которые используют глаголы: </text:span><text:span text:style-name="T536">like, have, enjoy, need</text:span><text:span text:style-name="T359">, </text:span><text:span text:style-name="T360">подлежащие </text:span></text:p>
      <text:p text:style-name="P1016"><text:span text:style-name="T360">не переводятся на русский в именительном падеже</text:span><text:span text:style-name="T361">:</text:span></text:p>
      <text:p text:style-name="P1006">I like my job — Мне нравится моя работа (а не «Я нравится моя работа»).</text:p>
      <text:p text:style-name="P100"/>
      <text:p text:style-name="P374">Английское предложение, в большинстве случаем, удобнее переводить с конца.</text:p>
      <text:p text:style-name="P373"/>
      <text:p text:style-name="P131">I have something in my eye → in my eye (в моем глазу), something (что-то), I have (есть).</text:p>
      <text:p text:style-name="P972"><text:span text:style-name="T140">There </text:span><text:span text:style-name="T141">was a cup on the table → on the table (на столе), was (была), a cup (чашка).</text:span></text:p>
      <text:p text:style-name="P1178"><text:span text:style-name="T1083">Глагол и </text:span><text:span text:style-name="T1084">времена</text:span></text:p>
      <text:p text:style-name="P436"/>
      <text:p text:style-name="P828"><text:span text:style-name="T995">С</text:span><text:span text:style-name="T606">казуемое </text:span><text:span text:style-name="T995">п</text:span><text:span text:style-name="T606">очти всегда делится на </text:span><text:span text:style-name="T910">две</text:span><text:span text:style-name="T606"> части: </text:span><text:span text:style-name="T891">на </text:span><text:span text:style-name="T606">вспомогательный </text:span><text:span text:style-name="T996">глагол </text:span><text:span text:style-name="T606">и смысловой.</text:span></text:p>
      <text:p text:style-name="P828"><text:span text:style-name="T606">Вспомогательный глагол не переводится. Он </text:span><text:span text:style-name="T607">сообщает</text:span><text:span text:style-name="T606"> о том, в каком времени нужно переводить смысловой. Смысловой глогол передает суть действия.</text:span></text:p>
      <text:p text:style-name="P828"/>
      <text:p text:style-name="P827">Смысловой глагол имеет несколько форм:</text:p>
      <text:list xml:id="list4207003475" text:style-name="L4">
        <text:list-item>
          <text:p text:style-name="P1186">начальная форма (инфинитив) — форма глагола, как в словаре;</text:p>
        </text:list-item>
        <text:list-item>
          <text:p text:style-name="P1186">с окончанием <text:span text:style-name="T460">-s (-es)</text:span> — в утверждениях <text:span text:style-name="T703">Present Simple</text:span> после <text:span text:style-name="T460">he/she/it</text:span>;</text:p>
        </text:list-item>
        <text:list-item>
          <text:p text:style-name="P1186">с окончанием <text:span text:style-name="T460">-ing</text:span> (причастие) — в основном для образования <text:span text:style-name="T703">Present Continuous</text:span>;</text:p>
        </text:list-item>
        <text:list-item>
          <text:p text:style-name="P1186">2я форма <text:span text:style-name="T904">(с окончанием </text:span><text:span text:style-name="T463">-ed</text:span><text:span text:style-name="T904">)</text:span> — для образования <text:span text:style-name="T703">Past Simple</text:span>;</text:p>
        </text:list-item>
        <text:list-item>
          <text:p text:style-name="P1187">3я форма (прошедшее причастие) — для времен группы Perfect и пассивного залога.</text:p>
        </text:list-item>
      </text:list>
      <text:p text:style-name="P100"/>
      <text:p text:style-name="P333">Самыми распорстраненными являются 2 формы — инфинитив и глагол с окончанием -ing.</text:p>
      <text:p text:style-name="P333">Они входят в состав разных времен и используются в связке с модальными глаголами.</text:p>
      <text:p text:style-name="P335"/>
      <text:p text:style-name="P334">Инфинитив используется в след. ситуациях:</text:p>
      <text:list xml:id="list2428091695" text:style-name="L5">
        <text:list-item>
          <text:p text:style-name="P1224">после модальных глаголов;</text:p>
        </text:list-item>
        <text:list-item>
          <text:p text:style-name="P1224">после вспомогательных глаголов в Present <text:span text:style-name="T1010">Simple и </text:span>Past Simple;</text:p>
        </text:list-item>
        <text:list-item>
          <text:p text:style-name="P1224">в конструкциях going to, have to, used to, would like to.</text:p>
        </text:list-item>
      </text:list>
      <text:p text:style-name="P333"/>
      <text:p text:style-name="P334">Глагол с окончанием -ing используется:</text:p>
      <text:list xml:id="list2090806695" text:style-name="L6">
        <text:list-item>
          <text:p text:style-name="P1225">во временах группы Continuous;</text:p>
        </text:list-item>
        <text:list-item>
          <text:p text:style-name="P1226">в форме герундия.</text:p>
        </text:list-item>
      </text:list>
      <text:p text:style-name="P101"/>
      <text:p text:style-name="P336">Глагол с окончанием -ing грамматически является существительным.</text:p>
      <text:p text:style-name="P101"/>
      <text:p text:style-name="P5"><text:span text:style-name="T906">Настоящее.</text:span> Present</text:p>
      <text:p text:style-name="P330"/>
      <text:p text:style-name="P330">Present Simple (я делаю это сейчас):</text:p>
      <text:p text:style-name="P103">I live in Spain — Я живу в испании (факт).</text:p>
      <text:p text:style-name="P331"/>
      <text:p text:style-name="P330">Present Continuous (я делаю это прямо сейчас):</text:p>
      <text:p text:style-name="P31">I am reading a book — Я читаю книгу (именно сейчас).</text:p>
      <text:p text:style-name="P332"/>
      <text:p text:style-name="P330">Present Perfect (я сделал это ранее, но именно сейчас это важно):</text:p>
      <text:p text:style-name="P102">I have lost the keys — Я потерял ключи (результат).</text:p>
      <text:p text:style-name="P102"/>
      <text:p text:style-name="P330">Present Perfect <text:span text:style-name="T905">Continuous (я делаю это уже какое-то время):</text:span></text:p>
      <text:p text:style-name="P509"><text:span text:style-name="T461">I have been reading for 2 hours — </text:span><text:span text:style-name="T509">Я читаю уже 2 часа</text:span></text:p>
      <text:p text:style-name="P158"/>
      <text:p text:style-name="P24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71"/>
      <text:p text:style-name="P6">Present Simple</text:p>
      <text:p text:style-name="P447"/>
      <text:p text:style-name="P180">Используется чтобы:</text:p>
      <text:list xml:id="list3811375660" text:style-name="L7">
        <text:list-item>
          <text:p text:style-name="P1284">сообщить факты настоящего, описать текущую реальность;</text:p>
        </text:list-item>
        <text:list-item>
          <text:p text:style-name="P1284">говорить о событиях, которые происходят с какой-то регулярностью.</text:p>
        </text:list-item>
      </text:list>
      <text:p text:style-name="P214"><text:soft-page-break/>В утверждениях глагол используется в 2х вариантах:</text:p>
      <text:list xml:id="list1587427628" text:style-name="L8">
        <text:list-item>
          <text:p text:style-name="P1286">без изменений, если подлежащее в первом лице или множеств<text:span text:style-name="T891">ен.</text:span> числе <text:span text:style-name="T460">(</text:span><text:span text:style-name="T464">I</text:span><text:span text:style-name="T460">, </text:span><text:span text:style-name="T464">you</text:span><text:span text:style-name="T460">, </text:span><text:span text:style-name="T464">we,</text:span><text:span text:style-name="T460"> </text:span><text:span text:style-name="T464">they</text:span><text:span text:style-name="T460">)</text:span>;</text:p>
        </text:list-item>
        <text:list-item>
          <text:p text:style-name="P1286"><text:span text:style-name="T608">с окончанием </text:span><text:span text:style-name="T465">-s </text:span><text:span text:style-name="T466">(-es)</text:span><text:span text:style-name="T608">, если подлежащ</text:span><text:span text:style-name="T855">ее</text:span><text:span text:style-name="T608"> в третьем лице, единств</text:span><text:span text:style-name="T856">ен</text:span><text:span text:style-name="T891">ном</text:span><text:span text:style-name="T608"> числе </text:span><text:span text:style-name="T465">(</text:span><text:span text:style-name="T464">he</text:span><text:span text:style-name="T465">, </text:span><text:span text:style-name="T464">she</text:span><text:span text:style-name="T465">, </text:span><text:span text:style-name="T464">it</text:span><text:span text:style-name="T465">)</text:span></text:p>
        </text:list-item>
      </text:list>
      <text:p text:style-name="P1037"/>
      <text:p text:style-name="P872"><text:span text:style-name="T915">I </text:span><text:span text:style-name="T29">live</text:span><text:span text:style-name="T915"> in New York — Я живу в Нью Йорке.</text:span></text:p>
      <text:p text:style-name="P874"><text:span text:style-name="T915">Peter </text:span><text:span text:style-name="T29">work</text:span><text:span text:style-name="T30">s</text:span><text:span text:style-name="T915"> in New York — Питер работает в Нью Йорке;</text:span></text:p>
      <text:p text:style-name="P182"/>
      <text:p text:style-name="P181">Окончание <text:span text:style-name="T460">-es</text:span> ставится, если глагол заканчивается: на гласную букву, </text:p>
      <text:p text:style-name="P183">на шипящий звук <text:span text:style-name="T460">(sh, ch)</text:span> <text:span text:style-name="T835">или</text:span> на букву <text:span text:style-name="T460">s/x</text:span>:</text:p>
      <text:list xml:id="list3606484348" text:style-name="L9">
        <text:list-item>
          <text:p text:style-name="P1288"><text:span text:style-name="T610">go — </text:span>goes;</text:p>
        </text:list-item>
        <text:list-item>
          <text:p text:style-name="P1288"><text:span text:style-name="T610">teach — </text:span>teaches;</text:p>
        </text:list-item>
        <text:list-item>
          <text:p text:style-name="P1287"><text:span text:style-name="T610">mix — </text:span><text:span text:style-name="T609">mixes.</text:span></text:p>
        </text:list-item>
      </text:list>
      <text:p text:style-name="P447"/>
      <text:p text:style-name="P185">Если глагол заканчивается на букву y, перед которой согласная, то вместо y </text:p>
      <text:p text:style-name="P184">пишется <text:span text:style-name="T460">i</text:span> <text:span text:style-name="T611">(помимо добавления </text:span><text:span text:style-name="T467">-es</text:span><text:span text:style-name="T611">)</text:span>:</text:p>
      <text:list xml:id="list1187238119" text:style-name="L10">
        <text:list-item>
          <text:p text:style-name="P1289">fly — flies; </text:p>
        </text:list-item>
        <text:list-item>
          <text:p text:style-name="P1289">cry — cries.</text:p>
        </text:list-item>
      </text:list>
      <text:p text:style-name="P447"/>
      <text:p text:style-name="P514"><text:span text:style-name="T704">П</text:span><text:span text:style-name="T705">еред сказуемым часто </text:span><text:span text:style-name="T707">стоят</text:span><text:span text:style-name="T705"> маячки времени </text:span><text:span text:style-name="T711">(</text:span><text:span text:style-name="T705">наречия частности</text:span><text:span text:style-name="T711">)</text:span><text:span text:style-name="T706">:</text:span></text:p>
      <text:list xml:id="list783029972" text:style-name="L11">
        <text:list-item>
          <text:p text:style-name="P1285">always - <text:span text:style-name="T608">всегда</text:span>;</text:p>
        </text:list-item>
        <text:list-item>
          <text:p text:style-name="P1285">usually - <text:span text:style-name="T608">обычно</text:span>;</text:p>
        </text:list-item>
        <text:list-item>
          <text:p text:style-name="P1285">often - <text:span text:style-name="T608">часто</text:span>;</text:p>
        </text:list-item>
        <text:list-item>
          <text:p text:style-name="P1285">sometimes - <text:span text:style-name="T608">иногда</text:span>;</text:p>
        </text:list-item>
        <text:list-item>
          <text:p text:style-name="P1285">never — <text:span text:style-name="T608">никогда</text:span>.</text:p>
        </text:list-item>
      </text:list>
      <text:p text:style-name="P20"/>
      <text:p text:style-name="P448"><text:span text:style-name="T460">I </text:span><text:span text:style-name="T535">always</text:span><text:span text:style-name="T460"> wash my hands before eating — Я всегда мою руки перед едой.</text:span></text:p>
      <text:p text:style-name="P447"/>
      <text:p text:style-name="P2">Отрицания в Present Simple</text:p>
      <text:p text:style-name="P2"/>
      <text:p text:style-name="P512"><text:span text:style-name="T615">Использу</text:span><text:span text:style-name="T616">ю</text:span><text:span text:style-name="T615">тся чтобы сказать о том, что что-либо:</text:span></text:p>
      <text:list xml:id="list3737612326" text:style-name="L12">
        <text:list-item>
          <text:p text:style-name="P1290">не является фактом настоящего <text:span text:style-name="T856">или истиной</text:span>;</text:p>
        </text:list-item>
        <text:list-item>
          <text:p text:style-name="P1290">не происходит с какой-то регулярностью.</text:p>
        </text:list-item>
      </text:list>
      <text:p text:style-name="P505"/>
      <text:p text:style-name="P504">За отрицание отвечает частица <text:span text:style-name="T460">not</text:span>, которая идет в паре со вспомогательным глаголом <text:span text:style-name="T460">do</text:span>.</text:p>
      <text:p text:style-name="P504">Если подлежащее <text:span text:style-name="T460">he/she/it</text:span>, то испольузется <text:span text:style-name="T460">does</text:span>. <text:span text:style-name="T832">Смысловой глагол без изменений.</text:span></text:p>
      <text:p text:style-name="P503"/>
      <text:p text:style-name="P148">People <text:span text:style-name="T3">do </text:span><text:span text:style-name="T43">not</text:span> <text:span text:style-name="T23">live</text:span> in space — Люди не живут в космосе.</text:p>
      <text:p text:style-name="P148">Water <text:span text:style-name="T3">does </text:span><text:span text:style-name="T43">not</text:span> <text:span text:style-name="T23">boil</text:span> at 50 degrees Celsius — Вода не кипит при 50 грудусах.</text:p>
      <text:p text:style-name="P148"/>
      <text:p text:style-name="P923"><text:span text:style-name="T613">Практически всегда </text:span><text:span text:style-name="T511">do/</text:span><text:span text:style-name="T512">does</text:span><text:span text:style-name="T511"> not</text:span><text:span text:style-name="T613"> использу</text:span><text:span text:style-name="T614">е</text:span><text:span text:style-name="T613">тся в сокращении: </text:span></text:p>
      <text:p text:style-name="P149">We don`t drink whisky — Мы не пьем виски. <text:span text:style-name="T993">He doesn`t drink tea — Он не пьет чай.</text:span></text:p>
      <text:p text:style-name="P268"/>
      <text:p text:style-name="P268">Вопросы в Present Simple</text:p>
      <text:p text:style-name="P149"/>
      <text:p text:style-name="P228">Используюся чтобы:</text:p>
      <text:list xml:id="list2026507925" text:style-name="L13">
        <text:list-item>
          <text:p text:style-name="P1266">узнать о фактах настоящего;</text:p>
        </text:list-item>
        <text:list-item>
          <text:p text:style-name="P1266">о событиях, которые происходят с какой-то регулярностью.</text:p>
        </text:list-item>
      </text:list>
      <text:p text:style-name="P227"/>
      <text:p text:style-name="P227"><text:soft-page-break/>Вопрос задается с помощью вспомогательного глагола <text:span text:style-name="T460">do/</text:span><text:span text:style-name="T468">does</text:span>, который ставится перед подлежащим. Смысловой глагол без изменений (в начальной форме).</text:p>
      <text:p text:style-name="P1052"/>
      <text:p text:style-name="P510"><text:span text:style-name="T5">Do</text:span><text:span text:style-name="T612"> you </text:span><text:span text:style-name="T28">like</text:span><text:span text:style-name="T612"> action movies? </text:span><text:span text:style-name="T497">— </text:span><text:span text:style-name="T612">Тебе нравятся экшен фильмы? </text:span></text:p>
      <text:p text:style-name="P71"><text:span text:style-name="T859">What books </text:span><text:span text:style-name="T6">do</text:span><text:span text:style-name="T859"> you </text:span><text:span text:style-name="T32">read</text:span><text:span text:style-name="T859">? </text:span><text:span text:style-name="T870">—</text:span><text:span text:style-name="T859"> Какие книги тебе нравятся?</text:span></text:p>
      <text:p text:style-name="P156"/>
      <text:p text:style-name="P262">Present Continuous</text:p>
      <text:p text:style-name="P229"/>
      <text:p text:style-name="P229">Указывает на событие, происходящее именно сейчас и которое еще не закончилось.</text:p>
      <text:p text:style-name="P233">Состоит из связки вспомогательного глагола <text:span text:style-name="T460">be</text:span> и смыслового с окончанием <text:span text:style-name="T460">-ing</text:span>:</text:p>
      <text:p text:style-name="P230"/>
      <text:p text:style-name="P150">She <text:span text:style-name="T838">is</text:span> driv<text:span text:style-name="T838">ing</text:span> to work. <text:span text:style-name="T890">—</text:span> Она (сейчас) едет на работу.</text:p>
      <text:p text:style-name="P152">You <text:span text:style-name="T838">are</text:span> do<text:span text:style-name="T838">ing</text:span> great! <text:span text:style-name="T890">—</text:span> У тебя отлично получается!</text:p>
      <text:p text:style-name="P229"/>
      <text:p text:style-name="P529"><text:span text:style-name="T619">Если глагол заканчивается на </text:span><text:span text:style-name="T503">-e</text:span><text:span text:style-name="T619">, то при добавлении </text:span><text:span text:style-name="T503">-ing</text:span><text:span text:style-name="T619"> она выпадает: </text:span><text:span text:style-name="T503">make → making.</text:span></text:p>
      <text:p text:style-name="P232">Если глагол заканчивается на <text:span text:style-name="T460">-ie</text:span>, то при добавлении <text:span text:style-name="T460">-ing</text:span> оно меняется на <text:span text:style-name="T460">-y</text:span>: <text:span text:style-name="T460">lie → lying. </text:span></text:p>
      <text:p text:style-name="P151"/>
      <text:p text:style-name="P232">Если глагол из 1 слога, с одной гласной буквой, после которой солгасная, то при </text:p>
      <text:p text:style-name="P529"><text:span text:style-name="T619">добавлении </text:span><text:span text:style-name="T503">-ing</text:span><text:span text:style-name="T619"> согласная удваивается: </text:span><text:span text:style-name="T503">hit → hitting, sit → sitting.</text:span></text:p>
      <text:p text:style-name="P231"/>
      <text:p text:style-name="P530"><text:span text:style-name="T619">В </text:span><text:span text:style-name="T612">окончании </text:span><text:span text:style-name="T496">-ing</text:span><text:span text:style-name="T612"> буква </text:span><text:span text:style-name="T496">g</text:span><text:span text:style-name="T612"> не произносится. Сочетание </text:span><text:span text:style-name="T496">ng</text:span><text:span text:style-name="T612"> образет необычный звук, которого нет в русском языке — носовой </text:span><text:span text:style-name="T496">n</text:span><text:span text:style-name="T612"> (при произнесении пускается воздух через нос).</text:span></text:p>
      <text:p text:style-name="P233"/>
      <text:p text:style-name="P234"><text:span text:style-name="T895">Слова-м</text:span>аячки Present Continuous:</text:p>
      <text:list xml:id="list3852464383" text:style-name="L14">
        <text:list-item>
          <text:p text:style-name="P1267">look — смотри;</text:p>
        </text:list-item>
        <text:list-item>
          <text:p text:style-name="P1267">now — сейчас (обычно стоит в конце);</text:p>
        </text:list-item>
        <text:list-item>
          <text:p text:style-name="P1267">at the moment — в этот момент (обычно в конце).</text:p>
        </text:list-item>
      </text:list>
      <text:p text:style-name="P231"/>
      <text:p text:style-name="P152">I am working right <text:span text:style-name="T838">now</text:span>. — Прямо сейчас я работаю.</text:p>
      <text:p text:style-name="P152"><text:span text:style-name="T838">Look</text:span> out of the window! It`s raining. — Посмотри в окно. Идет дождь.</text:p>
      <text:p text:style-name="P235"/>
      <text:p text:style-name="P261">Отрицания в Present Continuous</text:p>
      <text:p text:style-name="P261"/>
      <text:p text:style-name="P236">Используется чтобы сказать, что что-то не происходит именно сейчас.</text:p>
      <text:p text:style-name="P236">Для этого к глаголу <text:span text:style-name="T460">be</text:span> добавляется частица <text:span text:style-name="T460">not</text:span>.</text:p>
      <text:p text:style-name="P236"/>
      <text:p text:style-name="P153">I`m not listening to you. <text:span text:style-name="T892">—</text:span> Я не слушаю тебя.</text:p>
      <text:p text:style-name="P153">He isn`t cleaning the carpet. <text:span text:style-name="T892">—</text:span> Он не чистит ковер.</text:p>
      <text:p text:style-name="P153"/>
      <text:p text:style-name="P265">Вопросы в Present Continuous</text:p>
      <text:p text:style-name="P154"/>
      <text:p text:style-name="P1180">Здесь использ<text:span text:style-name="T894">уются</text:span> теже правила, что при составлении вопросов в </text:p>
      <text:p text:style-name="P1181">Present Simple с глаголом <text:span text:style-name="T460">be</text:span>:</text:p>
      <text:p text:style-name="P154">Am I listening? <text:span text:style-name="T892">—</text:span> Я слушаю?</text:p>
      <text:p text:style-name="P154">Are you playing? Yes, I am. <text:span text:style-name="T892">—</text:span> Ты играешь? Да.</text:p>
      <text:p text:style-name="P154">Where is he going? <text:span text:style-name="T892">—</text:span> Куда он идет?</text:p>
      <text:p text:style-name="P155">What book is she reading? <text:span text:style-name="T892">— </text:span>Какую книгу она читает? <text:span text:style-name="T893">(сейчас)</text:span></text:p>
      <text:p text:style-name="P155"/>
      <text:p text:style-name="P276"/>
      <text:p text:style-name="P1177"><text:span text:style-name="T645">Глаголы, которые не использ</text:span><text:span text:style-name="T648">уются</text:span><text:span text:style-name="T645"> в </text:span><text:span text:style-name="T646">Continuous</text:span></text:p>
      <text:p text:style-name="P263"/>
      <text:p text:style-name="P237">Это глаголы, обозначающие состояние, которое не меняется под дейсвтием момента.</text:p>
      <text:p text:style-name="P1063"><text:span text:style-name="T624">Как правило это </text:span><text:span text:style-name="T625">описание</text:span><text:span text:style-name="T624"> чувств или мыслей. </text:span></text:p>
      <text:p text:style-name="P238"/>
      <text:p text:style-name="P1065"><text:span text:style-name="T62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41">(могут </text:span><text:span text:style-name="T642">встречаться </text:span><text:span text:style-name="T641">с </text:span><text:span text:style-name="T516">-ing </text:span><text:span text:style-name="T641">в форме герундия)</text:span><text:span text:style-name="T625">:</text:span></text:p>
      <text:p text:style-name="P239"/>
      <text:p text:style-name="P240">Глаголы восприятия:</text:p>
      <text:list xml:id="list2332118413" text:style-name="L15">
        <text:list-item>
          <text:p text:style-name="P1268">see — видеть;</text:p>
        </text:list-item>
        <text:list-item>
          <text:p text:style-name="P1268">hear — слышать;</text:p>
        </text:list-item>
        <text:list-item>
          <text:p text:style-name="P1268">feel — чувствовать;</text:p>
        </text:list-item>
        <text:list-item>
          <text:p text:style-name="P1268">taste — чувствовать вкус (пробовать);</text:p>
        </text:list-item>
        <text:list-item>
          <text:p text:style-name="P1268">smell — чувствовать запах (нюхать).</text:p>
        </text:list-item>
      </text:list>
      <text:p text:style-name="P239"/>
      <text:p text:style-name="P240">Глаголы для выражения мнения:</text:p>
      <text:list xml:id="list2909315931" text:style-name="L16">
        <text:list-item>
          <text:p text:style-name="P1269">belive — верить;</text:p>
        </text:list-item>
        <text:list-item>
          <text:p text:style-name="P1269">doubt — сомневаться;</text:p>
        </text:list-item>
        <text:list-item>
          <text:p text:style-name="P1269">think — думать.</text:p>
        </text:list-item>
      </text:list>
      <text:p text:style-name="P241"/>
      <text:p text:style-name="P240">Глаголы, показывающие состояние мыслей:</text:p>
      <text:list xml:id="list3198903223" text:style-name="L17">
        <text:list-item>
          <text:p text:style-name="P1270">forget — забывать;</text:p>
        </text:list-item>
        <text:list-item>
          <text:p text:style-name="P1270">imagine — представлять;</text:p>
        </text:list-item>
        <text:list-item>
          <text:p text:style-name="P1270">know — знать;</text:p>
        </text:list-item>
        <text:list-item>
          <text:p text:style-name="P1270">understand — понимать.</text:p>
        </text:list-item>
      </text:list>
      <text:p text:style-name="P239"/>
      <text:p text:style-name="P242">Глаголы, указывающие на эмоции и желания:</text:p>
      <text:list xml:id="list932007917" text:style-name="L18">
        <text:list-item>
          <text:p text:style-name="P1271">love — любить;</text:p>
        </text:list-item>
        <text:list-item>
          <text:p text:style-name="P1271">like — нравиться;</text:p>
        </text:list-item>
        <text:list-item>
          <text:p text:style-name="P1271">hate — ненавидеть;</text:p>
        </text:list-item>
        <text:list-item>
          <text:p text:style-name="P1271">hope — надеяться;</text:p>
        </text:list-item>
        <text:list-item>
          <text:p text:style-name="P1271">want — хотеть;</text:p>
        </text:list-item>
        <text:list-item>
          <text:p text:style-name="P1271">wish — желать.</text:p>
        </text:list-item>
      </text:list>
      <text:p text:style-name="P243"/>
      <text:p text:style-name="P242">Другие глаголы:</text:p>
      <text:list xml:id="list3720993711" text:style-name="L19">
        <text:list-item>
          <text:p text:style-name="P1272">look — выглядеть;</text:p>
        </text:list-item>
        <text:list-item>
          <text:p text:style-name="P1272">have — иметь.</text:p>
        </text:list-item>
      </text:list>
      <text:p text:style-name="P243"/>
      <text:p text:style-name="P159">I think Amy is a strange girl. - Я думаю, Эмми странная девушка.</text:p>
      <text:p text:style-name="P159">Do you know this man? - Вы знаете этого мужчину?</text:p>
      <text:p text:style-name="P159">You look great! - Ты выглядишь отлично!</text:p>
      <text:p text:style-name="P266"/>
      <text:p text:style-name="P266">Present Perfect</text:p>
      <text:p text:style-name="P244"/>
      <text:p text:style-name="P531"><text:span text:style-name="T632">У</text:span><text:span text:style-name="T628">казывает на дейсвтие совершенное когда-то в прошлом, но подчеркивает, что результат важен сейчас </text:span><text:span text:style-name="T629">(т. е. к какому результату в итоге это привело)</text:span><text:span text:style-name="T628">.</text:span></text:p>
      <text:p text:style-name="P245"/>
      <text:p text:style-name="P1058"><text:span text:style-name="T628">С</text:span><text:span text:style-name="T631">остоит и</text:span><text:span text:style-name="T633">з </text:span><text:span text:style-name="T634">2х частей:</text:span><text:span text:style-name="T631"> вспомогат</text:span><text:span text:style-name="T634">ельного</text:span><text:span text:style-name="T631"> глагола </text:span><text:span text:style-name="T513">have</text:span><text:span text:style-name="T631"> и смыслового глагола </text:span></text:p>
      <text:p text:style-name="P1058"><text:span text:style-name="T631">в 3й форме (</text:span><text:span text:style-name="T640">передает значение</text:span><text:span text:style-name="T635"> «сделанный»</text:span><text:span text:style-name="T631">).</text:span></text:p>
      <text:p text:style-name="P531"><text:soft-page-break/><text:span text:style-name="T628">На русский язык Present Perfect переводится в прошлом </text:span><text:span text:style-name="T630">(иногда настоящ</text:span><text:span text:style-name="T632">и</text:span><text:span text:style-name="T630">м, </text:span><text:span text:style-name="T632">для удобства</text:span><text:span text:style-name="T630">)</text:span><text:span text:style-name="T628">, </text:span></text:p>
      <text:p text:style-name="P246">а в английском принадлежит к катергории настоящих времен.</text:p>
      <text:p text:style-name="P246"/>
      <text:p text:style-name="P21"><text:span text:style-name="T864">I </text:span><text:span text:style-name="T872">have</text:span><text:span text:style-name="T859"> already </text:span><text:span text:style-name="T872">seen</text:span><text:span text:style-name="T859"> this movie. </text:span><text:span text:style-name="T865">—</text:span><text:span text:style-name="T859"> Я уже видел этот фильм (просмотрел, т. е. опыт).</text:span></text:p>
      <text:p text:style-name="P21"><text:span text:style-name="T859">You </text:span><text:span text:style-name="T872">have</text:span><text:span text:style-name="T859"> </text:span><text:span text:style-name="T872">broken</text:span><text:span text:style-name="T859"> the vase. </text:span><text:span text:style-name="T865">— </text:span><text:span text:style-name="T859">Ты разбил вазу. (есть очевидный результат, кот. случился ранее) </text:span></text:p>
      <text:p text:style-name="P22"><text:span text:style-name="T866">It`s the fitst time I </text:span><text:span text:style-name="T873">have</text:span><text:span text:style-name="T866"> </text:span><text:span text:style-name="T873">driven</text:span><text:span text:style-name="T866"> a car — Это впервые, когда я веду машину. (в настоящем)</text:span></text:p>
      <text:p text:style-name="P253"/>
      <text:p text:style-name="P254">Как проявляется результат:</text:p>
      <text:list xml:id="list3000388110" text:style-name="L20">
        <text:list-item>
          <text:p text:style-name="P1292"><text:span text:style-name="T650">это </text:span><text:span text:style-name="T649">очевидные изменения;</text:span></text:p>
        </text:list-item>
        <text:list-item>
          <text:p text:style-name="P1291"><text:span text:style-name="T629">полученный </text:span><text:span text:style-name="T633">ранее</text:span><text:span text:style-name="T629"> опыт или впечатления;</text:span></text:p>
        </text:list-item>
        <text:list-item>
          <text:p text:style-name="P1273">недавно произошедшие события или новая информация.</text:p>
        </text:list-item>
      </text:list>
      <text:p text:style-name="P247"/>
      <text:p text:style-name="P247">Также Present Perfect используют, если что-то произошло впервые:</text:p>
      <text:p text:style-name="P157">It`s the first time something has happend. - Этой первый раз, когда что-то произошло.</text:p>
      <text:p text:style-name="P157">(вместо first можно указать любое порядковое число: second, third)</text:p>
      <text:p text:style-name="P247"/>
      <text:p text:style-name="P247">Present Perferct — яркий пример того, что нельзя переводить английские </text:p>
      <text:p text:style-name="P202"><text:span text:style-name="T863">предложения слово в слово: </text:span><text:span text:style-name="T519">I have done. </text:span><text:span text:style-name="T514">—</text:span><text:span text:style-name="T519"> Я сделал (</text:span><text:span text:style-name="T533">досл. </text:span><text:span text:style-name="T519">Я имею сделанным).</text:span></text:p>
      <text:p text:style-name="P327"/>
      <text:p text:style-name="P328">Есть 2 варианта образования 3й формы глагола:</text:p>
      <text:list xml:id="list1882756699" text:style-name="L21">
        <text:list-item>
          <text:p text:style-name="P1274">если глагол правильный, то добавляем к его начальной форме окончание <text:span text:style-name="T460">-ed</text:span>;</text:p>
        </text:list-item>
        <text:list-item>
          <text:p text:style-name="P1274">если неправильный, то находим в таблице неправильных глаголов.</text:p>
        </text:list-item>
      </text:list>
      <text:p text:style-name="P277"/>
      <text:p text:style-name="P855"><text:span text:style-name="T651">Н</text:span><text:span text:style-name="T652">еправильны</text:span><text:span text:style-name="T651">й</text:span><text:span text:style-name="T652"> глагол </text:span><text:span text:style-name="T651">это </text:span><text:span text:style-name="T652">тот, который во 2й или 3й форме </text:span><text:span text:style-name="T666">записывается</text:span><text:span text:style-name="T652"> </text:span><text:span text:style-name="T666">по особенному</text:span><text:span text:style-name="T652">. </text:span></text:p>
      <text:p text:style-name="P278">Самые популярные неправильные глаголы нужно заучить (см. таблицу ниже).</text:p>
      <text:p text:style-name="P277"/>
      <text:p text:style-name="P280">Слова-маячки Present Perfect:</text:p>
      <text:list xml:id="list140053456" text:style-name="L22">
        <text:list-item>
          <text:p text:style-name="P1275">just — только что;</text:p>
        </text:list-item>
        <text:list-item>
          <text:p text:style-name="P1275">already — уже;</text:p>
        </text:list-item>
        <text:list-item>
          <text:p text:style-name="P1275">yet — еще не;</text:p>
        </text:list-item>
      </text:list>
      <text:p text:style-name="P282"/>
      <text:p text:style-name="P856"><text:span text:style-name="T520">Just</text:span><text:span text:style-name="T653"> и </text:span><text:span text:style-name="T520">already</text:span><text:span text:style-name="T653"> используются в утверждениях. </text:span><text:span text:style-name="T520">Yet</text:span><text:span text:style-name="T653"> — в вопросах и отрицаниях</text:span><text:span text:style-name="T654">. </text:span></text:p>
      <text:p text:style-name="P1035"><text:span text:style-name="T654">(</text:span><text:span text:style-name="T534">already</text:span><text:span text:style-name="T701"> также </text:span><text:span text:style-name="T700">иногда можно встретить</text:span><text:span text:style-name="T701"> в вопросах).</text:span></text:p>
      <text:p text:style-name="P284"/>
      <text:p text:style-name="P283">Место <text:span text:style-name="T460">just</text:span>, <text:span text:style-name="T460">already</text:span> в предложении — между <text:span text:style-name="T460">have</text:span> и 3й формой глагола. </text:p>
      <text:p text:style-name="P283">Слово <text:span text:style-name="T460">yet</text:span> стоит <text:span text:style-name="T994">всегда </text:span>в конце предложения.</text:p>
      <text:p text:style-name="P281"/>
      <text:p text:style-name="P160">I have <text:span text:style-name="T838">just</text:span> eaten a sandwich. <text:span text:style-name="T896">—</text:span> Я только что съел бутерброд.</text:p>
      <text:p text:style-name="P160">We have n<text:span text:style-name="T899">o</text:span>t finished <text:span text:style-name="T838">yet</text:span>. <text:span text:style-name="T896">—</text:span> Мы еще не закончили.</text:p>
      <text:p text:style-name="P279"/>
      <text:p text:style-name="P285">Другие указатели времени:</text:p>
      <text:list xml:id="list1014620921" text:style-name="L23">
        <text:list-item>
          <text:p text:style-name="P1276">ever — когда либо;</text:p>
        </text:list-item>
        <text:list-item>
          <text:p text:style-name="P1276">never — никогда;</text:p>
        </text:list-item>
        <text:list-item>
          <text:p text:style-name="P1276">recently — в последнее время;</text:p>
        </text:list-item>
        <text:list-item>
          <text:p text:style-name="P1276">these days — в последние дни;</text:p>
        </text:list-item>
        <text:list-item>
          <text:p text:style-name="P1276">словосочетание с this (this mornig, this week).</text:p>
        </text:list-item>
      </text:list>
      <text:p text:style-name="P284"/>
      <text:p text:style-name="P284">Место <text:span text:style-name="T460">ever</text:span>, <text:span text:style-name="T460">never</text:span> — перед 3й формой глагола, <text:span text:style-name="T898">а</text:span> <text:span text:style-name="T460">recently</text:span>, <text:span text:style-name="T460">these days</text:span> и </text:p>
      <text:p text:style-name="P284">словосочетания с <text:span text:style-name="T460">this</text:span> — в конце предложения.</text:p>
      <text:p text:style-name="P284"/>
      <text:p text:style-name="P161"><text:soft-page-break/>I <text:span text:style-name="T899">ha</text:span>ve <text:span text:style-name="T838">never</text:span> been to New York. <text:span text:style-name="T897">— </text:span>Я никогда не был в Нью Йорке.</text:p>
      <text:p text:style-name="P161">I <text:span text:style-name="T899">ha</text:span>ve worked a lot <text:span text:style-name="T838">these days</text:span>. <text:span text:style-name="T897">—</text:span> Я много работал в эти дни.</text:p>
      <text:p text:style-name="P286"/>
      <text:p text:style-name="P274">Отрицания в Present Perfect</text:p>
      <text:p text:style-name="P287"/>
      <text:p text:style-name="P288">Используются, когда хотят сказать:</text:p>
      <text:list xml:id="list860785260" text:style-name="L24">
        <text:list-item>
          <text:p text:style-name="P1277">об отсутствии ожидаемого результата;</text:p>
        </text:list-item>
        <text:list-item>
          <text:p text:style-name="P1277">о том, чего автор никогда не делал или не испытывал.</text:p>
        </text:list-item>
      </text:list>
      <text:p text:style-name="P287"/>
      <text:p text:style-name="P287">Для этого ставится частица <text:span text:style-name="T460">not</text:span> после вспомогательного глагола <text:span text:style-name="T460">have</text:span>.</text:p>
      <text:p text:style-name="P287"/>
      <text:p text:style-name="P287">Также отрицательным считается предложение со словом <text:span text:style-name="T460">never</text:span>, которое передает отрицательный контекст.</text:p>
      <text:p text:style-name="P287"/>
      <text:p text:style-name="P857"><text:span text:style-name="T655">В </text:span><text:span text:style-name="T649">отрицаниях почти всегда используется сокращенная форма глагола — </text:span><text:span text:style-name="T519">haven`t</text:span><text:span text:style-name="T649">.</text:span></text:p>
      <text:p text:style-name="P858"><text:span text:style-name="T667">Сокращени</text:span><text:span text:style-name="T699">е</text:span><text:span text:style-name="T667"> </text:span><text:span text:style-name="T522">`ve not</text:span><text:span text:style-name="T667"> не используется.</text:span></text:p>
      <text:p text:style-name="P162">I have<text:span text:style-name="T358">n</text:span><text:span text:style-name="T362">`</text:span><text:span text:style-name="T358">t</text:span> expected that. <text:span text:style-name="T897">—</text:span> Я этого не ожидал.</text:p>
      <text:p text:style-name="P162">I<text:span text:style-name="T899">`</text:span>ve <text:span text:style-name="T358">never</text:span> seen this movie before. <text:span text:style-name="T897">— </text:span>Я до этого не видел этот фильм. </text:p>
      <text:p text:style-name="P273"/>
      <text:p text:style-name="P273">Вопросы в Present Perfect</text:p>
      <text:p text:style-name="P163"/>
      <text:p text:style-name="P290">Используются, если хоят узнать:</text:p>
      <text:list xml:id="list3007121485" text:style-name="L25">
        <text:list-item>
          <text:p text:style-name="P1278">сделано ли дело к этом моменту, каким образом оно сделано;</text:p>
        </text:list-item>
        <text:list-item>
          <text:p text:style-name="P1302"><text:span text:style-name="T667">имеет ли человек определенный опыт </text:span><text:span text:style-name="T665">или совершил ли он </text:span><text:span text:style-name="T668">нужное</text:span><text:span text:style-name="T665"> действие</text:span><text:span text:style-name="T667">;</text:span></text:p>
        </text:list-item>
      </text:list>
      <text:p text:style-name="P289"/>
      <text:p text:style-name="P858">Для этого используется уже знакомая схема. Глагол <text:span text:style-name="T460">have</text:span> ставится перед по<text:span text:style-name="T903">д</text:span>л<text:span text:style-name="T903">е</text:span>ж<text:span text:style-name="T903">а</text:span>щим.</text:p>
      <text:p text:style-name="P858"/>
      <text:p text:style-name="P164">Why have you done it? <text:span text:style-name="T897">—</text:span> Зачем ты это сделал?</text:p>
      <text:p text:style-name="P1034"><text:span text:style-name="T530">Ha</text:span><text:span text:style-name="T531">s</text:span><text:span text:style-name="T530"> </text:span><text:span text:style-name="T531">he</text:span><text:span text:style-name="T530"> ever been to Rome? </text:span><text:span text:style-name="T532">—</text:span><text:span text:style-name="T530"> </text:span><text:span text:style-name="T531">Он</text:span><text:span text:style-name="T530"> бывал в Риме?</text:span></text:p>
      <text:p text:style-name="P164"/>
      <text:p text:style-name="P264">Present Perfect Continuous</text:p>
      <text:p text:style-name="P291"/>
      <text:p text:style-name="P293">Для того, чтобы использовать, нужно чтобы совпало сразу несколько условий:</text:p>
      <text:list xml:id="list1492326172" text:style-name="L26">
        <text:list-item>
          <text:p text:style-name="P1303"><text:span text:style-name="T656">действие не закончено либо закончено не</text:span><text:span text:style-name="T660">давно</text:span><text:span text:style-name="T656">;</text:span></text:p>
        </text:list-item>
        <text:list-item>
          <text:p text:style-name="P1303"><text:span text:style-name="T656">известн</text:span><text:span text:style-name="T660">а его продолжительность </text:span><text:span text:style-name="T674">(обычно из контекста предложения)</text:span><text:span text:style-name="T660">.</text:span></text:p>
        </text:list-item>
      </text:list>
      <text:p text:style-name="P292"/>
      <text:p text:style-name="P297">Схема состоит из 3х частей: вспомогательного глагола <text:span text:style-name="T460">have</text:span>, слова <text:span text:style-name="T460">been</text:span> <text:span text:style-name="T998">(особая форма </text:span></text:p>
      <text:p text:style-name="P297"><text:span text:style-name="T998">глагола </text:span><text:span text:style-name="T480">be</text:span><text:span text:style-name="T998">) </text:span>и смыслового глагола с окончанием <text:span text:style-name="T460">-ing</text:span>. </text:p>
      <text:p text:style-name="P295"/>
      <text:p text:style-name="P869"><text:span text:style-name="T649">На русский </text:span><text:span text:style-name="T658">язык </text:span><text:span text:style-name="T637">Present Perfect Continuous</text:span><text:span text:style-name="T647"> </text:span><text:span text:style-name="T649">переводится настоящим временем</text:span></text:p>
      <text:p text:style-name="P861"><text:span text:style-name="T657">(редко в прошлом). </text:span><text:span text:style-name="T658">При этом все 3 части </text:span><text:span text:style-name="T659">переводятся</text:span><text:span text:style-name="T658"> одним словом.</text:span></text:p>
      <text:p text:style-name="P294"/>
      <text:p text:style-name="P23"><text:span text:style-name="T858">I </text:span><text:span text:style-name="T872">have been learning</text:span><text:span text:style-name="T858"> English for 2 years. </text:span><text:span text:style-name="T876">—</text:span><text:span text:style-name="T858"> Я </text:span><text:span text:style-name="T872">учу</text:span><text:span text:style-name="T858"> английский уже 2 года (и еще не закончил).</text:span></text:p>
      <text:p text:style-name="P23"><text:span text:style-name="T858">We </text:span><text:span text:style-name="T872">have been cleaning</text:span><text:span text:style-name="T858"> the flat the whole morning. </text:span><text:span text:style-name="T876">— </text:span><text:span text:style-name="T858">Мы </text:span><text:span text:style-name="T872">убирали</text:span><text:span text:style-name="T858"> </text:span><text:span text:style-name="T877">квартиру все утро.</text:span></text:p>
      <text:p text:style-name="P296"/>
      <text:p text:style-name="P298">Формы глагола <text:span text:style-name="T460">have</text:span> <text:span text:style-name="T460">verb-ing</text:span> (подобно <text:span text:style-name="T460">am/is/are verb-ing</text:span>, как в Continuous) не существует.</text:p>
      <text:p text:style-name="P298">Если у смыслового глагола окончание<text:span text:style-name="T460"> -ing</text:span>, то <text:span text:style-name="T460">have</text:span> применяется только с <text:span text:style-name="T460">been</text:span>.</text:p>
      <text:p text:style-name="P298"/>
      <text:p text:style-name="P862"><text:span text:style-name="T660">С</text:span><text:span text:style-name="T649">лова-маячки Present Perfect Continuous:</text:span></text:p>
      <text:list xml:id="list2882268236" text:style-name="L27">
        <text:list-item>
          <text:p text:style-name="P1279">for — в течении;</text:p>
        </text:list-item>
        <text:list-item>
          <text:p text:style-name="P1279"><text:soft-page-break/>since — с какого-то времени;</text:p>
        </text:list-item>
        <text:list-item>
          <text:p text:style-name="P1279">how long — как долго.</text:p>
        </text:list-item>
      </text:list>
      <text:p text:style-name="P300"/>
      <text:p text:style-name="P299">Дополнительно могут использоваться указатели периода:</text:p>
      <text:list xml:id="list611603310" text:style-name="L28">
        <text:list-item>
          <text:p text:style-name="P1280">all — весь (день/год);</text:p>
        </text:list-item>
        <text:list-item>
          <text:p text:style-name="P1280">the whole — целый (день/вечер); </text:p>
        </text:list-item>
      </text:list>
      <text:p text:style-name="P294"/>
      <text:p text:style-name="P24"><text:span text:style-name="T858">He</text:span><text:span text:style-name="T878">`</text:span><text:span text:style-name="T859">s been playing</text:span><text:span text:style-name="T858"> for an hour. — Он </text:span><text:span text:style-name="T859">играет</text:span><text:span text:style-name="T858"> уже час </text:span><text:span text:style-name="T878">(в течении часа).</text:span></text:p>
      <text:p text:style-name="P25"><text:span text:style-name="T878">W</text:span><text:span text:style-name="T858">e`</text:span><text:span text:style-name="T859">ve been staying</text:span><text:span text:style-name="T858"> in this hotel since Tuesday. </text:span><text:span text:style-name="T879">— </text:span><text:span text:style-name="T858">Мы </text:span><text:span text:style-name="T859">находимся</text:span><text:span text:style-name="T858"> в этом отеле со вторника.</text:span></text:p>
      <text:p text:style-name="P301"/>
      <text:p text:style-name="P865"><text:span text:style-name="T661">В утверждениях глагол </text:span><text:span text:style-name="T521">have</text:span><text:span text:style-name="T661"> </text:span><text:span text:style-name="T662">часто</text:span><text:span text:style-name="T661"> сокращают до </text:span><text:span text:style-name="T521">`ve</text:span><text:span text:style-name="T661">, а </text:span><text:span text:style-name="T521">has</text:span><text:span text:style-name="T661"> — до </text:span><text:span text:style-name="T521">`s</text:span><text:span text:style-name="T661"> (лего перепутать с </text:span><text:span text:style-name="T521">is</text:span><text:span text:style-name="T661">, посему здесь вспомогательный глагол можно понять только по контексту).</text:span></text:p>
      <text:p text:style-name="P302"/>
      <text:p text:style-name="P864"><text:span text:style-name="T661">Е</text:span><text:span text:style-name="T649">сли используется глагол </text:span><text:span text:style-name="T519">be</text:span><text:span text:style-name="T649"> или глаголы состояния, которые не стоят в Continuous</text:span><text:span text:style-name="T671">,</text:span><text:span text:style-name="T649"> </text:span></text:p>
      <text:p text:style-name="P303">то предложение будет в Present Perfect. </text:p>
      <text:p text:style-name="P303"/>
      <text:p text:style-name="P28"><text:span text:style-name="T859">I </text:span><text:span text:style-name="T872">have known </text:span><text:span text:style-name="T859">(</text:span><text:span text:style-name="T867">а </text:span><text:span text:style-name="T859">не have been knowing)</text:span><text:span text:style-name="T858"> Alice for 3 years. </text:span><text:span text:style-name="T661">—</text:span><text:span text:style-name="T858"> Я </text:span><text:span text:style-name="T872">знаю</text:span><text:span text:style-name="T858"> Алису уже 3 года </text:span></text:p>
      <text:p text:style-name="P29"><text:span text:style-name="T858">I </text:span><text:span text:style-name="T872">haven`t seen</text:span><text:span text:style-name="T858"> Mary for years. </text:span><text:span text:style-name="T878">— </text:span><text:span text:style-name="T858">Я н</text:span><text:span text:style-name="T872">е видел</text:span><text:span text:style-name="T858"> Мэри много лет. </text:span></text:p>
      <text:p text:style-name="P303"/>
      <text:p text:style-name="P866"><text:span text:style-name="T670">Present Perfect Continuous можно упрощать до Present Perfect с пом</text:span><text:span text:style-name="T669">.</text:span><text:span text:style-name="T670"> глаголов </text:span><text:span text:style-name="T523">live</text:span><text:span text:style-name="T670"> </text:span><text:span text:style-name="T669">и</text:span><text:span text:style-name="T670"> </text:span><text:span text:style-name="T523">work</text:span><text:span text:style-name="T670">:</text:span></text:p>
      <text:p text:style-name="P27"><text:span text:style-name="T880">I</text:span><text:span text:style-name="T858">`ve </text:span><text:span text:style-name="T872">been working</text:span><text:span text:style-name="T858"> here for 2 years → I`ve </text:span><text:span text:style-name="T872">worked</text:span><text:span text:style-name="T858"> here for 2 years. </text:span><text:span text:style-name="T881">(смысл одинаковый)</text:span></text:p>
      <text:p text:style-name="P302"/>
      <text:p text:style-name="P3"><text:span text:style-name="T661">О</text:span><text:span text:style-name="T649">трицания в Present Perfect Continuous</text:span></text:p>
      <text:p text:style-name="P304"/>
      <text:p text:style-name="P863"><text:span text:style-name="T662">Использу</text:span><text:span text:style-name="T663">ю</text:span><text:span text:style-name="T662">тся, чтобы сказать, что что-то не происходит в течении указанного времени.</text:span></text:p>
      <text:p text:style-name="P305">Для этого добавляется частица <text:span text:style-name="T460">not</text:span> после вспомогательного глагола <text:span text:style-name="T460">have</text:span>.</text:p>
      <text:p text:style-name="P305"/>
      <text:p text:style-name="P26"><text:span text:style-name="T858">I </text:span><text:span text:style-name="T859">have not been waiting</text:span><text:span text:style-name="T858"> long. </text:span><text:span text:style-name="T879">—</text:span><text:span text:style-name="T858"> Я </text:span><text:span text:style-name="T859">не жду</text:span><text:span text:style-name="T858"> долго.</text:span></text:p>
      <text:p text:style-name="P294"/>
      <text:p text:style-name="P4"><text:span text:style-name="T649">Вопросы </text:span><text:span text:style-name="T664">в Present Perfect Continuous</text:span><text:span text:style-name="T649"> </text:span></text:p>
      <text:p text:style-name="P294"/>
      <text:p text:style-name="P30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06"/>
      <text:p text:style-name="P99"><text:span text:style-name="T858">Have you been waiting long? </text:span><text:span text:style-name="T879">— </text:span><text:span text:style-name="T858">Вы давно ждете? </text:span></text:p>
      <text:p text:style-name="P99"><text:span text:style-name="T858">How long have you been waiting? </text:span><text:span text:style-name="T879">—</text:span><text:span text:style-name="T858"> Как долго вы ждете?</text:span></text:p>
      <text:p text:style-name="P269"/>
      <text:p text:style-name="P269"><text:span text:style-name="T906">Прошедшее. </text:span>Past</text:p>
      <text:p text:style-name="P307"/>
      <text:p text:style-name="P319">Past Perfect и Past Perfect Continuous относительно редки и <text:span text:style-name="T913">в</text:span> рамках начального курса </text:p>
      <text:p text:style-name="P319">не проходятся. <text:span text:style-name="T907">В художественной литературе почти всегда используется Past Simple.</text:span></text:p>
      <text:p text:style-name="P307"/>
      <text:p text:style-name="P267">Past Simple</text:p>
      <text:p text:style-name="P308"/>
      <text:p text:style-name="P310">Используется, чтобы:</text:p>
      <text:list xml:id="list262498223" text:style-name="L29">
        <text:list-item>
          <text:p text:style-name="P1304"><text:span text:style-name="T672">сообщить факты </text:span><text:span text:style-name="T673">прошлого,</text:span><text:span text:style-name="T672"> рассказать историю, </text:span><text:span text:style-name="T680">биографию</text:span><text:span text:style-name="T672">; </text:span></text:p>
        </text:list-item>
        <text:list-item>
          <text:p text:style-name="P1281">описать действие из прошлого, результат которого не важен в настоящем.</text:p>
        </text:list-item>
      </text:list>
      <text:p text:style-name="P309"/>
      <text:p text:style-name="P870"><text:span text:style-name="T674">Для этого использются глаголы во 2й форме. </text:span><text:span text:style-name="T675">Вторая форма правильного глагола образуется добавлением окончания </text:span><text:span text:style-name="T524">-ed</text:span><text:span text:style-name="T675">. </text:span><text:span text:style-name="T683">Ф</text:span><text:span text:style-name="T675">орма </text:span><text:span text:style-name="T683">неправильного глагола </text:span><text:span text:style-name="T675">находится в таблице.</text:span></text:p>
      <text:p text:style-name="P309"/>
      <text:p text:style-name="P30"><text:soft-page-break/><text:span text:style-name="T858">Mozart </text:span><text:span text:style-name="T872">lived</text:span><text:span text:style-name="T858"> from 1756 to 1791 — Моцарт </text:span><text:span text:style-name="T872">жил</text:span><text:span text:style-name="T858"> с 1756 по 1791 год (факт прошлого). </text:span></text:p>
      <text:p text:style-name="P30"><text:span text:style-name="T858">I </text:span><text:span text:style-name="T872">visited</text:span><text:span text:style-name="T858"> my parents yesterday — Вчера я </text:span><text:span text:style-name="T872">навещал</text:span><text:span text:style-name="T858"> родителей (действие из прошлого).</text:span></text:p>
      <text:p text:style-name="P533"/>
      <text:p text:style-name="P534">Если глагол заканчивается на глухой звук, то <text:span text:style-name="T460">-ed</text:span> читается как <text:span text:style-name="T460">t</text:span>, а если на звконкий </text:p>
      <text:p text:style-name="P534">согласный или на гласный звук — то как <text:span text:style-name="T460">d</text:span>: <text:span text:style-name="T460">worked [воркт], played [плэйд]</text:span>.</text:p>
      <text:p text:style-name="P868"/>
      <text:p text:style-name="P532">Если глагол заканчивается на <text:span text:style-name="T460">d </text:span>или <text:span text:style-name="T460">t</text:span>, то <text:span text:style-name="T460">-ed</text:span> читается как <text:span text:style-name="T460">id</text:span>: <text:span text:style-name="T460">recorded [рикодид]</text:span>. </text:p>
      <text:p text:style-name="P535">Если глагол заканчивается на <text:span text:style-name="T460">-e</text:span>, то её не надо писать 2 раза: <text:span text:style-name="T460">chase</text:span> → <text:span text:style-name="T460">chased</text:span>.</text:p>
      <text:p text:style-name="P868"/>
      <text:p text:style-name="P867">Слова-маячки Past Simple:</text:p>
      <text:list xml:id="list294869405" text:style-name="L30">
        <text:list-item>
          <text:p text:style-name="P1305">ago — <text:span text:style-name="T908">тому назад</text:span>;</text:p>
        </text:list-item>
        <text:list-item>
          <text:p text:style-name="P1306">last — <text:span text:style-name="T908">прошлый</text:span>;</text:p>
        </text:list-item>
        <text:list-item>
          <text:p text:style-name="P1282">yesterday — вчера;</text:p>
        </text:list-item>
      </text:list>
      <text:p text:style-name="P329"/>
      <text:p text:style-name="P871"><text:span text:style-name="T681">Past Simple часто путают с Present Perfect, потому что на русский они переводятся </text:span><text:span text:style-name="T682">почти</text:span><text:span text:style-name="T681"> одинаково. Главное отличие в том, что Present Perfect всегда будет сообщать доп</text:span><text:span text:style-name="T682">олнительную</text:span><text:span text:style-name="T681"> информацию, указывающ</text:span><text:span text:style-name="T682">ую </text:span><text:span text:style-name="T681">на настоящее время </text:span><text:span text:style-name="T682">(</text:span><text:span text:style-name="T683">чтобы сообщить</text:span><text:span text:style-name="T682"> результат).</text:span></text:p>
      <text:p text:style-name="P316"/>
      <text:p text:style-name="P317">Past Simple используется когда известен момент в прошлом. Если мы знаешь, </text:p>
      <text:p text:style-name="P317">когда произошло событие, то Present Perfect использовать нельзя.</text:p>
      <text:p text:style-name="P317"/>
      <text:p text:style-name="P169">Tom has lost his key — Том потерал ключ (у него сейчас нет ключа, </text:p>
      <text:p text:style-name="P169">потому что он его потерян).</text:p>
      <text:p text:style-name="P169"/>
      <text:p text:style-name="P169">Tom lost his key last weak — Том потерял ключ на прошлой неделе </text:p>
      <text:p text:style-name="P169">(не важно, есть у него ключ или нет).</text:p>
      <text:p text:style-name="P313"/>
      <text:p text:style-name="P314">В английском, если вопрос задается в настоящем, то и ответ должен быть в настоящем. </text:p>
      <text:p text:style-name="P314">Если вопрос в прошлом, то ответ также должен быть в прошлом.</text:p>
      <text:p text:style-name="P314"/>
      <text:p text:style-name="P314">Но если вопрос был в Present Perfect, а в ответе дается информация, когда именно это случилось, тогда необходимо отвечать в Past Simple.</text:p>
      <text:p text:style-name="P314"/>
      <text:p text:style-name="P167">Have you already started to learn English? Yes, I started to learn it 3 month ago — </text:p>
      <text:p text:style-name="P167">Ты уже начал учить английский? Да, 3 месяца назад (информация о времени).</text:p>
      <text:p text:style-name="P166"/>
      <text:p text:style-name="P315">Если вопрос содержит слово <text:span text:style-name="T460">when</text:span>, то он автоматически привязывает нас к моменту </text:p>
      <text:p text:style-name="P315">в прошлом. <text:span text:style-name="T912">Поэтому Present Perfect в вопросах с </text:span><text:span text:style-name="T470">when</text:span><text:span text:style-name="T912"> не используется.</text:span></text:p>
      <text:p text:style-name="P315"/>
      <text:p text:style-name="P168">Have you met him before? <text:span text:style-name="T911">—</text:span> Вы раньше с ним встречались?</text:p>
      <text:p text:style-name="P168">When did you meet him? <text:span text:style-name="T911">—</text:span> Когда вы встречались с ним?</text:p>
      <text:p text:style-name="P313"/>
      <text:p text:style-name="P270">Отрицания и вопросы в Past Simple</text:p>
      <text:p text:style-name="P312"/>
      <text:p text:style-name="P873"><text:span text:style-name="T675">Отрицание представляет связку </text:span><text:span text:style-name="T524">did</text:span><text:span text:style-name="T675"> с частицей </text:span><text:span text:style-name="T524">not</text:span><text:span text:style-name="T675">, </text:span><text:span text:style-name="T685">которая ставится перед смысловым глаголом в начальной форме. </text:span><text:span text:style-name="T676">Обычно </text:span><text:span text:style-name="T685">эта связка</text:span><text:span text:style-name="T676"> сокращается до </text:span><text:span text:style-name="T525">didn`t</text:span><text:span text:style-name="T676">.</text:span></text:p>
      <text:p text:style-name="P322"/>
      <text:p text:style-name="P873"><text:span text:style-name="T684">В вопросах </text:span><text:span text:style-name="T675">вспомогательный глагол </text:span><text:span text:style-name="T524">did</text:span><text:span text:style-name="T675"> используется </text:span><text:span text:style-name="T685">по тем же грамматическим </text:span></text:p>
      <text:p text:style-name="P873"><text:span text:style-name="T685">правилам</text:span><text:span text:style-name="T675">, </text:span><text:span text:style-name="T676">как</text:span><text:span text:style-name="T675"> </text:span><text:span text:style-name="T524">do</text:span><text:span text:style-name="T675"> для Present Simple. </text:span></text:p>
      <text:p text:style-name="P311"/>
      <text:p text:style-name="P165"><text:span text:style-name="T838">Did</text:span> you <text:span text:style-name="T838">go</text:span> to Los Angeles last week? - Ты <text:span text:style-name="T838">ездил</text:span> в Лос Анжелес на прошлой неделе?</text:p>
      <text:p text:style-name="P165">I <text:span text:style-name="T838">didn`t go</text:span> to Los Angeles, I <text:span text:style-name="T838">went</text:span> to Bostom — Я <text:span text:style-name="T838">не ездил</text:span> в Лос Анжелес, я <text:span text:style-name="T838">ездил</text:span> в Бостон.</text:p>
      <text:p text:style-name="P1017"><text:soft-page-break/></text:p>
      <text:p text:style-name="P275">Past Continuous</text:p>
      <text:p text:style-name="P318"/>
      <text:p text:style-name="P876"><text:span text:style-name="T687">О</text:span><text:span text:style-name="T686">значает процесс или незаконченное действие, которое привязано к точному моменту </text:span></text:p>
      <text:p text:style-name="P876"><text:span text:style-name="T686">в </text:span><text:span text:style-name="T739">прошлом</text:span><text:span text:style-name="T686"> (т. е. действие происходило и не было закончено).</text:span></text:p>
      <text:p text:style-name="P320"/>
      <text:p text:style-name="P875"><text:span text:style-name="T68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90">обсуждаемая ситуация</text:span><text:span text:style-name="T686">).</text:span></text:p>
      <text:p text:style-name="P320"/>
      <text:p text:style-name="P877"><text:span text:style-name="T687">Состоит из 2х частей: вспомогательного глагола </text:span><text:span text:style-name="T527">be</text:span><text:span text:style-name="T687"> (</text:span><text:span text:style-name="T688">формы как в Past Simple</text:span><text:span text:style-name="T687">) и смыслового глагола с окончанием </text:span><text:span text:style-name="T527">-ing</text:span><text:span text:style-name="T687">. </text:span><text:span text:style-name="T686">На русский переводится глаголом в прошедшем времени.</text:span></text:p>
      <text:p text:style-name="P321"/>
      <text:p text:style-name="P170">Last Sunday at 5 I <text:span text:style-name="T838">was having</text:span> dinner with my friends — В прошлое воскресенье в 5 </text:p>
      <text:p text:style-name="P170">я <text:span text:style-name="T838">ужинал</text:span> со своими друзьями (привязка к точному моменту в прошлом).</text:p>
      <text:p text:style-name="P32"><text:span text:style-name="T883">My parents </text:span><text:span text:style-name="T874">were watching</text:span><text:span text:style-name="T883"> TV when I came home yesterday — Мои родители </text:span><text:span text:style-name="T874">смотрели</text:span><text:span text:style-name="T883"> телевизор, когда я пришел вчера домой (незаконченное действие </text:span><text:span text:style-name="T884">в тот момент</text:span><text:span text:style-name="T883">).</text:span></text:p>
      <text:p text:style-name="P171"/>
      <text:p text:style-name="P877"><text:span text:style-name="T688">В отрицаниях и вопросах </text:span><text:span text:style-name="T689">глагол </text:span><text:span text:style-name="T528">be</text:span><text:span text:style-name="T688"> ведет себя точно так же, как и </text:span><text:span text:style-name="T689">для</text:span><text:span text:style-name="T688"> Past Simple:</text:span></text:p>
      <text:p text:style-name="P33"><text:span text:style-name="T885">W</text:span><text:span text:style-name="T858">e weren`t reading — Мы не читали (именно тогда). Was I running? — Я бежал?</text:span></text:p>
      <text:p text:style-name="P173"/>
      <text:p text:style-name="P325">В одном предложении часто используются Past Continuous и Past Simple одновременно.</text:p>
      <text:p text:style-name="P880"><text:span text:style-name="T691">Действие, длящееся какое-то время (</text:span><text:span text:style-name="T692">Past Continuous</text:span><text:span text:style-name="T691">) может прерываться более коротким действием (</text:span><text:span text:style-name="T692">Past Simple</text:span><text:span text:style-name="T697">)</text:span><text:span text:style-name="T691"> </text:span><text:span text:style-name="T695">либо другим Past Continuous </text:span><text:span text:style-name="T698">(смотреть по контексту)</text:span><text:span text:style-name="T695">.</text:span></text:p>
      <text:p text:style-name="P323"/>
      <text:p text:style-name="P878"><text:span text:style-name="T691">В этом случае предложение может содержать слово </text:span><text:span text:style-name="T529">while</text:span><text:span text:style-name="T691"> </text:span><text:span text:style-name="T693">(в то время, как)</text:span><text:span text:style-name="T691"> в той части, которая относится к <text:s/></text:span><text:span text:style-name="T692">Past Continuous, </text:span><text:span text:style-name="T691">либо </text:span><text:span text:style-name="T529">when</text:span><text:span text:style-name="T691">, там, где используется Past Simple.</text:span></text:p>
      <text:p text:style-name="P323"/>
      <text:p text:style-name="P34"><text:span text:style-name="T875">While</text:span><text:span text:style-name="T886"> I was working in the garden, I </text:span><text:span text:style-name="T887">kicked</text:span><text:span text:style-name="T886"> my leg — Пока я работал в саду, я </text:span><text:span text:style-name="T888">пнул</text:span><text:span text:style-name="T886"> ногу.</text:span></text:p>
      <text:p text:style-name="P35"><text:span text:style-name="T858">I was working in the garden </text:span><text:span text:style-name="T872">when</text:span><text:span text:style-name="T858"> I kicked my leg — </text:span><text:span text:style-name="T887">Я работал в саду, когда </text:span><text:span text:style-name="T888">пнул</text:span><text:span text:style-name="T887"> ногу</text:span><text:span text:style-name="T858">.</text:span></text:p>
      <text:p text:style-name="P174"/>
      <text:p text:style-name="P36"><text:span text:style-name="T872">While</text:span><text:span text:style-name="T858"> Tom was reading, Amely was watching a documentary on TV — Пока </text:span><text:span text:style-name="T889">Т</text:span><text:span text:style-name="T858">ом читал, </text:span></text:p>
      <text:p text:style-name="P175">Эмили смотрела документальный фильм по телевизору.</text:p>
      <text:p text:style-name="P326"/>
      <text:p text:style-name="P879"><text:span text:style-name="T696">Если действия происходят не одновременно, а следуют одно за другим</text:span><text:span text:style-name="T694">, то в этом </text:span></text:p>
      <text:p text:style-name="P324">случае нужно использовать <text:span text:style-name="T943">только</text:span> Past Simple.</text:p>
      <text:p text:style-name="P324"/>
      <text:p text:style-name="P172">I saw Jane in the street yesterday. I stopped and said hello — Я увидел Джейн вчера на улице. </text:p>
      <text:p text:style-name="P172">Я остановился и поздоровался (сказал «привет»).</text:p>
      <text:p text:style-name="P272"/>
      <text:p text:style-name="P272">Будущие. Future</text:p>
      <text:p text:style-name="P187"/>
      <text:p text:style-name="P192">В английском языке о будущем можно говорить не только с помощью формы Future, но и </text:p>
      <text:p text:style-name="P886"><text:span text:style-name="T712">с помощью </text:span><text:span text:style-name="T716">формы</text:span><text:span text:style-name="T712"> </text:span><text:span text:style-name="T714">Present</text:span><text:span text:style-name="T71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91"/>
      <text:p text:style-name="P885"><text:span text:style-name="T713">Другие варианты Future (кроме </text:span><text:span text:style-name="T715">Future </text:span><text:span text:style-name="T713">Simple) используются редко, </text:span><text:span text:style-name="T715">т. к.</text:span><text:span text:style-name="T713"> они громоздкие и довольно неудобные. В современном английском можно обойтись без них.</text:span></text:p>
      <text:p text:style-name="P191"/>
      <text:p text:style-name="P883"><text:span text:style-name="T227">На будущ</text:span><text:span text:style-name="T228">и</text:span><text:span text:style-name="T227">е могут также указы</text:span><text:span text:style-name="T228">вать</text:span><text:span text:style-name="T227"> модальные глаголы </text:span><text:span text:style-name="T229">и оборот </text:span><text:span text:style-name="T143">be going to</text:span><text:span text:style-name="T230">, </text:span><text:span text:style-name="T229">который </text:span></text:p>
      <text:p text:style-name="P883"><text:span text:style-name="T229">в основном</text:span><text:span text:style-name="T230"> встречается </text:span><text:span text:style-name="T229">в разговорной речи и нередко используется вместо Future Simple.</text:span></text:p>
      <text:p text:style-name="P191"/>
      <text:p text:style-name="P437"/>
      <text:p text:style-name="P1168">Present Continuous в значении будущего</text:p>
      <text:p text:style-name="P193"/>
      <text:p text:style-name="P193">Используется, чтобы сказать о личных планах. В предложении обычно указывается дата </text:p>
      <text:p text:style-name="P193">или время, связанные с будущим. Переводить можно как будущим так и настоящим.</text:p>
      <text:p text:style-name="P193"/>
      <text:p text:style-name="P730">What are you doing on Satureday? <text:span text:style-name="T363">—</text:span> Что ты делаешь в субботу? (какие у тебя планы?)</text:p>
      <text:p text:style-name="P739">I am flying to London tomorrow — <text:span text:style-name="T944">Завтра я лечу в Лондон (личный план)</text:span></text:p>
      <text:p text:style-name="P739"/>
      <text:p text:style-name="P634">Present Simple в значении будущего</text:p>
      <text:p text:style-name="P740"/>
      <text:p text:style-name="P194"><text:span text:style-name="T317">Используется, чтобы сказать о том, что </text:span><text:span text:style-name="T319">что-то </text:span><text:span text:style-name="T317">должно произойти по рассписанию, либо </text:span></text:p>
      <text:p text:style-name="P194"><text:span text:style-name="T317">о собственном графике. </text:span><text:span text:style-name="T318">Переводить можно как будущим так и настоящим.</text:span></text:p>
      <text:p text:style-name="P645"/>
      <text:p text:style-name="P645">Ключевое отличие от Present Continuous в том, что расписание не зависит от говорящего, </text:p>
      <text:p text:style-name="P881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741">My airplane flies at 6 o`clock tomorrow — Мой самолет летит завтра в 6 (рассписание)</text:p>
      <text:p text:style-name="P1018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743"/>
      <text:p text:style-name="P635">Оборот <text:span text:style-name="T460">be going to</text:span></text:p>
      <text:p text:style-name="P646"/>
      <text:p text:style-name="P882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646"/>
      <text:p text:style-name="P196"><text:span text:style-name="T316">Чтобы использовать, нужно поставить глагол </text:span><text:span text:style-name="T102">be</text:span><text:span text:style-name="T316"> в форму </text:span><text:span text:style-name="T102">am/is/are</text:span><text:span text:style-name="T316">, а смысловой глагол оставить в начальной форме, после </text:span><text:span text:style-name="T102">going to</text:span><text:span text:style-name="T316">.</text:span></text:p>
      <text:p text:style-name="P646"/>
      <text:p text:style-name="P742">I`m going to meet my friends tomorrow — Я собираюсь встретиться с друзьями завтра.</text:p>
      <text:p text:style-name="P1005"><text:span text:style-name="T41">I`m going to go</text:span><text:span text:style-name="T326"> out after I finish my work — Я собираюсь погулять после, как закончу работу.</text:span></text:p>
      <text:p text:style-name="P646"/>
      <text:p text:style-name="P884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744"/>
      <text:p text:style-name="P197"><text:span text:style-name="T316">Также его используют, когда очевидно, что вот-вот случится какое-то действие. В этом случае </text:span><text:span text:style-name="T102">be goin to </text:span><text:span text:style-name="T316">передает оттенок неизбежности происходящего и применяется по отношению </text:span></text:p>
      <text:p text:style-name="P647">к постороннему человеку или объетку.</text:p>
      <text:p text:style-name="P647"/>
      <text:p text:style-name="P745">Look! He`s going to fall — Смотри! Он сейчас упадет.</text:p>
      <text:p text:style-name="P745">The sky is dark. It`s going to rain — Небо темное. Сейчас пойдет дождь.</text:p>
      <text:p text:style-name="P637"/>
      <text:p text:style-name="P636">Future Simple</text:p>
      <text:p text:style-name="P648"/>
      <text:p text:style-name="P887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51"/>
      <text:p text:style-name="P887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87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55"/>
      <text:p text:style-name="P650">Схема состоит из 2х частей: вспомогательного глагола <text:span text:style-name="T460">will </text:span><text:span text:style-name="T948">(заменяет </text:span><text:span text:style-name="T471">do/did</text:span><text:span text:style-name="T948">)</text:span> </text:p>
      <text:p text:style-name="P650">и смыслового глагола в начальной форме. </text:p>
      <text:p text:style-name="P747"/>
      <text:p text:style-name="P650"><text:span text:style-name="T46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60">not</text:span>.</text:p>
      <text:p text:style-name="P649"><text:soft-page-break/>В речи и на письме <text:span text:style-name="T460">will</text:span> обычно сокращается до <text:span text:style-name="T460">`ll</text:span>, а отрицание <text:span text:style-name="T460">will</text:span> <text:span text:style-name="T460">not</text:span> д<text:span text:style-name="T947">о</text:span> <text:span text:style-name="T460">won`t</text:span>.</text:p>
      <text:p text:style-name="P649"/>
      <text:p text:style-name="P746">We <text:span text:style-name="T838">will</text:span> proobably <text:span text:style-name="T838">meet</text:span> soon — Мы, возможно, скоро <text:span text:style-name="T838">встретимся</text:span>.</text:p>
      <text:p text:style-name="P746">I hope everything <text:span text:style-name="T838">will be</text:span> fine — Надеюсь, все <text:span text:style-name="T838">будет </text:span>хорошо.</text:p>
      <text:p text:style-name="P746"><text:span text:style-name="T838">Will</text:span> you <text:span text:style-name="T838">be</text:span> at home toworrow? No, I won`t — <text:span text:style-name="T946">Ты </text:span><text:span text:style-name="T840">будешь</text:span><text:span text:style-name="T946"> завтра дома? Нет</text:span>.</text:p>
      <text:p text:style-name="P649"/>
      <text:p text:style-name="P654">Чтобы правильно подобрать нужную форму, нужно отталкиваться от контекста:</text:p>
      <text:list xml:id="list3915377291" text:style-name="L31">
        <text:list-item>
          <text:p text:style-name="P1188">I will do — я сделаю (считаю/верю, что сделаю это);</text:p>
        </text:list-item>
        <text:list-item>
          <text:p text:style-name="P1189">I am doing — я сделаю (потому что уже спланировал это);</text:p>
        </text:list-item>
        <text:list-item>
          <text:p text:style-name="P1189">I am going to do — я собираюсь сделать (ключевое слово «собираюсь»).</text:p>
        </text:list-item>
      </text:list>
      <text:p text:style-name="P652"/>
      <text:p text:style-name="P653">Нередко, вместо will используется модальный глагол might:</text:p>
      <text:p text:style-name="P749">I might do it — Наверное, я сделаю это.</text:p>
      <text:p text:style-name="P748"/>
      <text:p text:style-name="P850">Модальные глаголы</text:p>
      <text:p text:style-name="P750"/>
      <text:p text:style-name="P658">Это особенные глаголы, которые одновременно:</text:p>
      <text:list xml:id="list2793434059" text:style-name="L32">
        <text:list-item>
          <text:p text:style-name="P1190">передают смысл (используются как смысловые глаголы);</text:p>
        </text:list-item>
        <text:list-item>
          <text:p text:style-name="P1190">передают время (привязывают дейсвтие к какому-то времени);</text:p>
        </text:list-item>
        <text:list-item>
          <text:p text:style-name="P1190">используются по тем же правилами, что и вспомогательные глаголы.</text:p>
        </text:list-item>
      </text:list>
      <text:p text:style-name="P656"/>
      <text:p text:style-name="P65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56">а в отрицаниях используются вместе с частицей <text:span text:style-name="T460">not</text:span>.</text:p>
      <text:p text:style-name="P656"/>
      <text:p text:style-name="P896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57"/>
      <text:p text:style-name="P66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64"/>
      <text:p text:style-name="P665"><text:span text:style-name="T969">После модального глагола почти всегда </text:span><text:span text:style-name="T971">идет</text:span><text:span text:style-name="T969"> смысловой глагол в начальной форме, </text:span><text:span text:style-name="T972">но </text:span><text:span text:style-name="T969">без частицы </text:span><text:span text:style-name="T476">to. </text:span><text:span text:style-name="T970">Также смысловой глагол в начальной форме идет после модальных кострукций.</text:span></text:p>
      <text:p text:style-name="P664"/>
      <text:p text:style-name="P1019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924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66"/>
      <text:p text:style-name="P924"><text:span text:style-name="T314">Глаголы </text:span><text:span text:style-name="T146">w</text:span><text:span text:style-name="T147">ill</text:span><text:span text:style-name="T315"> и </text:span><text:span text:style-name="T146">s</text:span><text:span text:style-name="T147">hall</text:span></text:p>
      <text:p text:style-name="P667"/>
      <text:p text:style-name="P1020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1020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68"/>
      <text:p text:style-name="P751">You luggage is heavy. I`ll help you — У вас тяжелый багаж. Я помогу вам.</text:p>
      <text:p text:style-name="P751">Will you help me? — Ты мне поможешь?</text:p>
      <text:p text:style-name="P668"/>
      <text:p text:style-name="P889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60">«отказывается» (не смотря на мои ожидание, действие не происходит).</text:p>
      <text:p text:style-name="P659"/>
      <text:p text:style-name="P752"/>
      <text:p text:style-name="P1174">What`s wrong? My Car won`t start — Что случилось? Моя машина не заводится. </text:p>
      <text:p text:style-name="P752">(отказывается заводиться)</text:p>
      <text:p text:style-name="P659"/>
      <text:p text:style-name="P888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61"/>
      <text:p text:style-name="P888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61"/>
      <text:p text:style-name="P753">Shall I close the door? - Я закрою дверь? (вы не против, если я закрою дверь?)</text:p>
      <text:p text:style-name="P37"><text:span text:style-name="T320">S</text:span><text:span text:style-name="T316">hall we dance? - Потанцуем? (вы не против потанцевать?)</text:span></text:p>
      <text:p text:style-name="P659"/>
      <text:p text:style-name="P638"><text:span text:style-name="T954">Глаголы </text:span><text:span text:style-name="T473">c</text:span><text:span text:style-name="T460">an</text:span> и <text:span text:style-name="T473">c</text:span><text:span text:style-name="T460">ould</text:span></text:p>
      <text:p text:style-name="P661"/>
      <text:p text:style-name="P894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516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1778544658" text:style-name="L33">
        <text:list-item>
          <text:p text:style-name="P1307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191">разрешение или запрет что-то cделать;</text:p>
        </text:list-item>
        <text:list-item>
          <text:p text:style-name="P1191">просьба или предложение о помощи;</text:p>
        </text:list-item>
        <text:list-item>
          <text:p text:style-name="P1191">неуверенность в совершении действия (в вопросах).</text:p>
        </text:list-item>
      </text:list>
      <text:p text:style-name="P663"/>
      <text:p text:style-name="P38"><text:span text:style-name="T321">H</text:span><text:span text:style-name="T316">e can understand my English — Он может понимать мой английский.</text:span></text:p>
      <text:p text:style-name="P754">You can`t smoke here — Ты не можешь сдесь курить.</text:p>
      <text:p text:style-name="P754">Can I help you? - Я могу вам помочь?</text:p>
      <text:p text:style-name="P669"/>
      <text:p text:style-name="P1021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1022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705"/>
      <text:p text:style-name="P897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97"><text:span text:style-name="T122">твоим/</text:span><text:span text:style-name="T123">вашим телефоном?</text:span></text:p>
      <text:p text:style-name="P662"/>
      <text:p text:style-name="P1023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70">Его следует использовать, когда мы говорим о том, что что-то умели или могли в прошлом.</text:p>
      <text:p text:style-name="P704">Также <text:span text:style-name="T460">could</text:span> <text:span text:style-name="T973">применяется</text:span> в качестве официальной формы обращения.</text:p>
      <text:p text:style-name="P670"/>
      <text:p text:style-name="P755">I could read at the age of 4 — Я мог читать в 4 года.</text:p>
      <text:p text:style-name="P755">This story could be true — Эта история могла бы быть правдой.</text:p>
      <text:p text:style-name="P643"/>
      <text:p text:style-name="P643"><text:span text:style-name="T952">К</text:span>онструкция <text:span text:style-name="T460">be able to</text:span></text:p>
      <text:p text:style-name="P671"/>
      <text:p text:style-name="P672">Дублирует по значению модальные глаголы <text:span text:style-name="T460">can/could</text:span>. Говорит о возможности </text:p>
      <text:p text:style-name="P672">соверишить действие. <text:span text:style-name="T967">В настоящем времени </text:span><text:span text:style-name="T951">заменяется модальным глаголом </text:span><text:span text:style-name="T472">can</text:span><text:span text:style-name="T967">.</text:span></text:p>
      <text:p text:style-name="P672"/>
      <text:p text:style-name="P673">В этой конструкции глагол <text:span text:style-name="T460">be</text:span> передает время:</text:p>
      <text:list xml:id="list3385319946" text:style-name="L34">
        <text:list-item>
          <text:p text:style-name="P1192">am/is/are able to — могу/может/могут (есть возможность);</text:p>
        </text:list-item>
        <text:list-item>
          <text:p text:style-name="P1192">was/were able to — смог/смогли;</text:p>
        </text:list-item>
        <text:list-item>
          <text:p text:style-name="P1192">will be able to — смогу/сможет/смогут.</text:p>
        </text:list-item>
      </text:list>
      <text:p text:style-name="P674"/>
      <text:p text:style-name="P890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90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75"/>
      <text:p text:style-name="P756"><text:soft-page-break/>Stacey talked rather quickly, but I was able to understand her — Стэйси говорила довольно быстро, но я смог понять её.</text:p>
      <text:p text:style-name="P756"/>
      <text:p text:style-name="P756">If I learn French, I will be able to understand it — Если я буду учить французский, </text:p>
      <text:p text:style-name="P756">я смогу понимать его.</text:p>
      <text:p text:style-name="P756"/>
      <text:p text:style-name="P639"><text:span text:style-name="T954">Глаголы </text:span><text:span text:style-name="T473">m</text:span><text:span text:style-name="T460">ight</text:span> и <text:span text:style-name="T473">m</text:span><text:span text:style-name="T460">ay</text:span></text:p>
      <text:p text:style-name="P756"/>
      <text:p text:style-name="P895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956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701"/>
      <text:p text:style-name="P676">Он указывает на вероятность того, что ситуация может происходить сейчас или произойти </text:p>
      <text:p text:style-name="P676">в ближайшем будущем. Является синонимом фразе <text:span text:style-name="T460">it is possible that</text:span> (возможно, что).</text:p>
      <text:p text:style-name="P774"/>
      <text:p text:style-name="P1024"><text:span text:style-name="T102">Look at the sky. It might rain — Посмотри на небо. Возможно </text:span><text:span text:style-name="T112">пойдет дождь.</text:span></text:p>
      <text:p text:style-name="P1025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56"/>
      <text:p text:style-name="P932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702"/>
      <text:p text:style-name="P932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57"/>
      <text:p text:style-name="P757">May I help you, sir? Я могу вам помочь, сэр? (имею ли я возможность вам помочь?)</text:p>
      <text:p text:style-name="P703"/>
      <text:p text:style-name="P640"><text:span text:style-name="T955">Глагол </text:span><text:span text:style-name="T474">m</text:span><text:span text:style-name="T460">ust</text:span></text:p>
      <text:p text:style-name="P677"/>
      <text:p text:style-name="P898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78"/>
      <text:p text:style-name="P515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4094689967" text:style-name="L35">
        <text:list-item>
          <text:p text:style-name="P1193">необходимость, обязанность, долг;</text:p>
        </text:list-item>
        <text:list-item>
          <text:p text:style-name="P1194">настойчивый совет, приказ, запрет (в отрицаниях);</text:p>
        </text:list-item>
      </text:list>
      <text:p text:style-name="P775"/>
      <text:p text:style-name="P775">I must go — Я должен идти. </text:p>
      <text:p text:style-name="P760">He must not be at home now — <text:s/><text:span text:style-name="T966">О</text:span>н не должен сейчас быть дома.</text:p>
      <text:p text:style-name="P924"><text:span text:style-name="T137">Must we hurry? — Нам нужно торопиться? </text:span><text:span text:style-name="T138">(должны ли мы торопиться?)</text:span></text:p>
      <text:p text:style-name="P760"/>
      <text:p text:style-name="P924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58">You musn`t park here — Здесь нельзя парковаться.</text:p>
      <text:p text:style-name="P678"/>
      <text:p text:style-name="P679">Когда <text:span text:style-name="T46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79"/>
      <text:p text:style-name="P759">She has worked so hard these days. She must<text:span text:style-name="T838"> </text:span>be very tired — </text:p>
      <text:p text:style-name="P759">Она так много работала в эти дни. Она, наверное, очень <text:span text:style-name="T953">уставшая.</text:span></text:p>
      <text:p text:style-name="P761"/>
      <text:p text:style-name="P641">Конструкция <text:span text:style-name="T460">have to</text:span></text:p>
      <text:p text:style-name="P680"/>
      <text:p text:style-name="P682">Дублирует по значению модальный глагол <text:span text:style-name="T460">must</text:span>. Говорит об обязанностях, </text:p>
      <text:p text:style-name="P682">которые человек вынежден выполнять <text:span text:style-name="T968">не по свое воле</text:span>. </text:p>
      <text:p text:style-name="P681"/>
      <text:p text:style-name="P681"><text:soft-page-break/>В настоящем времени <text:span text:style-name="T460">have to</text:span> и <text:span text:style-name="T460">must</text:span> взаимозаменяемы и часто разницы между ними нет.</text:p>
      <text:p text:style-name="P681">Однако <text:span text:style-name="T460">must</text:span> означает необходимость, которая исходит от самого человека, </text:p>
      <text:p text:style-name="P681">а <text:span text:style-name="T460">have to</text:span> говорит о необходимости, исходящей извне.</text:p>
      <text:p text:style-name="P681"/>
      <text:p text:style-name="P762">I must do it — Я должен это сделать (это мой долг).</text:p>
      <text:p text:style-name="P762">I have to do it — Я должен это сделать (того требуют обстоятельства).</text:p>
      <text:p text:style-name="P681"/>
      <text:p text:style-name="P891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83">времени используется редко и ее предпочитают заменять на форму настоящего.</text:p>
      <text:p text:style-name="P683"/>
      <text:p text:style-name="P683">Отрицательная и вопросительная форма образуется с помощью вспомогательных </text:p>
      <text:p text:style-name="P891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64"/>
      <text:p text:style-name="P763"><text:span text:style-name="T976">I </text:span><text:span text:style-name="T316">had to go — Я должен был идти.</text:span></text:p>
      <text:p text:style-name="P762">He doesn`t have to go — Он не должен идти.</text:p>
      <text:p text:style-name="P776">Will they have to go? — Они должны будут идти?</text:p>
      <text:p text:style-name="P684"/>
      <text:p text:style-name="P1026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1026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727"/>
      <text:p text:style-name="P762">You mustn`t tell anyone — Ты не должен рассказывать никому.</text:p>
      <text:p text:style-name="P762">You don`t have to tell me everything — Можешь не рассказывать мне всего.</text:p>
      <text:p text:style-name="P683"/>
      <text:p text:style-name="P899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99"><text:span text:style-name="T178">после </text:span><text:span text:style-name="T116">have</text:span><text:span text:style-name="T178">, то этот глагол будет ознать «иметь». </text:span></text:p>
      <text:p text:style-name="P683"/>
      <text:p text:style-name="P7"><text:span text:style-name="T231">Г</text:span><text:span text:style-name="T232">лагол </text:span><text:span text:style-name="T144">should</text:span></text:p>
      <text:p text:style-name="P685"/>
      <text:p text:style-name="P900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900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88"/>
      <text:p text:style-name="P58">You should be more attentive — Вам следует быть более внимательным.</text:p>
      <text:p text:style-name="P686"/>
      <text:p text:style-name="P901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901"><text:span text:style-name="T195">выразить мненеие, например </text:span><text:span text:style-name="T124">I think, I don`t think</text:span><text:span text:style-name="T195">.</text:span></text:p>
      <text:p text:style-name="P687"/>
      <text:p text:style-name="P765">I think you should leave — Думаю, вам пора уйти.</text:p>
      <text:p text:style-name="P766"/>
      <text:p text:style-name="P892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86"/>
      <text:p text:style-name="P765">Why should I go there? - Скакой стати мне туда идти?</text:p>
      <text:p text:style-name="P765">You shouldn`t go there — Не нужно туда идти <text:span text:style-name="T974">(это плохая идея)</text:span>.</text:p>
      <text:p text:style-name="P686"/>
      <text:p text:style-name="P8"><text:span text:style-name="T226">Глагол </text:span><text:span text:style-name="T142">would</text:span></text:p>
      <text:p text:style-name="P689"/>
      <text:p text:style-name="P69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58">Грамматически использ</text:span><text:span text:style-name="T959">уется</text:span><text:span text:style-name="T958"> по тем же правилами, что и другие модальные глаголы.</text:span></text:p>
      <text:p text:style-name="P690"/>
      <text:p text:style-name="P694"><text:soft-page-break/>При переводе <text:span text:style-name="T460">would</text:span>, <text:span text:style-name="T959">по сути, </text:span>выпадает, а идущий после него смысловой глагол, используется с частицей<text:span text:style-name="T475"> </text:span><text:span text:style-name="T460">to</text:span>. <text:span text:style-name="T475">Would</text:span><text:span text:style-name="T961"> часто сокращается до </text:span><text:span text:style-name="T475">`d</text:span><text:span text:style-name="T961"> и произносится как одна буква (поэтому поначалу расслышать </text:span><text:span text:style-name="T475">would</text:span><text:span text:style-name="T961"> в предложении довольно сложно).</text:span></text:p>
      <text:p text:style-name="P690"/>
      <text:p text:style-name="P692"><text:span text:style-name="T957">В</text:span>стречается в вариантах, <text:span text:style-name="T975">когда</text:span>:</text:p>
      <text:list xml:id="list4024302403" text:style-name="L36">
        <text:list-item>
          <text:p text:style-name="P1195">соответствует русской частице «бы» (когда представляют ситуацию);</text:p>
        </text:list-item>
        <text:list-item>
          <text:p text:style-name="P1195">сообщает о привычках прошлого (в этом случае может заменяться на <text:span text:style-name="T460">used to</text:span>).</text:p>
        </text:list-item>
      </text:list>
      <text:p text:style-name="P693"/>
      <text:p text:style-name="P767">I would like to live in New Your — Я бы хотел жить в Нью Йорке <text:span text:style-name="T957">(представил)</text:span>.</text:p>
      <text:p text:style-name="P768">I wouldn`t watch this film with my child — Я бы не смотрела этот фильм с моим ребенком.</text:p>
      <text:p text:style-name="P769">Would you like to go <text:span text:style-name="T960">to the party with us? </text:span>—<text:span text:style-name="T960"> Ты бы хотел пойти с нами на вечеринку?</text:span></text:p>
      <text:p text:style-name="P695"/>
      <text:p text:style-name="P933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933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933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96"/>
      <text:p text:style-name="P902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96"/>
      <text:p text:style-name="P770">What would you like, coffee or tea? I`d like some cofee — Чтобы вы хотели, </text:p>
      <text:p text:style-name="P770">кофе или чай? Я бы хотел кофе.</text:p>
      <text:p text:style-name="P696"/>
      <text:p text:style-name="P642">Конструкция <text:span text:style-name="T460">used to</text:span></text:p>
      <text:p text:style-name="P696"/>
      <text:p text:style-name="P697">Используется, когда говорят о регулярных вещах, происходящих в прошлом. </text:p>
      <text:p text:style-name="P893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97"/>
      <text:p text:style-name="P697">На русский <text:span text:style-name="T460">would/used to</text:span> можно перевести как «имел привычку делать» <text:span text:style-name="T963">или</text:span> «раньше».</text:p>
      <text:p text:style-name="P698"><text:span text:style-name="T963">Также </text:span><text:span text:style-name="T460">would/used to</text:span> <text:span text:style-name="T963">подразумевает, что сейчас человек уже не делает того, что делал раньше.</text:span></text:p>
      <text:p text:style-name="P698"/>
      <text:p text:style-name="P699">Как правило <text:span text:style-name="T460">would</text:span> используется в ситуациях, когда указан период во время которого </text:p>
      <text:p text:style-name="P699">человек так не поступал. </text:p>
      <text:p text:style-name="P699"/>
      <text:p text:style-name="P700">После <text:span text:style-name="T460">used to</text:span> стоит глагол в начальной форме. В настоящем времени эта констуркция </text:p>
      <text:p text:style-name="P700">не используется <text:span text:style-name="T964">(для этого есть Present Simple) </text:span>и<text:span text:style-name="T962"> </text:span>часто <text:span text:style-name="T962">выпадает при переводе.</text:span></text:p>
      <text:p text:style-name="P700"/>
      <text:p text:style-name="P771">I used to live in Bristol — Раньше я жил <text:span text:style-name="T965">в Бристоле (а сейчас нет).</text:span></text:p>
      <text:p text:style-name="P772">I didn`t use to drink tea — Раньше я не пил чай (а теперь пью).</text:p>
      <text:p text:style-name="P773">Did you use to play tennis? — Ты раньше играл в теннис?</text:p>
      <text:p text:style-name="P644"/>
      <text:p text:style-name="P851">Повелительно наклонение. Imperative</text:p>
      <text:p text:style-name="P706"/>
      <text:p text:style-name="P707">Это способ озвучить распоряжение, приказ, <text:span text:style-name="T977">просьбу</text:span> или призыв к действию.</text:p>
      <text:p text:style-name="P707">В речи очень часто используются предложения в форме повелительного наклонения.</text:p>
      <text:p text:style-name="P707"/>
      <text:p text:style-name="P903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708">в начальной форме (форма повелительного наклонения только одна).</text:p>
      <text:p text:style-name="P707"/>
      <text:p text:style-name="P59"><text:span text:style-name="T322">C</text:span><text:span text:style-name="T316">ome here — Подойдите сюда ( призыв к действию).</text:span></text:p>
      <text:p text:style-name="P777">Put your gun down! — Опусти оружие! (приказ).</text:p>
      <text:p text:style-name="P777">Help! — Помогите! (настойчивая просьба).</text:p>
      <text:p text:style-name="P709"/>
      <text:p text:style-name="P1027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1028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78">Have a cake, please — Угощайтесь тортом, пожалуйста.</text:p>
      <text:p text:style-name="P710"/>
      <text:p text:style-name="P1062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710">В этом случае он обычно выпадает при переводе.</text:p>
      <text:p text:style-name="P711"/>
      <text:p text:style-name="P60"><text:span text:style-name="T323">H</text:span><text:span text:style-name="T316">ave a nice time — Приятно провести время.</text:span></text:p>
      <text:p text:style-name="P779">Have fun — Повеселитесь.</text:p>
      <text:p text:style-name="P779"/>
      <text:p text:style-name="P198"><text:span text:style-name="T316">Если нужно призвать человека или группу людей совершить что-то вместе, то нужно использовать </text:span><text:span text:style-name="T102">let`s (let us)</text:span><text:span text:style-name="T316"> перед глаголом. Это еще один способ говорить вежливее </text:span></text:p>
      <text:p text:style-name="P712">в повелительном наклонении.</text:p>
      <text:p text:style-name="P712"/>
      <text:p text:style-name="P779">Let`s do it — Давай сделаем это (досл. Позволь нам сделать это).</text:p>
      <text:p text:style-name="P779">Let`s not watch this movie — Давай не будем смотреть этот фильм.</text:p>
      <text:p text:style-name="P712"/>
      <text:p text:style-name="P198"><text:span text:style-name="T316">Если нужно попросить человека не делать что-либо, то нужно начать с </text:span><text:span text:style-name="T102">don`t</text:span><text:span text:style-name="T316">.</text:span></text:p>
      <text:p text:style-name="P779"/>
      <text:p text:style-name="P780">Don`t come here — Не подходи сюда. </text:p>
      <text:p text:style-name="P780">Don`t do it — Не делай этого.</text:p>
      <text:p text:style-name="P780"/>
      <text:p text:style-name="P852">Пассивный<text:span text:style-name="T985"> </text:span>залог. <text:span text:style-name="T986">Passive Voice</text:span></text:p>
      <text:p text:style-name="P713"/>
      <text:p text:style-name="P199"><text:span text:style-name="T316">В английском языке, как и в русском, </text:span><text:span text:style-name="T324">есть 2</text:span><text:span text:style-name="T316"> вида залога: активный и пассивный.</text:span></text:p>
      <text:p text:style-name="P904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714">а пассивный — страдательным (надо мной совершают действие.)</text:p>
      <text:p text:style-name="P715"/>
      <text:p text:style-name="P716">Порядок слов у предложения в пассивном залоге: </text:p>
      <text:list xml:id="list4003204052" text:style-name="L37">
        <text:list-item>
          <text:p text:style-name="P1196">подлежащее;</text:p>
        </text:list-item>
        <text:list-item>
          <text:p text:style-name="P1196">сказуемое в пассивном залоге (что сделано?);</text:p>
        </text:list-item>
        <text:list-item>
          <text:p text:style-name="P1196">дополнение;</text:p>
        </text:list-item>
        <text:list-item>
          <text:p text:style-name="P1196">обстоятельство.</text:p>
        </text:list-item>
      </text:list>
      <text:p text:style-name="P717"/>
      <text:p text:style-name="P905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905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718"/>
      <text:p text:style-name="P61"><text:span text:style-name="T327">I finished my work</text:span><text:span text:style-name="T316"> yesterday — </text:span><text:span text:style-name="T327">Я закончил работу</text:span><text:span text:style-name="T316"> вчера (активный залог).</text:span></text:p>
      <text:p text:style-name="P61"><text:span text:style-name="T327">The work was finished</text:span><text:span text:style-name="T316"> yesterday — </text:span><text:span text:style-name="T327">Работа была закончена</text:span><text:span text:style-name="T316"> вчера (пассивный залог).</text:span></text:p>
      <text:p text:style-name="P728"/>
      <text:p text:style-name="P910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200"><text:span text:style-name="T316">или намеренно скрыт. </text:span><text:span text:style-name="T325">Пассивный залог часто применяется в деловой речи.</text:span></text:p>
      <text:p text:style-name="P781"/>
      <text:p text:style-name="P782">This house is quite old. It was buil in 1990 — Дом старый. Он был простроен в 1990 году.</text:p>
      <text:p text:style-name="P782">(кто построил дом — неизвестно; известен только дом, и что с ним сделали — построили).</text:p>
      <text:p text:style-name="P783"/>
      <text:p text:style-name="P906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906"><text:span text:style-name="T207">с использованием предлога </text:span><text:span text:style-name="T133">by</text:span><text:span text:style-name="T207"> (кем).</text:span></text:p>
      <text:p text:style-name="P719"/>
      <text:p text:style-name="P782">Ann Karenina was written by Leo Tolstoy — Анна Каренина была написана Львом Толстым.</text:p>
      <text:p text:style-name="P907"><text:span text:style-name="T129">(</text:span><text:span text:style-name="T130">над книгой совершили действие — ее написали</text:span><text:span text:style-name="T129">)</text:span></text:p>
      <text:p text:style-name="P784"/>
      <text:p text:style-name="P720"/>
      <text:p text:style-name="P1173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720">не как «я», а как «мне/мной/меня».</text:p>
      <text:p text:style-name="P721"/>
      <text:p text:style-name="P785">I am ignored all the time — Меня игнорируют все время.</text:p>
      <text:p text:style-name="P785">I was born in 1990 — Я родился в 1990 году (Меня родили в 1990 году).</text:p>
      <text:p text:style-name="P785"/>
      <text:p text:style-name="P911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517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3570274052" text:style-name="L38">
        <text:list-item>
          <text:p text:style-name="P1197">be born — родился (в Past Simple);</text:p>
        </text:list-item>
        <text:list-item>
          <text:p text:style-name="P1197">be gone — умер (в Present Simple).</text:p>
        </text:list-item>
      </text:list>
      <text:p text:style-name="P722"/>
      <text:p text:style-name="P723">Present Simple Passive:</text:p>
      <text:p text:style-name="P786">Children are taught at school — Детей учат в школе.</text:p>
      <text:p text:style-name="P723"/>
      <text:p text:style-name="P723">Past Simple Passive:</text:p>
      <text:p text:style-name="P786">I was taught to ride a bike by my dadschool — Меня научил ездить на велосипеде папа.</text:p>
      <text:p text:style-name="P723"/>
      <text:p text:style-name="P723">Future Simple Passive:</text:p>
      <text:p text:style-name="P786">I will be taught English at university — Меня будут учить английскому в универе.</text:p>
      <text:p text:style-name="P786"/>
      <text:p text:style-name="P724">Present Perfect Passive <text:span text:style-name="T982">требует дополнительно</text:span><text:span text:style-name="T984">го</text:span><text:span text:style-name="T982"> слов</text:span><text:span text:style-name="T984">а</text:span><text:span text:style-name="T982"> </text:span><text:span text:style-name="T477">been, </text:span><text:span text:style-name="T984">после</text:span><text:span text:style-name="T478"> have</text:span><text:span text:style-name="T982">. </text:span></text:p>
      <text:p text:style-name="P725"><text:span text:style-name="T1024">Е</text:span>сли его не указать, то предложение будет в форме активного залога (Present Perfect).</text:p>
      <text:p text:style-name="P787"/>
      <text:p text:style-name="P787">I have been taught an important lesson — Мне преподали важный урок.</text:p>
      <text:p text:style-name="P788">I have <text:span text:style-name="T983">taught an important lesson — </text:span>Я преподал важный урок.</text:p>
      <text:p text:style-name="P726"/>
      <text:p text:style-name="P723">Предложение в Present Perfect Passive можно перепутать с Present Perfect Continuous.</text:p>
      <text:p text:style-name="P723">Здесь главное в том, что в Passive смысловой глагол стоит в 3й форме, </text:p>
      <text:p text:style-name="P201"><text:span text:style-name="T316">а в Continuous — с окончанием </text:span><text:span text:style-name="T102">ing</text:span><text:span text:style-name="T316">.</text:span></text:p>
      <text:p text:style-name="P723"/>
      <text:p text:style-name="P908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908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90"/>
      <text:p text:style-name="P909"><text:span text:style-name="T234">Т</text:span><text:span text:style-name="T235">акже можно легко перепутать ситуации, когда be используется с прилагательным </text:span><text:span text:style-name="T236">и</text:span><text:span text:style-name="T235"> когда </text:span></text:p>
      <text:p text:style-name="P909"><text:span text:style-name="T236">с</text:span><text:span text:style-name="T235"> пассивн</text:span><text:span text:style-name="T236">ым</text:span><text:span text:style-name="T235"> залог</text:span><text:span text:style-name="T236">ом</text:span><text:span text:style-name="T235">. Здесь важно отлич</text:span><text:span text:style-name="T236">а</text:span><text:span text:style-name="T235">ть прилагательное от глагола.</text:span></text:p>
      <text:p text:style-name="P791"/>
      <text:p text:style-name="P449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036"><text:span text:style-name="T70">I </text:span><text:span text:style-name="T67">am ignored all the time — Меня игнорируют все время (ignored — глагол в 3й форме).</text:span></text:p>
      <text:p text:style-name="P798"/>
      <text:p text:style-name="P853">Вопросительные предложения</text:p>
      <text:p text:style-name="P536"/>
      <text:p text:style-name="P538">Чтобы задать вопрос, нужно придерживаться обратного порядка слов, когда </text:p>
      <text:p text:style-name="P538">вспомогательный глагол стоит перед подлежащим (см. выше).</text:p>
      <text:p text:style-name="P538"/>
      <text:p text:style-name="P538">В вопросе может не быть вопросительного слова, смыслового глагола, дополнения, </text:p>
      <text:p text:style-name="P538">но в нем всегда есть вспомогательный глагол и подлежащее.</text:p>
      <text:p text:style-name="P538"/>
      <text:p text:style-name="P981">В английском есть 5 типов вопросов: <text:span text:style-name="T1082">общий, разделительный, </text:span><text:span text:style-name="T1085">специальный, </text:span></text:p>
      <text:p text:style-name="P1100">вопрос к подлежащему и вопрос с альтернативой.</text:p>
      <text:p text:style-name="P540"/>
      <text:p text:style-name="P539"/>
      <text:p text:style-name="P1175">Общий вопрос</text:p>
      <text:p text:style-name="P539"/>
      <text:p text:style-name="P539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539"/>
      <text:p text:style-name="P1029"><text:span text:style-name="T237">Чтобы коротко ответить на </text:span><text:span text:style-name="T238">такой </text:span><text:span text:style-name="T237">вопрос, недостаточно просто написать </text:span><text:span text:style-name="T73">yes/no</text:span><text:span text:style-name="T237">. Нужно также добавить корешок — местоимение со вспомогательным глаголом. </text:span><text:span text:style-name="T239">Корешок</text:span><text:span text:style-name="T237"> будет указыват</text:span><text:span text:style-name="T239">ь</text:span><text:span text:style-name="T237"> на мысль, которая была сказана в предыдушем предложении:</text:span></text:p>
      <text:p text:style-name="P826"/>
      <text:p text:style-name="P824"><text:span text:style-name="T838">Do you play</text:span> the piano? <text:span text:style-name="T605">—</text:span> Yes, <text:span text:style-name="T839">I do</text:span><text:span text:style-name="T857">.</text:span></text:p>
      <text:p text:style-name="P825"><text:span text:style-name="T839">Does Rita play</text:span><text:span text:style-name="T857"> football? </text:span><text:span text:style-name="T605">— </text:span><text:span text:style-name="T857">No, </text:span><text:span text:style-name="T839">she doesn`t</text:span><text:span text:style-name="T857">.</text:span> </text:p>
      <text:p text:style-name="P537"/>
      <text:p text:style-name="P628">Разделительный вопрос</text:p>
      <text:p text:style-name="P539"/>
      <text:p text:style-name="P915"><text:span text:style-name="T240">Вопрос, который часто используется в разговорной речи, когда собеседник пытается </text:span><text:span text:style-name="T246">начать или поддержать беседу. Также с помощью таких вопросов можно </text:span><text:span text:style-name="T240">выяснить какую-то информацию на основе имеющихся фактов.</text:span></text:p>
      <text:p text:style-name="P541"/>
      <text:p text:style-name="P912"><text:span text:style-name="T240">С</text:span><text:span text:style-name="T241">остоит из 2х частей, разделенных запятой: утверждения и противоположного корешка. </text:span></text:p>
      <text:p text:style-name="P542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542"/>
      <text:p text:style-name="P912"><text:span text:style-name="T241">В </text:span><text:span text:style-name="T242">корешке </text:span><text:span text:style-name="T241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543"/>
      <text:p text:style-name="P545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545"/>
      <text:p text:style-name="P913"><text:span text:style-name="T243">Если в гланой части используется </text:span><text:span text:style-name="T74">I am</text:span><text:span text:style-name="T243">, то в корешке нужно говорить </text:span><text:span text:style-name="T74">aren`t I</text:span><text:span text:style-name="T243">, а не </text:span><text:span text:style-name="T74">amn`t I</text:span><text:span text:style-name="T243">.</text:span></text:p>
      <text:p text:style-name="P63"><text:span text:style-name="T48">I </text:span><text:span text:style-name="T45">am a famous artist, aren`t I? - Я знаменитая художница, да?</text:span></text:p>
      <text:p text:style-name="P545"/>
      <text:p text:style-name="P546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546"/>
      <text:p text:style-name="P914"><text:span text:style-name="T244">П</text:span><text:span text:style-name="T245">осему на такие вопросы лучше отвечать так, чтобы ответ отражал реальное </text:span></text:p>
      <text:p text:style-name="P547">положение дел, а не форму вопроса.</text:p>
      <text:p text:style-name="P547"/>
      <text:p text:style-name="P40"><text:span text:style-name="T50">T</text:span><text:span text:style-name="T45">hat isn`t your car, is it? Yes, it is — Это не твоя машина, да? Нет, моя</text:span></text:p>
      <text:p text:style-name="P922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544"/>
      <text:p text:style-name="P630">Специальный вопрос</text:p>
      <text:p text:style-name="P548"/>
      <text:p text:style-name="P549">Самый популярный тип вопроса. Используется для получения доп. информации, </text:p>
      <text:p text:style-name="P1030"><text:span text:style-name="T233">поэтому всегда начинается с вопросительного слова </text:span><text:span text:style-name="T248">или связки</text:span><text:span text:style-name="T233">.</text:span></text:p>
      <text:p text:style-name="P550"/>
      <text:p text:style-name="P551">Вопросительные слова:</text:p>
      <text:list xml:id="list867489614" text:style-name="L39">
        <text:list-item>
          <text:p text:style-name="P1313"><text:span text:style-name="T233">who [ху] — </text:span><text:span text:style-name="T247">кто</text:span><text:span text:style-name="T233">;</text:span></text:p>
        </text:list-item>
        <text:list-item>
          <text:p text:style-name="P1313"><text:span text:style-name="T233">whom [хум] — </text:span><text:span text:style-name="T247">кого</text:span><text:span text:style-name="T233">;</text:span></text:p>
        </text:list-item>
        <text:list-item>
          <text:p text:style-name="P1313"><text:span text:style-name="T233">whose [хуз] — </text:span><text:span text:style-name="T247">чей</text:span><text:span text:style-name="T233">;</text:span></text:p>
        </text:list-item>
        <text:list-item>
          <text:p text:style-name="P1313"><text:span text:style-name="T233">what — </text:span><text:span text:style-name="T247">что, какой</text:span><text:span text:style-name="T233">;</text:span></text:p>
        </text:list-item>
        <text:list-item>
          <text:p text:style-name="P1313"><text:soft-page-break/><text:span text:style-name="T233">which — </text:span><text:span text:style-name="T247">который</text:span><text:span text:style-name="T233">;</text:span></text:p>
        </text:list-item>
        <text:list-item>
          <text:p text:style-name="P1313"><text:span text:style-name="T233">where [</text:span><text:span text:style-name="T247">вэа</text:span><text:span text:style-name="T233">] — </text:span><text:span text:style-name="T247">где, куда</text:span><text:span text:style-name="T233">;</text:span></text:p>
        </text:list-item>
        <text:list-item>
          <text:p text:style-name="P1313"><text:span text:style-name="T233">when — </text:span><text:span text:style-name="T247">когда</text:span><text:span text:style-name="T233">;</text:span></text:p>
        </text:list-item>
        <text:list-item>
          <text:p text:style-name="P1313"><text:span text:style-name="T233">why [</text:span><text:span text:style-name="T247">вай</text:span><text:span text:style-name="T233">] — </text:span><text:span text:style-name="T247">зачем, почему</text:span><text:span text:style-name="T233">;</text:span></text:p>
        </text:list-item>
        <text:list-item>
          <text:p text:style-name="P1198">how [хау] — как;</text:p>
        </text:list-item>
        <text:list-item>
          <text:p text:style-name="P1313"><text:span text:style-name="T233">how often [хау офэн] — </text:span><text:span text:style-name="T247">как часто</text:span><text:span text:style-name="T233">;</text:span></text:p>
        </text:list-item>
        <text:list-item>
          <text:p text:style-name="P1313"><text:span text:style-name="T233">how many — </text:span><text:span text:style-name="T247">сколько (исчисляемые существительные)</text:span><text:span text:style-name="T233">;</text:span></text:p>
        </text:list-item>
        <text:list-item>
          <text:p text:style-name="P1313"><text:span text:style-name="T233">how much — </text:span><text:span text:style-name="T247">сколько (неисчесляемые существительные)</text:span><text:span text:style-name="T233">;</text:span></text:p>
        </text:list-item>
        <text:list-item>
          <text:p text:style-name="P1313"><text:span text:style-name="T233">how long [хау лон] — </text:span><text:span text:style-name="T247">как долго</text:span><text:span text:style-name="T233">;</text:span></text:p>
        </text:list-item>
        <text:list-item>
          <text:p text:style-name="P1313"><text:span text:style-name="T233">how long ago — </text:span><text:span text:style-name="T247">как давно</text:span><text:span text:style-name="T233">;</text:span></text:p>
        </text:list-item>
        <text:list-item>
          <text:p text:style-name="P1313"><text:span text:style-name="T233">how old — </text:span><text:span text:style-name="T247">сколько лет</text:span><text:span text:style-name="T233">.</text:span></text:p>
        </text:list-item>
      </text:list>
      <text:p text:style-name="P543"/>
      <text:p text:style-name="P1031"><text:span text:style-name="T75">W</text:span><text:span text:style-name="T67">hat</text:span><text:span text:style-name="T233"> и </text:span><text:span text:style-name="T67">which</text:span><text:span text:style-name="T233"> могут использоваться отдельно или с уточняющим словом, обычно, существительным, и тогда переводятся как «какой» и «какой из» </text:span><text:span text:style-name="T248">соотв</text:span><text:span text:style-name="T233">. </text:span></text:p>
      <text:p text:style-name="P552"/>
      <text:p text:style-name="P792">What do you like? — Что ты любишь?</text:p>
      <text:p text:style-name="P792">What car have you got? — Какая у тебя машина?</text:p>
      <text:p text:style-name="P792">Which car is yours? — Какая из машин твоя? </text:p>
      <text:p text:style-name="P792"/>
      <text:p text:style-name="P64"><text:span text:style-name="T51">Which</text:span><text:span text:style-name="T248"> подразумевает выбор из нескольких вариантов.</text:span></text:p>
      <text:p text:style-name="P916"><text:span text:style-name="T249">Слово </text:span><text:span text:style-name="T76">how</text:span><text:span text:style-name="T249"> чаще присутствует в </text:span><text:span text:style-name="T251">связке</text:span><text:span text:style-name="T249"> с прилагательным или наречием, но может употребляться и самостоятельно.</text:span></text:p>
      <text:p text:style-name="P553"/>
      <text:p text:style-name="P793">How old are you? — Сколько тебе лет?</text:p>
      <text:p text:style-name="P793">How are you? — Как ты?</text:p>
      <text:p text:style-name="P554"/>
      <text:p text:style-name="P65"><text:span text:style-name="T233">Вопрос с </text:span><text:span text:style-name="T45">how much</text:span><text:span text:style-name="T233"> задают, когда спрашивают о веществах, жидкостях или абстрактных понятиях </text:span><text:span text:style-name="T250">(что нельзя количественно посчитать)</text:span><text:span text:style-name="T233">. А с </text:span><text:span text:style-name="T45">how many</text:span><text:span text:style-name="T233">, когда спрашивают </text:span></text:p>
      <text:p text:style-name="P554">о нескольких предметах. </text:p>
      <text:p text:style-name="P553"/>
      <text:p text:style-name="P793">How much money have you got? — Сколько у тебя денег? (<text:span text:style-name="T989">много, </text:span>абстракция).</text:p>
      <text:p text:style-name="P793">How many friends have you got? — Сколько у тебя друзей? (<text:span text:style-name="T990">10, </text:span>количество).</text:p>
      <text:p text:style-name="P793"/>
      <text:p text:style-name="P629">Вопрос к подлежащему</text:p>
      <text:p text:style-name="P555"/>
      <text:p text:style-name="P917"><text:span text:style-name="T252">Задается, когда хотят узнать кто или что совершает действие. Начинается со слова </text:span><text:span text:style-name="T77">who</text:span><text:span text:style-name="T252"> </text:span></text:p>
      <text:p text:style-name="P917"><text:span text:style-name="T252">или </text:span><text:span text:style-name="T77">what</text:span><text:span text:style-name="T252">, которое заменяют собой подлежащее. При этом порядок слов остается таким же, что и в утрверждении. В</text:span><text:span text:style-name="T253">спомогательный глагол часто отсутсвует в таком вопросе.</text:span></text:p>
      <text:p text:style-name="P556"/>
      <text:p text:style-name="P794">Who is in the Room? — Кто в комнате?</text:p>
      <text:p text:style-name="P795">What was that? — Что это было?</text:p>
      <text:p text:style-name="P795"/>
      <text:p text:style-name="P924"><text:span text:style-name="T78">W</text:span><text:span text:style-name="T67">ho/what</text:span><text:span text:style-name="T233"> </text:span><text:span text:style-name="T254">условно </text:span><text:span text:style-name="T233">являются 3м лицом единственного числа — т. е. </text:span><text:span text:style-name="T67">he/she/it</text:span><text:span text:style-name="T233">.</text:span></text:p>
      <text:p text:style-name="P557"/>
      <text:p text:style-name="P918"><text:span text:style-name="T233">Если подлежащее предполагается во множественном числе, то </text:span><text:span text:style-name="T253">в форму множественного числа нужно поставить глагол.</text:span></text:p>
      <text:p text:style-name="P557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57"/>
      <text:p text:style-name="P558"/>
      <text:p text:style-name="P1176">Вопрос с альтернативой</text:p>
      <text:p text:style-name="P558"/>
      <text:p text:style-name="P1032"><text:span text:style-name="T233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3"> (в подлежащем, сказуемоем, дополнении или даже в слове </text:span><text:span text:style-name="T67">not</text:span><text:span text:style-name="T233">).</text:span></text:p>
      <text:p text:style-name="P829"/>
      <text:p text:style-name="P919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919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919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919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61"/>
      <text:p text:style-name="P439"><text:span text:style-name="T66">В</text:span><text:span text:style-name="T44">опросы с предлогами</text:span></text:p>
      <text:p text:style-name="P559"/>
      <text:p text:style-name="P562">По началу вызывают много трудностей, т. к. в русском языке предлог и вопросительное </text:p>
      <text:p text:style-name="P562">слово стоят рядом, а в английском они находятся в разных местах. </text:p>
      <text:p text:style-name="P563"/>
      <text:p text:style-name="P563">В английском вопросе предлог стоит в самом конце, но при переводе </text:p>
      <text:p text:style-name="P563">относится к началу предложения.</text:p>
      <text:p text:style-name="P563"/>
      <text:p text:style-name="P1033"><text:span text:style-name="T40">W</text:span><text:span text:style-name="T39">ho</text:span><text:span text:style-name="T233"> do you meet </text:span><text:span text:style-name="T987">with</text:span><text:span text:style-name="T233">? — </text:span><text:span text:style-name="T987">С</text:span><text:span text:style-name="T233"> </text:span><text:span text:style-name="T39">кем</text:span><text:span text:style-name="T233"> ты встречаешься?</text:span></text:p>
      <text:p text:style-name="P1033"><text:span text:style-name="T40">W</text:span><text:span text:style-name="T39">hat</text:span><text:span text:style-name="T233"> are you looking </text:span><text:span text:style-name="T987">at</text:span><text:span text:style-name="T233">? — </text:span><text:span text:style-name="T987">На</text:span><text:span text:style-name="T233"> </text:span><text:span text:style-name="T39">что</text:span><text:span text:style-name="T233"> ты смотришь?</text:span></text:p>
      <text:p text:style-name="P564"/>
      <text:p text:style-name="P920"><text:span text:style-name="T256">Ч</text:span><text:span text:style-name="T255">асто логика использования предлогов в русском и английском не совпадают. </text:span></text:p>
      <text:p text:style-name="P565">Поэтому лучше запомнить некоторые устойчивые сочетания предлогов с глаголами, </text:p>
      <text:p text:style-name="P566">которые встречаются достаточно часто:</text:p>
      <text:list xml:id="list1371548469" text:style-name="L40">
        <text:list-item>
          <text:p text:style-name="P1314"><text:span text:style-name="T233">what … like — на что похож (здесь </text:span><text:span text:style-name="T67">like</text:span><text:span text:style-name="T233"> не глагол, а предлог);</text:span></text:p>
        </text:list-item>
        <text:list-item>
          <text:p text:style-name="P1199">look at — стмотреть на;</text:p>
        </text:list-item>
        <text:list-item>
          <text:p text:style-name="P1199">look for — искать;</text:p>
        </text:list-item>
        <text:list-item>
          <text:p text:style-name="P1199">listen to — слушать;</text:p>
        </text:list-item>
        <text:list-item>
          <text:p text:style-name="P1199">wait for — ждать;</text:p>
        </text:list-item>
        <text:list-item>
          <text:p text:style-name="P1199">stay at — останавливаться (например, в отеле).</text:p>
        </text:list-item>
      </text:list>
      <text:p text:style-name="P1033"/>
      <text:p text:style-name="P796">What does he look like? — Как он выглядит?</text:p>
      <text:p text:style-name="P796">What are you looking at? — На что ты смотришь?</text:p>
      <text:p text:style-name="P564"/>
      <text:p text:style-name="P921"><text:span text:style-name="T255">П</text:span><text:span text:style-name="T258">римеры </text:span><text:span text:style-name="T257">5</text:span><text:span text:style-name="T258"> типов вопросов во всех временах, а также с модальными глаголами </text:span></text:p>
      <text:p text:style-name="P568">можно найти на стр. 146.</text:p>
      <text:p text:style-name="P567"/>
      <text:p text:style-name="P854">Отрицательные предложения</text:p>
      <text:p text:style-name="P560"/>
      <text:p text:style-name="P570">Чтобы придать мысли отрицательное значение, используются 2 способа:</text:p>
      <text:list xml:id="list1774924810" text:style-name="L41">
        <text:list-item>
          <text:p text:style-name="P1200">отрицательная частица <text:span text:style-name="T460">not</text:span>;</text:p>
        </text:list-item>
        <text:list-item>
          <text:p text:style-name="P1200">слово <text:span text:style-name="T460">never</text:span> (и другие слова, придающие отрицательное значение).</text:p>
        </text:list-item>
      </text:list>
      <text:p text:style-name="P569"/>
      <text:p text:style-name="P571">Частица <text:span text:style-name="T460">not</text:span> стоит всегда в связке либо со вспомогательным глаголом, либо с модальным.</text:p>
      <text:p text:style-name="P571">Она является частью сказуемого. Переводится как «не».</text:p>
      <text:p text:style-name="P571"/>
      <text:p text:style-name="P797">I not like horror movies (неправильно, остуствует вспомогательный глагол)</text:p>
      <text:p text:style-name="P797">I do n<text:span text:style-name="T991">o</text:span>t like horror movies (правильно <text:span text:style-name="T992">для простых предложений</text:span>)</text:p>
      <text:p text:style-name="P571"/>
      <text:p text:style-name="P572"><text:soft-page-break/>В сложных предложениях, где несколько глаголов, используются другие правила.</text:p>
      <text:p text:style-name="P574"><text:span text:style-name="T997">C</text:span>казуемым обычно является самый первый глагол. Если отрицатульную мысль сообщить </text:p>
      <text:p text:style-name="P574">в дополнении, то not будет стоять самостоятельно.</text:p>
      <text:p text:style-name="P573"/>
      <text:p text:style-name="P575">It`s quite impolite not to call me back — Очень не вежливо не перезванивать мне.</text:p>
      <text:p text:style-name="P575">(здесь сказуемым является первый глагол — is)</text:p>
      <text:p text:style-name="P575"/>
      <text:p text:style-name="P1094"><text:span text:style-name="T313">С</text:span><text:span text:style-name="T312">амые важные глаголы</text:span></text:p>
      <text:p text:style-name="P576"/>
      <text:p text:style-name="P577">Это <text:span text:style-name="T460">be</text:span>, <text:span text:style-name="T460">do</text:span>, <text:span text:style-name="T460">have</text:span> и <text:span text:style-name="T460">get</text:span>. Они могут быть как смысловыми, так и вспомогательными <text:span text:style-name="T1000">(кроме </text:span><text:span text:style-name="T484">get</text:span><text:span text:style-name="T1000">)</text:span>.</text:p>
      <text:p text:style-name="P577">Они могут входить в устойчивые сочетания, где меняют свое значение.</text:p>
      <text:p text:style-name="P577"/>
      <text:p text:style-name="P621">Глагол <text:span text:style-name="T460">be</text:span></text:p>
      <text:p text:style-name="P577"/>
      <text:p text:style-name="P525"><text:span text:style-name="T329">Э</text:span><text:span text:style-name="T330">то начальная форма глагола</text:span><text:span text:style-name="T331"> «быть». </text:span><text:span text:style-name="T336">В </text:span><text:span text:style-name="T329">Present Simple </text:span><text:span text:style-name="T343">be</text:span><text:span text:style-name="T329"> </text:span><text:span text:style-name="T328">изменяется</text:span><text:span text:style-name="T329"> на</text:span><text:span text:style-name="T331">: </text:span></text:p>
      <text:list xml:id="list576561349" text:style-name="L42">
        <text:list-item>
          <text:p text:style-name="P1218"><text:span text:style-name="T617">a</text:span><text:span text:style-name="T612">m — если подлежащее в первом лице (</text:span><text:span text:style-name="T496">I</text:span><text:span text:style-name="T612">);</text:span></text:p>
        </text:list-item>
        <text:list-item>
          <text:p text:style-name="P1219">is — если подлежащее в третьем лице, единственном числе (<text:span text:style-name="T460">he/she/it</text:span>);</text:p>
        </text:list-item>
        <text:list-item>
          <text:p text:style-name="P1219">are — если подлежащее во множественном числе (<text:span text:style-name="T460">you/we/they</text:span>).</text:p>
        </text:list-item>
      </text:list>
      <text:p text:style-name="P831"/>
      <text:p text:style-name="P1011"><text:span text:style-name="T348">Г</text:span><text:span text:style-name="T349">лагол </text:span><text:span text:style-name="T145">be</text:span><text:span text:style-name="T349"> в форме </text:span><text:span text:style-name="T145">am/is/are</text:span><text:span text:style-name="T349"> является смысловым, но при переводе на русский выпадает. </text:span></text:p>
      <text:p text:style-name="P834"/>
      <text:p text:style-name="P848"><text:span text:style-name="T718">Одновременно с этим формы </text:span><text:span text:style-name="T1003">am/is/are</text:span><text:span text:style-name="T719"> </text:span><text:span text:style-name="T718">привязывают предложение к настоящему времени. </text:span><text:span text:style-name="T931">(привязывает ко времени во всех формах)</text:span></text:p>
      <text:p text:style-name="P849"/>
      <text:p text:style-name="P834">После <text:span text:style-name="T460">be</text:span> обычно указывается характеристика (какой) или место (где).</text:p>
      <text:p text:style-name="P831"/>
      <text:p text:style-name="P830"><text:span text:style-name="T462">This dress is blue — </text:span><text:span text:style-name="T483">Это платье синие.</text:span></text:p>
      <text:p text:style-name="P928"><text:span text:style-name="T337">I</text:span><text:span text:style-name="T338"> </text:span><text:span text:style-name="T337">am</text:span><text:span text:style-name="T338"> in </text:span><text:span text:style-name="T337">my</text:span><text:span text:style-name="T338"> office now — </text:span><text:span text:style-name="T337">Я</text:span><text:span text:style-name="T339"> у себя в офисе сейчас.</text:span></text:p>
      <text:p text:style-name="P832"/>
      <text:p text:style-name="P1059"><text:span text:style-name="T333">В русском языке предложение может </text:span><text:span text:style-name="T332">не иметь</text:span><text:span text:style-name="T333"> сказуемого. </text:span><text:span text:style-name="T332">Там где в русском сказуемое отсутсвует, в английском будет стоять глагол </text:span><text:span text:style-name="T337">be</text:span><text:span text:style-name="T332"> в форме </text:span><text:span text:style-name="T342">am/is/are</text:span><text:span text:style-name="T329"> </text:span><text:span text:style-name="T332">(т. к. для английского не характерно, когда в предложении нет сказуемого)</text:span><text:span text:style-name="T329">. </text:span></text:p>
      <text:p text:style-name="P831"/>
      <text:p text:style-name="P841"><text:span text:style-name="T515">I </text:span><text:span text:style-name="T498">am a doctor — Я (</text:span><text:span text:style-name="T499">есть</text:span><text:span text:style-name="T498">) доктор.</text:span></text:p>
      <text:p text:style-name="P842"><text:span text:style-name="T859">We are happy </text:span><text:span text:style-name="T862">— </text:span><text:span text:style-name="T859">Мы (есть) счастливы.</text:span></text:p>
      <text:p text:style-name="P836"/>
      <text:p text:style-name="P1068"><text:span text:style-name="T305">Глагол</text:span><text:span text:style-name="T306"> </text:span><text:span text:style-name="T94">be</text:span><text:span text:style-name="T306"> может использоваться в связке с прилагательным. </text:span><text:span text:style-name="T307">П</text:span><text:span text:style-name="T308">ри переводе такая связка </text:span></text:p>
      <text:p text:style-name="P1068"><text:span text:style-name="T308">может образовывать новый глагол, которого нет в </text:span><text:span text:style-name="T309">словаре</text:span><text:span text:style-name="T308">.</text:span></text:p>
      <text:p text:style-name="P837"/>
      <text:p text:style-name="P846"><text:span text:style-name="T500">I </text:span><text:span text:style-name="T517">am interested</text:span><text:span text:style-name="T500"> in art — Я</text:span><text:span text:style-name="T501"> </text:span><text:span text:style-name="T518">интересуюсь</text:span><text:span text:style-name="T510"> </text:span><text:span text:style-name="T501">искусством </text:span><text:span text:style-name="T510">(есть заинтересованный)</text:span><text:span text:style-name="T501">.</text:span></text:p>
      <text:p text:style-name="P846"><text:span text:style-name="T501">My hands </text:span><text:span text:style-name="T518">are cold</text:span><text:span text:style-name="T501"> — Мои руки</text:span><text:span text:style-name="T502"> </text:span><text:span text:style-name="T518">замерзли </text:span><text:span text:style-name="T510">(есть замерзшие)</text:span><text:span text:style-name="T502">.</text:span></text:p>
      <text:p text:style-name="P799"/>
      <text:p text:style-name="P603">В вопросительных предложениях глагол <text:span text:style-name="T460">be</text:span> меняется местами с подлежащим, </text:p>
      <text:p text:style-name="P603">а в отрицательных, используется с частицей <text:span text:style-name="T460">not</text:span>:</text:p>
      <text:p text:style-name="P603"/>
      <text:p text:style-name="P731"><text:span text:style-name="T860">I </text:span><text:span text:style-name="T859">am not a student — Я не студент.</text:span></text:p>
      <text:p text:style-name="P800">We are not English speakers — Они не англоговорящие люди.</text:p>
      <text:p text:style-name="P731"><text:span text:style-name="T860">I</text:span><text:span text:style-name="T859">s it dark? — Сейчас темно?</text:span></text:p>
      <text:p text:style-name="P800">Are they hungry? — Они голодны?</text:p>
      <text:p text:style-name="P800"/>
      <text:p text:style-name="P604">Если перед <text:span text:style-name="T469">am/is/are</text:span> нет вопросительного слова, то это общий вопрос. </text:p>
      <text:p text:style-name="P604">В корешке ответа вместо <text:span text:style-name="T460">do/does</text:span> используется <text:span text:style-name="T460">am/is/are</text:span>:</text:p>
      <text:p text:style-name="P604"><text:soft-page-break/></text:p>
      <text:p text:style-name="P732"><text:span text:style-name="T859">Am I in danger? Yes, you are. </text:span><text:span text:style-name="T861">—</text:span><text:span text:style-name="T859"> Я в опасности? Да.</text:span></text:p>
      <text:p text:style-name="P732"><text:span text:style-name="T859">Is John married? - No, he isn`t. </text:span><text:span text:style-name="T861">— </text:span><text:span text:style-name="T859">Джон женат? </text:span><text:span text:style-name="T861">— </text:span><text:span text:style-name="T859">Нет.</text:span></text:p>
      <text:p text:style-name="P801"><text:span text:style-name="T703">Специальный вопрос начинается с вопросительного слова </text:span><text:span text:style-name="T708">или связки</text:span><text:span text:style-name="T703">:</text:span> </text:p>
      <text:p text:style-name="P801">Where is Jill?<text:span text:style-name="T890"> </text:span>She is at school. <text:span text:style-name="T890">— </text:span>Где Джил? Она в школе.</text:p>
      <text:p text:style-name="P801"/>
      <text:p text:style-name="P846"><text:span text:style-name="T620">Очень часто </text:span><text:span text:style-name="T504">am/is/are</text:span><text:span text:style-name="T620"> сокращаются: </text:span><text:span text:style-name="T504">I am → I`m, he is → he`s, <text:s/></text:span></text:p>
      <text:p text:style-name="P846"><text:span text:style-name="T504">you are → you`re, John is → John`s, </text:span><text:span text:style-name="T506">t</text:span><text:span text:style-name="T504">hey are → </text:span><text:span text:style-name="T506">t</text:span><text:span text:style-name="T504">hey`re</text:span><text:span text:style-name="T505">. </text:span></text:p>
      <text:p text:style-name="P802"/>
      <text:p text:style-name="P846"><text:span text:style-name="T621">С</text:span><text:span text:style-name="T622">окращать можно как по </text:span><text:span text:style-name="T623">вспом.</text:span><text:span text:style-name="T622"> глаголу, так и по частице </text:span><text:span text:style-name="T507">not</text:span><text:span text:style-name="T622">: </text:span><text:span text:style-name="T507">he is not → he`s not</text:span><text:span text:style-name="T508"> или</text:span><text:span text:style-name="T507"> he isn`t.</text:span></text:p>
      <text:p text:style-name="P833"><text:span text:style-name="T1001">П</text:span>ри этом <text:span text:style-name="T460">am</text:span> сокращается только по <text:span text:style-name="T460">am</text:span> → <text:span text:style-name="T460">I`m not (I amn`t не существует).</text:span></text:p>
      <text:p text:style-name="P633"/>
      <text:p text:style-name="P847"><text:span text:style-name="T677">Глагол be</text:span><text:span text:style-name="T679"> </text:span><text:span text:style-name="T677">в Past Simple имеет 2 формы: </text:span></text:p>
      <text:list xml:id="list1109493829" text:style-name="L43">
        <text:list-item>
          <text:p text:style-name="P1222"><text:span text:style-name="T677">was — </text:span><text:span text:style-name="T678">если подлежащее в первом лице или множественном числе (</text:span><text:span text:style-name="T526">I, you, we, they</text:span><text:span text:style-name="T678">);</text:span></text:p>
        </text:list-item>
        <text:list-item>
          <text:p text:style-name="P1222"><text:span text:style-name="T678">were <text:s/>— если подлежащее в третьем лице, единственно</text:span><text:span text:style-name="T702">го</text:span><text:span text:style-name="T678"> числ</text:span><text:span text:style-name="T702">а </text:span><text:span text:style-name="T678">(</text:span><text:span text:style-name="T526">he, she, it</text:span><text:span text:style-name="T678">).</text:span></text:p>
        </text:list-item>
      </text:list>
      <text:p text:style-name="P631"/>
      <text:p text:style-name="P733"><text:span text:style-name="T882">I </text:span><text:span text:style-name="T859">was</text:span><text:span text:style-name="T858"> satisfied with my work — Я </text:span><text:span text:style-name="T859">был</text:span><text:span text:style-name="T858"> доволен своей работой.</text:span></text:p>
      <text:p text:style-name="P733"><text:span text:style-name="T859">Was</text:span><text:span text:style-name="T858"> the weather good? No, it </text:span><text:span text:style-name="T859">wasn`t</text:span><text:span text:style-name="T858"> — </text:span><text:span text:style-name="T859">Погода была хорош</text:span><text:span text:style-name="T868">ая</text:span><text:span text:style-name="T859">? Нет.</text:span></text:p>
      <text:p text:style-name="P578"/>
      <text:p text:style-name="P620">В Future Simple принимает только одну форму — <text:span text:style-name="T460">will be</text:span> (буду).</text:p>
      <text:p text:style-name="P955"><text:span text:style-name="T95">I will be happy to eat — Я буду </text:span><text:span text:style-name="T96">рад </text:span><text:span text:style-name="T95">поесть.</text:span></text:p>
      <text:p text:style-name="P578"/>
      <text:p text:style-name="P623">Глагол <text:span text:style-name="T460">do</text:span></text:p>
      <text:p text:style-name="P579"/>
      <text:p text:style-name="P845"><text:span text:style-name="T743">Переводится как </text:span><text:span text:style-name="T742">«делать». В </text:span><text:span text:style-name="T744">одном предложении </text:span><text:span text:style-name="T742">может встречаться несколько раз, </text:span></text:p>
      <text:p text:style-name="P1012"><text:span text:style-name="T352">в качестве вспомогательного </text:span><text:span text:style-name="T353">глагола </text:span><text:span text:style-name="T352">и смыслового.</text:span><text:span text:style-name="T1002"> </text:span><text:span text:style-name="T350">Вспомогательным глаголом </text:span><text:span text:style-name="T351">он </text:span><text:span text:style-name="T350">может быть только в отрицаниях и вопросах, времен группы Simple.</text:span></text:p>
      <text:p text:style-name="P1014"/>
      <text:p text:style-name="P835"><text:span text:style-name="T481">What do you do? </text:span><text:span text:style-name="T482">— </text:span><text:span text:style-name="T481">Что ты делаешь?</text:span></text:p>
      <text:p text:style-name="P1013"><text:span text:style-name="T350">D</text:span><text:span text:style-name="T41">o you like pets? </text:span><text:span text:style-name="T350">—</text:span><text:span text:style-name="T41"> No, I don`t.</text:span></text:p>
      <text:p text:style-name="P1015"/>
      <text:p text:style-name="P195"><text:span text:style-name="T344">В</text:span><text:span text:style-name="T345"> </text:span><text:span text:style-name="T346">прошедшем времени</text:span><text:span text:style-name="T347"> преорбазуется в </text:span><text:span text:style-name="T341">did</text:span><text:span text:style-name="T347"> — «</text:span><text:span text:style-name="T345">делал» (2я форма </text:span><text:span text:style-name="T340">do</text:span><text:span text:style-name="T345">)</text:span><text:span text:style-name="T347">.</text:span></text:p>
      <text:p text:style-name="P632">Если в предложении появляется <text:span text:style-name="T460">was/were</text:span>, <text:span text:style-name="T921">то </text:span><text:span text:style-name="T916">did</text:span><text:span text:style-name="T921"> уже не нужно использовать.</text:span></text:p>
      <text:p text:style-name="P625"/>
      <text:p text:style-name="P624">Глагол <text:span text:style-name="T460">have</text:span></text:p>
      <text:p text:style-name="P605"/>
      <text:p text:style-name="P929"><text:span text:style-name="T273">Переводится как «иметь». </text:span><text:span text:style-name="T275">Д</text:span><text:span text:style-name="T273">ля времен группы Perfect </text:span><text:span text:style-name="T275">выступает в роли вспомогательного глагола</text:span><text:span text:style-name="T273">. </text:span><text:span text:style-name="T259">Также </text:span><text:span text:style-name="T273">может быть</text:span><text:span text:style-name="T259"> частью устойчивых словосотечаний. В </text:span><text:span text:style-name="T276">прошедшем </text:span></text:p>
      <text:p text:style-name="P929"><text:span text:style-name="T276">времени</text:span><text:span text:style-name="T259"> преобразуется в </text:span><text:span text:style-name="T82">had</text:span><text:span text:style-name="T259"> </text:span><text:span text:style-name="T341">—</text:span><text:span text:style-name="T259"> «</text:span><text:span text:style-name="T276">имел</text:span><text:span text:style-name="T259">».</text:span></text:p>
      <text:p text:style-name="P607"/>
      <text:p text:style-name="P925"><text:span text:style-name="T259">В некоторых ситуациях его можно не переводить (когда он смысловой). </text:span><text:span text:style-name="T260">Но при этом в предложении он обязан быть. </text:span><text:span text:style-name="T273">Это </text:span><text:span text:style-name="T260">из-за особенностей английской грамматики, которая требует, обязательного наличия подлежащего и сказуемого.</text:span></text:p>
      <text:p text:style-name="P580"/>
      <text:p text:style-name="P803">I have a lot of friends — У меня (есть) много друзей.</text:p>
      <text:p text:style-name="P804">We heave a big house — У нас (есть) большой дом.</text:p>
      <text:p text:style-name="P606"/>
      <text:p text:style-name="P930"><text:span text:style-name="T277">Когда </text:span><text:span text:style-name="T85">have</text:span><text:span text:style-name="T277"> является смысловым глаголом, он </text:span><text:span text:style-name="T263">работает по тем же правилам что и </text:span><text:span text:style-name="T264">другие</text:span><text:span text:style-name="T263"> </text:span><text:span text:style-name="T277">смысловые </text:span><text:span text:style-name="T263">глаголы, т. е. требует вспомогательного </text:span><text:span text:style-name="T83">do</text:span><text:span text:style-name="T263"> для отрицаний и вопросов. </text:span></text:p>
      <text:p text:style-name="P930"><text:span text:style-name="T275">В утверждениях </text:span><text:span text:style-name="T85">have</text:span><text:span text:style-name="T277"> </text:span><text:span text:style-name="T275">не пишется с окончанием </text:span><text:span text:style-name="T84">-s</text:span><text:span text:style-name="T275">, а преобразуется в </text:span><text:span text:style-name="T84">has</text:span><text:span text:style-name="T275">.</text:span></text:p>
      <text:p text:style-name="P580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813"/>
      <text:p text:style-name="P203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1004">(has в отрицании)</text:span>.</text:p>
      <text:p text:style-name="P814"/>
      <text:p text:style-name="P581">Have в значении «иметь» не употребляется во временах группы Continuous.</text:p>
      <text:p text:style-name="P581"/>
      <text:p text:style-name="P805">I am having many friends now → Неправильно</text:p>
      <text:p text:style-name="P805">I have many friends → Правильно</text:p>
      <text:p text:style-name="P580"/>
      <text:p text:style-name="P1053"><text:span text:style-name="T233">В разговорной речи очесть часто используется оборот </text:span><text:span text:style-name="T67">have got</text:span><text:span text:style-name="T233">. </text:span><text:span text:style-name="T261">Он обозначает тоже самое, что и </text:span><text:span text:style-name="T86">have</text:span><text:span text:style-name="T261"> </text:span><text:span text:style-name="T233">(иметь/владеть/</text:span><text:span text:style-name="T311">есть</text:span><text:span text:style-name="T233">)</text:span><text:span text:style-name="T261">, но используется только в настоящем времени.</text:span></text:p>
      <text:p text:style-name="P588"/>
      <text:p text:style-name="P1053"><text:span text:style-name="T261">Г</text:span><text:span text:style-name="T233">рамматически, </text:span><text:span text:style-name="T67">have got</text:span><text:span text:style-name="T233"> — это Present Perfect, т. е. </text:span><text:span text:style-name="T67">have</text:span><text:span text:style-name="T233"> здесь вспомогательный глагол, </text:span></text:p>
      <text:p text:style-name="P956"><text:span text:style-name="T274">а основное значение «</text:span><text:span text:style-name="T310">есть</text:span><text:span text:style-name="T274">» передает </text:span><text:span text:style-name="T87">got</text:span><text:span text:style-name="T274"> </text:span><text:span text:style-name="T262">(3я форма get)</text:span><text:span text:style-name="T274">. </text:span></text:p>
      <text:p text:style-name="P582"/>
      <text:p text:style-name="P806">Have you got a Mercedes? / Do you have a Mercedes? — У тебя есть мерседес?</text:p>
      <text:p text:style-name="P806">I haven`t got a Mercedes / I don`t have a Mercedes — У меня нет мерседеса.</text:p>
      <text:p text:style-name="P583"/>
      <text:p text:style-name="P931"><text:span text:style-name="T265">Глагол </text:span><text:span text:style-name="T88">have</text:span><text:span text:style-name="T266"> может входить в состав устойчивых выражений и словосочетаний. </text:span></text:p>
      <text:p text:style-name="P585">В этом случае он может переводится по другому. Также здесь отменяется правило, </text:p>
      <text:p text:style-name="P584">по которому <text:span text:style-name="T460">have</text:span> нельзя употребять в Continuous:</text:p>
      <text:p text:style-name="P584"/>
      <text:list xml:id="list516212536" text:style-name="L44">
        <text:list-item>
          <text:p text:style-name="P1201"><text:span text:style-name="T1025">в</text:span>ыражения, связанные с приемом пищи:</text:p>
        </text:list-item>
      </text:list>
      <text:list xml:id="list3471851471" text:style-name="L45">
        <text:list-item>
          <text:list>
            <text:list-item>
              <text:p text:style-name="P1202">have a coffee/tea/<text:span text:style-name="T999">drink</text:span> — пить кофе/чай/<text:span text:style-name="T999">напиток</text:span>;</text:p>
            </text:list-item>
            <text:list-item>
              <text:p text:style-name="P1202">have a meal — принимать пищу;</text:p>
            </text:list-item>
            <text:list-item>
              <text:p text:style-name="P1202">have a breakfast/luch/dinner — завтракать/обедать/ужинать.</text:p>
            </text:list-item>
          </text:list>
        </text:list-item>
      </text:list>
      <text:p text:style-name="P586"/>
      <text:list xml:id="list192656569124766" text:continue-list="list516212536" text:style-name="L44">
        <text:list-item>
          <text:p text:style-name="P1315"><text:span text:style-name="T302">в</text:span><text:span text:style-name="T266">ыражения, связанные с времяпровождением:</text:span></text:p>
        </text:list-item>
      </text:list>
      <text:list xml:id="list254352434" text:style-name="L46">
        <text:list-item>
          <text:list>
            <text:list-item>
              <text:p text:style-name="P1203">have a date — ходить на свидание;</text:p>
            </text:list-item>
            <text:list-item>
              <text:p text:style-name="P1203">have a good time — хорошо проводить время;</text:p>
            </text:list-item>
            <text:list-item>
              <text:p text:style-name="P1203">have a meeting / an appointment — назначать встречу;</text:p>
            </text:list-item>
            <text:list-item>
              <text:p text:style-name="P1203">have a nice day — удачного дня (пожелание);</text:p>
            </text:list-item>
            <text:list-item>
              <text:p text:style-name="P1203">have fun — веселиться.</text:p>
            </text:list-item>
          </text:list>
        </text:list-item>
      </text:list>
      <text:p text:style-name="P584"/>
      <text:list xml:id="list192657676787585" text:continue-list="list192656569124766" text:style-name="L44">
        <text:list-item>
          <text:p text:style-name="P1315"><text:span text:style-name="T302">в</text:span><text:span text:style-name="T266">ыражения, связанные </text:span><text:span text:style-name="T303">с внешностью:</text:span></text:p>
        </text:list-item>
      </text:list>
      <text:list xml:id="list1242571982" text:style-name="L47">
        <text:list-item>
          <text:list>
            <text:list-item>
              <text:p text:style-name="P1204">have a bath/shower/shave — принимать ванну/душ, побриться;</text:p>
            </text:list-item>
            <text:list-item>
              <text:p text:style-name="P1204">have a haircat — постричься.</text:p>
            </text:list-item>
          </text:list>
        </text:list-item>
      </text:list>
      <text:p text:style-name="P587"/>
      <text:list xml:id="list192656297429914" text:continue-list="list192657676787585" text:style-name="L44">
        <text:list-item>
          <text:p text:style-name="P1316"><text:span text:style-name="T302">в</text:span><text:span text:style-name="T303">ыражения, связанные с общением:</text:span></text:p>
        </text:list-item>
      </text:list>
      <text:list xml:id="list3473807920" text:style-name="L48">
        <text:list-item>
          <text:list>
            <text:list-item>
              <text:p text:style-name="P1205">have a guess — угадывать, догадываться;</text:p>
            </text:list-item>
            <text:list-item>
              <text:p text:style-name="P1205">have a chat — болтать;</text:p>
            </text:list-item>
            <text:list-item>
              <text:p text:style-name="P1205">have a talk/discussion — беседовать/обсуждать;</text:p>
            </text:list-item>
            <text:list-item>
              <text:p text:style-name="P1205">have a call — позвонить.</text:p>
            </text:list-item>
          </text:list>
        </text:list-item>
      </text:list>
      <text:p text:style-name="P587"/>
      <text:list xml:id="list192657328767565" text:continue-list="list192656297429914" text:style-name="L44">
        <text:list-item>
          <text:p text:style-name="P1316"><text:span text:style-name="T302">в</text:span><text:span text:style-name="T303">ыражения связанные со здоровьем:</text:span></text:p>
        </text:list-item>
      </text:list>
      <text:list xml:id="list2373211228" text:style-name="L49">
        <text:list-item>
          <text:list>
            <text:list-item>
              <text:p text:style-name="P1206">have a baby — родить;</text:p>
            </text:list-item>
            <text:list-item>
              <text:p text:style-name="P1206">have a cold — простудиться;</text:p>
            </text:list-item>
            <text:list-item>
              <text:p text:style-name="P1206"><text:soft-page-break/>have a cough — кашлять;</text:p>
            </text:list-item>
            <text:list-item>
              <text:p text:style-name="P1206">have a headache — болит голова.</text:p>
            </text:list-item>
          </text:list>
        </text:list-item>
      </text:list>
      <text:p text:style-name="P587"/>
      <text:list xml:id="list192657927403568" text:continue-list="list192657328767565" text:style-name="L44">
        <text:list-item>
          <text:p text:style-name="P1316"><text:span text:style-name="T302">в</text:span><text:span text:style-name="T303">ыражения, связанные с отдыхом:</text:span></text:p>
          <text:list>
            <text:list-item>
              <text:p text:style-name="P1207">have a day off — взять выходной;</text:p>
            </text:list-item>
            <text:list-item>
              <text:p text:style-name="P1207">have a dream — видеть сон;</text:p>
            </text:list-item>
            <text:list-item>
              <text:p text:style-name="P1207">have a nightmare — видеть кошмар;</text:p>
            </text:list-item>
            <text:list-item>
              <text:p text:style-name="P1207">have a rest — отдыхать;</text:p>
            </text:list-item>
            <text:list-item>
              <text:p text:style-name="P1207">have a sleep — спать.</text:p>
            </text:list-item>
          </text:list>
        </text:list-item>
      </text:list>
      <text:p text:style-name="P587"/>
      <text:list xml:id="list192657673414943" text:continue-numbering="true" text:style-name="L44">
        <text:list-item>
          <text:p text:style-name="P1316"><text:span text:style-name="T302">в</text:span><text:span text:style-name="T303">ыражения, свяханые с физической активностью:</text:span></text:p>
        </text:list-item>
      </text:list>
      <text:list xml:id="list2605266569" text:style-name="L50">
        <text:list-item>
          <text:list>
            <text:list-item>
              <text:p text:style-name="P1208">have a good journey — добраться без проблем (пожелание);</text:p>
            </text:list-item>
            <text:list-item>
              <text:p text:style-name="P1208">have a good flight — хорошо долететь (пожелание);</text:p>
            </text:list-item>
            <text:list-item>
              <text:p text:style-name="P1208">have a lift — подвести (на машине);</text:p>
            </text:list-item>
            <text:list-item>
              <text:p text:style-name="P1209">have a ride — проехаться;</text:p>
            </text:list-item>
            <text:list-item>
              <text:p text:style-name="P1209">have a walk — пройтись (прогуляться);</text:p>
            </text:list-item>
            <text:list-item>
              <text:p text:style-name="P1209">have a swim — поплавать;</text:p>
            </text:list-item>
            <text:list-item>
              <text:p text:style-name="P1209">have a hug — обняться;</text:p>
            </text:list-item>
            <text:list-item>
              <text:p text:style-name="P1209">have a kiss — поцеловаться.</text:p>
            </text:list-item>
          </text:list>
        </text:list-item>
      </text:list>
      <text:p text:style-name="P587"/>
      <text:p text:style-name="P626">Глагол <text:span text:style-name="T460">get</text:span></text:p>
      <text:p text:style-name="P589"/>
      <text:p text:style-name="P926"><text:span text:style-name="T268">Один и самых запутанных глаголов, который может переводится по разному,</text:span><text:span text:style-name="T267"> в записимости </text:span></text:p>
      <text:p text:style-name="P590">от слов, идущих после него. Поэтому его нужно переводить в связке с соседними словами.</text:p>
      <text:p text:style-name="P591"/>
      <text:p text:style-name="P926"><text:span text:style-name="T268">Если после </text:span><text:span text:style-name="T89">get</text:span><text:span text:style-name="T268"> идет существительное, то он передает значение </text:span><text:span text:style-name="T267">«</text:span><text:span text:style-name="T268">получать, покупать</text:span><text:span text:style-name="T267">».</text:span></text:p>
      <text:p text:style-name="P590"/>
      <text:p text:style-name="P69"><text:span text:style-name="T56">I </text:span><text:span text:style-name="T45">got a new car — Я купил новую машину.</text:span></text:p>
      <text:p text:style-name="P807">I got an A today — Я получил пятерку сегодня. (A — <text:span text:style-name="T1004">это </text:span>оценка)</text:p>
      <text:p text:style-name="P1054"><text:span text:style-name="T267">Е</text:span><text:span text:style-name="T233">сли </text:span><text:span text:style-name="T67">get</text:span><text:span text:style-name="T233"> используется со средством передвижения, то он приобретает значение </text:span></text:p>
      <text:p text:style-name="P592">«сесть в транспорт». В этом случае он может использоваться с предлогом <text:span text:style-name="T460">on</text:span>.</text:p>
      <text:p text:style-name="P592"/>
      <text:p text:style-name="P807">I got on a bus at 5 o`clock — Я сел в автобус в 5 часов.</text:p>
      <text:p text:style-name="P807">I got a taxi — Я взял такси.</text:p>
      <text:p text:style-name="P590"/>
      <text:p text:style-name="P1054"><text:span text:style-name="T267">Е</text:span><text:span text:style-name="T233">сли после get идет прилагательное, то это означает «прийти к этому состоянию», </text:span></text:p>
      <text:p text:style-name="P592">например: <text:span text:style-name="T460">get hungry (проголодаться), get better (стать лучше), get cold (замерзнуть)</text:span> и т. д.</text:p>
      <text:p text:style-name="P592"/>
      <text:p text:style-name="P807">He got dressed quickly and left — Он оделся быстро и ушел.</text:p>
      <text:p text:style-name="P592"/>
      <text:p text:style-name="P592">Если <text:span text:style-name="T460">get</text:span> используется с частицей <text:span text:style-name="T460">to</text:span>, то это означает «прибывать в такое-то место».</text:p>
      <text:p text:style-name="P592"/>
      <text:p text:style-name="P807">I got to work late — Я приехал на работу поздно.</text:p>
      <text:p text:style-name="P807">I got to the airport by train — Я приехал в аэропорт на поезде.</text:p>
      <text:p text:style-name="P590"/>
      <text:p text:style-name="P590">В пассивном залоге может заменять глагол <text:span text:style-name="T460">be</text:span>. </text:p>
      <text:p text:style-name="P590"/>
      <text:p text:style-name="P590">Если <text:span text:style-name="T460">be</text:span> означает «быть в состоянии / обладать качеством», то <text:span text:style-name="T460">get</text:span> означает </text:p>
      <text:p text:style-name="P591">«входить в состояние / приобретать качество».</text:p>
      <text:p text:style-name="P591"/>
      <text:p text:style-name="P591">В отличии от <text:span text:style-name="T460">be, do, have</text:span>, этот глагол не может быть вспомогательным.</text:p>
      <text:p text:style-name="P593"><text:soft-page-break/>Почти для любого предложения с <text:span text:style-name="T460">get</text:span> можно найти замену с другим глаголом.</text:p>
      <text:p text:style-name="P591"/>
      <text:p text:style-name="P1060"><text:span text:style-name="T233">После </text:span><text:span text:style-name="T67">get</text:span><text:span text:style-name="T233"> могут стоять разные предлоги, в зависимости от которых он может сильно</text:span></text:p>
      <text:p text:style-name="P1061"><text:span text:style-name="T233">меняться. Такие измененя не всегда поддаются логике</text:span><text:span text:style-name="T269">:</text:span></text:p>
      <text:list xml:id="list2144994499" text:style-name="L51">
        <text:list-item>
          <text:p text:style-name="P1210">get along — ладить друг с другом;</text:p>
        </text:list-item>
        <text:list-item>
          <text:p text:style-name="P1210">get away — убираться прочь (грубо);</text:p>
        </text:list-item>
        <text:list-item>
          <text:p text:style-name="P1210">get back — вернуться;</text:p>
        </text:list-item>
        <text:list-item>
          <text:p text:style-name="P1210">get in — попасть внутрь;</text:p>
        </text:list-item>
        <text:list-item>
          <text:p text:style-name="P1210">get on — справиться с ситуацией.</text:p>
        </text:list-item>
      </text:list>
      <text:p text:style-name="P594"/>
      <text:p text:style-name="P734"><text:span text:style-name="T869">W</text:span><text:span text:style-name="T859">e get along well — Мы хорошо ладим.</text:span></text:p>
      <text:p text:style-name="P808">I`ll get away from work as soon as I can — Я свалю с этой работы, как только смогу.</text:p>
      <text:p text:style-name="P808">Get in the car quickly! — Быстро садись в машину!</text:p>
      <text:p text:style-name="P809">How are you getting on with your new job? — Как дела на новой работе?</text:p>
      <text:p text:style-name="P1009"/>
      <text:p text:style-name="P1009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008">Такие сочетания нельзя переводить по отдельности, а только в связке.</text:p>
      <text:p text:style-name="P591"/>
      <text:p text:style-name="P1008">Один и тот же фразовый глагол может иметь несколько значений.</text:p>
      <text:p text:style-name="P591"/>
      <text:p text:style-name="P622">Глаголы, в которых все путаются</text:p>
      <text:p text:style-name="P595"/>
      <text:p text:style-name="P596"><text:span text:style-name="T596">Tell и say</text:span> можно перевести как «сказать». Только первый означатает «рассказать», </text:p>
      <text:p text:style-name="P596">а второй - «сказать/говорить». </text:p>
      <text:p text:style-name="P596"/>
      <text:p text:style-name="P596">После <text:span text:style-name="T460">tell</text:span> нужно обязательно указать, кому адресована фраза, либо что именно </text:p>
      <text:p text:style-name="P596">говорится. После <text:span text:style-name="T460">tell</text:span> не нужен предлог.</text:p>
      <text:p text:style-name="P596"/>
      <text:p text:style-name="P810">Tell me the truth — Скажи мне правду.</text:p>
      <text:p text:style-name="P810">Tell Michael that I will be late — Скажи Майклу, что я опоздаю.</text:p>
      <text:p text:style-name="P596"/>
      <text:p text:style-name="P596">После <text:span text:style-name="T460">say</text:span> можно ничего не указывать, либо указать того, кто сказал фразу.</text:p>
      <text:p text:style-name="P596">Если мы говорим, кому адресована фраза, то после <text:span text:style-name="T460">say</text:span> нужен предлог <text:span text:style-name="T460">to</text:span>.</text:p>
      <text:p text:style-name="P596"/>
      <text:p text:style-name="P810">«You deserve more than this», I said to myself — Ты заслуживаешь большего, я сказал себе.</text:p>
      <text:p text:style-name="P596"/>
      <text:p text:style-name="P1055"><text:span text:style-name="T149">See, l</text:span><text:span text:style-name="T148">ook, watch</text:span><text:span text:style-name="T233"> передают значение «видеть», но с разными смысловыми оттенками.</text:span></text:p>
      <text:p text:style-name="P596"/>
      <text:p text:style-name="P597">Глагол <text:span text:style-name="T460">see</text:span> означает «видеть», как физическую возможность. Обычно <text:span text:style-name="T1005">он </text:span>не употребляется </text:p>
      <text:p text:style-name="P597">во временах Continuous.</text:p>
      <text:p text:style-name="P596"/>
      <text:p text:style-name="P810">I see a bird in the tree — Я вижу птицу на дереве.</text:p>
      <text:p text:style-name="P596"/>
      <text:p text:style-name="P596"><text:span text:style-name="T460">Look</text:span> означает «смотреть на что-либо». Если мы хотим узнать на какой объет смотрим — используется предлог <text:span text:style-name="T460">at</text:span>. В отличии от <text:span text:style-name="T460">see</text:span>, можно использовать в Continuous.</text:p>
      <text:p text:style-name="P596"/>
      <text:p text:style-name="P810">Don`t worry, I`m not looking — Не волнуйся, я не смотрю.</text:p>
      <text:p text:style-name="P810">I`m looking at the dog — Я смотрю на собаку.</text:p>
      <text:p text:style-name="P596"/>
      <text:p text:style-name="P927"><text:span text:style-name="T67">Watch</text:span><text:span text:style-name="T233"> означает «</text:span><text:span text:style-name="T271">следить (взором)</text:span><text:span text:style-name="T233">» или «наблюдать» </text:span><text:span text:style-name="T270">за объектом</text:span><text:span text:style-name="T233">.</text:span></text:p>
      <text:p text:style-name="P598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98"/>
      <text:p text:style-name="P927"><text:span text:style-name="T148">Hear, listen</text:span><text:span text:style-name="T233"> можно перевести как «слышать» и «слушать». Первый означает физическую возможность, а второй — осознанное действие.</text:span></text:p>
      <text:p text:style-name="P598"/>
      <text:p text:style-name="P811">Can you hear some noise? — Ты слышишь шум?</text:p>
      <text:p text:style-name="P811">I think I heard something — Кажется, я что-то слышал.</text:p>
      <text:p text:style-name="P598"/>
      <text:p text:style-name="P1056"><text:span text:style-name="T271">Когда мы говорим о том, что именно слушаем, то</text:span><text:span text:style-name="T233"> </text:span><text:span text:style-name="T271">п</text:span><text:span text:style-name="T233">осле </text:span><text:span text:style-name="T67">listen</text:span><text:span text:style-name="T233"> </text:span><text:span text:style-name="T271">ставится предлог </text:span><text:span text:style-name="T90">to</text:span><text:span text:style-name="T271">.</text:span></text:p>
      <text:p text:style-name="P599">При переводе на русский предлог выпадает.</text:p>
      <text:p text:style-name="P599"/>
      <text:p text:style-name="P811">Listen to me, please — Пожалуйста, послушай меня.</text:p>
      <text:p text:style-name="P811">What music do you listen to? - Какую музыку ты слушает?</text:p>
      <text:p text:style-name="P599"/>
      <text:p text:style-name="P1057"><text:span text:style-name="T148">Do, make</text:span><text:span text:style-name="T233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99"/>
      <text:p text:style-name="P600">Устойчивые выражения с do:</text:p>
      <text:list xml:id="list1480031707" text:style-name="L52">
        <text:list-item>
          <text:p text:style-name="P1211">do an exam/test — сдавать экзамен/тест;</text:p>
        </text:list-item>
        <text:list-item>
          <text:p text:style-name="P1211">do a course — пройти курс;</text:p>
        </text:list-item>
        <text:list-item>
          <text:p text:style-name="P1211">do work/homework/housework — делать работу / домашнюю работу / работу по дому;</text:p>
        </text:list-item>
        <text:list-item>
          <text:p text:style-name="P1211">do a favour — оказывать услугу;</text:p>
        </text:list-item>
        <text:list-item>
          <text:p text:style-name="P1211">do business — заниматься бизнесом;</text:p>
        </text:list-item>
        <text:list-item>
          <text:p text:style-name="P1211">do right/wrong — поступать правильно/неправильно;</text:p>
        </text:list-item>
        <text:list-item>
          <text:p text:style-name="P1213">do the shopping — делать покупки;</text:p>
        </text:list-item>
        <text:list-item>
          <text:p text:style-name="P1211">do the wassing up — мыть посуду;</text:p>
        </text:list-item>
      </text:list>
      <text:p text:style-name="P599"/>
      <text:p text:style-name="P600">Устойчивые выражения с make:</text:p>
      <text:list xml:id="list3044608425" text:style-name="L53">
        <text:list-item>
          <text:p text:style-name="P1212">make a noise — шуметь;</text:p>
        </text:list-item>
        <text:list-item>
          <text:p text:style-name="P1212">make a bed — застилать постель;</text:p>
        </text:list-item>
        <text:list-item>
          <text:p text:style-name="P1212">make a cake/tea/dinner — приготовить торт/чай/ужин;</text:p>
        </text:list-item>
        <text:list-item>
          <text:p text:style-name="P1317"><text:span text:style-name="T233">make a choice — сделать </text:span><text:span text:style-name="T272">выбор;</text:span></text:p>
        </text:list-item>
        <text:list-item>
          <text:p text:style-name="P1214">make a scision — принять решение;</text:p>
        </text:list-item>
        <text:list-item>
          <text:p text:style-name="P1214">make a promise — обещать, дать обещание;</text:p>
        </text:list-item>
        <text:list-item>
          <text:p text:style-name="P1214">make a friends — подружиться.</text:p>
        </text:list-item>
      </text:list>
      <text:p text:style-name="P601"/>
      <text:p text:style-name="P812">Could you do me a favour — Не мог бы ты оказать мне услугу? </text:p>
      <text:p text:style-name="P812">I belive she`ll make the right choice — Я верю, что она сделает правильный выбор.</text:p>
      <text:p text:style-name="P601"/>
      <text:p text:style-name="P982"><text:span text:style-name="T356">Про и</text:span><text:span text:style-name="T357">нфинитив и герундий</text:span></text:p>
      <text:p text:style-name="P602"/>
      <text:p text:style-name="P609">Когда в английском предложении идет несколько глаголов <text:span text:style-name="T1007">подря</text:span><text:span text:style-name="T1008">д</text:span>, то первый является сказуемым<text:span text:style-name="T1006">, а следующий, свободный от времени, стоит в форме инфинитива </text:span></text:p>
      <text:p text:style-name="P935"><text:span text:style-name="T292">или герундия </text:span><text:span text:style-name="T293">(</text:span><text:span text:style-name="T304">после сказуемоего</text:span><text:span text:style-name="T294"> </text:span><text:span text:style-name="T292">может быть несколько </text:span><text:span text:style-name="T304">глаголов</text:span><text:span text:style-name="T293">)</text:span><text:span text:style-name="T292">.</text:span></text:p>
      <text:p text:style-name="P608"/>
      <text:p text:style-name="P821">What do you want <text:span text:style-name="T838">to do</text:span>? — Что ты хочешь <text:span text:style-name="T838">делать</text:span>?</text:p>
      <text:p text:style-name="P821">I like <text:span text:style-name="T838">playing</text:span> cards — Я люблю <text:span text:style-name="T838">играть</text:span> в карты.</text:p>
      <text:p text:style-name="P822">Please don`t make me <text:span text:style-name="T838">worry</text:span> — Пожалуйста, не заставляй меня <text:span text:style-name="T838">волноваться</text:span>.</text:p>
      <text:p text:style-name="P823">I don`t mind <text:span text:style-name="T838">doing</text:span> it on my own — Я не против <text:span text:style-name="T838">сделать</text:span> это в одиночку.</text:p>
      <text:p text:style-name="P610"/>
      <text:p text:style-name="P936"><text:soft-page-break/><text:span text:style-name="T278">И</text:span><text:span text:style-name="T279">нфинитив и герундий дополняют по смыслу </text:span><text:span text:style-name="T295">сказуемое</text:span><text:span text:style-name="T279">. </text:span><text:span text:style-name="T280">Они являются взаимозаменяемы </text:span></text:p>
      <text:p text:style-name="P936"><text:span text:style-name="T288">и</text:span><text:span text:style-name="T280"> </text:span><text:span text:style-name="T288">в</text:span><text:span text:style-name="T280"> основном </text:span><text:span text:style-name="T288">и</text:span><text:span text:style-name="T280">спользуют</text:span><text:span text:style-name="T288">ся</text:span><text:span text:style-name="T280"> по наитию </text:span><text:span text:style-name="T295">либо</text:span><text:span text:style-name="T280"> в зависимости от диалекта.</text:span></text:p>
      <text:p text:style-name="P611"/>
      <text:p text:style-name="P612">На русский инфинитив и герундий переводятся несколькими способами:</text:p>
      <text:list xml:id="list478451175" text:style-name="L54">
        <text:list-item>
          <text:p text:style-name="P1215">начальной формой глагола (делать);</text:p>
        </text:list-item>
        <text:list-item>
          <text:p text:style-name="P1215">причастием (делая);</text:p>
        </text:list-item>
        <text:list-item>
          <text:p text:style-name="P1215">придаточным предложением (чтобы сделать).</text:p>
        </text:list-item>
      </text:list>
      <text:p text:style-name="P611"/>
      <text:p text:style-name="P627">Инфинитив </text:p>
      <text:p text:style-name="P618"/>
      <text:p text:style-name="P942"><text:span text:style-name="T301">Э</text:span><text:span text:style-name="T288">то глагол в начальной форме, </text:span><text:span text:style-name="T295">который </text:span><text:span text:style-name="T296">обычно </text:span><text:span text:style-name="T297">идет</text:span><text:span text:style-name="T295"> </text:span><text:span text:style-name="T288">с частицей </text:span><text:span text:style-name="T92">to</text:span><text:span text:style-name="T288">.</text:span></text:p>
      <text:p text:style-name="P816"><text:span text:style-name="T65">I don`t want </text:span><text:span text:style-name="T1023">to interface</text:span><text:span text:style-name="T65"> — Я не хочу </text:span><text:span text:style-name="T1023">вмешиваться</text:span><text:span text:style-name="T65">.</text:span></text:p>
      <text:p text:style-name="P619"/>
      <text:p text:style-name="P519"><text:span text:style-name="T288">Г</text:span><text:span text:style-name="T281">лаголы, после которых инфинитив всегда </text:span><text:span text:style-name="T289">с частицей </text:span><text:span text:style-name="T91">to</text:span><text:span text:style-name="T281">:</text:span></text:p>
      <text:list xml:id="list131615315" text:style-name="L55">
        <text:list-item>
          <text:p text:style-name="P1216">want — хотеть;</text:p>
        </text:list-item>
        <text:list-item>
          <text:p text:style-name="P1216">need — нуждаться;</text:p>
        </text:list-item>
        <text:list-item>
          <text:p text:style-name="P1216">plan — планировать;</text:p>
        </text:list-item>
        <text:list-item>
          <text:p text:style-name="P1216">decide — принимать решение;</text:p>
        </text:list-item>
        <text:list-item>
          <text:p text:style-name="P1216">offer — предлагать;</text:p>
        </text:list-item>
        <text:list-item>
          <text:p text:style-name="P1216">hope — надеяться;</text:p>
        </text:list-item>
        <text:list-item>
          <text:p text:style-name="P1216">promise — обещать;</text:p>
        </text:list-item>
        <text:list-item>
          <text:p text:style-name="P1216">try — пытаться;</text:p>
        </text:list-item>
        <text:list-item>
          <text:p text:style-name="P1216">forget — забывать;</text:p>
        </text:list-item>
        <text:list-item>
          <text:p text:style-name="P1216">learn — изучать;</text:p>
        </text:list-item>
        <text:list-item>
          <text:p text:style-name="P1216">would like — хотел бы.</text:p>
        </text:list-item>
      </text:list>
      <text:p text:style-name="P815"/>
      <text:p text:style-name="P815">We promise <text:span text:style-name="T838">to get</text:span> the money — Мы обещали <text:span text:style-name="T838">достать</text:span> денег.</text:p>
      <text:p text:style-name="P815">Don`t forget <text:span text:style-name="T838">to write</text:span> importang things — Не забывай <text:span text:style-name="T838">записывать</text:span> самое главное.</text:p>
      <text:p text:style-name="P613"/>
      <text:p text:style-name="P934"><text:span text:style-name="T282">Между смысловым глаголом и идущим за ним инфинитивом часто </text:span><text:span text:style-name="T299">стоит</text:span><text:span text:style-name="T282"> дополнение.</text:span></text:p>
      <text:p text:style-name="P520"><text:span text:style-name="T299">Обычно</text:span><text:span text:style-name="T300"> </text:span><text:span text:style-name="T286">дополнение указывает</text:span><text:span text:style-name="T287">ся</text:span><text:span text:style-name="T286"> после </text:span><text:span text:style-name="T299">следующих </text:span><text:span text:style-name="T286">глаголов:</text:span></text:p>
      <text:list xml:id="list3836352768" text:style-name="L56">
        <text:list-item>
          <text:p text:style-name="P1217">ask — спрашивать;</text:p>
        </text:list-item>
        <text:list-item>
          <text:p text:style-name="P1217">tell — говорить;</text:p>
        </text:list-item>
        <text:list-item>
          <text:p text:style-name="P1217">advice — советовать;</text:p>
        </text:list-item>
        <text:list-item>
          <text:p text:style-name="P1217">expect — ожидать;</text:p>
        </text:list-item>
        <text:list-item>
          <text:p text:style-name="P1217">pesuade — убеждать;</text:p>
        </text:list-item>
        <text:list-item>
          <text:p text:style-name="P1217">teach — обучать.</text:p>
        </text:list-item>
      </text:list>
      <text:p text:style-name="P616"/>
      <text:p text:style-name="P820"><text:span text:style-name="T1014">I </text:span><text:span text:style-name="T34">asked</text:span><text:span text:style-name="T1015"> </text:span><text:span text:style-name="T1044">Mike</text:span><text:span text:style-name="T1015"> </text:span><text:span text:style-name="T843">to come</text:span><text:span text:style-name="T1015"> in — Я просила Майка войти.</text:span></text:p>
      <text:p text:style-name="P72"><text:span text:style-name="T32">Tell</text:span><text:span text:style-name="T45"> </text:span><text:span text:style-name="T1045">them</text:span><text:span text:style-name="T45"> </text:span><text:span text:style-name="T63">to leave</text:span><text:span text:style-name="T45"> us alone — Попроси их оставить нас в покое.</text:span></text:p>
      <text:p text:style-name="P613"/>
      <text:p text:style-name="P937"><text:span text:style-name="T282">Если после смыслового глагола </text:span><text:span text:style-name="T298">указано</text:span><text:span text:style-name="T283"> </text:span><text:span text:style-name="T282">дополне</text:span><text:span text:style-name="T283">ние, </text:span><text:span text:style-name="T284">то такие предложения удобней переводить с использованием придаточного предложения.</text:span></text:p>
      <text:p text:style-name="P617"/>
      <text:p text:style-name="P76"><text:span text:style-name="T60">I </text:span><text:span text:style-name="T33">promise</text:span><text:span text:style-name="T60"> </text:span><text:span text:style-name="T1046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817"/>
      <text:p text:style-name="P76"><text:span text:style-name="T233">(</text:span><text:span text:style-name="T291">п</text:span><text:span text:style-name="T284">ридаточно</text:span><text:span text:style-name="T285">е</text:span><text:span text:style-name="T284"> предложения — </text:span><text:span text:style-name="T233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4">чтобы не пропустить концерт</text:span><text:span text:style-name="T233">. </text:span><text:span text:style-name="Emphasis"><text:span text:style-name="T45">Изобразить чувство, </text:span></text:span><text:span text:style-name="Emphasis"><text:span text:style-name="T354">которое я испытывал</text:span></text:span><text:span text:style-name="Emphasis"><text:span text:style-name="T45">, очень трудно</text:span></text:span><text:span text:style-name="T233">)</text:span><text:span text:style-name="T284">.</text:span></text:p>
      <text:p text:style-name="P817"/>
      <text:p text:style-name="P937"><text:soft-page-break/><text:span text:style-name="T284">Т</text:span><text:span text:style-name="T290">акже придаточное предложение используется, когда вторая часть объясняет причину действия из главной части. </text:span><text:span text:style-name="T291">В этом случае инфинитив всегда используется с </text:span><text:span text:style-name="T93">to</text:span><text:span text:style-name="T291">.</text:span></text:p>
      <text:p text:style-name="P614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818"/>
      <text:p text:style-name="P212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615"/>
      <text:p text:style-name="P819">I <text:span text:style-name="T23">went out</text:span> <text:span text:style-name="T838">for food</text:span> — Я <text:span text:style-name="T23">вышел</text:span><text:span text:style-name="T1013"> </text:span><text:span text:style-name="T838">за едой</text:span>.</text:p>
      <text:p text:style-name="P206"/>
      <text:p text:style-name="P206">Ес<text:span text:style-name="T1013">ть</text:span> глаголы, после которых инфинитив используется без частицы <text:span text:style-name="T460">to</text:span> («голый» инфитив). Таких глаголов немного. Самыми распространенные: <text:span text:style-name="T460">let </text:span>(позволять) и <text:span text:style-name="T460">make</text:span>.</text:p>
      <text:p text:style-name="P204"/>
      <text:p text:style-name="P74"><text:span text:style-name="T23">Let</text:span> <text:span text:style-name="T1042">Peter</text:span> <text:span text:style-name="T838">explain</text:span> himself — Позволь Питеру объясниться.</text:p>
      <text:p text:style-name="P75"><text:span text:style-name="T23">Let</text:span> <text:span text:style-name="T1042">us</text:span> (let`s) <text:span text:style-name="T838">watch</text:span> this movie — Давай<text:span text:style-name="T1010"> </text:span>посмотрим этот фильм.</text:p>
      <text:p text:style-name="P205"/>
      <text:p text:style-name="P207">Если после <text:span text:style-name="T460">make</text:span> стоит еще один глагол, то в этом случае <text:span text:style-name="T460">make</text:span> переводится не как «делать», </text:p>
      <text:p text:style-name="P207">а как «заставлять». После <text:span text:style-name="T460">make</text:span> нужно также указать дополнение.</text:p>
      <text:p text:style-name="P207"/>
      <text:p text:style-name="P176">I <text:span text:style-name="T3">can`t</text:span> <text:span text:style-name="T23">make</text:span> <text:span text:style-name="T1042">John</text:span> <text:span text:style-name="T838">work</text:span> — Я не могу заставить Джона работать.</text:p>
      <text:p text:style-name="P208"/>
      <text:p text:style-name="P210"><text:span text:style-name="T1011">Если инфинитив стоит после связки </text:span><text:span text:style-name="T488">it</text:span><text:span text:style-name="T1033"> + </text:span><text:span text:style-name="T485">be </text:span><text:span text:style-name="T1011">+ прилагательно</text:span><text:span text:style-name="T1012">е</text:span><text:span text:style-name="T1011">, то </text:span><text:span text:style-name="T1033">он </text:span><text:span text:style-name="T1011">используется </text:span></text:p>
      <text:p text:style-name="P210"><text:span text:style-name="T1011">с частицей </text:span><text:span text:style-name="T485">to</text:span><text:span text:style-name="T1011">. </text:span><text:span text:style-name="T1033">Такая связка выражает отношение к делу.</text:span></text:p>
      <text:p text:style-name="P209"/>
      <text:p text:style-name="P73">It <text:span text:style-name="T355">is difficult</text:span> to understand him — Его<text:span text:style-name="T1033"> </text:span>сложно понять.</text:p>
      <text:p text:style-name="P81">It was difficult to find a good job — Было трудно найти хорошую работу.</text:p>
      <text:p text:style-name="P45"><text:span text:style-name="T1033">It is nice to live here — Здесь </text:span><text:span text:style-name="T1034">приятно жить.</text:span></text:p>
      <text:p text:style-name="P209"/>
      <text:p text:style-name="P1072">По правилам английского языка после <text:span text:style-name="T460">be</text:span> всегда используется прилалагательное, при этом на русский, <text:span text:style-name="T460">be</text:span> + прилагательное будет переводиться наречием (где, куда, зачем, как).</text:p>
      <text:p text:style-name="P211"/>
      <text:p text:style-name="P942"><text:span text:style-name="T830">Г</text:span><text:span text:style-name="T831">ерундий</text:span><text:span text:style-name="T724"> </text:span></text:p>
      <text:p text:style-name="P215"/>
      <text:p text:style-name="P942"><text:span text:style-name="T727">Э</text:span><text:span text:style-name="T720">то нечно среднее между глаголом и существительным, </text:span><text:span text:style-name="T725">потому что м</text:span><text:span text:style-name="T720">ожет переводит</text:span><text:span text:style-name="T725">ь</text:span><text:span text:style-name="T720">ся </text:span></text:p>
      <text:p text:style-name="P942"><text:span text:style-name="T725">и так и этак </text:span><text:span text:style-name="T728">(в зависимости от места)</text:span><text:span text:style-name="T720">.</text:span><text:span text:style-name="T726"> </text:span><text:span text:style-name="T721">Выглядит как глагол c окончанием </text:span><text:span text:style-name="T486">-ing</text:span><text:span text:style-name="T721">.</text:span></text:p>
      <text:p text:style-name="P218"/>
      <text:p text:style-name="P943"><text:span text:style-name="T729">Герундий используется после предлогов </text:span><text:span text:style-name="T732">и</text:span><text:span text:style-name="T729"> некоторых глаголов. </text:span><text:span text:style-name="T731">Т</text:span><text:span text:style-name="T732">акже</text:span><text:span text:style-name="T729"> е</text:span><text:span text:style-name="T730">сли после </text:span></text:p>
      <text:p text:style-name="P219">первого глагола идет предлог, то второй всегда пишется в форме герундия.</text:p>
      <text:p text:style-name="P220"/>
      <text:p text:style-name="P217">Если герундий стоит в конце предложения, то он переводится глаголом.</text:p>
      <text:p text:style-name="P838"/>
      <text:p text:style-name="P735"><text:span text:style-name="T924">I </text:span><text:span text:style-name="T31">ran</text:span><text:span text:style-name="T923"> for a long time </text:span><text:span text:style-name="T988">without</text:span><text:span text:style-name="T923"> </text:span><text:span text:style-name="T926">stopping</text:span><text:span text:style-name="T923"> — Я долго бежал, не останавливаясь.</text:span></text:p>
      <text:p text:style-name="P735"><text:span text:style-name="T924">D</text:span><text:span text:style-name="T923">on`t stop. </text:span><text:span text:style-name="T31">Keep</text:span><text:span text:style-name="T923"> </text:span><text:span text:style-name="T988">on</text:span><text:span text:style-name="T923"> </text:span><text:span text:style-name="T926">running</text:span><text:span text:style-name="T923">! </text:span><text:span text:style-name="T925">— </text:span><text:span text:style-name="T923">Не останавливайся. Продолжай бежать!</text:span></text:p>
      <text:p text:style-name="P736"><text:span text:style-name="T988">Before</text:span><text:span text:style-name="T923"> </text:span><text:span text:style-name="T926">going</text:span><text:span text:style-name="T923"> </text:span><text:span text:style-name="T926">out</text:span><text:span text:style-name="T923">, I phoned Jerry — Перед выходом я позвонил Джерри.</text:span></text:p>
      <text:p text:style-name="P838"/>
      <text:p text:style-name="P938"><text:span text:style-name="T334">Глаголы, после которых </text:span><text:span text:style-name="T335">принято использовать</text:span><text:span text:style-name="T334"> герундий:</text:span></text:p>
      <text:p text:style-name="P839"/>
      <text:list xml:id="list3625825540" text:style-name="L57">
        <text:list-item>
          <text:p text:style-name="P1220">обозначающие начало, продолжительность или конец процесса:</text:p>
          <text:list>
            <text:list-item>
              <text:p text:style-name="P1221">stop — прекращать;</text:p>
            </text:list-item>
            <text:list-item>
              <text:p text:style-name="P1221">finish — заканчивать;</text:p>
            </text:list-item>
            <text:list-item>
              <text:p text:style-name="P1221">give up — прекращать;</text:p>
            </text:list-item>
            <text:list-item>
              <text:p text:style-name="P1221"><text:soft-page-break/>carry on / go on / keep on — продолжать;</text:p>
            </text:list-item>
          </text:list>
          <text:p text:style-name="P1221"/>
        </text:list-item>
        <text:list-item>
          <text:p text:style-name="P1220">обозначающие отношение к чему-то:</text:p>
          <text:list>
            <text:list-item>
              <text:p text:style-name="P1221">dislike — нелюбить;</text:p>
            </text:list-item>
            <text:list-item>
              <text:p text:style-name="P1221">enjoy — нравиться;</text:p>
            </text:list-item>
          </text:list>
        </text:list-item>
        <text:list-item>
          <text:p text:style-name="P1220">глаголы чувственного восприятия:</text:p>
          <text:list>
            <text:list-item>
              <text:p text:style-name="P1221">see — видеть;</text:p>
            </text:list-item>
            <text:list-item>
              <text:p text:style-name="P1221">watch — смотреть;</text:p>
            </text:list-item>
            <text:list-item>
              <text:p text:style-name="P1221">hear — слышать;</text:p>
            </text:list-item>
            <text:list-item>
              <text:p text:style-name="P1221">listen to — слушать.</text:p>
            </text:list-item>
          </text:list>
        </text:list-item>
      </text:list>
      <text:p text:style-name="P840"/>
      <text:list xml:id="list192656791711237" text:continue-numbering="true" text:style-name="L57">
        <text:list-item>
          <text:p text:style-name="P1220">другие глаголы и словосочетания:</text:p>
          <text:list>
            <text:list-item>
              <text:p text:style-name="P1221">suggest — предлагать;</text:p>
            </text:list-item>
            <text:list-item>
              <text:p text:style-name="P1221">mind — иметь ввиду, возражать;</text:p>
            </text:list-item>
            <text:list-item>
              <text:p text:style-name="P1221">avoid — избегать;</text:p>
            </text:list-item>
            <text:list-item>
              <text:p text:style-name="P1221">practice — практиковаться;</text:p>
            </text:list-item>
            <text:list-item>
              <text:p text:style-name="P1221">can`t help — не мочь не делать;</text:p>
            </text:list-item>
            <text:list-item>
              <text:p text:style-name="P1221">can`t stand — не выносить, ненавидеть;</text:p>
            </text:list-item>
            <text:list-item>
              <text:p text:style-name="P1221">look forward to — ждать с нетерпением.</text:p>
            </text:list-item>
          </text:list>
        </text:list-item>
      </text:list>
      <text:p text:style-name="P839"/>
      <text:p text:style-name="P737">I enjoy <text:span text:style-name="T838">reading</text:span> very much — Я очень люблю читать.</text:p>
      <text:p text:style-name="P737">I can`t help <text:span text:style-name="T838">feeling</text:span> responsible — Я не могу не чувствовать ответственности.</text:p>
      <text:p text:style-name="P737">I look forward to <text:span text:style-name="T838">meeting</text:span> John — Я жд<text:span text:style-name="T1026">у</text:span> с нетерпением встечи с Джоном.</text:p>
      <text:p text:style-name="P213"/>
      <text:p text:style-name="P213">Сочетание сказуемого и герундия можно расш<text:span text:style-name="T1027">и</text:span>рить, добавив между ними дополнение.</text:p>
      <text:p text:style-name="P213"/>
      <text:p text:style-name="P44"><text:span text:style-name="T1016">I </text:span><text:span text:style-name="T35">saw</text:span><text:span text:style-name="T1016"> </text:span><text:span text:style-name="T1047">John</text:span><text:span text:style-name="T1016"> </text:span><text:span text:style-name="T844">working</text:span><text:span text:style-name="T1016"> in the garden — Я видел, как Джон работает в саду.</text:span></text:p>
      <text:p text:style-name="P79">He <text:span text:style-name="T3">can`t</text:span> <text:span text:style-name="T23">stand</text:span> <text:span text:style-name="T1042">his father</text:span> <text:span text:style-name="T838">drinking</text:span> — Он не может вынести того, что его отец пьет.</text:p>
      <text:p text:style-name="P204"/>
      <text:p text:style-name="P216">Когда нужно сказать про дейсвтие, которое регулярно совершается, то для этого используется</text:p>
      <text:p text:style-name="P521"><text:span text:style-name="T722">связка </text:span><text:span text:style-name="T487">go</text:span><text:span text:style-name="T722"> + герундий. Глагол </text:span><text:span text:style-name="T487">go</text:span><text:span text:style-name="T722"> в этом случае переводится как «занимаюсь этим делом»:</text:span></text:p>
      <text:list xml:id="list2551831022" text:style-name="L58">
        <text:list-item>
          <text:p text:style-name="P1308"><text:span text:style-name="T722">go swimming — занима</text:span><text:span text:style-name="T723">ться</text:span><text:span text:style-name="T722"> плаваньем;</text:span></text:p>
        </text:list-item>
        <text:list-item>
          <text:p text:style-name="P1283">go running — бегать;</text:p>
        </text:list-item>
        <text:list-item>
          <text:p text:style-name="P1283">go fishing — рыбачить;</text:p>
        </text:list-item>
        <text:list-item>
          <text:p text:style-name="P1308">go skiing — кататься на лыжах;</text:p>
        </text:list-item>
        <text:list-item>
          <text:p text:style-name="P1318">go shopping — ходить по магазинам.</text:p>
        </text:list-item>
      </text:list>
      <text:p text:style-name="P1064"/>
      <text:p text:style-name="P939"><text:span text:style-name="T1017">А связка </text:span><text:span text:style-name="T487">like</text:span><text:span text:style-name="T1017"> + герундий означает «</text:span><text:span text:style-name="T1018">люблю</text:span><text:span text:style-name="T1017"> заниматься этим </text:span><text:span text:style-name="T1018">делом</text:span><text:span text:style-name="T1017">».</text:span></text:p>
      <text:p text:style-name="P1064"/>
      <text:p text:style-name="P80">Would you like to <text:span text:style-name="T838">go skiing</text:span> this weekend? — Ты хочешь <text:span text:style-name="T838">покататься на лыжах</text:span> на выходных?</text:p>
      <text:p text:style-name="P80">I would rather <text:span text:style-name="T838">go shopp</text:span><text:span text:style-name="T845">i</text:span><text:span text:style-name="T838">ng</text:span> — Нет, я лучше <text:span text:style-name="T838">пойду по магазинам</text:span>.</text:p>
      <text:p text:style-name="P80">I <text:span text:style-name="T838">like shopping</text:span> with my girlfriends! — Я <text:span text:style-name="T838">люблю ходить по магазинам</text:span> с подру<text:span text:style-name="T1028">ж</text:span>ками!</text:p>
      <text:p text:style-name="P1064"/>
      <text:p text:style-name="P941"><text:span text:style-name="T1020">Если герундий стоит в начале предложения, то он </text:span><text:span text:style-name="T1022">переводится не как глагол, а</text:span><text:span text:style-name="T1021"> как сущестительное </text:span><text:span text:style-name="T1022">(т. е. в этом случае он является подлежащим)</text:span><text:span text:style-name="T1020">.</text:span></text:p>
      <text:p text:style-name="P940"/>
      <text:p text:style-name="P104">Swimming is very good for your health — Плаванье хорошо для здоровья</text:p>
      <text:p text:style-name="P104"><text:span text:style-name="T1019">L</text:span>earning English is not easy — Изучение английского — это нелегко.</text:p>
      <text:p text:style-name="P940"/>
      <text:p text:style-name="P450">Глаголы, после который можно использовать как инфинитив так и герундий:</text:p>
      <text:p text:style-name="P450"><text:soft-page-break/></text:p>
      <text:list xml:id="list2613328094" text:style-name="L59">
        <text:list-item>
          <text:p text:style-name="P1293">обозначающие процесс:</text:p>
          <text:list>
            <text:list-item>
              <text:p text:style-name="P1294">start, begin — начинать;</text:p>
            </text:list-item>
            <text:list-item>
              <text:p text:style-name="P1294">continue — продолжать;</text:p>
            </text:list-item>
          </text:list>
        </text:list-item>
      </text:list>
      <text:p text:style-name="P450"/>
      <text:list xml:id="list192657227002633" text:continue-numbering="true" text:style-name="L59">
        <text:list-item>
          <text:p text:style-name="P1293">обозначающие отношение к чему-то:</text:p>
          <text:list>
            <text:list-item>
              <text:p text:style-name="P1295">love — любить;</text:p>
            </text:list-item>
            <text:list-item>
              <text:p text:style-name="P1295">like — нравиться;</text:p>
            </text:list-item>
            <text:list-item>
              <text:p text:style-name="P1295">hate — ненавидеть;</text:p>
            </text:list-item>
            <text:list-item>
              <text:p text:style-name="P1295">prefer — предпочитать;</text:p>
            </text:list-item>
          </text:list>
        </text:list-item>
      </text:list>
      <text:p text:style-name="P451"/>
      <text:p text:style-name="P105">I started to leart English at school / I started learning English at school.</text:p>
      <text:p text:style-name="P105">I love to play the piano / I love playing the piano.</text:p>
      <text:p text:style-name="P452"/>
      <text:p text:style-name="P1095">Формальное подлежащее. <text:span text:style-name="T1030">Dummy subject</text:span></text:p>
      <text:p text:style-name="P453"/>
      <text:p text:style-name="P454">В английском предложении обязательно должно присутствовать подлежащее и сказуемое.</text:p>
      <text:p text:style-name="P455">Это его грамматическая основа. В русском предложении подлежащее может отсутствовать.</text:p>
      <text:p text:style-name="P454">Из-за этого могут возн<text:span text:style-name="T1030">и</text:span>кать некоторые трудности при переводе.</text:p>
      <text:p text:style-name="P454"/>
      <text:p text:style-name="P456">Когда в русском предложении подлежащее отсутствует, в английском используется формальное подлежащее. Их всего 2: <text:span text:style-name="T460">there</text:span> и <text:span text:style-name="T460">it</text:span>, <text:span text:style-name="T1031">но </text:span><text:span text:style-name="T1035">еще </text:span><text:span text:style-name="T1031">могут</text:span><text:span text:style-name="T1035"> </text:span><text:span text:style-name="T1031">встретиться: </text:span><text:span text:style-name="T489">t</text:span><text:span text:style-name="T460">hey</text:span>, <text:span text:style-name="T460">this</text:span>, <text:span text:style-name="T460">that</text:span>.</text:p>
      <text:p text:style-name="P971"><text:span text:style-name="T366">Т</text:span><text:span text:style-name="T367">акие предложения удобнее переводить с конца </text:span><text:span text:style-name="T438">(как и </text:span><text:span text:style-name="T439">все, в английском</text:span><text:span text:style-name="T438">)</text:span><text:span text:style-name="T367">. </text:span></text:p>
      <text:p text:style-name="P457"/>
      <text:p text:style-name="P947"><text:span text:style-name="T374">П</text:span><text:span text:style-name="T372">одлежащее </text:span><text:span text:style-name="T537">there</text:span><text:span text:style-name="T372"> </text:span><text:span text:style-name="T374">всегда идет</text:span><text:span text:style-name="T372"> в связке с глаголом </text:span><text:span text:style-name="T537">be</text:span><text:span text:style-name="T372">. Оно необходимо, чтобы сказать </text:span></text:p>
      <text:p text:style-name="P947"><text:span text:style-name="T372">о местоположении существительного, которое идет после </text:span><text:span text:style-name="T537">be</text:span><text:span text:style-name="T372"> </text:span><text:span text:style-name="T374">(как указатель)</text:span><text:span text:style-name="T372">.</text:span></text:p>
      <text:p text:style-name="P460"/>
      <text:p text:style-name="P106"><text:span text:style-name="T21">There</text:span><text:span text:style-name="T1032"> </text:span><text:span text:style-name="T37">is</text:span><text:span text:style-name="T1032"> </text:span><text:span text:style-name="T1048">a new restaurant</text:span><text:span text:style-name="T1032"> </text:span><text:span text:style-name="T12">in King Street</text:span><text:span text:style-name="T1032"> — На Кинг-стрит есть новый ресторан.</text:span></text:p>
      <text:p text:style-name="P107"><text:span text:style-name="T13">There</text:span> <text:span text:style-name="T23">was</text:span> <text:span text:style-name="T1042">a fight</text:span> <text:span text:style-name="T10">in the street today</text:span> — На улице сегодня была драка.</text:p>
      <text:p text:style-name="P461"/>
      <text:p text:style-name="P945"><text:span text:style-name="T372">Иногда с помощью </text:span><text:span text:style-name="T537">there</text:span><text:span text:style-name="T372"> + </text:span><text:span text:style-name="T537">be</text:span><text:span text:style-name="T372"> говорят о существительном, которое не может совершать действий, но с которым связана дополнительная информация.</text:span></text:p>
      <text:p text:style-name="P461"/>
      <text:p text:style-name="P82"><text:span text:style-name="T366">T</text:span><text:span text:style-name="T372">here is something I want to tell you — Есть, кое-что, что я должен сказать тебе.</text:span></text:p>
      <text:p text:style-name="P462"/>
      <text:p text:style-name="P946"><text:span text:style-name="T367">Связка </text:span><text:span text:style-name="T538">there</text:span><text:span text:style-name="T367"> + </text:span><text:span text:style-name="T538">be</text:span><text:span text:style-name="T367"> переводится по глаголу </text:span><text:span text:style-name="T538">be</text:span><text:span text:style-name="T367">, либо полностью выпадает при переводе.</text:span></text:p>
      <text:p text:style-name="P1066"><text:span text:style-name="T368">В Present Perfect, </text:span><text:span text:style-name="T539">be</text:span><text:span text:style-name="T368"> преобразуется в </text:span><text:span text:style-name="T539">have/has been</text:span><text:span text:style-name="T368">.</text:span></text:p>
      <text:p text:style-name="P462"/>
      <text:p text:style-name="P944"><text:span text:style-name="T368">В вопросах </text:span><text:span text:style-name="T539">be</text:span><text:span text:style-name="T368"> </text:span><text:span text:style-name="T369">ставится</text:span><text:span text:style-name="T368"> перед </text:span><text:span text:style-name="T539">there</text:span><text:span text:style-name="T368">. Вопрос не обязательно </text:span><text:span text:style-name="T373">должен быть </text:span><text:span text:style-name="T368">общи</text:span><text:span text:style-name="T373">м</text:span><text:span text:style-name="T368">. </text:span></text:p>
      <text:p text:style-name="P459">Он может начинаться и с вопросительного слова. </text:p>
      <text:p text:style-name="P464"/>
      <text:p text:style-name="P108">What is there in the box? — Что находится в коробке? (Что есть в коробке?)</text:p>
      <text:p text:style-name="P464"/>
      <text:p text:style-name="P944"><text:span text:style-name="T369">Отрицание образуется</text:span><text:span text:style-name="T368"> </text:span><text:span text:style-name="T369">с помощью частицы </text:span><text:span text:style-name="T540">not</text:span><text:span text:style-name="T369"> после </text:span><text:span text:style-name="T540">be</text:span><text:span text:style-name="T369">. Также </text:span><text:span text:style-name="T371">можно</text:span><text:span text:style-name="T369"> использовать отрицательное местоимение </text:span><text:span text:style-name="T540">no</text:span><text:span text:style-name="T369">, </text:span><text:span text:style-name="T1038">которое стоит перед существительным, как отдельное слово</text:span><text:span text:style-name="T369">.</text:span></text:p>
      <text:p text:style-name="P464"/>
      <text:p text:style-name="P83"><text:span text:style-name="T358">There aren`t any challenges in his life / T</text:span><text:span text:style-name="T370">here are no challenges in his life</text:span><text:span text:style-name="T358"> — </text:span></text:p>
      <text:p text:style-name="P108">В его жизни нет испытаний.</text:p>
      <text:p text:style-name="P464"/>
      <text:p text:style-name="P947"><text:span text:style-name="T374">Подлежащее </text:span><text:span text:style-name="T541">it</text:span><text:span text:style-name="T374"> </text:span><text:span text:style-name="T383">обычно </text:span><text:span text:style-name="T374">используется, когда надо сообщить время или сказать о погоде.</text:span></text:p>
      <text:p text:style-name="P468"/>
      <text:p text:style-name="P948"><text:soft-page-break/><text:span text:style-name="T377">После </text:span><text:span text:style-name="T542">it</text:span><text:span text:style-name="T377"> может идти не только существительное </text:span><text:span text:style-name="T379">(в отличие от </text:span><text:span text:style-name="T544">there</text:span><text:span text:style-name="T379">)</text:span><text:span text:style-name="T377">, но </text:span><text:span text:style-name="T379">также </text:span><text:span text:style-name="T377">прилагательное </text:span><text:span text:style-name="T379">или глагол</text:span><text:span text:style-name="T377"> </text:span><text:span text:style-name="T379">(обычно идет прилагательное).</text:span></text:p>
      <text:p text:style-name="P109"/>
      <text:p text:style-name="P467"><text:span text:style-name="T490">It</text:span><text:span text:style-name="T1037"> может идти в связке с любым глаголом, а не только с </text:span><text:span text:style-name="T490">be</text:span><text:span text:style-name="T1037">.</text:span></text:p>
      <text:p text:style-name="P468"/>
      <text:p text:style-name="P1079"><text:span text:style-name="T16">It</text:span><text:span text:style-name="T535"> </text:span><text:span text:style-name="T27">is</text:span><text:span text:style-name="T535"> 5 o`clock — Сейчас 5 часов.</text:span></text:p>
      <text:p text:style-name="P84"><text:span text:style-name="T17">It</text:span><text:span text:style-name="T358"> </text:span><text:span text:style-name="T36">is</text:span><text:span text:style-name="T358"> warm — Тепло.</text:span></text:p>
      <text:p text:style-name="P84"><text:span text:style-name="T17">It</text:span><text:span text:style-name="T358"> often </text:span><text:span text:style-name="T36">snows</text:span><text:span text:style-name="T358"> </text:span><text:span text:style-name="T375">in the winter — Зимой часто идет снег.</text:span></text:p>
      <text:p text:style-name="P469"/>
      <text:p text:style-name="P522"><text:span text:style-name="T375">Е</text:span><text:span text:style-name="T378">ще </text:span><text:span text:style-name="T543">it</text:span><text:span text:style-name="T378"> является подлежащим в таких конструкциях:</text:span></text:p>
      <text:list xml:id="list1272568976" text:style-name="L60">
        <text:list-item>
          <text:p text:style-name="P1319"><text:span text:style-name="T535">It`s time</text:span><text:span text:style-name="T358"> — пора (после используется инфинитив для указания действия, </text:span></text:p>
          <text:p text:style-name="P1296">которое пришло время сделать);</text:p>
        </text:list-item>
        <text:list-item>
          <text:p text:style-name="P1320"><text:span text:style-name="T540">I</text:span><text:span text:style-name="T535">t</text:span><text:span text:style-name="T358"> + </text:span><text:span text:style-name="T535">be</text:span><text:span text:style-name="T358"> + прилагательное + инфинитив</text:span><text:span text:style-name="T376"> (отношение к делу);</text:span></text:p>
        </text:list-item>
        <text:list-item>
          <text:p text:style-name="P1321"><text:span text:style-name="T376">в </text:span><text:span text:style-name="T358">пассивном залоге, в оборотах </text:span><text:span text:style-name="T535">it is known</text:span><text:span text:style-name="T358"> (известно) и </text:span><text:span text:style-name="T535">it is said</text:span><text:span text:style-name="T358"> (говорят).</text:span></text:p>
        </text:list-item>
      </text:list>
      <text:p text:style-name="P465"/>
      <text:p text:style-name="P959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65"/>
      <text:p text:style-name="P1078"><text:span text:style-name="T370">Т</text:span><text:span text:style-name="T35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66"/>
      <text:p text:style-name="P843"><text:span text:style-name="T365">They say this film is interesting / </text:span><text:span text:style-name="T364">This film is said to be interesting</text:span><text:span text:style-name="T365"> — </text:span></text:p>
      <text:p text:style-name="P844">Говорят, этот фильминтересный.</text:p>
      <text:p text:style-name="P1067"/>
      <text:p text:style-name="P1048"><text:span text:style-name="T1036">М</text:span>естоимение. Pronoun</text:p>
      <text:p text:style-name="P463"/>
      <text:p text:style-name="P104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70"/>
      <text:p text:style-name="P471">Все местоимения можно разбить на несколько группы:</text:p>
      <text:list xml:id="list2506204484" text:style-name="L61">
        <text:list-item>
          <text:p text:style-name="P1297">личные местоимения (Personal Pronouns);</text:p>
        </text:list-item>
        <text:list-item>
          <text:p text:style-name="P1297">притяжательные местоимения (Possessive Pronouns);</text:p>
        </text:list-item>
        <text:list-item>
          <text:p text:style-name="P1297">возвратные местоимения (Reflexive Pronouns);</text:p>
        </text:list-item>
        <text:list-item>
          <text:p text:style-name="P1297">указательные местоимения (Demonstrative Pronouns);</text:p>
        </text:list-item>
        <text:list-item>
          <text:p text:style-name="P1297"><text:span text:style-name="T1066">неопределенные </text:span>местоимения <text:span text:style-name="T1070">(</text:span>some, any, no и их производные<text:span text:style-name="T1070">)</text:span>.</text:p>
        </text:list-item>
      </text:list>
      <text:p text:style-name="P458"/>
      <text:p text:style-name="P9">Личные местоимения</text:p>
      <text:p text:style-name="P472"/>
      <text:p text:style-name="P964"><text:span text:style-name="T380">Имеют только 2 формы: </text:span>именительный паде<text:span text:style-name="T1071">ж и </text:span><text:span text:style-name="T380">объектные падеж.</text:span></text:p>
      <text:p text:style-name="P473">Объектный падеж соответсвует любому косвенному падежу русского языка.</text:p>
      <text:p text:style-name="P473">(косвенный падежы — это все падежы, кроме именительного)</text:p>
      <text:p text:style-name="P473"/>
      <text:p text:style-name="P523"><text:span text:style-name="T380">Личные местоимения в именительном падеже </text:span><text:span text:style-name="T393">заменяют</text:span><text:span text:style-name="T389"> подлежащее </text:span><text:span text:style-name="T397">(кто/</text:span><text:span text:style-name="T398">что</text:span><text:span text:style-name="T397">)</text:span><text:span text:style-name="T389">:</text:span></text:p>
      <table:table table:name="Table10" table:style-name="Table10">
        <table:table-column table:style-name="Table10.A" table:number-columns-repeated="3"/>
        <table:table-row table:style-name="TableLine94326010745904">
          <table:table-cell table:style-name="Table10.A1" office:value-type="string">
            <text:p text:style-name="P1120">Лицо</text:p>
          </table:table-cell>
          <table:table-cell table:style-name="Table10.A1" office:value-type="string">
            <text:p text:style-name="P1120">Единственное число</text:p>
          </table:table-cell>
          <table:table-cell table:style-name="Table10.C1" office:value-type="string">
            <text:p text:style-name="P1120">Множественное число</text:p>
          </table:table-cell>
        </table:table-row>
        <table:table-row table:style-name="TableLine94326008151360">
          <table:table-cell table:style-name="Table10.A2" office:value-type="string">
            <text:p text:style-name="P1159">1</text:p>
          </table:table-cell>
          <table:table-cell table:style-name="Table10.A2" office:value-type="string">
            <text:p text:style-name="P1159">I</text:p>
          </table:table-cell>
          <table:table-cell table:style-name="Table10.C2" office:value-type="string">
            <text:p text:style-name="P1160">we</text:p>
          </table:table-cell>
        </table:table-row>
        <table:table-row table:style-name="TableLine94326008168368">
          <table:table-cell table:style-name="Table10.A2" office:value-type="string">
            <text:p text:style-name="P1159">2</text:p>
          </table:table-cell>
          <table:table-cell table:style-name="Table10.A2" office:value-type="string">
            <text:p text:style-name="P1159">you</text:p>
          </table:table-cell>
          <table:table-cell table:style-name="Table10.C2" office:value-type="string">
            <text:p text:style-name="P1160">you</text:p>
          </table:table-cell>
        </table:table-row>
        <table:table-row table:style-name="TableLine94326008176608">
          <table:table-cell table:style-name="Table10.A2" office:value-type="string">
            <text:p text:style-name="P1159">3</text:p>
          </table:table-cell>
          <table:table-cell table:style-name="Table10.A2" office:value-type="string">
            <text:p text:style-name="P1159">he/she/<text:span text:style-name="T1039">it</text:span></text:p>
          </table:table-cell>
          <table:table-cell table:style-name="Table10.C2" office:value-type="string">
            <text:p text:style-name="P1160">they</text:p>
          </table:table-cell>
        </table:table-row>
      </table:table>
      <text:p text:style-name="P473"><text:soft-page-break/></text:p>
      <text:p text:style-name="P475">Местоимения <text:span text:style-name="T460">he</text:span> <text:span text:style-name="T1050">(он)</text:span> и <text:span text:style-name="T460">she</text:span> <text:span text:style-name="T1050">(она)</text:span> заменяют <text:span text:style-name="T1007">человека</text:span>.</text:p>
      <text:p text:style-name="P475">Они не могут заменить неодушевленный предмет или животное.</text:p>
      <text:p text:style-name="P474"/>
      <text:p text:style-name="P953">Местоимение you заменяет 2 лицо <text:span text:style-name="T1060">(ты/</text:span>вы<text:span text:style-name="T1060">)</text:span>. По умолчанию you означает «вы» <text:span text:style-name="T381">и лишь </text:span></text:p>
      <text:p text:style-name="P953"><text:span text:style-name="T381">по тону и </text:span><text:span text:style-name="T382">словам</text:span><text:span text:style-name="T381"> можно догадаться что вместо «вы», хотят сказать «ты».</text:span></text:p>
      <text:p text:style-name="P474"/>
      <text:p text:style-name="P110">Hey you, kid! Come to me — Эй ты, пацан, подойди сюда. (грубо)</text:p>
      <text:p text:style-name="P110">Would you like some tea? — Не хотите ли вы чаю? (вежливо)</text:p>
      <text:p text:style-name="P474"/>
      <text:p text:style-name="P478">Местоимение <text:span text:style-name="T460">it</text:span> <text:span text:style-name="T1040">переводится как «он/она/оно».</text:span> <text:span text:style-name="T1040">З</text:span>аменяет все неодушевленный </text:p>
      <text:p text:style-name="P479">предметы <text:span text:style-name="T1059">(</text:span>независимо от их рода<text:span text:style-name="T1059">)</text:span>, а также животных.</text:p>
      <text:p text:style-name="P476"/>
      <text:p text:style-name="P111">Where is the <text:span text:style-name="T838">book</text:span>? <text:span text:style-name="T838">It</text:span> is on the table — Где <text:span text:style-name="T838">книга</text:span>? <text:span text:style-name="T838">Она</text:span> на столе.</text:p>
      <text:p text:style-name="P111">My <text:span text:style-name="T838">cat</text:span> is funny. <text:span text:style-name="T838">It</text:span> plays all day long — Мой <text:span text:style-name="T838">кот</text:span> смешной. <text:span text:style-name="T838">Он</text:span> играет целый день.</text:p>
      <text:p text:style-name="P476"/>
      <text:p text:style-name="P478">Местоимение <text:span text:style-name="T460">they</text:span> переводится как «они». <text:span text:style-name="T1040">Может заменять как людей,</text:span> </text:p>
      <text:p text:style-name="P478"><text:span text:style-name="T1040">так и </text:span>неодушевленные предметы.</text:p>
      <text:p text:style-name="P477"/>
      <text:p text:style-name="P112">Where are the <text:span text:style-name="T838">keys</text:span>? <text:span text:style-name="T838">They</text:span> are on the table — Где <text:span text:style-name="T838">ключи</text:span>? <text:span text:style-name="T838">Они</text:span> на столе.</text:p>
      <text:p text:style-name="P478"/>
      <text:p text:style-name="P949"><text:span text:style-name="T384">Местоимение </text:span><text:span text:style-name="T545">we</text:span><text:span text:style-name="T384"> переводится как «мы». </text:span><text:span text:style-name="T387">И </text:span><text:span text:style-name="T546">they</text:span><text:span text:style-name="T387">, и </text:span><text:span text:style-name="T546">we</text:span><text:span text:style-name="T384"> </text:span><text:span text:style-name="T387">могут </text:span><text:span text:style-name="T384">заменять связки из </text:span></text:p>
      <text:p text:style-name="P481">нескольких слов, которые используются как одно подлежащее.</text:p>
      <text:p text:style-name="P482"/>
      <text:p text:style-name="P46"><text:span text:style-name="T846">S</text:span><text:span text:style-name="T847">ue and I</text:span><text:span text:style-name="T385"> are good friends — </text:span><text:span text:style-name="T848">Мы со Сью</text:span><text:span text:style-name="T386"> хорошие друзья </text:span><text:span text:style-name="T388">(</text:span><text:span text:style-name="T390">я</text:span><text:span text:style-name="T388"> </text:span><text:span text:style-name="T390">+</text:span><text:span text:style-name="T388"> Сью = we)</text:span><text:span text:style-name="T385">.</text:span></text:p>
      <text:p text:style-name="P113"><text:span text:style-name="T358">Where are </text:span><text:span text:style-name="T838">Tom and Jerry</text:span><text:span text:style-name="T358">? </text:span><text:span text:style-name="T838">They</text:span><text:span text:style-name="T358"> are in the garden — Где </text:span><text:span text:style-name="T838">Том и Джерри</text:span><text:span text:style-name="T358">? </text:span><text:span text:style-name="T838">Они</text:span><text:span text:style-name="T358"> в саду.</text:span></text:p>
      <text:p text:style-name="P483"/>
      <text:p text:style-name="P1073"><text:span text:style-name="T382">It — </text:span><text:span text:style-name="T417">переводится как «</text:span><text:span text:style-name="T382">это»? </text:span><text:span text:style-name="T418">(</text:span><text:span text:style-name="T382">I</text:span><text:span text:style-name="T419">t</text:span><text:span text:style-name="T382"> is in the garden — Это в саду</text:span><text:span text:style-name="T418">)</text:span><text:span text:style-name="T382">.</text:span></text:p>
      <text:p text:style-name="P1074"><text:span text:style-name="T382">(</text:span><text:span text:style-name="T420">после it может стоять указание на место, где происходит ситуация, стр. 192</text:span><text:span text:style-name="T416">)</text:span></text:p>
      <text:p text:style-name="P484"/>
      <text:p text:style-name="P524"><text:span text:style-name="T391">Личные местоимения в объектном падеже </text:span><text:span text:style-name="T393">заменяют</text:span><text:span text:style-name="T391"> дополнени</text:span><text:span text:style-name="T392">е </text:span><text:span text:style-name="T397">(кого, кому, кем)</text:span><text:span text:style-name="T391">:</text:span></text:p>
      <text:list xml:id="list2939889446" text:style-name="L62">
        <text:list-item>
          <text:p text:style-name="P1342">me — меня, мне, мной;</text:p>
        </text:list-item>
        <text:list-item>
          <text:p text:style-name="P1342">you — тебя, тебе, тобой / вас, вам, вами;</text:p>
        </text:list-item>
        <text:list-item>
          <text:p text:style-name="P1343">him — его, ему, <text:span text:style-name="T1056">им;</text:span></text:p>
        </text:list-item>
        <text:list-item>
          <text:p text:style-name="P1343">her — ее, ей;</text:p>
        </text:list-item>
        <text:list-item>
          <text:p text:style-name="P1344"><text:span text:style-name="T927">it — </text:span><text:span text:style-name="T928">этого</text:span><text:span text:style-name="T927">, </text:span><text:span text:style-name="T928">этому, этим </text:span><text:span text:style-name="T930">(неодушевлен.)</text:span><text:span text:style-name="T929">;</text:span></text:p>
        </text:list-item>
        <text:list-item>
          <text:p text:style-name="P1343">us — нас, нам, нами;</text:p>
        </text:list-item>
        <text:list-item>
          <text:p text:style-name="P1343">them — их, им, ими.</text:p>
          <text:p text:style-name="P1345"/>
        </text:list-item>
      </text:list>
      <text:p text:style-name="P114"><text:span text:style-name="T13">I</text:span> <text:span text:style-name="T23">love</text:span> <text:span text:style-name="T1042">Jave</text:span> — Я люблю Джейн</text:p>
      <text:p text:style-name="P114"><text:span text:style-name="T13">Jane</text:span> <text:span text:style-name="T23">loves</text:span> <text:span text:style-name="T1042">me</text:span> — Джейн любит меня</text:p>
      <text:p text:style-name="P485"/>
      <text:p text:style-name="P10">Притяжательные местоимения</text:p>
      <text:p text:style-name="P486"/>
      <text:p text:style-name="P951"><text:span text:style-name="T394">Овечают на вопрос «чей?». </text:span><text:span text:style-name="T395">И</text:span><text:span text:style-name="T405">х особенность </text:span><text:span text:style-name="T404">в</text:span><text:span text:style-name="T405"> то</text:span><text:span text:style-name="T404">м</text:span><text:span text:style-name="T405">, что они заменяют артикли.</text:span></text:p>
      <text:p text:style-name="P115">The dress is blue →<text:span text:style-name="T1062"> </text:span>Her dress is blue.</text:p>
      <text:p text:style-name="P487"/>
      <text:p text:style-name="P1071"><text:span text:style-name="T394">А</text:span><text:span text:style-name="T358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88"/>
      <text:p text:style-name="P950"><text:span text:style-name="T400">П</text:span><text:span text:style-name="T396">ритяжательные местоимения первого типа — это местоимен</text:span><text:span text:style-name="T399">ия</text:span><text:span text:style-name="T396">, </text:span><text:span text:style-name="T399">которые </text:span><text:span text:style-name="T394">употребляются</text:span><text:span text:style-name="T399"> </text:span></text:p>
      <text:p text:style-name="P495"><text:soft-page-break/>в связке с существительным (существительное идет после, обязательно):</text:p>
      <text:list xml:id="list22515430" text:style-name="L63">
        <text:list-item>
          <text:p text:style-name="P1298">my — <text:span text:style-name="T1051">мо</text:span><text:span text:style-name="T1052">й</text:span>; </text:p>
        </text:list-item>
        <text:list-item>
          <text:p text:style-name="P1298">your — <text:span text:style-name="T1051">твой/ваш</text:span>; </text:p>
        </text:list-item>
        <text:list-item>
          <text:p text:style-name="P1298">his — <text:span text:style-name="T1052">его</text:span>;</text:p>
        </text:list-item>
        <text:list-item>
          <text:p text:style-name="P1298">her — <text:span text:style-name="T1052">ее</text:span>;</text:p>
        </text:list-item>
        <text:list-item>
          <text:p text:style-name="P1309"><text:span text:style-name="T396">its — </text:span><text:span text:style-name="T409">этого</text:span><text:span text:style-name="T396">.</text:span></text:p>
        </text:list-item>
        <text:list-item>
          <text:p text:style-name="P1299">our — <text:span text:style-name="T1051">наш</text:span>; </text:p>
        </text:list-item>
        <text:list-item>
          <text:p text:style-name="P1298">their — <text:span text:style-name="T1052">их</text:span>; </text:p>
        </text:list-item>
      </text:list>
      <text:p text:style-name="P490"/>
      <text:p text:style-name="P47"><text:span text:style-name="T849">I</text:span><text:span text:style-name="T399"> like </text:span><text:span text:style-name="T849">my</text:span><text:span text:style-name="T399"> </text:span><text:span text:style-name="T412">work</text:span><text:span text:style-name="T399"> — Мне нравится моя </text:span><text:span text:style-name="T412">работа</text:span><text:span text:style-name="T399">.</text:span></text:p>
      <text:p text:style-name="P48"><text:span text:style-name="T849">He</text:span><text:span text:style-name="T399"> likes </text:span><text:span text:style-name="T849">his</text:span><text:span text:style-name="T399"> </text:span><text:span text:style-name="T412">work</text:span><text:span text:style-name="T399"> — Ему нравится его </text:span><text:span text:style-name="T412">работа</text:span><text:span text:style-name="T399">.</text:span></text:p>
      <text:p text:style-name="P497"/>
      <text:p text:style-name="P954"><text:span text:style-name="T411">С</text:span><text:span text:style-name="T413">ледует обратить внимание, в каком контексте используется </text:span><text:span text:style-name="T547">its</text:span><text:span text:style-name="T413">.</text:span></text:p>
      <text:p text:style-name="P498"/>
      <text:p text:style-name="P85"><text:span text:style-name="T408">T</text:span><text:span text:style-name="T358">he </text:span><text:span text:style-name="T850">plant</text:span><text:span text:style-name="T410"> likes </text:span><text:span text:style-name="T850">its</text:span><text:span text:style-name="T410"> soil — Растению нравится его почва.</text:span></text:p>
      <text:p text:style-name="P970"><text:span text:style-name="T561">The</text:span><text:span text:style-name="T598"> </text:span><text:span text:style-name="T599">dog</text:span><text:span text:style-name="T562"> likes </text:span><text:span text:style-name="T598">his</text:span><text:span text:style-name="T562"> food — </text:span><text:span text:style-name="T563">Собаке</text:span><text:span text:style-name="T562"> нратися е</text:span><text:span text:style-name="T563">е</text:span><text:span text:style-name="T562"> </text:span><text:span text:style-name="T564">корм </text:span><text:span text:style-name="T565">(так выдает google-переводчик)</text:span><text:span text:style-name="T562">.</text:span></text:p>
      <text:p text:style-name="P489"/>
      <text:p text:style-name="P952"><text:span text:style-name="T397">Иногда </text:span><text:span text:style-name="T406">такие</text:span><text:span text:style-name="T399"> местоимения удобнее переводить словом «свой» </text:span><text:span text:style-name="T400">и его вариантами</text:span><text:span text:style-name="T399">.</text:span></text:p>
      <text:p text:style-name="P492"/>
      <text:p text:style-name="P116">I love <text:span text:style-name="T838">my</text:span> native town — Я люблю <text:span text:style-name="T838">свой</text:span> родной город.</text:p>
      <text:p text:style-name="P116">He loves <text:span text:style-name="T838">his</text:span> native town — Он любит <text:span text:style-name="T838">свой</text:span> родной город.</text:p>
      <text:p text:style-name="P491"/>
      <text:p text:style-name="P493">Бывают ситуации, когда после притяжательного местоимения существительного нет.</text:p>
      <text:p text:style-name="P494">В этом случае используются притяжательные местоимения второго типа. </text:p>
      <text:p text:style-name="P494"/>
      <text:p text:style-name="P499">Они употребляются самостоятельно, в конце предложения:</text:p>
      <text:list xml:id="list3979705304" text:style-name="L64">
        <text:list-item>
          <text:p text:style-name="P1300"><text:span text:style-name="T1057">m</text:span>ine — <text:span text:style-name="T1057">мой</text:span>;</text:p>
        </text:list-item>
        <text:list-item>
          <text:p text:style-name="P1300">yours — <text:span text:style-name="T1057">твой/ваш</text:span>;</text:p>
        </text:list-item>
        <text:list-item>
          <text:p text:style-name="P1300">his — <text:span text:style-name="T1057">его</text:span>;</text:p>
        </text:list-item>
        <text:list-item>
          <text:p text:style-name="P1300">hers — <text:span text:style-name="T1057">ее</text:span>;</text:p>
        </text:list-item>
        <text:list-item>
          <text:p text:style-name="P1310"><text:span text:style-name="T401">its — </text:span><text:span text:style-name="T407">э</text:span><text:span text:style-name="T402">того</text:span><text:span text:style-name="T401">;</text:span></text:p>
        </text:list-item>
        <text:list-item>
          <text:p text:style-name="P1300">ours — <text:span text:style-name="T1057">наш</text:span>; </text:p>
        </text:list-item>
        <text:list-item>
          <text:p text:style-name="P1301">theirs — их.</text:p>
        </text:list-item>
      </text:list>
      <text:p text:style-name="P500"/>
      <text:p text:style-name="P49"><text:span text:style-name="T402">Don`t touch it. It`s </text:span><text:span text:style-name="T406">mine</text:span><text:span text:style-name="T402"> — </text:span><text:span text:style-name="T403">Не трогай это. Это </text:span><text:span text:style-name="T406">мое</text:span><text:span text:style-name="T403">.</text:span></text:p>
      <text:p text:style-name="P117">It`s my money (это мои деньги) → It`s mine (они мои).</text:p>
      <text:p text:style-name="P480"/>
      <text:p text:style-name="P11">Возвратные местоимения</text:p>
      <text:p text:style-name="P496"/>
      <text:p text:style-name="P957"><text:span text:style-name="T414">Показывают, что человек совершает действие по отношению к самому себе. </text:span><text:span text:style-name="T745">С</text:span><text:span text:style-name="T747">остоят из </text:span></text:p>
      <text:p text:style-name="P965"><text:span text:style-name="T747">2х частей: слова </text:span><text:span text:style-name="T548">my/your/him/her/it/our/them</text:span><text:span text:style-name="T747"> и хвостика </text:span><text:span text:style-name="T548">-self</text:span><text:span text:style-name="T747"> или </text:span><text:span text:style-name="T548">-selves</text:span><text:span text:style-name="T747"> </text:span><text:span text:style-name="T762">(</text:span><text:span text:style-name="T747">для множеств. числа</text:span><text:span text:style-name="T762">)</text:span><text:span text:style-name="T747">.</text:span><text:span text:style-name="T415"> </text:span></text:p>
      <text:p text:style-name="P375"/>
      <text:p text:style-name="P965"><text:span text:style-name="T745">В</text:span><text:span text:style-name="T746">сегда </text:span><text:span text:style-name="T747">идут</text:span><text:span text:style-name="T746"> после глаголов. </text:span><text:span text:style-name="T733">На русский переводятся словами «себя, себе, собой», </text:span></text:p>
      <text:p text:style-name="P222">либо появляются у глаголов в виде окончания -сь, -ся.</text:p>
      <text:p text:style-name="P221"/>
      <text:p text:style-name="P86"><text:span text:style-name="T1072">I </text:span>looked at <text:span text:style-name="T838">myself</text:span> in the mirror — Я посмотрела на <text:span text:style-name="T838">себя</text:span> в зеркало.</text:p>
      <text:p text:style-name="P118">He had to explain <text:span text:style-name="T838">himself</text:span> — Ему пришлось объяснить<text:span text:style-name="T838">ся</text:span></text:p>
      <text:p text:style-name="P337"/>
      <text:p text:style-name="P501"><text:span text:style-name="T703">Местоимение, образованное от you имеет 2 варианта: </text:span><text:span text:style-name="T460">yourself</text:span><text:span text:style-name="T703"> и </text:span><text:span text:style-name="T460">yourselves</text:span><text:span text:style-name="T703">. Это практически единственный слу</text:span><text:span text:style-name="T734">ч</text:span><text:span text:style-name="T703">ай в английском, когда видны отличия между «ты» и «вы».</text:span></text:p>
      <text:p text:style-name="P337"/>
      <text:p text:style-name="P119"><text:soft-page-break/>You talk to yourself when you sleep — Ты говоришь с собой, когда спишь.</text:p>
      <text:p text:style-name="P119">You should belive in yourselves — Вы должны верить в себя. (во множественном)</text:p>
      <text:p text:style-name="P338"/>
      <text:p text:style-name="P338">Местоимение <text:span text:style-name="T46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38"/>
      <text:p text:style-name="P119">I hope crisis resolves itself — Я надеюсь, кризис разрешится сам собой.</text:p>
      <text:p text:style-name="P338"/>
      <text:p text:style-name="P340">Глаголы, после которых возвратные местоимения не используются:</text:p>
      <text:list xml:id="list536036628" text:style-name="L65">
        <text:list-item>
          <text:p text:style-name="P1227">concentrate — сконцентрироваться;</text:p>
        </text:list-item>
        <text:list-item>
          <text:p text:style-name="P1227">relax — расслабиться;</text:p>
        </text:list-item>
        <text:list-item>
          <text:p text:style-name="P1227">feel — чувствовать (себя);</text:p>
        </text:list-item>
        <text:list-item>
          <text:p text:style-name="P1227">meet — встретиться.</text:p>
        </text:list-item>
      </text:list>
      <text:p text:style-name="P339"/>
      <text:p text:style-name="P120">I can`t concentrate — Я не могу сконцентрировать<text:span text:style-name="T838">ся</text:span>.</text:p>
      <text:p text:style-name="P120">I feel good — Я чувствую <text:span text:style-name="T838">себя</text:span> хорошо.</text:p>
      <text:p text:style-name="P121">You need to relax — Тебе нужно расслабить<text:span text:style-name="T838">ся</text:span>.</text:p>
      <text:p text:style-name="P341"/>
      <text:p text:style-name="P341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41"/>
      <text:p text:style-name="P87">I did it <text:span text:style-name="T838">myself</text:span> — Я <text:span text:style-name="T838">сам</text:span> это сделал.</text:p>
      <text:p text:style-name="P50"><text:span text:style-name="T1063">If you want to do it well, do it </text:span><text:span text:style-name="T851">yourself</text:span><text:span text:style-name="T1063"> — Хочешь сделать хорошо, делай это </text:span><text:span text:style-name="T851">сам</text:span><text:span text:style-name="T1063">.</text:span></text:p>
      <text:p text:style-name="P341"/>
      <text:p text:style-name="P966"><text:span text:style-name="T769">Также, в этом случае перед местоимением можно поставить предлог </text:span><text:span text:style-name="T549">by</text:span><text:span text:style-name="T769">. </text:span><text:span text:style-name="T767">Он лишь указывает на то, кто же сделал это самостоятельно </text:span><text:span text:style-name="T768">(здесь </text:span><text:span text:style-name="T550">by</text:span><text:span text:style-name="T768"> — это отсылка к пассивному залогу)</text:span><text:span text:style-name="T767">.</text:span></text:p>
      <text:p text:style-name="P342"/>
      <text:p text:style-name="P122">I did it by myself — Я сам это сделал (обратите внимание на меня).</text:p>
      <text:p text:style-name="P342"/>
      <text:p text:style-name="P438">Указательные местоимения</text:p>
      <text:p text:style-name="P343"/>
      <text:p text:style-name="P526"><text:span text:style-name="T741">Нужны, чтобы указать на человека, предмет </text:span><text:span text:style-name="T748">или идею</text:span><text:span text:style-name="T753">.</text:span></text:p>
      <text:list xml:id="list1704122320" text:style-name="L66">
        <text:list-item>
          <text:p text:style-name="P1228">this — этот;</text:p>
        </text:list-item>
        <text:list-item>
          <text:p text:style-name="P1228">that — тот;</text:p>
        </text:list-item>
        <text:list-item>
          <text:p text:style-name="P1228">these — эти;</text:p>
        </text:list-item>
        <text:list-item>
          <text:p text:style-name="P1228">those — те.</text:p>
        </text:list-item>
      </text:list>
      <text:p text:style-name="P344"/>
      <text:p text:style-name="P345">Они связаны с расстоянием и показывают близко ли объект или далеко. Если объект близко, </text:p>
      <text:p text:style-name="P345">то используют <text:span text:style-name="T460">this</text:span> и <text:span text:style-name="T460">these</text:span>. Если объект далеко, и до него не дотянуться — то <text:span text:style-name="T460">that</text:span> и <text:span text:style-name="T460">thas</text:span>. </text:p>
      <text:p text:style-name="P345">После <text:span text:style-name="T460">these</text:span> и <text:span text:style-name="T460">those</text:span> нужно использовать глагол во множественном числе.</text:p>
      <text:p text:style-name="P345"/>
      <text:p text:style-name="P51"><text:span text:style-name="T423">T</text:span><text:span text:style-name="T424">his is my friend Joe — Это мой друг Джо (</text:span><text:span text:style-name="T425">досл. </text:span><text:span text:style-name="T426">Этот есть мой друг</text:span><text:span text:style-name="T424">).</text:span></text:p>
      <text:p text:style-name="P123">Those pictures on the wall are very beautiful — Те картины на стене очень красивые.</text:p>
      <text:p text:style-name="P345"/>
      <text:p text:style-name="P967"><text:span text:style-name="T770">Данные</text:span><text:span text:style-name="T748"> местоимения могут использоватьс в связке с существительным или самостоятельно.</text:span></text:p>
      <text:p text:style-name="P346">Если используются самостоятельно, то могут быть как подлежащим, так и дополнением.</text:p>
      <text:p text:style-name="P346"/>
      <text:p text:style-name="P958"><text:span text:style-name="T750">Очень часто </text:span><text:span text:style-name="T551">this</text:span><text:span text:style-name="T750"> и </text:span><text:span text:style-name="T551">that</text:span><text:span text:style-name="T750"> указывают именно на идею, </text:span><text:span text:style-name="T751">выступа</text:span><text:span text:style-name="T752">я</text:span><text:span text:style-name="T749"> формальн</text:span><text:span text:style-name="T751">ым</text:span><text:span text:style-name="T749"> подлежа</text:span><text:span text:style-name="T751">щим</text:span><text:span text:style-name="T750">. </text:span></text:p>
      <text:p text:style-name="P347">В этом случае <text:span text:style-name="T460">this</text:span> соответствует тому, что человек видит сейчас, а <text:span text:style-name="T460">that</text:span> — тому, что человек видел или слышал раньше. Также <text:span text:style-name="T460">that</text:span> может указывать на событие прошлого.</text:p>
      <text:p text:style-name="P348"/>
      <text:p text:style-name="P88"><text:soft-page-break/><text:span text:style-name="T427">T</text:span><text:span text:style-name="T358">hanks for help. That was really nice of you — Спасибо за помощь. Это было мило </text:span></text:p>
      <text:p text:style-name="P124">с вашей стороны (that указывает на ранее произошедшее событие).</text:p>
      <text:p text:style-name="P350"/>
      <text:p text:style-name="P124">I`ve got a new job! That`s good news — Я получил работу. Это хорошие новости </text:p>
      <text:p text:style-name="P124">(that указывает на озвученную ранее мысл).</text:p>
      <text:p text:style-name="P350"/>
      <text:p text:style-name="P125">That`s OK — Все в порядке (формальное подлежащее, </text:p>
      <text:p text:style-name="P52"><text:span text:style-name="T428">я </text:span><text:span text:style-name="T1009">вижу</text:span><text:span text:style-name="T428"> что все хорошо / </text:span><text:span text:style-name="T871">идея</text:span><text:span text:style-name="T428"> хороша</text:span><text:span text:style-name="T429">).</text:span></text:p>
      <text:p text:style-name="P351"/>
      <text:p text:style-name="P124">This is Kerry — Это Кэри (подлежащее).</text:p>
      <text:p text:style-name="P348"/>
      <text:p text:style-name="P349">Указательные местоимения можно заменить определенным артиклем <text:span text:style-name="T460">the</text:span>.</text:p>
      <text:p text:style-name="P126">This food is delicious → The food is delicious (Эта еда очень вкусная).</text:p>
      <text:p text:style-name="P352"/>
      <text:p text:style-name="P353">Когда необходимо указать на человека или предмет, то это можно сделать и через <text:span text:style-name="T460">it is</text:span>. Разницы между <text:span text:style-name="T460">this is</text:span> и <text:span text:style-name="T460">it is</text:span> в этом случае нет. Но обычно используют вариант с <text:span text:style-name="T460">it</text:span>, </text:p>
      <text:p text:style-name="P354">т. к. он короче и является более разговорным: </text:p>
      <text:p text:style-name="P354"/>
      <text:p text:style-name="P53"><text:span text:style-name="T430">T</text:span><text:span text:style-name="T418">his is my book / </text:span><text:span text:style-name="T430">I</text:span><text:span text:style-name="T418">t is my book — </text:span><text:span text:style-name="T430">Это моя книга</text:span><text:span text:style-name="T418">. </text:span></text:p>
      <text:p text:style-name="P353"/>
      <text:p text:style-name="P12"><text:span text:style-name="T735">Н</text:span><text:span text:style-name="T703">еопределенные местоимения</text:span></text:p>
      <text:p text:style-name="P355"/>
      <text:p text:style-name="P356">Местоимения <text:span text:style-name="T460">some</text:span> и <text:span text:style-name="T460">any</text:span> означают «какой-то», «какое-то количество», «некоторый». </text:p>
      <text:p text:style-name="P356">Они связаны с чем-то неопределенным и часто выпадают при переводе.</text:p>
      <text:p text:style-name="P1070"/>
      <text:p text:style-name="P961"><text:span text:style-name="T760">Они стоят перед существительном во множественно числе или перед неисчисляемым существительным: </text:span><text:span text:style-name="T552">s</text:span><text:span text:style-name="T553">ome water</text:span><text:span text:style-name="T754">, </text:span><text:span text:style-name="T552">some</text:span><text:span text:style-name="T553"> friends</text:span><text:span text:style-name="T754"> </text:span><text:span text:style-name="T759">и т. д.</text:span></text:p>
      <text:p text:style-name="P357"/>
      <text:p text:style-name="P358">Разница между <text:span text:style-name="T460">some</text:span> и <text:span text:style-name="T460">any</text:span> в том, что <text:span text:style-name="T460">some</text:span> используется в утверждениях, а <text:span text:style-name="T460">any</text:span> — </text:p>
      <text:p text:style-name="P358">в отрицаниях (в связке с <text:span text:style-name="T460">not</text:span>). Связка <text:span text:style-name="T460">not + any</text:span> <text:span text:style-name="T1069">обычно </text:span>переводится двойным отрицанием.</text:p>
      <text:p text:style-name="P356"/>
      <text:p text:style-name="P127">I have some friends — У меня есть друзья. (какое-то количество)</text:p>
      <text:p text:style-name="P127">I haven`t got any friends — У меня нет (никаких) друзей.</text:p>
      <text:p text:style-name="P357"/>
      <text:p text:style-name="P359">В утвержениях <text:span text:style-name="T460">some</text:span> ставить не обязательно. Его часто не указывают.</text:p>
      <text:p text:style-name="P128">I have some friends / I have friends (одно и тоже).</text:p>
      <text:p text:style-name="P359"/>
      <text:p text:style-name="P359">В вопросах можно использовать оба местоимения, но смысл они будут передавать разный.</text:p>
      <text:p text:style-name="P361"/>
      <text:p text:style-name="P361"><text:span text:style-name="T460">Some</text:span> имеет позитивный оттенок <text:span text:style-name="T106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61"/>
      <text:p text:style-name="P968"><text:span text:style-name="T554">Would you like some </text:span><text:span text:style-name="T555">milk</text:span><text:span text:style-name="T554">? </text:span><text:span text:style-name="T553">—</text:span><text:span text:style-name="T554"> Вы хотите </text:span><text:span text:style-name="T555">молока</text:span><text:span text:style-name="T554">? (он</text:span><text:span text:style-name="T556">о</text:span><text:span text:style-name="T554"> у нас есть)</text:span></text:p>
      <text:p text:style-name="P54"><text:span text:style-name="T431">Could you give me some </text:span><text:span text:style-name="T432">milk</text:span><text:span text:style-name="T431">? </text:span><text:span text:style-name="T433">— </text:span><text:span text:style-name="T431">Я могу попросить </text:span><text:span text:style-name="T432">молока</text:span><text:span text:style-name="T431">? (поделитесь </text:span><text:span text:style-name="T434">пожалуйста</text:span><text:span text:style-name="T431">)</text:span></text:p>
      <text:p text:style-name="P362"/>
      <text:p text:style-name="P960"><text:span text:style-name="T557">Any</text:span><text:span text:style-name="T755"> передает сомнение </text:span><text:span text:style-name="T756">в наличии объектов, о которых спрашивают, поэтому обычно используется в вопросах, </text:span><text:span text:style-name="T757">где нужно получить </text:span><text:span text:style-name="T770">дополнительную</text:span><text:span text:style-name="T757"> информаци</text:span><text:span text:style-name="T758">ю</text:span><text:span text:style-name="T756">.</text:span></text:p>
      <text:p text:style-name="P363"/>
      <text:p text:style-name="P89"><text:span text:style-name="T435">H</text:span><text:span text:style-name="T358">ave you </text:span><text:span text:style-name="T434">got any milk in the fridge? </text:span><text:span text:style-name="T436">—</text:span><text:span text:style-name="T434"> У тебя есть молоко в холодильнике?</text:span></text:p>
      <text:p text:style-name="P90"><text:span text:style-name="T434">H</text:span><text:span text:style-name="T358">ave you bought </text:span><text:span text:style-name="T838">any</text:span><text:span text:style-name="T358"> new closes? — Ты купила </text:span><text:span text:style-name="T838">какую-нибудь</text:span><text:span text:style-name="T358"> новую одежду?</text:span></text:p>
      <text:p text:style-name="P360"/>
      <text:p text:style-name="P969"><text:span text:style-name="T757">Если зада</text:span><text:span text:style-name="T759">ется вопрос и ожидается положительный ответ, то используется </text:span><text:span text:style-name="T552">some</text:span><text:span text:style-name="T759">.</text:span></text:p>
      <text:p text:style-name="P1069"><text:soft-page-break/>Are you wainting for somebody? — Ты кого-то ждешь? (не так ли).<text:span text:style-name="T922"> <text:s/></text:span><text:span text:style-name="T941">(привести другой пример)</text:span></text:p>
      <text:p text:style-name="P1069"/>
      <text:p text:style-name="P962"><text:span text:style-name="T761">Местоимение </text:span><text:span text:style-name="T558">no</text:span><text:span text:style-name="T761"> </text:span><text:span text:style-name="T766">также </text:span><text:span text:style-name="T761">используется в отрицаниях. Им можно заменить связку </text:span><text:span text:style-name="T558">not</text:span><text:span text:style-name="T761"> + </text:span><text:span text:style-name="T558">any</text:span><text:span text:style-name="T761">.</text:span></text:p>
      <text:p text:style-name="P364">В предложениях с <text:span text:style-name="T460">no</text:span> первая половина выглядит, как утверждение. </text:p>
      <text:p text:style-name="P364"/>
      <text:p text:style-name="P366">Местоимение <text:span text:style-name="T460">no</text:span> стоит перед существительным, а частица <text:span text:style-name="T460">not</text:span> идет вместе со вспомогательны<text:span text:style-name="T1067">м</text:span> глаголом. <text:span text:style-name="T1067">Они не могут использоваться вместе в одном предложении.</text:span></text:p>
      <text:p text:style-name="P367"/>
      <text:p text:style-name="P129">There are no shops here / There aren`t any shops here — Здесь нет<text:span text:style-name="T1068"> </text:span>магазинов.</text:p>
      <text:p text:style-name="P365"/>
      <text:p text:style-name="P988"><text:span text:style-name="T762">Неопределенные местоимения, </text:span><text:span text:style-name="T764">как и</text:span><text:span text:style-name="T762"> возвратны</text:span><text:span text:style-name="T764">е</text:span><text:span text:style-name="T762">, могут объединяться с некоторыми словами. </text:span><text:span text:style-name="T763">Здесь п</text:span><text:span text:style-name="T762">ервой половинкой будет: </text:span><text:span text:style-name="T559">some</text:span><text:span text:style-name="T762">, </text:span><text:span text:style-name="T559">any</text:span><text:span text:style-name="T762">, </text:span><text:span text:style-name="T559">no</text:span><text:span text:style-name="T762">, а второй — </text:span><text:span text:style-name="T559">b</text:span><text:span text:style-name="T560">ody/one</text:span><text:span text:style-name="T763"> (если человек), </text:span></text:p>
      <text:p text:style-name="P988"><text:span text:style-name="T560">thing</text:span><text:span text:style-name="T763"> (если предмет) или </text:span><text:span text:style-name="T560">where</text:span><text:span text:style-name="T763"> (если мест</text:span><text:span text:style-name="T796">о</text:span><text:span text:style-name="T763">).</text:span></text:p>
      <text:p text:style-name="P368"/>
      <text:p text:style-name="P369">Переводятся они как: «кто-то», «что-то», «где-то», «никто», «ничто», «нигде».</text:p>
      <text:p text:style-name="P370">Могут заменять как подлежащее, так и дополнение. <text:span text:style-name="T1074">И</text:span><text:span text:style-name="T1073">спользуются по тем же правилам.</text:span></text:p>
      <text:p text:style-name="P368"/>
      <text:p text:style-name="P91"><text:span text:style-name="T437">T</text:span><text:span text:style-name="T358">here is somebody in the street — Кто-то на улице.</text:span></text:p>
      <text:p text:style-name="P130">Is there anybody in the street? — Есть кто на улице?</text:p>
      <text:p text:style-name="P130">There is nobody in the street / There isn`t anybody in the street — Никого нет на улице.</text:p>
      <text:p text:style-name="P368"/>
      <text:p text:style-name="P368">Если в предложении стоит <text:span text:style-name="T460">nobody</text:span>/<text:span text:style-name="T460">nothing</text:span>/<text:span text:style-name="T460">nowthere</text:span>, то отрицательная частица <text:span text:style-name="T460">not</text:span> уже </text:p>
      <text:p text:style-name="P963"><text:span text:style-name="T763">не нужна, подобно тому как она не используется </text:span><text:span text:style-name="T765">вместе с</text:span><text:span text:style-name="T763"> </text:span><text:span text:style-name="T560">no</text:span><text:span text:style-name="T763">.</text:span></text:p>
      <text:p text:style-name="P368"/>
      <text:p text:style-name="P1083"><text:span text:style-name="T763">М</text:span><text:span text:style-name="T741">естоимения с окончанием </text:span><text:span text:style-name="T535">-body</text:span><text:span text:style-name="T741"> и </text:span><text:span text:style-name="T535">-one</text:span><text:span text:style-name="T741"> взаимозаменяемы.</text:span></text:p>
      <text:p text:style-name="P371"/>
      <text:p text:style-name="P1097">Притяжательный падеж. Possessive Case</text:p>
      <text:p text:style-name="P376"/>
      <text:p text:style-name="P975"><text:span text:style-name="T771">Сообщает информацию о том, </text:span><text:span text:style-name="T740">кому</text:span><text:span text:style-name="T771"> принадлежит </text:span><text:span text:style-name="T775">объект</text:span><text:span text:style-name="T771">, </text:span><text:span text:style-name="T772">т. е. указывает на владельца.</text:span></text:p>
      <text:p text:style-name="P378"/>
      <text:p text:style-name="P1085"><text:span text:style-name="T741">Существительно в притяжательном падеже, как и </text:span><text:span text:style-name="T772">притяжательное</text:span><text:span text:style-name="T741"> местоимение, </text:span></text:p>
      <text:p text:style-name="P973"><text:span text:style-name="T771">отвечает </text:span><text:span text:style-name="T741">на вопрос «чей?». </text:span><text:span text:style-name="T772">Они взаимозаменяемы.</text:span></text:p>
      <text:p text:style-name="P379"/>
      <text:p text:style-name="P380"><text:span text:style-name="T772">Чтобы поставить существительное в этот падеж, нужно добавить к нему окончание </text:span><text:span text:style-name="T460">`s</text:span><text:span text:style-name="T772">.</text:span></text:p>
      <text:p text:style-name="P377"/>
      <text:p text:style-name="P55"><text:span text:style-name="T440">This is </text:span><text:span text:style-name="T852">Tom`s</text:span><text:span text:style-name="T441"> friend — </text:span><text:span text:style-name="T440">Это друг </text:span><text:span text:style-name="T853">Тома</text:span><text:span text:style-name="T440"> (существительное в притяжательном падеже)</text:span></text:p>
      <text:p text:style-name="P132">This is <text:span text:style-name="T838">his</text:span> friend — Это <text:span text:style-name="T838">его</text:span> друг (притяжательное местоимение)</text:p>
      <text:p text:style-name="P377"/>
      <text:p text:style-name="P378"><text:span text:style-name="T1075">Если существительное </text:span><text:span text:style-name="T1076">только </text:span><text:span text:style-name="T1075">подразумевается, то его можно не указывать.</text:span></text:p>
      <text:p text:style-name="P132">This isn`t my car. It`s my brothers`s — Это не моя машина. Она брата.</text:p>
      <text:p text:style-name="P379"/>
      <text:p text:style-name="P381">Если существительное идет в связке с прилагательным или местоимением, то <text:span text:style-name="T460">`s</text:span> </text:p>
      <text:p text:style-name="P381">ставиться в концей всей связки: <text:span text:style-name="T460">a </text:span><text:span text:style-name="T597">big dog`s</text:span><text:span text:style-name="T460"> owner</text:span>, <text:span text:style-name="T597">my friend`s</text:span><text:span text:style-name="T460"> house</text:span>.</text:p>
      <text:p text:style-name="P381"/>
      <text:p text:style-name="P381">Если владельцев несколько то <text:span text:style-name="T460">`s</text:span> ставится в конце словосочетания: </text:p>
      <text:p text:style-name="P133"><text:span text:style-name="T838">Rick and Kate`s</text:span> wedding — Свадьба Рика и Кейт.</text:p>
      <text:p text:style-name="P381"/>
      <text:p text:style-name="P381">Если существительное во множественном числе, то в конце пишется только апостроф, </text:p>
      <text:p text:style-name="P974"><text:span text:style-name="T773">без </text:span><text:span text:style-name="T566">s</text:span><text:span text:style-name="T773">: </text:span><text:span text:style-name="T566">my </text:span><text:span text:style-name="T600">friends`</text:span><text:span text:style-name="T566"> school</text:span><text:span text:style-name="T773">. Но если во множественном числе слово-исключение, </text:span></text:p>
      <text:p text:style-name="P974"><text:span text:style-name="T773">то применяются обычные правила: </text:span><text:span text:style-name="T600">men`s</text:span><text:span text:style-name="T566"> clothes</text:span><text:span text:style-name="T773"> (мужская одежда).</text:span></text:p>
      <text:p text:style-name="P381"/>
      <text:p text:style-name="P1086"><text:span text:style-name="T773">П</text:span><text:span text:style-name="T741">орядок слов следующий: сначала указывается владелец в притяжательном падеже, </text:span></text:p>
      <text:p text:style-name="P382"><text:soft-page-break/>а потом то, чем он владеет (в русском языке все наоборот).</text:p>
      <text:p text:style-name="P382"/>
      <text:p text:style-name="P975"><text:span text:style-name="T774">Если </text:span><text:span text:style-name="T775">предмет</text:span><text:span text:style-name="T774"> является частью другого </text:span><text:span text:style-name="T775">предмета</text:span><text:span text:style-name="T774">, то вместо притяжательного падежа используется предлог </text:span><text:span text:style-name="T567">of</text:span><text:span text:style-name="T774">. Т. к. владельцем может быть кто-то живой.</text:span></text:p>
      <text:p text:style-name="P382"/>
      <text:p text:style-name="P92"><text:span text:style-name="T442">T</text:span><text:span text:style-name="T358">he wheel of the car — Колесо машины (Car`s wheel неправильно).</text:span></text:p>
      <text:p text:style-name="P56"><text:span text:style-name="T442">The door of the house — Двер дома </text:span><text:span text:style-name="T443">(предмет + of + больший предмет)</text:span><text:span text:style-name="T442">.</text:span></text:p>
      <text:p text:style-name="P383"/>
      <text:p text:style-name="P1088"><text:span text:style-name="T774">С</text:span><text:span text:style-name="T741">ловосочетания с предлогом </text:span><text:span text:style-name="T535">of</text:span><text:span text:style-name="T741">:</text:span></text:p>
      <text:list xml:id="list2751649911" text:style-name="L67">
        <text:list-item>
          <text:p text:style-name="P1229">the beginning/end of — начало/конец чего-то;</text:p>
        </text:list-item>
        <text:list-item>
          <text:p text:style-name="P1229">the top/middle/bottom of — вершина/середина/дно чего-то;</text:p>
        </text:list-item>
        <text:list-item>
          <text:p text:style-name="P1229">the side of — сторона чего-то.</text:p>
        </text:list-item>
      </text:list>
      <text:p text:style-name="P1087"/>
      <text:p text:style-name="P1096">Существительное. Noun</text:p>
      <text:p text:style-name="P1089"/>
      <text:p text:style-name="P976"><text:span text:style-name="T1086">Ч</text:span>асть речи, обознача<text:span text:style-name="T108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77">в предложении. </text:span></text:p>
      <text:p text:style-name="P1090"/>
      <text:p text:style-name="P977"><text:span text:style-name="T1077">В русском языке существительное меняется по падежам. В английском </text:span><text:span text:style-name="T1081">все</text:span><text:span text:style-name="T1077"> по другому. </text:span></text:p>
      <text:p text:style-name="P977"><text:span text:style-name="T1077">Там за падежи отвечают предлоги, а не окончания:</text:span><text:span text:style-name="T854"> </text:span><text:span text:style-name="T603">to</text:span><text:span text:style-name="T493"> the table </text:span><text:span text:style-name="T571">—</text:span><text:span text:style-name="T493"> </text:span><text:span text:style-name="T603">к</text:span><text:span text:style-name="T493"> стол</text:span><text:span text:style-name="T603">у</text:span><text:span text:style-name="T1077">.</text:span></text:p>
      <text:p text:style-name="P977"/>
      <text:p text:style-name="P1075">(именительным и объектный падеж, используются только в местоимениях?)</text:p>
      <text:p text:style-name="P1090"/>
      <text:p text:style-name="P13">Множественное <text:span text:style-name="T1078">число. Plural</text:span></text:p>
      <text:p text:style-name="P1090"/>
      <text:p text:style-name="P1101">Распространяется только на существительные, и не касается прилагательных.</text:p>
      <text:p text:style-name="P980"><text:span text:style-name="T1079">Образуется с помощью окончания </text:span><text:span text:style-name="T491">-s</text:span><text:span text:style-name="T1079"> или </text:span><text:span text:style-name="T491">-es.</text:span></text:p>
      <text:p text:style-name="P95"/>
      <text:p text:style-name="P980"><text:span text:style-name="T492">a </text:span><text:span text:style-name="T491">blue ballon</text:span><text:span text:style-name="T602">s</text:span><text:span text:style-name="T491"> — </text:span><text:span text:style-name="T492">г</text:span><text:span text:style-name="T491">олуб</text:span><text:span text:style-name="T602">ые</text:span><text:span text:style-name="T491"> шарик</text:span><text:span text:style-name="T602">и</text:span><text:span text:style-name="T491">.</text:span></text:p>
      <text:p text:style-name="P1087"/>
      <text:p text:style-name="P384">Окончание <text:span text:style-name="T460">-es</text:span> ставится, когда:</text:p>
      <text:p text:style-name="P384"/>
      <text:list xml:id="list191787166" text:style-name="L68">
        <text:list-item>
          <text:p text:style-name="P1230">слово заканчивается на <text:span text:style-name="T460">-s</text:span> или шипящий <text:span text:style-name="T460">-sh</text:span>, <text:span text:style-name="T460">-ch</text:span>, <text:span text:style-name="T460">-x</text:span>:</text:p>
          <text:p text:style-name="P1322">box/boxes, watch/watches, dish/dishes, bus/buses;</text:p>
          <text:p text:style-name="P1230"/>
        </text:list-item>
        <text:list-item>
          <text:p text:style-name="P1230">слово заканчивается на <text:span text:style-name="T460">-o</text:span> <text:span text:style-name="T1080">(</text:span>кроме исключений<text:span text:style-name="T1080">)</text:span>:</text:p>
          <text:p text:style-name="P1322">potato/potatoes, piano/pianos;</text:p>
          <text:p text:style-name="P1230"/>
        </text:list-item>
        <text:list-item>
          <text:p text:style-name="P1311"><text:span text:style-name="T776">слово заканчивается на </text:span><text:span text:style-name="T572">-f</text:span><text:span text:style-name="T776"> или </text:span><text:span text:style-name="T572">-fe</text:span><text:span text:style-name="T776">, </text:span><text:span text:style-name="T777">где</text:span><text:span text:style-name="T776"> </text:span><text:span text:style-name="T572">-f</text:span><text:span text:style-name="T776"> </text:span><text:span text:style-name="T777">также </text:span><text:span text:style-name="T776">заменяется на </text:span><text:span text:style-name="T572">-v</text:span><text:span text:style-name="T776"> </text:span><text:span text:style-name="T777">(кроме исключений)</text:span><text:span text:style-name="T776">:</text:span></text:p>
          <text:p text:style-name="P1330"><text:span text:style-name="T444">s</text:span><text:span text:style-name="T358">helf/shelves, wife/wives, proof/proofs.</text:span></text:p>
        </text:list-item>
      </text:list>
      <text:p text:style-name="P385"/>
      <text:p text:style-name="P386">Слова-исключения, которые меняются не по правилам:</text:p>
      <text:list xml:id="list2364444478" text:style-name="L69">
        <text:list-item>
          <text:p text:style-name="P1231">man/men — мужчина/мужчины;</text:p>
        </text:list-item>
        <text:list-item>
          <text:p text:style-name="P1231">child/children — ребенок/дети;</text:p>
        </text:list-item>
        <text:list-item>
          <text:p text:style-name="P1231">woman/women [вимен] — женщина/женщины;</text:p>
        </text:list-item>
        <text:list-item>
          <text:p text:style-name="P1231">foot/feet — нога/ноги;</text:p>
        </text:list-item>
        <text:list-item>
          <text:p text:style-name="P1231">mouse/mice — мышь/мыши;</text:p>
        </text:list-item>
        <text:list-item>
          <text:p text:style-name="P1231">sheep/sheep — овца/овцы;</text:p>
        </text:list-item>
        <text:list-item>
          <text:p text:style-name="P1332"><text:span text:style-name="T741">tooth/teeth — </text:span><text:span text:style-name="T778">зуб/</text:span><text:span text:style-name="T741">зубы;</text:span></text:p>
        </text:list-item>
        <text:list-item>
          <text:p text:style-name="P1232">fish/fish — рыба/рыбы;</text:p>
        </text:list-item>
        <text:list-item>
          <text:p text:style-name="P1332"><text:span text:style-name="T778">goose/geese — гусь/гуси.</text:span><text:span text:style-name="T741"> </text:span></text:p>
        </text:list-item>
      </text:list>
      <text:p text:style-name="P14"><text:soft-page-break/><text:span text:style-name="T736">И</text:span><text:span text:style-name="T703">счисляемые и неисчисляемые существительные</text:span></text:p>
      <text:p text:style-name="P387"/>
      <text:p text:style-name="P388">Исчисляемые существительные можно пересчитать. У них есть форма единственного </text:p>
      <text:p text:style-name="P979"><text:span text:style-name="T779">и множественного числа. Количество можно указать числом, наречием </text:span><text:span text:style-name="T781">или артиклем </text:span><text:span text:style-name="T569">a</text:span><text:span text:style-name="T781"> (one).</text:span></text:p>
      <text:p text:style-name="P389"/>
      <text:p text:style-name="P134"><text:span text:style-name="T838">3</text:span> apples — 3 яблока;</text:p>
      <text:p text:style-name="P134"><text:span text:style-name="T838">many</text:span> books — много книг;</text:p>
      <text:p text:style-name="P978"><text:span text:style-name="T568">I want </text:span><text:span text:style-name="T601">a</text:span><text:span text:style-name="T568"> banana — </text:span><text:span text:style-name="T570">я</text:span><text:span text:style-name="T568"> хочу банан.</text:span></text:p>
      <text:p text:style-name="P389"/>
      <text:p text:style-name="P1091"><text:span text:style-name="T741">Неисчисляемые существительные невозможно посчитать. К ним относятся вещества, жидкости, явления, ощущуне</text:span><text:span text:style-name="T781">н</text:span><text:span text:style-name="T741">ия, </text:span><text:span text:style-name="T782">абстрактные </text:span><text:span text:style-name="T741">понятия. </text:span><text:span text:style-name="T784">Они и</text:span><text:span text:style-name="T741">меют только одну форму единственного числа и заменяются местоимнием </text:span><text:span text:style-name="T535">it</text:span><text:span text:style-name="T741">.</text:span></text:p>
      <text:p text:style-name="P389"/>
      <text:p text:style-name="P389">Чтобы выразить количество, используется дополнительная мерка: </text:p>
      <text:p text:style-name="P389"/>
      <text:list xml:id="list3727820638" text:style-name="L70">
        <text:list-item>
          <text:p text:style-name="P1233">для жидкостей:</text:p>
          <text:list>
            <text:list-item>
              <text:p text:style-name="P1235"><text:span text:style-name="T1088">a </text:span>glass of — стакан;</text:p>
            </text:list-item>
            <text:list-item>
              <text:p text:style-name="P1235"><text:span text:style-name="T1088">a </text:span>cup of — чашка;</text:p>
            </text:list-item>
            <text:list-item>
              <text:p text:style-name="P1235"><text:span text:style-name="T1088">a</text:span> jar of — банка;</text:p>
            </text:list-item>
            <text:list-item>
              <text:p text:style-name="P1235"><text:span text:style-name="T1088">a </text:span>jug of — кувшин;</text:p>
            </text:list-item>
            <text:list-item>
              <text:p text:style-name="P1235"><text:span text:style-name="T1088">a </text:span>bottle of — бутылка;</text:p>
            </text:list-item>
          </text:list>
          <text:p text:style-name="P1234"/>
        </text:list-item>
        <text:list-item>
          <text:p text:style-name="P1233">для сыпучих веществ:</text:p>
          <text:list>
            <text:list-item>
              <text:p text:style-name="P1235"><text:span text:style-name="T1088">a </text:span>packet of — упаковка;</text:p>
            </text:list-item>
            <text:list-item>
              <text:p text:style-name="P1235"><text:span text:style-name="T1088">a </text:span>bowl of — миска;</text:p>
            </text:list-item>
            <text:list-item>
              <text:p text:style-name="P1235"><text:span text:style-name="T1088">a </text:span>bag of — мешок;</text:p>
            </text:list-item>
            <text:list-item>
              <text:p text:style-name="P1235"><text:span text:style-name="T1088">a </text:span>kilo of — килограм;</text:p>
            </text:list-item>
          </text:list>
          <text:p text:style-name="P1238"/>
        </text:list-item>
        <text:list-item>
          <text:p text:style-name="P1237">для продуктов, которые режут:</text:p>
          <text:list>
            <text:list-item>
              <text:p text:style-name="P1333"><text:span text:style-name="T786">a </text:span><text:span text:style-name="T741">piece/</text:span><text:span text:style-name="T780">slice</text:span><text:span text:style-name="T741"> of — кусо</text:span><text:span text:style-name="T780">чек</text:span><text:span text:style-name="T741">;</text:span></text:p>
            </text:list-item>
            <text:list-item>
              <text:p text:style-name="P1235"><text:span text:style-name="T1088">a </text:span>loaf of — буханка;</text:p>
            </text:list-item>
          </text:list>
        </text:list-item>
      </text:list>
      <text:p text:style-name="P390"/>
      <text:p text:style-name="P57"><text:span text:style-name="T445">2 loafs of bread — </text:span><text:span text:style-name="T446">д</text:span><text:span text:style-name="T445">ве буханки хлеба.</text:span></text:p>
      <text:p text:style-name="P96"><text:span text:style-name="T448">a </text:span><text:span text:style-name="T445">c</text:span><text:span text:style-name="T358">up of tea — (одна) чашка чая</text:span></text:p>
      <text:p text:style-name="P390"/>
      <text:p text:style-name="P391">Существительные, которые всегда неислисляемые:</text:p>
      <text:list xml:id="list3294776110" text:style-name="L71">
        <text:list-item>
          <text:p text:style-name="P1236">news — новости;</text:p>
        </text:list-item>
        <text:list-item>
          <text:p text:style-name="P1236">money — деньги;</text:p>
        </text:list-item>
        <text:list-item>
          <text:p text:style-name="P1236">bad luck — неудача;</text:p>
        </text:list-item>
        <text:list-item>
          <text:p text:style-name="P1236">traffic — транспорт на дороге;</text:p>
        </text:list-item>
        <text:list-item>
          <text:p text:style-name="P1236">f<text:span text:style-name="T1087">u</text:span>rniture — мебель;</text:p>
        </text:list-item>
        <text:list-item>
          <text:p text:style-name="P1236">progress — прогресс;</text:p>
        </text:list-item>
        <text:list-item>
          <text:p text:style-name="P1236">information — информация;</text:p>
        </text:list-item>
        <text:list-item>
          <text:p text:style-name="P1236">advice — совет;</text:p>
        </text:list-item>
        <text:list-item>
          <text:p text:style-name="P1236">hair — волосы;</text:p>
        </text:list-item>
        <text:list-item>
          <text:p text:style-name="P1236">paper — бумага;</text:p>
        </text:list-item>
        <text:list-item>
          <text:p text:style-name="P1236">food — еда;</text:p>
        </text:list-item>
      </text:list>
      <text:p text:style-name="P390"/>
      <text:p text:style-name="P93"><text:span text:style-name="T358">It is good news — Это хорошие новости </text:span><text:span text:style-name="T447">(без артикля)</text:span><text:span text:style-name="T358">.</text:span></text:p>
      <text:p text:style-name="P94"><text:span text:style-name="T358">I need good advice — Мне нужен хороший совет </text:span><text:span text:style-name="T447">(без артикля)</text:span><text:span text:style-name="T358">.</text:span></text:p>
      <text:p text:style-name="P15"><text:soft-page-break/><text:span text:style-name="T703">Два </text:span><text:span text:style-name="T737">(и более) </text:span><text:span text:style-name="T703">существительный рядом</text:span></text:p>
      <text:p text:style-name="P392"/>
      <text:p text:style-name="P983"><text:span text:style-name="T783">Такая цепочка обозначает один предмет, идею </text:span><text:span text:style-name="T785">или </text:span><text:span text:style-name="T78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87">ь</text:span><text:span text:style-name="T783">ся прилагательным </text:span><text:span text:style-name="T785">или</text:span><text:span text:style-name="T783"> существительным с предлогом).</text:span></text:p>
      <text:p text:style-name="P393"/>
      <text:p text:style-name="P135">a tennis ball — теннисный мяч / мяч для тенниса;</text:p>
      <text:p text:style-name="P135">a income tax — подоходный налог / налог на прибыль;</text:p>
      <text:p text:style-name="P394"/>
      <text:p text:style-name="P396">Первое существительное всегда стоит в единственном числе.</text:p>
      <text:p text:style-name="P396"/>
      <text:p text:style-name="P136">tennis balls — теннисные мячи;</text:p>
      <text:p text:style-name="P137">two part question (question of two parts) — <text:span text:style-name="T1089">вопрос из 2х частей;</text:span></text:p>
      <text:p text:style-name="P394"/>
      <text:p text:style-name="P1092"><text:span text:style-name="T783">И</text:span><text:span text:style-name="T741">ногда первое существительное имеет окончание </text:span><text:span text:style-name="T535">-ing</text:span><text:span text:style-name="T741">.</text:span></text:p>
      <text:p text:style-name="P395"/>
      <text:p text:style-name="P135">a swimming pool — плавательный бассейн;</text:p>
      <text:p text:style-name="P137">working hours — рабочие часы;</text:p>
      <text:p text:style-name="P395"/>
      <text:p text:style-name="P1098">Артикли. Articles</text:p>
      <text:p text:style-name="P397"/>
      <text:p text:style-name="P398">Это маленькие слова перед существительными, которые передают оттенки смысла.</text:p>
      <text:p text:style-name="P398">Есть 2 вида артикля: неопределенный <text:span text:style-name="T1092">(</text:span><text:span text:style-name="T460">a/an</text:span><text:span text:style-name="T1092">)</text:span> и определенный <text:span text:style-name="T1092">(</text:span><text:span text:style-name="T460">the</text:span><text:span text:style-name="T1092">)</text:span>.</text:p>
      <text:p text:style-name="P398"/>
      <text:p text:style-name="P440">Неопределенный артикль</text:p>
      <text:p text:style-name="P398"/>
      <text:p text:style-name="P984"><text:span text:style-name="T788">Артикль </text:span><text:span text:style-name="T573">a</text:span><text:span text:style-name="T788"> </text:span><text:span text:style-name="T797">указывает на</text:span><text:span text:style-name="T788"> </text:span><text:span text:style-name="T789">один </text:span><text:span text:style-name="T788">предмет. Причем не конкретный предмет, а</text:span><text:span text:style-name="T789"> </text:span><text:span text:style-name="T788">неопределенный. </text:span><text:span text:style-name="T789">К</text:span><text:span text:style-name="T788">аждый </text:span><text:span text:style-name="T789">человек </text:span><text:span text:style-name="T788">может представлять </text:span><text:span text:style-name="T789">такой предмет </text:span><text:span text:style-name="T788">по своему.</text:span></text:p>
      <text:p text:style-name="P399"/>
      <text:p text:style-name="P138">a house — дом (один представит большой особняк, другой — маленький домик).</text:p>
      <text:p text:style-name="P399"/>
      <text:p text:style-name="P987"><text:span text:style-name="T789">Его можно условно заменить на числительное </text:span><text:span text:style-name="T579">one </text:span><text:span text:style-name="T795">(какой-то один)</text:span><text:span text:style-name="T789">. </text:span><text:span text:style-name="T643">Поэтому о</text:span><text:span text:style-name="T644">н ставится перед исчисляемыми существительными в единственном числе.</text:span></text:p>
      <text:p text:style-name="P400"/>
      <text:p text:style-name="P990"><text:span text:style-name="T574">I have </text:span><text:span text:style-name="T604">a</text:span><text:span text:style-name="T574"> cat / I have </text:span><text:span text:style-name="T604">one</text:span><text:span text:style-name="T574"> cat — У меня есть </text:span><text:span text:style-name="T581">(одна такая </text:span><text:span text:style-name="T587">прикольная</text:span><text:span text:style-name="T581">) </text:span><text:span text:style-name="T574">кошка.</text:span></text:p>
      <text:p text:style-name="P405"/>
      <text:p text:style-name="P401"><text:span text:style-name="T460">A</text:span> ставится перед согласными, а <text:span text:style-name="T460">an</text:span> — перед гласными. Оба означают одно и тоже.</text:p>
      <text:p text:style-name="P401"/>
      <text:p text:style-name="P502"><text:span text:style-name="T738">Если гласная читается как двойной звук с первым [</text:span>йи<text:span text:style-name="T738">], то ставится </text:span><text:span text:style-name="T495">a</text:span><text:span text:style-name="T738">: </text:span><text:span text:style-name="T495">a union</text:span><text:span text:style-name="T738">, </text:span><text:span text:style-name="T495">a European</text:span><text:span text:style-name="T738">.</text:span></text:p>
      <text:p text:style-name="P401"/>
      <text:p text:style-name="P985"><text:span text:style-name="T791">Если первая согласная (после которой гласная) не произносится, то ставится </text:span><text:span text:style-name="T577">an</text:span><text:span text:style-name="T791">: </text:span></text:p>
      <text:p text:style-name="P985"><text:span text:style-name="T577">an hour </text:span><text:span text:style-name="T791">(аувер), </text:span><text:span text:style-name="T577">an honesty </text:span><text:span text:style-name="T791">(анэсти).</text:span></text:p>
      <text:p text:style-name="P401"/>
      <text:p text:style-name="P527"><text:span text:style-name="T791">Т</text:span><text:span text:style-name="T792">акже артикль </text:span><text:span text:style-name="T578">a</text:span><text:span text:style-name="T792"> </text:span><text:span text:style-name="T794">ставится</text:span><text:span text:style-name="T792">, когда:</text:span></text:p>
      <text:list xml:id="list2259319801" text:style-name="L72">
        <text:list-item>
          <text:p text:style-name="P1334"><text:span text:style-name="T741">говорят о профессии (</text:span><text:span text:style-name="T535">I`m a doctor)</text:span><text:span text:style-name="T741">;</text:span></text:p>
        </text:list-item>
        <text:list-item>
          <text:p text:style-name="P1335"><text:span text:style-name="T741">впервые упоминяют человека или предмет в разговоре </text:span><text:span text:style-name="T793">(</text:span><text:span text:style-name="T574">I have a cat</text:span><text:span text:style-name="T793">);</text:span></text:p>
        </text:list-item>
        <text:list-item>
          <text:p text:style-name="P1312"><text:span text:style-name="T793">дается определение предмету (</text:span><text:span text:style-name="T575">He is a good man «</text:span><text:span text:style-name="T576">О</text:span><text:span text:style-name="T575">н относится к хорошим людям»</text:span><text:span text:style-name="T793">)</text:span></text:p>
        </text:list-item>
      </text:list>
      <text:p text:style-name="P406"/>
      <text:p text:style-name="P986">Если перед существительным сто<text:span text:style-name="T1091">и</text:span>т прилагательн<text:span text:style-name="T1091">ое</text:span>, то артикль <text:span text:style-name="T494">a</text:span><text:span text:style-name="T1095"> </text:span>ставится перед ним.</text:p>
      <text:p text:style-name="P404"/>
      <text:p text:style-name="P139">a big old house — большой старый дом.</text:p>
      <text:p text:style-name="P139">a black and white cat — черно-белый кот.</text:p>
      <text:p text:style-name="P400"><text:soft-page-break/></text:p>
      <text:p text:style-name="P402">При этом перед прилагательным без существительного артикль <text:span text:style-name="T494">a</text:span><text:span text:style-name="T1095"> </text:span>не ставится.</text:p>
      <text:p text:style-name="P402"/>
      <text:p text:style-name="P140">This book is a good (неправильно).</text:p>
      <text:p text:style-name="P140">Th<text:span text:style-name="T1090">i</text:span>s book is good (правильно).</text:p>
      <text:p text:style-name="P400"/>
      <text:p text:style-name="P441">Определенный артикль</text:p>
      <text:p text:style-name="P403"/>
      <text:p text:style-name="P408">Артикль <text:span text:style-name="T460">the</text:span> указывает на конкретный предмет или понятие.</text:p>
      <text:p text:style-name="P408">Т. е. на то, что выделяется из общей массы.</text:p>
      <text:p text:style-name="P409"/>
      <text:p text:style-name="P410">Его можно заменить указательным местоимением (<text:span text:style-name="T460">this, that, these, those</text:span>) </text:p>
      <text:p text:style-name="P994"><text:span text:style-name="T798">и</text:span><text:span text:style-name="T797"> часто удобнее </text:span><text:span text:style-name="T800">им же </text:span><text:span text:style-name="T809">и </text:span><text:span text:style-name="T797">переводить.</text:span></text:p>
      <text:p text:style-name="P409"/>
      <text:p text:style-name="P409">Он может стоять как перед единственным числом, так и перед множественным; </text:p>
      <text:p text:style-name="P409">как перед исчисляемыми, так и неисчисляемыми существительными.</text:p>
      <text:p text:style-name="P411"/>
      <text:p text:style-name="P989"><text:span text:style-name="T798">Е</text:span><text:span text:style-name="T790">сли предмет или человек упоминаются в </text:span><text:span text:style-name="T801">речи </text:span><text:span text:style-name="T790">впервые, то обычно о них ничего не известно, поэтому </text:span><text:span text:style-name="T799">сначала</text:span><text:span text:style-name="T790"> использ</text:span><text:span text:style-name="T799">уется</text:span><text:span text:style-name="T790"> неопределенный артикль </text:span><text:span text:style-name="T580">a/an</text:span><text:span text:style-name="T790"> </text:span><text:span text:style-name="T798">(при условии, что он нужен</text:span><text:span text:style-name="T790">).</text:span></text:p>
      <text:p text:style-name="P1104"><text:span text:style-name="T790">Н</text:span><text:span text:style-name="T741">о если </text:span><text:span text:style-name="T810">этот </text:span><text:span text:style-name="T741">предмет или человек упоминаются в речи повторно, то уже используется определенный артикль </text:span><text:span text:style-name="T535">the</text:span><text:span text:style-name="T741">.</text:span></text:p>
      <text:p text:style-name="P407"/>
      <text:p text:style-name="P97"><text:span text:style-name="T451">I </text:span><text:span text:style-name="T358">have got </text:span><text:span text:style-name="T838">a</text:span><text:span text:style-name="T358"> puppy. </text:span><text:span text:style-name="T838">The</text:span><text:span text:style-name="T358"> puppy is white — У меня есть щенок. (Этот) щенок белый.</text:span></text:p>
      <text:p text:style-name="P412"/>
      <text:p text:style-name="P412">Определенный артикль может стоять не только перед существительным, но и перед прилагательным. <text:span text:style-name="T1096">В этом случае прилагательное становится существительным.</text:span></text:p>
      <text:p text:style-name="P412"/>
      <text:p text:style-name="P143">rich people — богатые люди.</text:p>
      <text:p text:style-name="P97"><text:span text:style-name="T452">t</text:span><text:span text:style-name="T358">he rich — богачи.</text:span></text:p>
      <text:p text:style-name="P412"/>
      <text:p text:style-name="P413">Также артикль <text:span text:style-name="T460">the</text:span> ставится, когда:</text:p>
      <text:p text:style-name="P413"/>
      <text:list xml:id="list568819218" text:style-name="L73">
        <text:list-item>
          <text:p text:style-name="P1239">говорят о части помещения:</text:p>
          <text:list>
            <text:list-item>
              <text:p text:style-name="P1243">in the room — в комнате;</text:p>
            </text:list-item>
            <text:list-item>
              <text:p text:style-name="P1243">on the floor — на полу;</text:p>
            </text:list-item>
          </text:list>
          <text:p text:style-name="P1241"/>
        </text:list-item>
        <text:list-item>
          <text:p text:style-name="P1240">говорят, на каком музыкальном инструменте играют:</text:p>
          <text:list>
            <text:list-item>
              <text:p text:style-name="P1244">play the piano — играть на фортепиано;</text:p>
            </text:list-item>
          </text:list>
          <text:p text:style-name="P1241"/>
        </text:list-item>
        <text:list-item>
          <text:p text:style-name="P1239">человек напрявляется в конкретное место:</text:p>
          <text:list>
            <text:list-item>
              <text:p text:style-name="P1243">go to the bank — идти в банк;</text:p>
            </text:list-item>
            <text:list-item>
              <text:p text:style-name="P1243">drive to the shop — поехать на машине в магазин;</text:p>
            </text:list-item>
          </text:list>
          <text:p text:style-name="P1241"/>
        </text:list-item>
        <text:list-item>
          <text:p text:style-name="P1248">объект, о котором идет речь, уникальный (другого такого нет):</text:p>
          <text:list>
            <text:list-item>
              <text:p text:style-name="P1247">природные объекты или явления:</text:p>
              <text:list>
                <text:list-item>
                  <text:p text:style-name="P1244">the equator — экватор;</text:p>
                </text:list-item>
                <text:list-item>
                  <text:p text:style-name="P1244">the sky — небо;</text:p>
                </text:list-item>
                <text:list-item>
                  <text:p text:style-name="P1247">the moon — луна;</text:p>
                </text:list-item>
              </text:list>
            </text:list-item>
            <text:list-item>
              <text:p text:style-name="P1247">объекты созданные человеком</text:p>
              <text:list>
                <text:list-item>
                  <text:p text:style-name="P1244"><text:soft-page-break/>the Bible (the Book) — Библия;</text:p>
                </text:list-item>
                <text:list-item>
                  <text:p text:style-name="P1244">the Internet — Интернет;</text:p>
                </text:list-item>
                <text:list-item>
                  <text:p text:style-name="P1247">the radio — радио;</text:p>
                </text:list-item>
              </text:list>
            </text:list-item>
            <text:list-item>
              <text:p text:style-name="P1247"><text:span text:style-name="T1097">с </text:span>превосходн<text:span text:style-name="T1097">ой</text:span> степень<text:span text:style-name="T1097">ю</text:span> прилагательных:</text:p>
              <text:list>
                <text:list-item>
                  <text:p text:style-name="P1244">the longest — самый длинный;</text:p>
                </text:list-item>
                <text:list-item>
                  <text:p text:style-name="P1247">the hottest — самый жаркий;</text:p>
                </text:list-item>
              </text:list>
            </text:list-item>
            <text:list-item>
              <text:p text:style-name="P1245"><text:span text:style-name="T1098">со </text:span>словосочетани<text:span text:style-name="T1098">ем</text:span><text:span text:style-name="T460"> the same</text:span> (такой же, одинаковый):</text:p>
              <text:p text:style-name="P1323">These two photos are the same — Эти 2 фото одинаковые;</text:p>
            </text:list-item>
          </text:list>
          <text:p text:style-name="P1246"/>
        </text:list-item>
        <text:list-item>
          <text:p text:style-name="P1239">перед порядковым числительным:</text:p>
          <text:list>
            <text:list-item>
              <text:p text:style-name="P1249">the first — первый;</text:p>
            </text:list-item>
            <text:list-item>
              <text:p text:style-name="P1249">the second — второй;</text:p>
            </text:list-item>
          </text:list>
          <text:p text:style-name="P1241"/>
        </text:list-item>
        <text:list-item>
          <text:p text:style-name="P1242">перед фамилией (чтобы показать что люди принадлежат одной семье):</text:p>
          <text:p text:style-name="P1331"><text:span text:style-name="T449">The Jachsons </text:span><text:span text:style-name="T450">are very nice people — Джексоны очень милые люди;</text:span></text:p>
          <text:p text:style-name="P1241"/>
        </text:list-item>
        <text:list-item>
          <text:p text:style-name="P1250">в словосочетаниях, касающихся сторон:</text:p>
          <text:list>
            <text:list-item>
              <text:p text:style-name="P1251">the top of — верхушка (чего-то);</text:p>
            </text:list-item>
            <text:list-item>
              <text:p text:style-name="P1251">on the left — слева.</text:p>
            </text:list-item>
          </text:list>
        </text:list-item>
      </text:list>
      <text:p text:style-name="P414"/>
      <text:p text:style-name="P444">Случаи, когда артикли не используются</text:p>
      <text:p text:style-name="P414"/>
      <text:p text:style-name="P415">Такие ситуации зачастую не имеют логического объяснения и их нужно просто запомнить.</text:p>
      <text:p text:style-name="P415"/>
      <text:list xml:id="list1200999689" text:style-name="L74">
        <text:list-item>
          <text:p text:style-name="P1252">в выражениях со словами <text:span text:style-name="T460">breakfast</text:span>, <text:span text:style-name="T460">lunch</text:span>, <text:span text:style-name="T460">dinner</text:span>:</text:p>
          <text:p text:style-name="P1324">When do you usually have breakfast? — Когда ты обычно завтракаешь?</text:p>
          <text:p text:style-name="P1253"/>
        </text:list-item>
        <text:list-item>
          <text:p text:style-name="P1254">когда говорят о направлении или местонахождении словами:</text:p>
          <text:list>
            <text:list-item>
              <text:p text:style-name="P1253">work: <text:span text:style-name="T460">go to work, start work</text:span>;</text:p>
            </text:list-item>
            <text:list-item>
              <text:p text:style-name="P1253">school/university/college: <text:span text:style-name="T460">go to school, start school (начать занятия в школе)</text:span>;</text:p>
            </text:list-item>
            <text:list-item>
              <text:p text:style-name="P1253">church/hospital/prison: <text:span text:style-name="T460">go to church, be at hospital</text:span>;</text:p>
            </text:list-item>
            <text:list-item>
              <text:p text:style-name="P1253">home/bed: <text:span text:style-name="T460">go home, go to bed</text:span>;</text:p>
            </text:list-item>
          </text:list>
          <text:p text:style-name="P1253"/>
        </text:list-item>
        <text:list-item>
          <text:p text:style-name="P1252">в словосочетаниях <text:span text:style-name="T460">play</text:span> + вид спорта или игры:</text:p>
          <text:p text:style-name="P1324">I play football — Я играю в футбол;</text:p>
          <text:p text:style-name="P1253"/>
        </text:list-item>
        <text:list-item>
          <text:p text:style-name="P1252">перед названием языков или учебных дисциплин (котор. всегда с большой буквы):</text:p>
          <text:p text:style-name="P1324">I want to speak <text:span text:style-name="T1093">English well — Я хочу хорошо говорить по-английски;</text:span></text:p>
          <text:p text:style-name="P1253"/>
        </text:list-item>
        <text:list-item>
          <text:p text:style-name="P1255">перед именами людей и фамилями:</text:p>
          <text:p text:style-name="P1325">My name is Bond, James Bond — Меня зовут Бонд, Джеймс Бонд.</text:p>
        </text:list-item>
      </text:list>
      <text:p text:style-name="P416"/>
      <text:p text:style-name="P442">Артикли в географических названиях</text:p>
      <text:p text:style-name="P417"/>
      <text:p text:style-name="P991"><text:span text:style-name="T802">Артикли не </text:span><text:span text:style-name="T804">ставятся</text:span><text:span text:style-name="T802"> </text:span><text:span text:style-name="T804">с</text:span><text:span text:style-name="T802"> названиями континентов:</text:span></text:p>
      <text:p text:style-name="P141">I live in Western Europe — Я живу в западной Европе.</text:p>
      <text:p text:style-name="P418"/>
      <text:p text:style-name="P418">Артикли не ставятся с названиям<text:span text:style-name="T1094">и</text:span> стран из 1 слова и с названиями городов:</text:p>
      <text:p text:style-name="P141">Washington is the capital of America — Вашингтон — столица Америки.</text:p>
      <text:p text:style-name="P141"><text:soft-page-break/></text:p>
      <text:p text:style-name="P142"><text:span text:style-name="T703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18"/>
      <text:p text:style-name="P991"><text:span text:style-name="T802">Артикли не нужны в названиях горных вершин, а также там, где присутсв</text:span><text:span text:style-name="T803">ует</text:span><text:span text:style-name="T802"> слово Mount: </text:span></text:p>
      <text:p text:style-name="P991"><text:span text:style-name="T582">Everest / Mount Everest, Makalu</text:span><text:span text:style-name="T802">. Но </text:span><text:span text:style-name="T803">в</text:span><text:span text:style-name="T802"> названия</text:span><text:span text:style-name="T803">х</text:span><text:span text:style-name="T802"> горных цепей ставится </text:span><text:span text:style-name="T582">the</text:span><text:span text:style-name="T802">: </text:span><text:span text:style-name="T582">the Himalayas</text:span><text:span text:style-name="T802">.</text:span></text:p>
      <text:p text:style-name="P418"/>
      <text:p text:style-name="P1102"><text:span text:style-name="T741">Артикль </text:span><text:span text:style-name="T535">the</text:span><text:span text:style-name="T741"> не нужен с прилагательными, образованными от частей света или когда часть света указана вместе с названием страны: </text:span><text:span text:style-name="T535">North America, Eastern Europe.</text:span></text:p>
      <text:p text:style-name="P421"/>
      <text:p text:style-name="P1102"><text:span text:style-name="T741">Артикль </text:span><text:span text:style-name="T535">the</text:span><text:span text:style-name="T741"> не нужен в названиях улиц, дорог, скверов, парков:</text:span></text:p>
      <text:p text:style-name="P145">Fifth Avenue (5я Авеню), Broadway, Times Square.</text:p>
      <text:p text:style-name="P418"/>
      <text:p text:style-name="P991"><text:span text:style-name="T802">А</text:span><text:span text:style-name="T805">ртикль </text:span><text:span text:style-name="T584">the</text:span><text:span text:style-name="T805"> нужен в названиях водных объектов (океан, море, река, канал): </text:span><text:span text:style-name="T584">the Thames River, the Amazon (Амазонка), the Pacific (Тихий океан), the Baltic Sea. </text:span><text:span text:style-name="T804">Но с названиями озер он </text:span></text:p>
      <text:p text:style-name="P991"><text:span text:style-name="T804">не используется: </text:span><text:span text:style-name="T583">Lake Superior (Верхнее озеро).</text:span></text:p>
      <text:p text:style-name="P423"/>
      <text:p text:style-name="P419">Также <text:span text:style-name="T460">the</text:span> нужен в названиях частей света: <text:span text:style-name="T460">the north, the south, the east, the west</text:span>.</text:p>
      <text:p text:style-name="P142">We should go to the north — Нам нужно идти на север.</text:p>
      <text:p text:style-name="P420"/>
      <text:p text:style-name="P991"><text:span text:style-name="T811">Следует</text:span><text:span text:style-name="T812"> </text:span><text:span text:style-name="T811">знать</text:span><text:span text:style-name="T812">, что на картах не печатают артикль </text:span><text:span text:style-name="T588">the</text:span><text:span text:style-name="T812">, даже когда он нужен.</text:span></text:p>
      <text:p text:style-name="P420"/>
      <text:p text:style-name="P443">Артикли в других названиях</text:p>
      <text:p text:style-name="P420"/>
      <text:p text:style-name="P422">Артикль не ставится в названиях административных зданий или комплексов из 2х слов.</text:p>
      <text:p text:style-name="P144"/>
      <text:p text:style-name="P144">Cambridge University, JFK Airport, Buckingham Palace.</text:p>
      <text:p text:style-name="P144">(порядок слов: сначала уникальное название, а затем категория <text:s/>объекта).</text:p>
      <text:p text:style-name="P422"/>
      <text:p text:style-name="P992"><text:span text:style-name="T806">Артикль </text:span><text:span text:style-name="T585">the</text:span><text:span text:style-name="T806"> ставится в названиях отелей, театров, галерей, а также в названиях всемирно известных зданий:</text:span><text:span text:style-name="T585"> the Hilton Hotel, the Red Lion (бар), the White House.</text:span></text:p>
      <text:p text:style-name="P422"/>
      <text:p text:style-name="P1103"><text:span text:style-name="T741">В названиях, где присутствует предлог </text:span><text:span text:style-name="T535">of</text:span><text:span text:style-name="T741">, артикль </text:span><text:span text:style-name="T535">the</text:span><text:span text:style-name="T741"> ставится всегда: </text:span></text:p>
      <text:p text:style-name="P144">the Bank of England, the Great Wall of China, the Tower of London.</text:p>
      <text:p text:style-name="P422"/>
      <text:p text:style-name="P445">Какой артикль выбрать</text:p>
      <text:p text:style-name="P424"/>
      <text:p text:style-name="P993"><text:span text:style-name="T807">Мысленно предсавить перед существительным слово «один», «один такой (</text:span><text:span text:style-name="T808">прикольный</text:span><text:span text:style-name="T807">)», </text:span></text:p>
      <text:p text:style-name="P993"><text:span text:style-name="T807">«один из» и т. д. Если логика предложения не нарушена, то скорее всего нужен </text:span><text:span text:style-name="T586">a/an</text:span><text:span text:style-name="T807">.</text:span></text:p>
      <text:p text:style-name="P424"/>
      <text:p text:style-name="P146">I`ve got a window in my room — У меня в комнате есть окно. (обычное окно, каких много)</text:p>
      <text:p text:style-name="P424"/>
      <text:p text:style-name="P993"><text:span text:style-name="T807">Мысленно представить перед существительным слова: </text:span><text:span text:style-name="T586">this, that, these, those</text:span><text:span text:style-name="T807"> или «тот самый», «именно тот», «конкретное этот» и т. д. Если смысл предложения в целом не изменился, </text:span></text:p>
      <text:p text:style-name="P993"><text:span text:style-name="T807">то можно ставить </text:span><text:span text:style-name="T586">the</text:span><text:span text:style-name="T807">.</text:span></text:p>
      <text:p text:style-name="P424"/>
      <text:p text:style-name="P146">Look at the window. It`s broken — Посмотри на окно. Оно разбито. (посмотри на это конкретное окно, именно оно разбито).</text:p>
      <text:p text:style-name="P424"/>
      <text:p text:style-name="P425"/>
      <text:p text:style-name="P1179">Прилагательное. Adjective</text:p>
      <text:p text:style-name="P425"/>
      <text:p text:style-name="P995"><text:span text:style-name="T814">Ч</text:span><text:span text:style-name="T813">асть речи, которая описывает качества и свойства объектов, и отвечает на вопрос «какой?».</text:span></text:p>
      <text:p text:style-name="P426"/>
      <text:p text:style-name="P996"><text:span text:style-name="T813">П</text:span><text:span text:style-name="T814">рилагательное стоит перед существительным, но может появиться и без него если используется после глагола </text:span><text:span text:style-name="T589">be</text:span><text:span text:style-name="T814">. В этом случае </text:span><text:span text:style-name="T822">оно</text:span><text:span text:style-name="T814"> </text:span><text:span text:style-name="T822">обычно</text:span><text:span text:style-name="T814"> переводиться глаголом.</text:span></text:p>
      <text:p text:style-name="P427"/>
      <text:p text:style-name="P996"><text:span text:style-name="T814">Если перед прилагательным стоит артикль </text:span><text:span text:style-name="T589">the</text:span><text:span text:style-name="T814">, то оно </text:span><text:span text:style-name="T815">становится</text:span><text:span text:style-name="T814"> существительным.</text:span></text:p>
      <text:p text:style-name="P997"><text:span text:style-name="T814">Прилагательн</text:span><text:span text:style-name="T816">ые</text:span><text:span text:style-name="T814"> не меняется по родам, числам и падежам.</text:span></text:p>
      <text:p text:style-name="P427"/>
      <text:p text:style-name="P1105"><text:span text:style-name="T814">П</text:span><text:span text:style-name="T741">рилагательные делятся на 2 группы:</text:span></text:p>
      <text:p text:style-name="P429"/>
      <text:list xml:id="list210730326" text:style-name="L75">
        <text:list-item>
          <text:p text:style-name="P1256">оценочные прилагательные; они выражают личное мнение человека о предмете:</text:p>
          <text:p text:style-name="P1326">a funny cat — смешной кот (мнение, с которым можно не соглашаться)</text:p>
          <text:p text:style-name="P1256"/>
        </text:list-item>
        <text:list-item>
          <text:p text:style-name="P1256">фактовые прилагательные; они указывают на визуальную информацию, либо факты, </text:p>
          <text:p text:style-name="P1256">которые известны об объекте: размер, возраст, цвет, происхождение, состав и пр.:</text:p>
          <text:p text:style-name="P1326">a gray cat — серый кот (характеристика, которая не зависит от мнения)</text:p>
        </text:list-item>
      </text:list>
      <text:p text:style-name="P429"/>
      <text:p text:style-name="P429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29"/>
      <text:p text:style-name="P147">a gray funny cat (неправильно)</text:p>
      <text:p text:style-name="P147">a funny gray cat (правильно)</text:p>
      <text:p text:style-name="P429"/>
      <text:p text:style-name="P528"><text:span text:style-name="T818">Глаголы, после которых нужо </text:span><text:span text:style-name="T817">использ.</text:span><text:span text:style-name="T818"> прилагательн</text:span><text:span text:style-name="T817">ые</text:span><text:span text:style-name="T818">:</text:span></text:p>
      <text:list xml:id="list4294685019" text:style-name="L76">
        <text:list-item>
          <text:p text:style-name="P1257">be — быть;</text:p>
        </text:list-item>
        <text:list-item>
          <text:p text:style-name="P1257">get — становиться;</text:p>
        </text:list-item>
        <text:list-item>
          <text:p text:style-name="P1257">become — становиться;</text:p>
        </text:list-item>
        <text:list-item>
          <text:p text:style-name="P1257">seem — казаться;</text:p>
        </text:list-item>
        <text:list-item>
          <text:p text:style-name="P1257">look — выглядеть;</text:p>
        </text:list-item>
        <text:list-item>
          <text:p text:style-name="P1257">feel — чувствовать (себя);</text:p>
        </text:list-item>
        <text:list-item>
          <text:p text:style-name="P1257">sound — звучать;</text:p>
        </text:list-item>
        <text:list-item>
          <text:p text:style-name="P1336"><text:span text:style-name="T741">taste — </text:span><text:span text:style-name="T817">иметь вкус</text:span><text:span text:style-name="T741">;</text:span></text:p>
        </text:list-item>
        <text:list-item>
          <text:p text:style-name="P1336"><text:span text:style-name="T741">smell — </text:span><text:span text:style-name="T817">иметь запах</text:span><text:span text:style-name="T741">;</text:span></text:p>
        </text:list-item>
      </text:list>
      <text:p text:style-name="P429"/>
      <text:p text:style-name="P1000"><text:span text:style-name="T223">Обычно, в английском </text:span><text:span text:style-name="T224">языке </text:span><text:span text:style-name="T223">после глаголов стоят наречия. </text:span><text:span text:style-name="T225">Но даже если стоит прилагательное, то оно все равно будет перводится наречием (кроме случае с глаголом be).</text:span></text:p>
      <text:p text:style-name="P729"/>
      <text:p text:style-name="P738"><text:span text:style-name="T358">You look nice! </text:span><text:span text:style-name="T453">— </text:span><text:span text:style-name="T358">Ты прекрасно выглядишь!</text:span></text:p>
      <text:p text:style-name="P789">I feel bad — Я плохо себя чувствую.</text:p>
      <text:p text:style-name="P428"/>
      <text:p text:style-name="P1077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077"/>
      <text:p text:style-name="P1076"><text:span text:style-name="T358">He </text:span><text:span text:style-name="T838">looked at</text:span><text:span text:style-name="T358"> me angrily — Он посмотрел на меня злобно</text:span></text:p>
      <text:p text:style-name="P428"/>
      <text:p text:style-name="P446">Степени сравнения прилагательных</text:p>
      <text:p text:style-name="P432"/>
      <text:p text:style-name="P433">Их всего 2: сравнительная и превосходная.</text:p>
      <text:p text:style-name="P430"/>
      <text:p text:style-name="P998">Сравнительная степень нужна, когда сравниваются 2 альтернативы. Вторая альтернатива </text:p>
      <text:p text:style-name="P431"><text:soft-page-break/>не обязательно должна указываться напрямую. Она может подразумеваться.</text:p>
      <text:p text:style-name="P431"/>
      <text:p text:style-name="P434">Сравнительная степень образуется с помощью суффикса <text:span text:style-name="T460">-er</text:span> или слова <text:span text:style-name="T460">more</text:span>.</text:p>
      <text:p text:style-name="P434">Суффикс <text:span text:style-name="T460">-er</text:span> ставится, когда слово состоит из 1 слога, или 2х, но заканчивается на <text:span text:style-name="T460">-y</text:span>:</text:p>
      <text:p text:style-name="P434"/>
      <text:p text:style-name="P1041">small → smaller (маленький → еще меньше); </text:p>
      <text:p text:style-name="P1041">funny → funnier (смешной → смешнее);</text:p>
      <text:p text:style-name="P1049"/>
      <text:p text:style-name="P999"><text:span text:style-name="T932">Если сло</text:span><text:span text:style-name="T933">г</text:span><text:span text:style-name="T932"> с 1 гласной, после которой </text:span><text:span text:style-name="T933">1 </text:span><text:span text:style-name="T932">согласная, то эта согласная удваивается:</text:span></text:p>
      <text:p text:style-name="P1050"/>
      <text:p text:style-name="P1040">big → bigger (большой → больше);</text:p>
      <text:p text:style-name="P1040">hot → hotter (горячий → горячее);</text:p>
      <text:p text:style-name="P434"/>
      <text:p text:style-name="P1000"><text:span text:style-name="T823">С</text:span><text:span text:style-name="T820">лово </text:span><text:span text:style-name="T591">more</text:span><text:span text:style-name="T820"> </text:span><text:span text:style-name="T823">(более) ставится</text:span><text:span text:style-name="T820">, когда сло</text:span><text:span text:style-name="T821">в</text:span><text:span text:style-name="T820">о </text:span><text:span text:style-name="T822">состоит </text:span><text:span text:style-name="T820">из 2х и более слогов. </text:span></text:p>
      <text:p text:style-name="P999"><text:span text:style-name="T820">В этом случае суффикс </text:span><text:span text:style-name="T591">-er</text:span><text:span text:style-name="T820"> уже не </text:span><text:span text:style-name="T823">используется</text:span><text:span text:style-name="T829">:</text:span></text:p>
      <text:p text:style-name="P434"/>
      <text:p text:style-name="P1038">useful → more useful (полезный → более полезный)</text:p>
      <text:p text:style-name="P1039"><text:span text:style-name="T1099">i</text:span>nteresting → more interesting (интересный → более интересный)</text:p>
      <text:p text:style-name="P434"/>
      <text:p text:style-name="P1258">Есть прилагательные, для которых сравнительная степень образовывается и так и эдак:</text:p>
      <text:p text:style-name="P1042">quiet (тихий), clever (умный), narrow (узкий), simple (простой).</text:p>
      <text:p text:style-name="P1337"/>
      <text:p text:style-name="P1042">Be quiet<text:span text:style-name="T838">er</text:span>, please / Be <text:span text:style-name="T838">more</text:span> quiet, please — Веди себя <text:span text:style-name="T838">тише</text:span>, пожалуйста.</text:p>
      <text:p text:style-name="P434"/>
      <text:p text:style-name="P435"><text:span text:style-name="T942">П</text:span><text:span text:style-name="T914">ри сравнении двух прилагательных часто используется слово </text:span><text:span text:style-name="T920">than</text:span><text:span text:style-name="T914"> (чем).</text:span></text:p>
      <text:p text:style-name="P1338"/>
      <text:p text:style-name="P1045"><text:span text:style-name="T358">New York is </text:span><text:span text:style-name="T838">bigger than</text:span><text:span text:style-name="T358"> Manchester — Нью Йорк </text:span><text:span text:style-name="T838">больше, чем</text:span><text:span text:style-name="T358"> Манчестер.</text:span></text:p>
      <text:p text:style-name="P1001"><text:span text:style-name="T917">Apples are </text:span><text:span text:style-name="T919">testier than</text:span><text:span text:style-name="T917"> cherries — Яблоки </text:span><text:span text:style-name="T919">слаще</text:span><text:span text:style-name="T917"> вишен.</text:span></text:p>
      <text:p text:style-name="P1043"/>
      <text:p text:style-name="P1051"><text:span text:style-name="T819">Иногда после </text:span><text:span text:style-name="T590">than</text:span><text:span text:style-name="T819"> может идти местоимение в объектной форме (</text:span><text:span text:style-name="T590">me, you, him, her</text:span><text:span text:style-name="T819"> и т. д.).</text:span></text:p>
      <text:p text:style-name="P1001"><text:span text:style-name="T939">Сложность этой ситуации в том, </text:span><text:span text:style-name="T940">что при переводе</text:span><text:span text:style-name="T939"> местоимен. </text:span><text:span text:style-name="T934">будет </text:span><text:span text:style-name="T939">в именительном падеже.</text:span></text:p>
      <text:p text:style-name="P1338"/>
      <text:p text:style-name="P1045"><text:span text:style-name="T358">I`m more attentive </text:span><text:span text:style-name="T838">than him</text:span><text:span text:style-name="T358"> — Я внимательней, </text:span><text:span text:style-name="T838">чем он</text:span><text:span text:style-name="T358">.</text:span></text:p>
      <text:p text:style-name="P1042"/>
      <text:p text:style-name="P1001"><text:span text:style-name="T934">В качестве альтернативы</text:span><text:span text:style-name="T935"> </text:span><text:span text:style-name="T934">м</text:span><text:span text:style-name="T935">ожно поставить местоимение в начальной форме, а после </text:span></text:p>
      <text:p text:style-name="P1339">него вспомогательный или модальный глагол из первой части предложения.</text:p>
      <text:p text:style-name="P1044"/>
      <text:p text:style-name="P1046"><text:span text:style-name="T358">I am more attentive </text:span><text:span text:style-name="T838">than he is</text:span><text:span text:style-name="T358"> — Я внимательне, </text:span><text:span text:style-name="T838">чем он</text:span><text:span text:style-name="T358">.</text:span></text:p>
      <text:p text:style-name="P1044">I can jump higher <text:span text:style-name="T838">than he can</text:span> — Я прыгаю выше, <text:span text:style-name="T838">чем он</text:span>.</text:p>
      <text:p text:style-name="P434"/>
      <text:p text:style-name="P1002"><text:span text:style-name="T824">Прилагательн</text:span><text:span text:style-name="T825">ые</text:span><text:span text:style-name="T824"> в сравнительной степени </text:span><text:span text:style-name="T825">могут</text:span><text:span text:style-name="T824"> переводиться одинаково, будь он</text:span><text:span text:style-name="T825">и</text:span><text:span text:style-name="T824"> </text:span><text:span text:style-name="T936">с суффиксом </text:span><text:span text:style-name="T918">-er</text:span><text:span text:style-name="T936"> или с</text:span><text:span text:style-name="T937">о</text:span><text:span text:style-name="T936"> словом </text:span><text:span text:style-name="T918">more</text:span><text:span text:style-name="T936">. Тоже самое касается и </text:span><text:span text:style-name="T918">than</text:span><text:span text:style-name="T936"> </text:span><text:span text:style-name="T938">(см. внимательно примеры)</text:span><text:span text:style-name="T936">.</text:span></text:p>
      <text:p text:style-name="P1327"/>
      <text:p text:style-name="P223"><text:span text:style-name="T358">Превосходная степень </text:span><text:span text:style-name="T454">обозначает наивысшую степень качества, которая в русском соответствует усилительн</text:span><text:span text:style-name="T457">о</text:span><text:span text:style-name="T454">м</text:span><text:span text:style-name="T457">у</text:span><text:span text:style-name="T454"> суффикс</text:span><text:span text:style-name="T457">у</text:span><text:span text:style-name="T454"> </text:span><text:span text:style-name="T455">-ший</text:span><text:span text:style-name="T454"> или слову «самый».</text:span></text:p>
      <text:p text:style-name="P1259"/>
      <text:p text:style-name="P224"><text:span text:style-name="T358">Она используется, когда сравнивают 3 и более объектов. Общее количество может подразумеваться или выражаться местоимением </text:span><text:span text:style-name="T535">all</text:span><text:span text:style-name="T358"> или </text:span><text:span text:style-name="T535">every</text:span><text:span text:style-name="T358">.</text:span></text:p>
      <text:p text:style-name="P1260"/>
      <text:p text:style-name="P225"><text:span text:style-name="T358">Превосходная степень образуется по тем же правилам, что и сравнительная, только вместо суффикса </text:span><text:span text:style-name="T535">-er</text:span><text:span text:style-name="T358"> используется </text:span><text:span text:style-name="T535">-est</text:span><text:span text:style-name="T358">, а вместо слова more используется </text:span><text:span text:style-name="T535">-most</text:span><text:span text:style-name="T358"> (самый).</text:span></text:p>
      <text:p text:style-name="P1261"/>
      <text:p text:style-name="P1328"><text:soft-page-break/>strong → the strongest (сильный → сильнейший / самый сильный);</text:p>
      <text:p text:style-name="P1328">reasonable → the most reasonable (разумный → разумнейший / самый разумный);</text:p>
      <text:p text:style-name="P1262"/>
      <text:p text:style-name="P1003"><text:span text:style-name="T826">П</text:span><text:span text:style-name="T827">еред прилогательным </text:span><text:span text:style-name="T826">в превосходной степени</text:span><text:span text:style-name="T828"> </text:span><text:span text:style-name="T827">почти всегда </text:span><text:span text:style-name="T826">стоит</text:span><text:span text:style-name="T827"> артикль </text:span><text:span text:style-name="T592">the</text:span><text:span text:style-name="T827"> </text:span><text:span text:style-name="T826">(т. к. эта степень подчеркивает уникальность). А после прилагательного — 2 предлога: </text:span><text:span text:style-name="T593">in</text:span><text:span text:style-name="T826"> и </text:span><text:span text:style-name="T593">of</text:span><text:span text:style-name="T826">.</text:span></text:p>
      <text:p text:style-name="P1263"/>
      <text:p text:style-name="P1106"><text:span text:style-name="T741">Предлог </text:span><text:span text:style-name="T535">in</text:span><text:span text:style-name="T741"> указывает на место, или группу людей, в которых выделяется объект.</text:span></text:p>
      <text:p text:style-name="P1003"><text:span text:style-name="T826">А предлог </text:span><text:span text:style-name="T593">of</text:span><text:span text:style-name="T826"> — на период времени, в котором выделяется объект.</text:span></text:p>
      <text:p text:style-name="P1263"/>
      <text:p text:style-name="P98"><text:span text:style-name="T456">W</text:span><text:span text:style-name="T358">hat is the longest river in the world? — Какая самая длинная река в мире?</text:span></text:p>
      <text:p text:style-name="P1004"><text:span text:style-name="T594">It</text:span><text:span text:style-name="T595"> was the happiest day of </text:span><text:span text:style-name="T594">my</text:span><text:span text:style-name="T595"> life — </text:span><text:span text:style-name="T594">Это</text:span><text:span text:style-name="T595"> был самый счастливый день </text:span><text:span text:style-name="T594">в моей</text:span><text:span text:style-name="T595"> жизни.</text:span></text:p>
      <text:p text:style-name="P1262"/>
      <text:p text:style-name="P226"><text:span text:style-name="T358">Слова-исключения </text:span><text:span text:style-name="T458">с особой сравнительной и превосходной степен</text:span><text:span text:style-name="T459">ью</text:span><text:span text:style-name="T458">:</text:span></text:p>
      <text:p text:style-name="P1264"/>
      <text:p text:style-name="P1329">good → better → the best (хороший → лучше → самый лучший);</text:p>
      <text:p text:style-name="P1329">bad → worse → the worst (плохой → хуже → самый плохой);</text:p>
      <text:p text:style-name="P1329">far → farther → the farthest (далекий → дальше → самый далекий);</text:p>
      <text:p text:style-name="P1329"/>
      <text:p text:style-name="P1099">Наречие. Adverb</text:p>
      <text:p text:style-name="P1265"/>
      <text:p text:style-name="P1260"/>
      <text:p text:style-name="P117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26009398784">
          <table:table-cell table:style-name="Table7.A1" office:value-type="string">
            <text:p text:style-name="P1123"/>
          </table:table-cell>
          <table:table-cell table:style-name="Table7.A1" office:value-type="string">
            <text:p text:style-name="P1107">Past</text:p>
          </table:table-cell>
          <table:table-cell table:style-name="Table7.A1" office:value-type="string">
            <text:p text:style-name="P1107">Present</text:p>
          </table:table-cell>
          <table:table-cell table:style-name="Table7.D1" office:value-type="string">
            <text:p text:style-name="P1107">Future</text:p>
          </table:table-cell>
        </table:table-row>
        <table:table-row table:style-name="TableLine94326008511952">
          <table:table-cell table:style-name="Table7.A2" office:value-type="string">
            <text:p text:style-name="P1114">+</text:p>
          </table:table-cell>
          <table:table-cell table:style-name="Table7.A2" office:value-type="string">
            <text:p text:style-name="P1145">I/y<text:span text:style-name="T950">ou</text:span>/w<text:span text:style-name="T950">e</text:span>/t<text:span text:style-name="T950">hey</text:span>/he/she/it started</text:p>
          </table:table-cell>
          <table:table-cell table:style-name="Table7.A2" office:value-type="string">
            <text:p text:style-name="P1136">I/you/we/they start</text:p>
            <text:p text:style-name="P1136">He/she/it starts</text:p>
          </table:table-cell>
          <table:table-cell table:style-name="Table7.D2" office:value-type="string">
            <text:p text:style-name="P1148">I/y<text:span text:style-name="T950">ou</text:span>/w<text:span text:style-name="T950">e</text:span>/t<text:span text:style-name="T950">hey</text:span>/he/she/it </text:p>
            <text:p text:style-name="P1148">will start</text:p>
          </table:table-cell>
        </table:table-row>
        <table:table-row table:style-name="TableLine94326008670224">
          <table:table-cell table:style-name="Table7.A2" office:value-type="string">
            <text:p text:style-name="P1108">-</text:p>
          </table:table-cell>
          <table:table-cell table:style-name="Table7.A2" office:value-type="string">
            <text:p text:style-name="P1145">I/y<text:span text:style-name="T950">ou</text:span>/w<text:span text:style-name="T950">e</text:span>/t<text:span text:style-name="T950">hey</text:span>/he/she/it</text:p>
            <text:p text:style-name="P1145">didn`t start</text:p>
          </table:table-cell>
          <table:table-cell table:style-name="Table7.A2" office:value-type="string">
            <text:p text:style-name="P1136">I/you/we/they don`t start</text:p>
            <text:p text:style-name="P1136">He/she/it doesn`t start</text:p>
          </table:table-cell>
          <table:table-cell table:style-name="Table7.D2" office:value-type="string">
            <text:p text:style-name="P1148">I/y<text:span text:style-name="T950">ou</text:span>/w<text:span text:style-name="T950">e</text:span>/t<text:span text:style-name="T950">hey</text:span>/he/she/it</text:p>
            <text:p text:style-name="P1148">won`t start</text:p>
          </table:table-cell>
        </table:table-row>
        <table:table-row table:style-name="TableLine94326008683664">
          <table:table-cell table:style-name="Table7.A2" office:value-type="string">
            <text:p text:style-name="P1108">?</text:p>
          </table:table-cell>
          <table:table-cell table:style-name="Table7.A2" office:value-type="string">
            <text:p text:style-name="P1146">Did I/y<text:span text:style-name="T950">ou</text:span>/w<text:span text:style-name="T950">e</text:span>/t<text:span text:style-name="T950">hey</text:span>/he</text:p>
            <text:p text:style-name="P1146">/she/it start?</text:p>
          </table:table-cell>
          <table:table-cell table:style-name="Table7.A2" office:value-type="string">
            <text:p text:style-name="P1136">Do I/you/we/they start?</text:p>
            <text:p text:style-name="P1136">Does he/she/it start?</text:p>
          </table:table-cell>
          <table:table-cell table:style-name="Table7.D2" office:value-type="string">
            <text:p text:style-name="P1149">Will I/y<text:span text:style-name="T950">ou</text:span>/w<text:span text:style-name="T950">e</text:span>/t<text:span text:style-name="T950">hey</text:span>/he</text:p>
            <text:p text:style-name="P1149">/she/it start?</text:p>
          </table:table-cell>
        </table:table-row>
      </table:table>
      <text:p text:style-name="P186"/>
      <text:p text:style-name="P513"><text:span text:style-name="T709">Таблица времен группы Continu</text:span><text:span text:style-name="T710">ou</text:span><text:span text:style-name="T70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26008820832">
          <table:table-cell table:style-name="Table8.A1" office:value-type="string">
            <text:p text:style-name="P1135"/>
          </table:table-cell>
          <table:table-cell table:style-name="Table8.A1" office:value-type="string">
            <text:p text:style-name="P1107">Past</text:p>
          </table:table-cell>
          <table:table-cell table:style-name="Table8.A1" office:value-type="string">
            <text:p text:style-name="P1107">Present</text:p>
          </table:table-cell>
          <table:table-cell table:style-name="Table8.D1" office:value-type="string">
            <text:p text:style-name="P1107">Future</text:p>
          </table:table-cell>
        </table:table-row>
        <table:table-row table:style-name="TableLine94326009136736">
          <table:table-cell table:style-name="Table8.A2" office:value-type="string">
            <text:p text:style-name="P1108">+</text:p>
          </table:table-cell>
          <table:table-cell table:style-name="Table8.A2" office:value-type="string">
            <text:p text:style-name="P1147">I/<text:span text:style-name="T949">he/she/it</text:span> <text:span text:style-name="T949">was starting</text:span></text:p>
            <text:p text:style-name="P1147"><text:span text:style-name="T949">Y</text:span><text:span text:style-name="T950">ou</text:span><text:span text:style-name="T949">/w</text:span><text:span text:style-name="T950">e</text:span><text:span text:style-name="T949">/t</text:span><text:span text:style-name="T950">hey</text:span><text:span text:style-name="T949"> were starting</text:span></text:p>
          </table:table-cell>
          <table:table-cell table:style-name="Table8.A2" office:value-type="string">
            <text:p text:style-name="P1138">I am starting</text:p>
            <text:p text:style-name="P1139">He/she/it is starting</text:p>
            <text:p text:style-name="P1138">You/we/they are starting</text:p>
          </table:table-cell>
          <table:table-cell table:style-name="Table8.D2" office:value-type="string">
            <text:p text:style-name="P1123"/>
          </table:table-cell>
        </table:table-row>
        <table:table-row table:style-name="TableLine94326008675712">
          <table:table-cell table:style-name="Table8.A2" office:value-type="string">
            <text:p text:style-name="P1108">-</text:p>
          </table:table-cell>
          <table:table-cell table:style-name="Table8.A2" office:value-type="string">
            <text:p text:style-name="P1148">I/he/she/it wasn`t starting</text:p>
            <text:p text:style-name="P1148">Y<text:span text:style-name="T950">ou</text:span>/w<text:span text:style-name="T950">e</text:span>/t<text:span text:style-name="T950">hey</text:span> weren`t starting</text:p>
          </table:table-cell>
          <table:table-cell table:style-name="Table8.A2" office:value-type="string">
            <text:p text:style-name="P1138">I`m not starting</text:p>
            <text:p text:style-name="P1139">He/she/it isn`t starting</text:p>
            <text:p text:style-name="P1138">You/we/they aren`t starting</text:p>
          </table:table-cell>
          <table:table-cell table:style-name="Table8.D2" office:value-type="string">
            <text:p text:style-name="P1123"/>
          </table:table-cell>
        </table:table-row>
        <table:table-row table:style-name="TableLine94326009138800">
          <table:table-cell table:style-name="Table8.A2" office:value-type="string">
            <text:p text:style-name="P1108">?</text:p>
          </table:table-cell>
          <table:table-cell table:style-name="Table8.A2" office:value-type="string">
            <text:p text:style-name="P1148">Was I/he/she/it starting?</text:p>
            <text:p text:style-name="P1148">Were y<text:span text:style-name="T950">ou</text:span>/w<text:span text:style-name="T950">e</text:span>/t<text:span text:style-name="T950">hey</text:span> starting?</text:p>
          </table:table-cell>
          <table:table-cell table:style-name="Table8.A2" office:value-type="string">
            <text:p text:style-name="P1138">Am I starting?</text:p>
            <text:p text:style-name="P1139">Is he/she/it starting?</text:p>
            <text:p text:style-name="P1138">Are you/we/they starting?</text:p>
          </table:table-cell>
          <table:table-cell table:style-name="Table8.D2" office:value-type="string">
            <text:p text:style-name="P1123"/>
          </table:table-cell>
        </table:table-row>
      </table:table>
      <text:p text:style-name="P186"/>
      <text:p text:style-name="P188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26009214720">
          <table:table-cell table:style-name="Table9.A1" office:value-type="string">
            <text:p text:style-name="P1135"/>
          </table:table-cell>
          <table:table-cell table:style-name="Table9.A1" office:value-type="string">
            <text:p text:style-name="P1107">Past</text:p>
          </table:table-cell>
          <table:table-cell table:style-name="Table9.A1" office:value-type="string">
            <text:p text:style-name="P1107">Present</text:p>
          </table:table-cell>
          <table:table-cell table:style-name="Table9.D1" office:value-type="string">
            <text:p text:style-name="P1107">Future</text:p>
          </table:table-cell>
        </table:table-row>
        <table:table-row table:style-name="TableLine94326009394352">
          <table:table-cell table:style-name="Table9.A2" office:value-type="string">
            <text:p text:style-name="P1108">+</text:p>
          </table:table-cell>
          <table:table-cell table:style-name="Table9.A2" office:value-type="string">
            <text:p text:style-name="P1123"/>
          </table:table-cell>
          <table:table-cell table:style-name="Table9.A2" office:value-type="string">
            <text:p text:style-name="P1138">I/you/we/they have started</text:p>
            <text:p text:style-name="P1138">He/she/it has started</text:p>
          </table:table-cell>
          <table:table-cell table:style-name="Table9.D2" office:value-type="string">
            <text:p text:style-name="P1123"/>
          </table:table-cell>
        </table:table-row>
        <table:table-row table:style-name="TableLine94326009417040">
          <table:table-cell table:style-name="Table9.A2" office:value-type="string">
            <text:p text:style-name="P1108">-</text:p>
          </table:table-cell>
          <table:table-cell table:style-name="Table9.A2" office:value-type="string">
            <text:p text:style-name="P1123"/>
          </table:table-cell>
          <table:table-cell table:style-name="Table9.A2" office:value-type="string">
            <text:p text:style-name="P1138">I/y<text:span text:style-name="T901">ou</text:span>/w<text:span text:style-name="T901">e</text:span>/t<text:span text:style-name="T901">hey</text:span> haven`t started</text:p>
            <text:p text:style-name="P1138">He/she/it hasn`t started</text:p>
          </table:table-cell>
          <table:table-cell table:style-name="Table9.D2" office:value-type="string">
            <text:p text:style-name="P1123"/>
          </table:table-cell>
        </table:table-row>
        <table:table-row table:style-name="TableLine94326009458320">
          <table:table-cell table:style-name="Table9.A2" office:value-type="string">
            <text:p text:style-name="P1108">?</text:p>
          </table:table-cell>
          <table:table-cell table:style-name="Table9.A2" office:value-type="string">
            <text:p text:style-name="P1123"/>
          </table:table-cell>
          <table:table-cell table:style-name="Table9.A2" office:value-type="string">
            <text:p text:style-name="P1138">Have I/y<text:span text:style-name="T902">ou</text:span>/w<text:span text:style-name="T902">e</text:span>/t<text:span text:style-name="T902">hey</text:span> started?</text:p>
            <text:p text:style-name="P1138">Has he/she/it started?</text:p>
          </table:table-cell>
          <table:table-cell table:style-name="Table9.D2" office:value-type="string">
            <text:p text:style-name="P1123"/>
          </table:table-cell>
        </table:table-row>
      </table:table>
      <text:p text:style-name="P188"/>
      <text:p text:style-name="P189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26009453696">
          <table:table-cell table:style-name="Table1.A1" office:value-type="string">
            <text:p text:style-name="P1137"/>
          </table:table-cell>
          <table:table-cell table:style-name="Table1.A1" office:value-type="string">
            <text:p text:style-name="P1109">Past</text:p>
          </table:table-cell>
          <table:table-cell table:style-name="Table1.A1" office:value-type="string">
            <text:p text:style-name="P1109">Present</text:p>
          </table:table-cell>
          <table:table-cell table:style-name="Table1.D1" office:value-type="string">
            <text:p text:style-name="P1109">Future</text:p>
          </table:table-cell>
        </table:table-row>
        <table:table-row table:style-name="TableLine94326009630304">
          <table:table-cell table:style-name="Table1.A2" office:value-type="string">
            <text:p text:style-name="P1109">+</text:p>
          </table:table-cell>
          <table:table-cell table:style-name="Table1.A2" office:value-type="string">
            <text:p text:style-name="P1124"/>
          </table:table-cell>
          <table:table-cell table:style-name="Table1.A2" office:value-type="string">
            <text:p text:style-name="P1144">I/y<text:span text:style-name="T950">ou</text:span>/w<text:span text:style-name="T950">e</text:span>/t<text:span text:style-name="T950">hey</text:span> have been starting</text:p>
            <text:p text:style-name="P1144">He/she/it has been starting</text:p>
          </table:table-cell>
          <table:table-cell table:style-name="Table1.D2" office:value-type="string">
            <text:p text:style-name="P1124"/>
          </table:table-cell>
        </table:table-row>
        <table:table-row table:style-name="TableLine94326009637440">
          <table:table-cell table:style-name="Table1.A2" office:value-type="string">
            <text:p text:style-name="P1109">-</text:p>
          </table:table-cell>
          <table:table-cell table:style-name="Table1.A2" office:value-type="string">
            <text:p text:style-name="P1124"/>
          </table:table-cell>
          <table:table-cell table:style-name="Table1.A2" office:value-type="string">
            <text:p text:style-name="P1144">I/y<text:span text:style-name="T950">ou</text:span>/w<text:span text:style-name="T950">e</text:span>/t<text:span text:style-name="T950">hey</text:span> haven`t been starting</text:p>
            <text:p text:style-name="P1144">He/she/it hasn`t been starting</text:p>
          </table:table-cell>
          <table:table-cell table:style-name="Table1.D2" office:value-type="string">
            <text:p text:style-name="P1124"/>
          </table:table-cell>
        </table:table-row>
        <table:table-row table:style-name="TableLine94326009681440">
          <table:table-cell table:style-name="Table1.A2" office:value-type="string">
            <text:p text:style-name="P1109">?</text:p>
          </table:table-cell>
          <table:table-cell table:style-name="Table1.A2" office:value-type="string">
            <text:p text:style-name="P1124"/>
          </table:table-cell>
          <table:table-cell table:style-name="Table1.A2" office:value-type="string">
            <text:p text:style-name="P1144">Have I/y<text:span text:style-name="T950">ou</text:span>/w<text:span text:style-name="T950">e</text:span>/t<text:span text:style-name="T950">hey</text:span> been starting?</text:p>
            <text:p text:style-name="P1144">Has he/she/it been starting?</text:p>
          </table:table-cell>
          <table:table-cell table:style-name="Table1.D2" office:value-type="string">
            <text:p text:style-name="P1124"/>
          </table:table-cell>
        </table:table-row>
      </table:table>
      <text:p text:style-name="P1171"><text:span text:style-name="T626">Таблица </text:span><text:span text:style-name="T638">форм </text:span><text:span text:style-name="T626">пассивно</text:span><text:span text:style-name="T639">го</text:span><text:span text:style-name="T626"> залог</text:span><text:span text:style-name="T639">а</text:span><text:span text:style-name="T62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326009725280">
          <table:table-cell table:style-name="Table4.A1" office:value-type="string">
            <text:p text:style-name="P1126"/>
          </table:table-cell>
          <table:table-cell table:style-name="Table4.A1" office:value-type="string">
            <text:p text:style-name="P1118">Past</text:p>
          </table:table-cell>
          <table:table-cell table:style-name="Table4.A1" office:value-type="string">
            <text:p text:style-name="P1118">Present</text:p>
          </table:table-cell>
          <table:table-cell table:style-name="Table4.D1" office:value-type="string">
            <text:p text:style-name="P1118">Future</text:p>
          </table:table-cell>
        </table:table-row>
        <table:table-row table:style-name="TableLine94326010217920">
          <table:table-cell table:style-name="Table4.A2" office:value-type="string">
            <text:p text:style-name="P1119">Simple</text:p>
          </table:table-cell>
          <table:table-cell table:style-name="Table4.A2" office:value-type="string">
            <text:p text:style-name="P1126"><text:span text:style-name="T978">I/</text:span><text:span text:style-name="T979">he/she/it</text:span><text:span text:style-name="T978"> </text:span><text:span text:style-name="T979">was</text:span><text:span text:style-name="T978"> </text:span><text:span text:style-name="T211">taught</text:span></text:p>
            <text:p text:style-name="P1156">You/we/they were <text:span text:style-name="T211">taught</text:span></text:p>
          </table:table-cell>
          <table:table-cell table:style-name="Table4.A2" office:value-type="string">
            <text:p text:style-name="P1157">I am <text:span text:style-name="T211">taught</text:span></text:p>
            <text:p text:style-name="P1156">He/she/it is <text:span text:style-name="T211">taught</text:span></text:p>
            <text:p text:style-name="P1156">You/we/the<text:span text:style-name="T980">y</text:span> are <text:span text:style-name="T211">taught</text:span></text:p>
          </table:table-cell>
          <table:table-cell table:style-name="Table4.D2" office:value-type="string">
            <text:p text:style-name="P1155">I/you/we/they/he/she/it</text:p>
            <text:p text:style-name="P1155">will be <text:span text:style-name="T211">taught</text:span></text:p>
          </table:table-cell>
        </table:table-row>
        <table:table-row table:style-name="TableLine94326010297040">
          <table:table-cell table:style-name="Table4.A2" office:value-type="string">
            <text:p text:style-name="P1119">Contin.</text:p>
          </table:table-cell>
          <table:table-cell table:style-name="Table4.A2" office:value-type="string">
            <text:p text:style-name="P1126"><text:span text:style-name="T980">I/he/she/it was being </text:span><text:span text:style-name="T211">taught</text:span></text:p>
            <text:p text:style-name="P1126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155">I am being <text:span text:style-name="T211">taught</text:span></text:p>
            <text:p text:style-name="P1155"><text:span text:style-name="T211">H</text:span><text:span text:style-name="T150">e/she/it is being taught</text:span></text:p>
            <text:p text:style-name="P1156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155">— </text:p>
          </table:table-cell>
        </table:table-row>
        <table:table-row table:style-name="TableLine94326010363376">
          <table:table-cell table:style-name="Table4.A2" office:value-type="string">
            <text:p text:style-name="P1119">Perfect</text:p>
          </table:table-cell>
          <table:table-cell table:style-name="Table4.A2" office:value-type="string">
            <text:p text:style-name="P1126"><text:span text:style-name="T981">I/you/we/they/</text:span><text:span text:style-name="T214">he/she/it</text:span><text:span text:style-name="T981"> </text:span></text:p>
            <text:p text:style-name="P1126"><text:span text:style-name="T981">had been </text:span><text:span text:style-name="T211">taught</text:span></text:p>
          </table:table-cell>
          <table:table-cell table:style-name="Table4.A2" office:value-type="string">
            <text:p text:style-name="P1158">I/you/we/they have been <text:span text:style-name="T211">taught</text:span></text:p>
            <text:p text:style-name="P1158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126"><text:span text:style-name="T981">I/you/we/they/</text:span><text:span text:style-name="T214">he/she/it</text:span><text:span text:style-name="T981"> </text:span></text:p>
            <text:p text:style-name="P1126"><text:span text:style-name="T981">will have been </text:span><text:span text:style-name="T211">taught</text:span></text:p>
          </table:table-cell>
        </table:table-row>
      </table:table>
      <text:p text:style-name="P252"/>
      <text:p text:style-name="P518"><text:span text:style-name="T626">Таблица </text:span><text:span text:style-name="T627">форм</text:span><text:span text:style-name="T626"> глагола </text:span><text:span text:style-name="T636">b</text:span><text:span text:style-name="T62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26010479536">
          <table:table-cell table:style-name="Table5.A1" office:value-type="string">
            <text:p text:style-name="P1113">Подлежащее</text:p>
          </table:table-cell>
          <table:table-cell table:style-name="Table5.A1" office:value-type="string">
            <text:p text:style-name="P1110">Past</text:p>
          </table:table-cell>
          <table:table-cell table:style-name="Table5.A1" office:value-type="string">
            <text:p text:style-name="P1110">Present</text:p>
          </table:table-cell>
          <table:table-cell table:style-name="Table5.D1" office:value-type="string">
            <text:p text:style-name="P1110">Future</text:p>
          </table:table-cell>
        </table:table-row>
        <table:table-row table:style-name="TableLine94326010641680">
          <table:table-cell table:style-name="Table5.A2" office:value-type="string">
            <text:p text:style-name="P1143">I</text:p>
          </table:table-cell>
          <table:table-cell table:style-name="Table5.A2" office:value-type="string">
            <text:p text:style-name="P1144">was</text:p>
          </table:table-cell>
          <table:table-cell table:style-name="Table5.A2" office:value-type="string">
            <text:p text:style-name="P1140">am</text:p>
          </table:table-cell>
          <table:table-cell table:style-name="Table5.D2" office:value-type="string">
            <text:p text:style-name="P1150">will be</text:p>
          </table:table-cell>
        </table:table-row>
        <table:table-row table:style-name="TableLine94326010652240">
          <table:table-cell table:style-name="Table5.A2" office:value-type="string">
            <text:p text:style-name="P1142">he/she/<text:span text:style-name="T909">it</text:span></text:p>
          </table:table-cell>
          <table:table-cell table:style-name="Table5.A2" office:value-type="string">
            <text:p text:style-name="P1144">was</text:p>
          </table:table-cell>
          <table:table-cell table:style-name="Table5.A2" office:value-type="string">
            <text:p text:style-name="P1141">is</text:p>
          </table:table-cell>
          <table:table-cell table:style-name="Table5.D2" office:value-type="string">
            <text:p text:style-name="P1150">will be</text:p>
          </table:table-cell>
        </table:table-row>
        <table:table-row table:style-name="TableLine94326010646624">
          <table:table-cell table:style-name="Table5.A2" office:value-type="string">
            <text:p text:style-name="P1142">you/we/they</text:p>
          </table:table-cell>
          <table:table-cell table:style-name="Table5.A2" office:value-type="string">
            <text:p text:style-name="P1144">were</text:p>
          </table:table-cell>
          <table:table-cell table:style-name="Table5.A2" office:value-type="string">
            <text:p text:style-name="P1141">are</text:p>
          </table:table-cell>
          <table:table-cell table:style-name="Table5.D2" office:value-type="string">
            <text:p text:style-name="P1150">will be</text:p>
          </table:table-cell>
        </table:table-row>
      </table:table>
      <text:p text:style-name="P249"/>
      <text:p text:style-name="P249">Таблица модальных глаголов:</text:p>
      <table:table table:name="Table2" table:style-name="Table2">
        <table:table-column table:style-name="Table2.A" table:number-columns-repeated="3"/>
        <table:table-row table:style-name="TableLine94326010692464">
          <table:table-cell table:style-name="Table2.A1" office:value-type="string">
            <text:p text:style-name="P1116">Глагол</text:p>
          </table:table-cell>
          <table:table-cell table:style-name="Table2.A1" office:value-type="string">
            <text:p text:style-name="P1125"><text:span text:style-name="T841">З</text:span><text:span text:style-name="T842">начение</text:span></text:p>
          </table:table-cell>
          <table:table-cell table:style-name="Table2.C1" office:value-type="string">
            <text:p text:style-name="P1125"><text:span text:style-name="T841">В</text:span><text:span text:style-name="T842">рем</text:span><text:span text:style-name="T841">я</text:span></text:p>
          </table:table-cell>
        </table:table-row>
        <table:table-row table:style-name="TableLine94326011054448">
          <table:table-cell table:style-name="Table2.A2" office:value-type="string">
            <text:p text:style-name="P1151">can</text:p>
          </table:table-cell>
          <table:table-cell table:style-name="Table2.A2" office:value-type="string">
            <text:p text:style-name="P1151">могу, умею, смогу;</text:p>
            <text:p text:style-name="P1151">(часто используется в просьбах и предложениях)</text:p>
          </table:table-cell>
          <table:table-cell table:style-name="Table2.C2" office:value-type="string">
            <text:p text:style-name="P1151">настоящее и будущее</text:p>
          </table:table-cell>
        </table:table-row>
        <table:table-row table:style-name="TableLine94326011065712">
          <table:table-cell table:style-name="Table2.A2" office:value-type="string">
            <text:p text:style-name="P1151">could</text:p>
          </table:table-cell>
          <table:table-cell table:style-name="Table2.A2" office:value-type="string">
            <text:p text:style-name="P1151">мог, умел</text:p>
          </table:table-cell>
          <table:table-cell table:style-name="Table2.C2" office:value-type="string">
            <text:p text:style-name="P1151">прошедшее</text:p>
          </table:table-cell>
        </table:table-row>
        <table:table-row table:style-name="TableLine94326011078192">
          <table:table-cell table:style-name="Table2.A2" office:value-type="string">
            <text:p text:style-name="P1151">might, may</text:p>
          </table:table-cell>
          <table:table-cell table:style-name="Table2.A2" office:value-type="string">
            <text:p text:style-name="P1151">может быть, мог бы, возможно, наверное</text:p>
          </table:table-cell>
          <table:table-cell table:style-name="Table2.C2" office:value-type="string">
            <text:p text:style-name="P1151">настоящее и будущие</text:p>
          </table:table-cell>
        </table:table-row>
        <table:table-row table:style-name="TableLine94326011085632">
          <table:table-cell table:style-name="Table2.A2" office:value-type="string">
            <text:p text:style-name="P1151">must</text:p>
          </table:table-cell>
          <table:table-cell table:style-name="Table2.A2" office:value-type="string">
            <text:p text:style-name="P1151">должен, обязан, нужно, запрет, нельзя</text:p>
          </table:table-cell>
          <table:table-cell table:style-name="Table2.C2" office:value-type="string">
            <text:p text:style-name="P1151">настоящее</text:p>
          </table:table-cell>
        </table:table-row>
        <table:table-row table:style-name="TableLine94326011105440">
          <table:table-cell table:style-name="Table2.A2" office:value-type="string">
            <text:p text:style-name="P1151">should</text:p>
          </table:table-cell>
          <table:table-cell table:style-name="Table2.A2" office:value-type="string">
            <text:p text:style-name="P1151">следует сделать, следовало бы сделать; (совет)</text:p>
          </table:table-cell>
          <table:table-cell table:style-name="Table2.C2" office:value-type="string">
            <text:p text:style-name="P1151">настоящее и будущие</text:p>
          </table:table-cell>
        </table:table-row>
        <table:table-row table:style-name="TableLine94326011112240">
          <table:table-cell table:style-name="Table2.A2" office:value-type="string">
            <text:p text:style-name="P1151">would</text:p>
          </table:table-cell>
          <table:table-cell table:style-name="Table2.A2" office:value-type="string">
            <text:p text:style-name="P1151">частица «бы», предложение услуги, привычка прошлого</text:p>
          </table:table-cell>
          <table:table-cell table:style-name="Table2.C2" office:value-type="string">
            <text:p text:style-name="P1151">настоящее, прошедшее, будущие</text:p>
          </table:table-cell>
        </table:table-row>
      </table:table>
      <text:p text:style-name="P250"/>
      <text:p text:style-name="P2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26011119248">
          <table:table-cell table:style-name="Table3.A1" office:value-type="string">
            <text:p text:style-name="P1117">Конструкция</text:p>
          </table:table-cell>
          <table:table-cell table:style-name="Table3.A1" office:value-type="string">
            <text:p text:style-name="P1117">Значение</text:p>
          </table:table-cell>
          <table:table-cell table:style-name="Table3.C1" office:value-type="string">
            <text:p text:style-name="P1117">Время</text:p>
          </table:table-cell>
        </table:table-row>
        <table:table-row table:style-name="TableLine94326011154512">
          <table:table-cell table:style-name="Table3.A2" office:value-type="string">
            <text:p text:style-name="P1152">be able to</text:p>
          </table:table-cell>
          <table:table-cell table:style-name="Table3.A2" office:value-type="string">
            <text:p text:style-name="P1152">могу (близко к can)</text:p>
          </table:table-cell>
          <table:table-cell table:style-name="Table3.C2" office:value-type="string">
            <text:p text:style-name="P1152">be меняется по временам</text:p>
          </table:table-cell>
        </table:table-row>
        <table:table-row table:style-name="TableLine94326011191024">
          <table:table-cell table:style-name="Table3.A2" office:value-type="string">
            <text:p text:style-name="P1152">have to</text:p>
          </table:table-cell>
          <table:table-cell table:style-name="Table3.A2" office:value-type="string">
            <text:p text:style-name="P1152">должен (близко к must)</text:p>
          </table:table-cell>
          <table:table-cell table:style-name="Table3.C2" office:value-type="string">
            <text:p text:style-name="P1152">have меняется по временам</text:p>
          </table:table-cell>
        </table:table-row>
        <table:table-row table:style-name="TableLine94326011195376">
          <table:table-cell table:style-name="Table3.A2" office:value-type="string">
            <text:p text:style-name="P1152">used to</text:p>
          </table:table-cell>
          <table:table-cell table:style-name="Table3.A2" office:value-type="string">
            <text:p text:style-name="P1152">делал раньше, имел привычку делать (близко к would)</text:p>
          </table:table-cell>
          <table:table-cell table:style-name="Table3.C2" office:value-type="string">
            <text:p text:style-name="P1152">всегда стоит в прошедшем;</text:p>
            <text:p text:style-name="P1152">меняется как Past Simple</text:p>
          </table:table-cell>
        </table:table-row>
      </table:table>
      <text:p text:style-name="P251"/>
      <text:p text:style-name="P258"/>
      <text:p text:style-name="P1172"><text:span text:style-name="T404">Таблица </text:span><text:span text:style-name="T421">личны</text:span><text:span text:style-name="T422">х</text:span><text:span text:style-name="T421"> и притяжательных </text:span><text:span text:style-name="T40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26011218176">
          <table:table-cell table:style-name="Table11.A1" table:number-columns-spanned="2" office:value-type="string">
            <text:p text:style-name="P1121">Личные местоимения</text:p>
          </table:table-cell>
          <table:covered-table-cell/>
          <table:table-cell table:style-name="Table11.C1" table:number-columns-spanned="2" office:value-type="string">
            <text:p text:style-name="P1121">Притяжательные местоимения</text:p>
          </table:table-cell>
          <table:covered-table-cell/>
        </table:table-row>
        <table:table-row table:style-name="TableLine94326011305360">
          <table:table-cell table:style-name="Table11.A2" office:value-type="string">
            <text:p text:style-name="P1127"><text:span text:style-name="T1064">и</text:span><text:span text:style-name="T1058">менительный падеж</text:span></text:p>
            <text:p text:style-name="P1162"><text:span text:style-name="T1061">(</text:span>кто/что<text:span text:style-name="T1061">)</text:span></text:p>
          </table:table-cell>
          <table:table-cell table:style-name="Table11.A2" office:value-type="string">
            <text:p text:style-name="P1127"><text:span text:style-name="T1064">о</text:span><text:span text:style-name="T1058">бъектный падеж</text:span></text:p>
            <text:p text:style-name="P1162"><text:span text:style-name="T1061">(</text:span>кого, <text:span text:style-name="T1061">к</text:span>ому, кем<text:span text:style-name="T1061">)</text:span></text:p>
          </table:table-cell>
          <table:table-cell table:style-name="Table11.A2" office:value-type="string">
            <text:p text:style-name="P1161"><text:span text:style-name="T1061">с</text:span> существительным</text:p>
            <text:p text:style-name="P1163">(чей)</text:p>
          </table:table-cell>
          <table:table-cell table:style-name="Table11.D2" office:value-type="string">
            <text:p text:style-name="P1127"><text:span text:style-name="T1061">о</text:span><text:span text:style-name="T1058">тдельно</text:span></text:p>
            <text:p text:style-name="P1163">(чей)</text:p>
          </table:table-cell>
        </table:table-row>
        <table:table-row table:style-name="TableLine94326011311312">
          <table:table-cell table:style-name="Table11.A2" office:value-type="string">
            <text:p text:style-name="P1166">I</text:p>
          </table:table-cell>
          <table:table-cell table:style-name="Table11.A2" office:value-type="string">
            <text:p text:style-name="P1166">me</text:p>
          </table:table-cell>
          <table:table-cell table:style-name="Table11.A2" office:value-type="string">
            <text:p text:style-name="P1164">my</text:p>
          </table:table-cell>
          <table:table-cell table:style-name="Table11.D2" office:value-type="string">
            <text:p text:style-name="P1164">mine</text:p>
          </table:table-cell>
        </table:table-row>
        <table:table-row table:style-name="TableLine94326011330528">
          <table:table-cell table:style-name="Table11.A2" office:value-type="string">
            <text:p text:style-name="P1166">you</text:p>
          </table:table-cell>
          <table:table-cell table:style-name="Table11.A2" office:value-type="string">
            <text:p text:style-name="P1166">you</text:p>
          </table:table-cell>
          <table:table-cell table:style-name="Table11.A2" office:value-type="string">
            <text:p text:style-name="P1164">your</text:p>
          </table:table-cell>
          <table:table-cell table:style-name="Table11.D2" office:value-type="string">
            <text:p text:style-name="P1164">yours</text:p>
          </table:table-cell>
        </table:table-row>
        <table:table-row table:style-name="TableLine94326011339856">
          <table:table-cell table:style-name="Table11.A2" office:value-type="string">
            <text:p text:style-name="P1166">he</text:p>
          </table:table-cell>
          <table:table-cell table:style-name="Table11.A2" office:value-type="string">
            <text:p text:style-name="P1166">him</text:p>
          </table:table-cell>
          <table:table-cell table:style-name="Table11.A2" office:value-type="string">
            <text:p text:style-name="P1164">his</text:p>
          </table:table-cell>
          <table:table-cell table:style-name="Table11.D2" office:value-type="string">
            <text:p text:style-name="P1165">his</text:p>
          </table:table-cell>
        </table:table-row>
        <table:table-row table:style-name="TableLine94326011346784">
          <table:table-cell table:style-name="Table11.A2" office:value-type="string">
            <text:p text:style-name="P1166">she</text:p>
          </table:table-cell>
          <table:table-cell table:style-name="Table11.A2" office:value-type="string">
            <text:p text:style-name="P1164">her</text:p>
          </table:table-cell>
          <table:table-cell table:style-name="Table11.A2" office:value-type="string">
            <text:p text:style-name="P1164">her</text:p>
          </table:table-cell>
          <table:table-cell table:style-name="Table11.D2" office:value-type="string">
            <text:p text:style-name="P1164">hers</text:p>
          </table:table-cell>
        </table:table-row>
        <table:table-row table:style-name="TableLine94326011350432">
          <table:table-cell table:style-name="Table11.A2" office:value-type="string">
            <text:p text:style-name="P1166">it</text:p>
          </table:table-cell>
          <table:table-cell table:style-name="Table11.A2" office:value-type="string">
            <text:p text:style-name="P1164">it</text:p>
          </table:table-cell>
          <table:table-cell table:style-name="Table11.A2" office:value-type="string">
            <text:p text:style-name="P1164">its</text:p>
          </table:table-cell>
          <table:table-cell table:style-name="Table11.D2" office:value-type="string">
            <text:p text:style-name="P1165">its</text:p>
          </table:table-cell>
        </table:table-row>
        <table:table-row table:style-name="TableLine94326011354048">
          <table:table-cell table:style-name="Table11.A2" office:value-type="string">
            <text:p text:style-name="P1166">we</text:p>
          </table:table-cell>
          <table:table-cell table:style-name="Table11.A2" office:value-type="string">
            <text:p text:style-name="P1164">us</text:p>
          </table:table-cell>
          <table:table-cell table:style-name="Table11.A2" office:value-type="string">
            <text:p text:style-name="P1164">our</text:p>
          </table:table-cell>
          <table:table-cell table:style-name="Table11.D2" office:value-type="string">
            <text:p text:style-name="P1164">ours</text:p>
          </table:table-cell>
        </table:table-row>
        <table:table-row table:style-name="TableLine94326011358352">
          <table:table-cell table:style-name="Table11.A2" office:value-type="string">
            <text:p text:style-name="P1166">they</text:p>
          </table:table-cell>
          <table:table-cell table:style-name="Table11.A2" office:value-type="string">
            <text:p text:style-name="P1164">them</text:p>
          </table:table-cell>
          <table:table-cell table:style-name="Table11.A2" office:value-type="string">
            <text:p text:style-name="P1164">their</text:p>
          </table:table-cell>
          <table:table-cell table:style-name="Table11.D2" office:value-type="string">
            <text:p text:style-name="P1164">theirs</text:p>
          </table:table-cell>
        </table:table-row>
      </table:table>
      <text:p text:style-name="P259"/>
      <text:p text:style-name="P372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26011361392">
          <table:table-cell table:style-name="Table12.A1" office:value-type="string">
            <text:p text:style-name="P1115"/>
          </table:table-cell>
          <table:table-cell table:style-name="Table12.A1" office:value-type="string">
            <text:p text:style-name="P1122">body/one</text:p>
          </table:table-cell>
          <table:table-cell table:style-name="Table12.A1" office:value-type="string">
            <text:p text:style-name="P1122">thing</text:p>
          </table:table-cell>
          <table:table-cell table:style-name="Table12.D1" office:value-type="string">
            <text:p text:style-name="P1122">where</text:p>
          </table:table-cell>
        </table:table-row>
        <table:table-row table:style-name="TableLine94326011383664">
          <table:table-cell table:style-name="Table12.A2" office:value-type="string">
            <text:p text:style-name="P1122">some </text:p>
          </table:table-cell>
          <table:table-cell table:style-name="Table12.A2" office:value-type="string">
            <text:p text:style-name="P1167">somebody/someone (кто-то)</text:p>
          </table:table-cell>
          <table:table-cell table:style-name="Table12.A2" office:value-type="string">
            <text:p text:style-name="P1167">something </text:p>
            <text:p text:style-name="P1167">(что-то)</text:p>
          </table:table-cell>
          <table:table-cell table:style-name="Table12.D2" office:value-type="string">
            <text:p text:style-name="P1167">somewhere </text:p>
            <text:p text:style-name="P1167">(где-то)</text:p>
          </table:table-cell>
        </table:table-row>
        <table:table-row table:style-name="TableLine94326011400080">
          <table:table-cell table:style-name="Table12.A2" office:value-type="string">
            <text:p text:style-name="P1122">any</text:p>
          </table:table-cell>
          <table:table-cell table:style-name="Table12.A2" office:value-type="string">
            <text:p text:style-name="P1167">anybody/anyone </text:p>
            <text:p text:style-name="P1167">(кто-то)</text:p>
          </table:table-cell>
          <table:table-cell table:style-name="Table12.A2" office:value-type="string">
            <text:p text:style-name="P1167">anything </text:p>
            <text:p text:style-name="P1167">(что-то)</text:p>
          </table:table-cell>
          <table:table-cell table:style-name="Table12.D2" office:value-type="string">
            <text:p text:style-name="P1167">anywhere </text:p>
            <text:p text:style-name="P1167">(где-то)</text:p>
          </table:table-cell>
        </table:table-row>
        <table:table-row table:style-name="TableLine94326011404976">
          <table:table-cell table:style-name="Table12.A2" office:value-type="string">
            <text:p text:style-name="P1122">no</text:p>
          </table:table-cell>
          <table:table-cell table:style-name="Table12.A2" office:value-type="string">
            <text:p text:style-name="P1167">nobody/noone </text:p>
            <text:p text:style-name="P1167">(никто)</text:p>
          </table:table-cell>
          <table:table-cell table:style-name="Table12.A2" office:value-type="string">
            <text:p text:style-name="P1167">nothing </text:p>
            <text:p text:style-name="P1167">(ничто)</text:p>
          </table:table-cell>
          <table:table-cell table:style-name="Table12.D2" office:value-type="string">
            <text:p text:style-name="P1167">nowhere </text:p>
            <text:p text:style-name="P1167">(нигде)</text:p>
          </table:table-cell>
        </table:table-row>
      </table:table>
      <text:p text:style-name="P260"/>
      <text:p text:style-name="P1169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26011431856">
          <table:table-cell table:style-name="Table6.A1" office:value-type="string">
            <text:p text:style-name="P1112">Перевод</text:p>
          </table:table-cell>
          <table:table-cell table:style-name="Table6.A1" office:value-type="string">
            <text:p text:style-name="P1111">Начальная форма</text:p>
          </table:table-cell>
          <table:table-cell table:style-name="Table6.A1" office:value-type="string">
            <text:p text:style-name="P1111">2я форма</text:p>
          </table:table-cell>
          <table:table-cell table:style-name="Table6.D1" office:value-type="string">
            <text:p text:style-name="P1112">3я форма</text:p>
          </table:table-cell>
        </table:table-row>
        <table:table-row table:style-name="TableLine94326011641328">
          <table:table-cell table:style-name="Table6.A2" office:value-type="string">
            <text:p text:style-name="P1128">начинать</text:p>
          </table:table-cell>
          <table:table-cell table:style-name="Table6.A2" office:value-type="string">
            <text:p text:style-name="P1129">begin</text:p>
          </table:table-cell>
          <table:table-cell table:style-name="Table6.A2" office:value-type="string">
            <text:p text:style-name="P1129">began</text:p>
          </table:table-cell>
          <table:table-cell table:style-name="Table6.D2" office:value-type="string">
            <text:p text:style-name="P1128">begun</text:p>
          </table:table-cell>
        </table:table-row>
        <table:table-row table:style-name="TableLine94326011643408">
          <table:table-cell table:style-name="Table6.A2" office:value-type="string">
            <text:p text:style-name="P1128">ломать</text:p>
          </table:table-cell>
          <table:table-cell table:style-name="Table6.A2" office:value-type="string">
            <text:p text:style-name="P1129">break</text:p>
          </table:table-cell>
          <table:table-cell table:style-name="Table6.A2" office:value-type="string">
            <text:p text:style-name="P1129">broke</text:p>
          </table:table-cell>
          <table:table-cell table:style-name="Table6.D2" office:value-type="string">
            <text:p text:style-name="P1128">broken</text:p>
          </table:table-cell>
        </table:table-row>
        <table:table-row table:style-name="TableLine94326011644320">
          <table:table-cell table:style-name="Table6.A2" office:value-type="string">
            <text:p text:style-name="P1128">приносить</text:p>
          </table:table-cell>
          <table:table-cell table:style-name="Table6.A2" office:value-type="string">
            <text:p text:style-name="P1129">bring</text:p>
          </table:table-cell>
          <table:table-cell table:style-name="Table6.A2" office:value-type="string">
            <text:p text:style-name="P1129">brought</text:p>
          </table:table-cell>
          <table:table-cell table:style-name="Table6.D2" office:value-type="string">
            <text:p text:style-name="P1128">brought</text:p>
          </table:table-cell>
        </table:table-row>
        <table:table-row table:style-name="TableLine94326011645360">
          <table:table-cell table:style-name="Table6.A2" office:value-type="string">
            <text:p text:style-name="P1128">покупать</text:p>
          </table:table-cell>
          <table:table-cell table:style-name="Table6.A2" office:value-type="string">
            <text:p text:style-name="P1129">buy</text:p>
          </table:table-cell>
          <table:table-cell table:style-name="Table6.A2" office:value-type="string">
            <text:p text:style-name="P1129">bought</text:p>
          </table:table-cell>
          <table:table-cell table:style-name="Table6.D2" office:value-type="string">
            <text:p text:style-name="P1128">bought</text:p>
          </table:table-cell>
        </table:table-row>
        <table:table-row table:style-name="TableLine94326011646512">
          <table:table-cell table:style-name="Table6.A2" office:value-type="string">
            <text:p text:style-name="P1128">приходить</text:p>
          </table:table-cell>
          <table:table-cell table:style-name="Table6.A2" office:value-type="string">
            <text:p text:style-name="P1129">come</text:p>
          </table:table-cell>
          <table:table-cell table:style-name="Table6.A2" office:value-type="string">
            <text:p text:style-name="P1129">came</text:p>
          </table:table-cell>
          <table:table-cell table:style-name="Table6.D2" office:value-type="string">
            <text:p text:style-name="P1128">come</text:p>
          </table:table-cell>
        </table:table-row>
        <table:table-row table:style-name="TableLine94326011647536">
          <table:table-cell table:style-name="Table6.A2" office:value-type="string">
            <text:p text:style-name="P1128">делать</text:p>
          </table:table-cell>
          <table:table-cell table:style-name="Table6.A2" office:value-type="string">
            <text:p text:style-name="P1129">do</text:p>
          </table:table-cell>
          <table:table-cell table:style-name="Table6.A2" office:value-type="string">
            <text:p text:style-name="P1129">did</text:p>
          </table:table-cell>
          <table:table-cell table:style-name="Table6.D2" office:value-type="string">
            <text:p text:style-name="P1128">done</text:p>
          </table:table-cell>
        </table:table-row>
        <table:table-row table:style-name="TableLine94326011648608">
          <table:table-cell table:style-name="Table6.A2" office:value-type="string">
            <text:p text:style-name="P1128">пить</text:p>
          </table:table-cell>
          <table:table-cell table:style-name="Table6.A2" office:value-type="string">
            <text:p text:style-name="P1129">drink</text:p>
          </table:table-cell>
          <table:table-cell table:style-name="Table6.A2" office:value-type="string">
            <text:p text:style-name="P1129">drank</text:p>
          </table:table-cell>
          <table:table-cell table:style-name="Table6.D2" office:value-type="string">
            <text:p text:style-name="P1128">drunk</text:p>
          </table:table-cell>
        </table:table-row>
        <table:table-row table:style-name="TableLine94326011649680">
          <table:table-cell table:style-name="Table6.A2" office:value-type="string">
            <text:p text:style-name="P1128">есть</text:p>
          </table:table-cell>
          <table:table-cell table:style-name="Table6.A2" office:value-type="string">
            <text:p text:style-name="P1129">eat</text:p>
          </table:table-cell>
          <table:table-cell table:style-name="Table6.A2" office:value-type="string">
            <text:p text:style-name="P1129">ate</text:p>
          </table:table-cell>
          <table:table-cell table:style-name="Table6.D2" office:value-type="string">
            <text:p text:style-name="P1128">eaten</text:p>
          </table:table-cell>
        </table:table-row>
        <table:table-row table:style-name="TableLine94326011650672">
          <table:table-cell table:style-name="Table6.A2" office:value-type="string">
            <text:p text:style-name="P1128">падать</text:p>
          </table:table-cell>
          <table:table-cell table:style-name="Table6.A2" office:value-type="string">
            <text:p text:style-name="P1130">fall</text:p>
          </table:table-cell>
          <table:table-cell table:style-name="Table6.A2" office:value-type="string">
            <text:p text:style-name="P1130">fell</text:p>
          </table:table-cell>
          <table:table-cell table:style-name="Table6.D2" office:value-type="string">
            <text:p text:style-name="P1128">fallen</text:p>
          </table:table-cell>
        </table:table-row>
        <table:table-row table:style-name="TableLine94326011651744">
          <table:table-cell table:style-name="Table6.A2" office:value-type="string">
            <text:p text:style-name="P1128">летать</text:p>
          </table:table-cell>
          <table:table-cell table:style-name="Table6.A2" office:value-type="string">
            <text:p text:style-name="P1130">fly</text:p>
          </table:table-cell>
          <table:table-cell table:style-name="Table6.A2" office:value-type="string">
            <text:p text:style-name="P1130">flew</text:p>
          </table:table-cell>
          <table:table-cell table:style-name="Table6.D2" office:value-type="string">
            <text:p text:style-name="P1128">flown</text:p>
          </table:table-cell>
        </table:table-row>
        <table:table-row table:style-name="TableLine94326011652816">
          <table:table-cell table:style-name="Table6.A2" office:value-type="string">
            <text:p text:style-name="P1128">забывать</text:p>
          </table:table-cell>
          <table:table-cell table:style-name="Table6.A2" office:value-type="string">
            <text:p text:style-name="P1130">forget</text:p>
          </table:table-cell>
          <table:table-cell table:style-name="Table6.A2" office:value-type="string">
            <text:p text:style-name="P1130">forgot</text:p>
          </table:table-cell>
          <table:table-cell table:style-name="Table6.D2" office:value-type="string">
            <text:p text:style-name="P1128">forgotten</text:p>
          </table:table-cell>
        </table:table-row>
        <table:table-row table:style-name="TableLine94326011653888">
          <table:table-cell table:style-name="Table6.A2" office:value-type="string">
            <text:p text:style-name="P1128">получать</text:p>
          </table:table-cell>
          <table:table-cell table:style-name="Table6.A2" office:value-type="string">
            <text:p text:style-name="P1130">get</text:p>
          </table:table-cell>
          <table:table-cell table:style-name="Table6.A2" office:value-type="string">
            <text:p text:style-name="P1130">got</text:p>
          </table:table-cell>
          <table:table-cell table:style-name="Table6.D2" office:value-type="string">
            <text:p text:style-name="P1128">got</text:p>
          </table:table-cell>
        </table:table-row>
        <table:table-row table:style-name="TableLine94326011654960">
          <table:table-cell table:style-name="Table6.A2" office:value-type="string">
            <text:p text:style-name="P1131">давать</text:p>
          </table:table-cell>
          <table:table-cell table:style-name="Table6.A2" office:value-type="string">
            <text:p text:style-name="P1132">give</text:p>
          </table:table-cell>
          <table:table-cell table:style-name="Table6.A2" office:value-type="string">
            <text:p text:style-name="P1132">gave</text:p>
          </table:table-cell>
          <table:table-cell table:style-name="Table6.D2" office:value-type="string">
            <text:p text:style-name="P1131">given</text:p>
          </table:table-cell>
        </table:table-row>
        <table:table-row table:style-name="TableLine94326011656032">
          <table:table-cell table:style-name="Table6.A2" office:value-type="string">
            <text:p text:style-name="P1131">идти</text:p>
          </table:table-cell>
          <table:table-cell table:style-name="Table6.A2" office:value-type="string">
            <text:p text:style-name="P1132">go</text:p>
          </table:table-cell>
          <table:table-cell table:style-name="Table6.A2" office:value-type="string">
            <text:p text:style-name="P1132">went</text:p>
          </table:table-cell>
          <table:table-cell table:style-name="Table6.D2" office:value-type="string">
            <text:p text:style-name="P1131">gone</text:p>
          </table:table-cell>
        </table:table-row>
        <table:table-row table:style-name="TableLine94326011657104">
          <table:table-cell table:style-name="Table6.A2" office:value-type="string">
            <text:p text:style-name="P1133">иметь </text:p>
          </table:table-cell>
          <table:table-cell table:style-name="Table6.A2" office:value-type="string">
            <text:p text:style-name="P1134">have</text:p>
          </table:table-cell>
          <table:table-cell table:style-name="Table6.A2" office:value-type="string">
            <text:p text:style-name="P1134">had</text:p>
          </table:table-cell>
          <table:table-cell table:style-name="Table6.D2" office:value-type="string">
            <text:p text:style-name="P1133">had</text:p>
          </table:table-cell>
        </table:table-row>
        <table:table-row table:style-name="TableLine94326011658176">
          <table:table-cell table:style-name="Table6.A2" office:value-type="string">
            <text:p text:style-name="P1133">слышать</text:p>
          </table:table-cell>
          <table:table-cell table:style-name="Table6.A2" office:value-type="string">
            <text:p text:style-name="P1134">hear</text:p>
          </table:table-cell>
          <table:table-cell table:style-name="Table6.A2" office:value-type="string">
            <text:p text:style-name="P1134">heard</text:p>
          </table:table-cell>
          <table:table-cell table:style-name="Table6.D2" office:value-type="string">
            <text:p text:style-name="P1133">heard</text:p>
          </table:table-cell>
        </table:table-row>
        <table:table-row table:style-name="TableLine94326011660160">
          <table:table-cell table:style-name="Table6.A2" office:value-type="string">
            <text:p text:style-name="P1133">знать</text:p>
          </table:table-cell>
          <table:table-cell table:style-name="Table6.A2" office:value-type="string">
            <text:p text:style-name="P1134">know</text:p>
          </table:table-cell>
          <table:table-cell table:style-name="Table6.A2" office:value-type="string">
            <text:p text:style-name="P1134">knew</text:p>
          </table:table-cell>
          <table:table-cell table:style-name="Table6.D2" office:value-type="string">
            <text:p text:style-name="P1133">known</text:p>
          </table:table-cell>
        </table:table-row>
        <table:table-row table:style-name="TableLine94326011660976">
          <table:table-cell table:style-name="Table6.A2" office:value-type="string">
            <text:p text:style-name="P1133">терять</text:p>
          </table:table-cell>
          <table:table-cell table:style-name="Table6.A2" office:value-type="string">
            <text:p text:style-name="P1134">lose</text:p>
          </table:table-cell>
          <table:table-cell table:style-name="Table6.A2" office:value-type="string">
            <text:p text:style-name="P1134">lost</text:p>
          </table:table-cell>
          <table:table-cell table:style-name="Table6.D2" office:value-type="string">
            <text:p text:style-name="P1133">lost</text:p>
          </table:table-cell>
        </table:table-row>
        <table:table-row table:style-name="TableLine94326011661920">
          <table:table-cell table:style-name="Table6.A2" office:value-type="string">
            <text:p text:style-name="P1133">делать</text:p>
          </table:table-cell>
          <table:table-cell table:style-name="Table6.A2" office:value-type="string">
            <text:p text:style-name="P1134">make</text:p>
          </table:table-cell>
          <table:table-cell table:style-name="Table6.A2" office:value-type="string">
            <text:p text:style-name="P1134">made</text:p>
          </table:table-cell>
          <table:table-cell table:style-name="Table6.D2" office:value-type="string">
            <text:p text:style-name="P1133">made</text:p>
          </table:table-cell>
        </table:table-row>
        <table:table-row table:style-name="TableLine94326011662992">
          <table:table-cell table:style-name="Table6.A2" office:value-type="string">
            <text:p text:style-name="P1133">платить</text:p>
          </table:table-cell>
          <table:table-cell table:style-name="Table6.A2" office:value-type="string">
            <text:p text:style-name="P1134">pay</text:p>
          </table:table-cell>
          <table:table-cell table:style-name="Table6.A2" office:value-type="string">
            <text:p text:style-name="P1134">paid</text:p>
          </table:table-cell>
          <table:table-cell table:style-name="Table6.D2" office:value-type="string">
            <text:p text:style-name="P1133">paid</text:p>
          </table:table-cell>
        </table:table-row>
        <table:table-row table:style-name="TableLine94326011664064">
          <table:table-cell table:style-name="Table6.A2" office:value-type="string">
            <text:p text:style-name="P1133">класть</text:p>
          </table:table-cell>
          <table:table-cell table:style-name="Table6.A2" office:value-type="string">
            <text:p text:style-name="P1134">put</text:p>
          </table:table-cell>
          <table:table-cell table:style-name="Table6.A2" office:value-type="string">
            <text:p text:style-name="P1134">put</text:p>
          </table:table-cell>
          <table:table-cell table:style-name="Table6.D2" office:value-type="string">
            <text:p text:style-name="P1133">put</text:p>
          </table:table-cell>
        </table:table-row>
        <table:table-row table:style-name="TableLine94326011665136">
          <table:table-cell table:style-name="Table6.A2" office:value-type="string">
            <text:p text:style-name="P1133">читать</text:p>
          </table:table-cell>
          <table:table-cell table:style-name="Table6.A2" office:value-type="string">
            <text:p text:style-name="P1134">read</text:p>
          </table:table-cell>
          <table:table-cell table:style-name="Table6.A2" office:value-type="string">
            <text:p text:style-name="P1134">read</text:p>
          </table:table-cell>
          <table:table-cell table:style-name="Table6.D2" office:value-type="string">
            <text:p text:style-name="P1134">read</text:p>
          </table:table-cell>
        </table:table-row>
        <table:table-row table:style-name="TableLine94326011666208">
          <table:table-cell table:style-name="Table6.A2" office:value-type="string">
            <text:p text:style-name="P1133">сказать</text:p>
          </table:table-cell>
          <table:table-cell table:style-name="Table6.A2" office:value-type="string">
            <text:p text:style-name="P1134">say</text:p>
          </table:table-cell>
          <table:table-cell table:style-name="Table6.A2" office:value-type="string">
            <text:p text:style-name="P1134">said</text:p>
          </table:table-cell>
          <table:table-cell table:style-name="Table6.D2" office:value-type="string">
            <text:p text:style-name="P1134">said</text:p>
          </table:table-cell>
        </table:table-row>
        <table:table-row table:style-name="TableLine94326011667280">
          <table:table-cell table:style-name="Table6.A2" office:value-type="string">
            <text:p text:style-name="P1133">говорить</text:p>
          </table:table-cell>
          <table:table-cell table:style-name="Table6.A2" office:value-type="string">
            <text:p text:style-name="P1134">speak</text:p>
          </table:table-cell>
          <table:table-cell table:style-name="Table6.A2" office:value-type="string">
            <text:p text:style-name="P1134">spoke</text:p>
          </table:table-cell>
          <table:table-cell table:style-name="Table6.D2" office:value-type="string">
            <text:p text:style-name="P1133">spoken</text:p>
          </table:table-cell>
        </table:table-row>
        <table:table-row table:style-name="TableLine94326011668352">
          <table:table-cell table:style-name="Table6.A2" office:value-type="string">
            <text:p text:style-name="P1133">видеть</text:p>
          </table:table-cell>
          <table:table-cell table:style-name="Table6.A2" office:value-type="string">
            <text:p text:style-name="P1134">see</text:p>
          </table:table-cell>
          <table:table-cell table:style-name="Table6.A2" office:value-type="string">
            <text:p text:style-name="P1134">saw</text:p>
          </table:table-cell>
          <table:table-cell table:style-name="Table6.D2" office:value-type="string">
            <text:p text:style-name="P1133">seen</text:p>
          </table:table-cell>
        </table:table-row>
        <table:table-row table:style-name="TableLine94326011669424">
          <table:table-cell table:style-name="Table6.A2" office:value-type="string">
            <text:p text:style-name="P1133">сидеть</text:p>
          </table:table-cell>
          <table:table-cell table:style-name="Table6.A2" office:value-type="string">
            <text:p text:style-name="P1134">sit</text:p>
          </table:table-cell>
          <table:table-cell table:style-name="Table6.A2" office:value-type="string">
            <text:p text:style-name="P1134">sat</text:p>
          </table:table-cell>
          <table:table-cell table:style-name="Table6.D2" office:value-type="string">
            <text:p text:style-name="P1133">sat</text:p>
          </table:table-cell>
        </table:table-row>
        <table:table-row table:style-name="TableLine94326011670496">
          <table:table-cell table:style-name="Table6.A2" office:value-type="string">
            <text:p text:style-name="P1133">брать</text:p>
          </table:table-cell>
          <table:table-cell table:style-name="Table6.A2" office:value-type="string">
            <text:p text:style-name="P1134">take</text:p>
          </table:table-cell>
          <table:table-cell table:style-name="Table6.A2" office:value-type="string">
            <text:p text:style-name="P1134">took</text:p>
          </table:table-cell>
          <table:table-cell table:style-name="Table6.D2" office:value-type="string">
            <text:p text:style-name="P1133">taken</text:p>
          </table:table-cell>
        </table:table-row>
        <table:table-row table:style-name="TableLine94326011671568">
          <table:table-cell table:style-name="Table6.A2" office:value-type="string">
            <text:p text:style-name="P1153">обучать</text:p>
          </table:table-cell>
          <table:table-cell table:style-name="Table6.A2" office:value-type="string">
            <text:p text:style-name="P1153">teach</text:p>
          </table:table-cell>
          <table:table-cell table:style-name="Table6.A2" office:value-type="string">
            <text:p text:style-name="P1154">taught</text:p>
          </table:table-cell>
          <table:table-cell table:style-name="Table6.D2" office:value-type="string">
            <text:p text:style-name="P1153">taught</text:p>
          </table:table-cell>
        </table:table-row>
        <table:table-row table:style-name="TableLine94326011672640">
          <table:table-cell table:style-name="Table6.A2" office:value-type="string">
            <text:p text:style-name="P1133">рассказывать</text:p>
          </table:table-cell>
          <table:table-cell table:style-name="Table6.A2" office:value-type="string">
            <text:p text:style-name="P1134">tell</text:p>
          </table:table-cell>
          <table:table-cell table:style-name="Table6.A2" office:value-type="string">
            <text:p text:style-name="P1134">told</text:p>
          </table:table-cell>
          <table:table-cell table:style-name="Table6.D2" office:value-type="string">
            <text:p text:style-name="P1133">told</text:p>
          </table:table-cell>
        </table:table-row>
        <table:table-row table:style-name="TableLine94326011673712">
          <table:table-cell table:style-name="Table6.A2" office:value-type="string">
            <text:p text:style-name="P1133">думать</text:p>
          </table:table-cell>
          <table:table-cell table:style-name="Table6.A2" office:value-type="string">
            <text:p text:style-name="P1134">think</text:p>
          </table:table-cell>
          <table:table-cell table:style-name="Table6.A2" office:value-type="string">
            <text:p text:style-name="P1134">thought</text:p>
          </table:table-cell>
          <table:table-cell table:style-name="Table6.D2" office:value-type="string">
            <text:p text:style-name="P1133">thought</text:p>
          </table:table-cell>
        </table:table-row>
        <table:table-row table:style-name="TableLine94326011674784">
          <table:table-cell table:style-name="Table6.A2" office:value-type="string">
            <text:p text:style-name="P1133">побеждать</text:p>
          </table:table-cell>
          <table:table-cell table:style-name="Table6.A2" office:value-type="string">
            <text:p text:style-name="P1134">win</text:p>
          </table:table-cell>
          <table:table-cell table:style-name="Table6.A2" office:value-type="string">
            <text:p text:style-name="P1134">won</text:p>
          </table:table-cell>
          <table:table-cell table:style-name="Table6.D2" office:value-type="string">
            <text:p text:style-name="P1133">won</text:p>
          </table:table-cell>
        </table:table-row>
        <table:table-row table:style-name="TableLine94326011675856">
          <table:table-cell table:style-name="Table6.A2" office:value-type="string">
            <text:p text:style-name="P1133">писать</text:p>
          </table:table-cell>
          <table:table-cell table:style-name="Table6.A2" office:value-type="string">
            <text:p text:style-name="P1134">write</text:p>
          </table:table-cell>
          <table:table-cell table:style-name="Table6.A2" office:value-type="string">
            <text:p text:style-name="P1134">wrote</text:p>
          </table:table-cell>
          <table:table-cell table:style-name="Table6.D2" office:value-type="string">
            <text:p text:style-name="P1133">written</text:p>
          </table:table-cell>
        </table:table-row>
      </table:table>
      <text:p text:style-name="P255"/>
      <text:p text:style-name="P256">Таблица сокращений:</text:p>
      <text:p text:style-name="P257">Попробовать написать упрощенный конспект, без тонких подробностей, <text:span text:style-name="T1049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6T19:26:42.583671556</dc:date>
    <meta:editing-duration>P2DT8H2M43S</meta:editing-duration>
    <meta:editing-cycles>990</meta:editing-cycles>
    <meta:generator>LibreOffice/6.4.7.2$Linux_X86_64 LibreOffice_project/40$Build-2</meta:generator>
    <meta:document-statistic meta:table-count="12" meta:image-count="0" meta:object-count="0" meta:page-count="50" meta:paragraph-count="1853" meta:word-count="14614" meta:character-count="93001" meta:non-whitespace-character-count="79724"/>
  </office:meta>
</office:document-meta>
</file>